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816.46pt" svg:height="430.7pt" svg:x="218.35pt" svg:y="26229.46pt">
            <loext:p draw:notify-on-update-of-ranges="data.B1:data.B2073 data.C1:data.C20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57.99" calcext:value-type="float">
            <text:p>57.99</text:p>
          </table:table-cell>
          <table:table-cell office:value-type="float" office:value="0.9665" calcext:value-type="float">
            <text:p>0.9665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58.08" calcext:value-type="float">
            <text:p>58.08</text:p>
          </table:table-cell>
          <table:table-cell office:value-type="float" office:value="0.968" calcext:value-type="float">
            <text:p>0.968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58.28" calcext:value-type="float">
            <text:p>58.28</text:p>
          </table:table-cell>
          <table:table-cell office:value-type="float" office:value="0.9713333333" calcext:value-type="float">
            <text:p>0.971333333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58.49" calcext:value-type="float">
            <text:p>58.49</text:p>
          </table:table-cell>
          <table:table-cell office:value-type="float" office:value="0.9748333333" calcext:value-type="float">
            <text:p>0.9748333333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0.9766666667" calcext:value-type="float">
            <text:p>0.97666666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0.9783333333" calcext:value-type="float">
            <text:p>0.9783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58.81" calcext:value-type="float">
            <text:p>58.81</text:p>
          </table:table-cell>
          <table:table-cell office:value-type="float" office:value="0.9801666667" calcext:value-type="float">
            <text:p>0.980166666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58.91" calcext:value-type="float">
            <text:p>58.91</text:p>
          </table:table-cell>
          <table:table-cell office:value-type="float" office:value="0.9818333333" calcext:value-type="float">
            <text:p>0.9818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59.04" calcext:value-type="float">
            <text:p>59.04</text:p>
          </table:table-cell>
          <table:table-cell office:value-type="float" office:value="0.984" calcext:value-type="float">
            <text:p>0.98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59.11" calcext:value-type="float">
            <text:p>59.11</text:p>
          </table:table-cell>
          <table:table-cell office:value-type="float" office:value="0.9851666667" calcext:value-type="float">
            <text:p>0.985166666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9.31" calcext:value-type="float">
            <text:p>59.31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9.42" calcext:value-type="float">
            <text:p>59.42</text:p>
          </table:table-cell>
          <table:table-cell office:value-type="float" office:value="0.9903333333" calcext:value-type="float">
            <text:p>0.9903333333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59.52" calcext:value-type="float">
            <text:p>59.52</text:p>
          </table:table-cell>
          <table:table-cell office:value-type="float" office:value="0.992" calcext:value-type="float">
            <text:p>0.99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9.62" calcext:value-type="float">
            <text:p>59.62</text:p>
          </table:table-cell>
          <table:table-cell office:value-type="float" office:value="0.9936666667" calcext:value-type="float">
            <text:p>0.993666666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59.73" calcext:value-type="float">
            <text:p>59.73</text:p>
          </table:table-cell>
          <table:table-cell office:value-type="float" office:value="0.9955" calcext:value-type="float">
            <text:p>0.9955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59.83" calcext:value-type="float">
            <text:p>59.83</text:p>
          </table:table-cell>
          <table:table-cell office:value-type="float" office:value="0.9971666667" calcext:value-type="float">
            <text:p>0.9971666667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59.93" calcext:value-type="float">
            <text:p>59.93</text:p>
          </table:table-cell>
          <table:table-cell office:value-type="float" office:value="0.9988333333" calcext:value-type="float">
            <text:p>0.998833333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60.03" calcext:value-type="float">
            <text:p>60.03</text:p>
          </table:table-cell>
          <table:table-cell office:value-type="float" office:value="1.0005" calcext:value-type="float">
            <text:p>1.000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60.13" calcext:value-type="float">
            <text:p>60.13</text:p>
          </table:table-cell>
          <table:table-cell office:value-type="float" office:value="1.0021666667" calcext:value-type="float">
            <text:p>1.002166666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60.24" calcext:value-type="float">
            <text:p>60.24</text:p>
          </table:table-cell>
          <table:table-cell office:value-type="float" office:value="1.004" calcext:value-type="float">
            <text:p>1.004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60.37" calcext:value-type="float">
            <text:p>60.37</text:p>
          </table:table-cell>
          <table:table-cell office:value-type="float" office:value="1.0061666667" calcext:value-type="float">
            <text:p>1.0061666667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60.44" calcext:value-type="float">
            <text:p>60.44</text:p>
          </table:table-cell>
          <table:table-cell office:value-type="float" office:value="1.0073333333" calcext:value-type="float">
            <text:p>1.0073333333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60.55" calcext:value-type="float">
            <text:p>60.55</text:p>
          </table:table-cell>
          <table:table-cell office:value-type="float" office:value="1.0091666667" calcext:value-type="float">
            <text:p>1.0091666667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60.65" calcext:value-type="float">
            <text:p>60.65</text:p>
          </table:table-cell>
          <table:table-cell office:value-type="float" office:value="1.0108333333" calcext:value-type="float">
            <text:p>1.0108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1.0125" calcext:value-type="float">
            <text:p>1.0125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60.86" calcext:value-type="float">
            <text:p>60.86</text:p>
          </table:table-cell>
          <table:table-cell office:value-type="float" office:value="1.0143333333" calcext:value-type="float">
            <text:p>1.0143333333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60.96" calcext:value-type="float">
            <text:p>60.96</text:p>
          </table:table-cell>
          <table:table-cell office:value-type="float" office:value="1.016" calcext:value-type="float">
            <text:p>1.016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61.06" calcext:value-type="float">
            <text:p>61.06</text:p>
          </table:table-cell>
          <table:table-cell office:value-type="float" office:value="1.0176666667" calcext:value-type="float">
            <text:p>1.017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.17" calcext:value-type="float">
            <text:p>61.17</text:p>
          </table:table-cell>
          <table:table-cell office:value-type="float" office:value="1.0195" calcext:value-type="float">
            <text:p>1.019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61.27" calcext:value-type="float">
            <text:p>61.27</text:p>
          </table:table-cell>
          <table:table-cell office:value-type="float" office:value="1.0211666667" calcext:value-type="float">
            <text:p>1.021166666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61.37" calcext:value-type="float">
            <text:p>61.37</text:p>
          </table:table-cell>
          <table:table-cell office:value-type="float" office:value="1.0228333333" calcext:value-type="float">
            <text:p>1.022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61.47" calcext:value-type="float">
            <text:p>61.47</text:p>
          </table:table-cell>
          <table:table-cell office:value-type="float" office:value="1.0245" calcext:value-type="float">
            <text:p>1.024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61.57" calcext:value-type="float">
            <text:p>61.57</text:p>
          </table:table-cell>
          <table:table-cell office:value-type="float" office:value="1.0261666667" calcext:value-type="float">
            <text:p>1.0261666667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61.68" calcext:value-type="float">
            <text:p>61.68</text:p>
          </table:table-cell>
          <table:table-cell office:value-type="float" office:value="1.028" calcext:value-type="float">
            <text:p>1.028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61.78" calcext:value-type="float">
            <text:p>61.78</text:p>
          </table:table-cell>
          <table:table-cell office:value-type="float" office:value="1.0296666667" calcext:value-type="float">
            <text:p>1.029666666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61.88" calcext:value-type="float">
            <text:p>61.88</text:p>
          </table:table-cell>
          <table:table-cell office:value-type="float" office:value="1.0313333333" calcext:value-type="float">
            <text:p>1.031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62.09" calcext:value-type="float">
            <text:p>62.09</text:p>
          </table:table-cell>
          <table:table-cell office:value-type="float" office:value="1.0348333333" calcext:value-type="float">
            <text:p>1.034833333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62.19" calcext:value-type="float">
            <text:p>62.19</text:p>
          </table:table-cell>
          <table:table-cell office:value-type="float" office:value="1.0365" calcext:value-type="float">
            <text:p>1.036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62.39" calcext:value-type="float">
            <text:p>62.39</text:p>
          </table:table-cell>
          <table:table-cell office:value-type="float" office:value="1.0398333333" calcext:value-type="float">
            <text:p>1.039833333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2.71" calcext:value-type="float">
            <text:p>62.71</text:p>
          </table:table-cell>
          <table:table-cell office:value-type="float" office:value="1.0451666667" calcext:value-type="float">
            <text:p>1.045166666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62.81" calcext:value-type="float">
            <text:p>62.81</text:p>
          </table:table-cell>
          <table:table-cell office:value-type="float" office:value="1.0468333333" calcext:value-type="float">
            <text:p>1.046833333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62.91" calcext:value-type="float">
            <text:p>62.91</text:p>
          </table:table-cell>
          <table:table-cell office:value-type="float" office:value="1.0485" calcext:value-type="float">
            <text:p>1.048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3.01" calcext:value-type="float">
            <text:p>63.01</text:p>
          </table:table-cell>
          <table:table-cell office:value-type="float" office:value="1.0501666667" calcext:value-type="float">
            <text:p>1.0501666667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63.12" calcext:value-type="float">
            <text:p>63.12</text:p>
          </table:table-cell>
          <table:table-cell office:value-type="float" office:value="1.052" calcext:value-type="float">
            <text:p>1.05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3.22" calcext:value-type="float">
            <text:p>63.22</text:p>
          </table:table-cell>
          <table:table-cell office:value-type="float" office:value="1.0536666667" calcext:value-type="float">
            <text:p>1.0536666667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1.0553333333" calcext:value-type="float">
            <text:p>1.055333333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63.44" calcext:value-type="float">
            <text:p>63.44</text:p>
          </table:table-cell>
          <table:table-cell office:value-type="float" office:value="1.0573333333" calcext:value-type="float">
            <text:p>1.057333333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63.56" calcext:value-type="float">
            <text:p>63.56</text:p>
          </table:table-cell>
          <table:table-cell office:value-type="float" office:value="1.0593333333" calcext:value-type="float">
            <text:p>1.059333333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63.64" calcext:value-type="float">
            <text:p>63.64</text:p>
          </table:table-cell>
          <table:table-cell office:value-type="float" office:value="1.0606666667" calcext:value-type="float">
            <text:p>1.060666666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63.74" calcext:value-type="float">
            <text:p>63.74</text:p>
          </table:table-cell>
          <table:table-cell office:value-type="float" office:value="1.0623333333" calcext:value-type="float">
            <text:p>1.062333333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63.94" calcext:value-type="float">
            <text:p>63.94</text:p>
          </table:table-cell>
          <table:table-cell office:value-type="float" office:value="1.0656666667" calcext:value-type="float">
            <text:p>1.065666666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64.05" calcext:value-type="float">
            <text:p>64.05</text:p>
          </table:table-cell>
          <table:table-cell office:value-type="float" office:value="1.0675" calcext:value-type="float">
            <text:p>1.067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64.15" calcext:value-type="float">
            <text:p>64.15</text:p>
          </table:table-cell>
          <table:table-cell office:value-type="float" office:value="1.0691666667" calcext:value-type="float">
            <text:p>1.069166666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64.25" calcext:value-type="float">
            <text:p>64.25</text:p>
          </table:table-cell>
          <table:table-cell office:value-type="float" office:value="1.0708333333" calcext:value-type="float">
            <text:p>1.070833333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64.35" calcext:value-type="float">
            <text:p>64.35</text:p>
          </table:table-cell>
          <table:table-cell office:value-type="float" office:value="1.0725" calcext:value-type="float">
            <text:p>1.072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4.45" calcext:value-type="float">
            <text:p>64.45</text:p>
          </table:table-cell>
          <table:table-cell office:value-type="float" office:value="1.0741666667" calcext:value-type="float">
            <text:p>1.0741666667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64.56" calcext:value-type="float">
            <text:p>64.56</text:p>
          </table:table-cell>
          <table:table-cell office:value-type="float" office:value="1.076" calcext:value-type="float">
            <text:p>1.076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64.66" calcext:value-type="float">
            <text:p>64.66</text:p>
          </table:table-cell>
          <table:table-cell office:value-type="float" office:value="1.0776666667" calcext:value-type="float">
            <text:p>1.0776666667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64.76" calcext:value-type="float">
            <text:p>64.76</text:p>
          </table:table-cell>
          <table:table-cell office:value-type="float" office:value="1.0793333333" calcext:value-type="float">
            <text:p>1.0793333333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64.86" calcext:value-type="float">
            <text:p>64.86</text:p>
          </table:table-cell>
          <table:table-cell office:value-type="float" office:value="1.081" calcext:value-type="float">
            <text:p>1.08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4.97" calcext:value-type="float">
            <text:p>64.97</text:p>
          </table:table-cell>
          <table:table-cell office:value-type="float" office:value="1.0828333333" calcext:value-type="float">
            <text:p>1.082833333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65.07" calcext:value-type="float">
            <text:p>65.07</text:p>
          </table:table-cell>
          <table:table-cell office:value-type="float" office:value="1.0845" calcext:value-type="float">
            <text:p>1.084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65.38" calcext:value-type="float">
            <text:p>65.38</text:p>
          </table:table-cell>
          <table:table-cell office:value-type="float" office:value="1.0896666667" calcext:value-type="float">
            <text:p>1.0896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66.11" calcext:value-type="float">
            <text:p>66.11</text:p>
          </table:table-cell>
          <table:table-cell office:value-type="float" office:value="1.1018333333" calcext:value-type="float">
            <text:p>1.101833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6.21" calcext:value-type="float">
            <text:p>66.21</text:p>
          </table:table-cell>
          <table:table-cell office:value-type="float" office:value="1.1035" calcext:value-type="float">
            <text:p>1.103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1.1066666667" calcext:value-type="float">
            <text:p>1.106666666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66.51" calcext:value-type="float">
            <text:p>66.51</text:p>
          </table:table-cell>
          <table:table-cell office:value-type="float" office:value="1.1085" calcext:value-type="float">
            <text:p>1.108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67.43" calcext:value-type="float">
            <text:p>67.43</text:p>
          </table:table-cell>
          <table:table-cell office:value-type="float" office:value="1.1238333333" calcext:value-type="float">
            <text:p>1.123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7.74" calcext:value-type="float">
            <text:p>67.74</text:p>
          </table:table-cell>
          <table:table-cell office:value-type="float" office:value="1.129" calcext:value-type="float">
            <text:p>1.12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7.94" calcext:value-type="float">
            <text:p>67.94</text:p>
          </table:table-cell>
          <table:table-cell office:value-type="float" office:value="1.1323333333" calcext:value-type="float">
            <text:p>1.132333333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8.04" calcext:value-type="float">
            <text:p>68.04</text:p>
          </table:table-cell>
          <table:table-cell office:value-type="float" office:value="1.134" calcext:value-type="float">
            <text:p>1.134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68.14" calcext:value-type="float">
            <text:p>68.14</text:p>
          </table:table-cell>
          <table:table-cell office:value-type="float" office:value="1.1356666667" calcext:value-type="float">
            <text:p>1.1356666667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68.25" calcext:value-type="float">
            <text:p>68.25</text:p>
          </table:table-cell>
          <table:table-cell office:value-type="float" office:value="1.1375" calcext:value-type="float">
            <text:p>1.137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8.35" calcext:value-type="float">
            <text:p>68.35</text:p>
          </table:table-cell>
          <table:table-cell office:value-type="float" office:value="1.1391666667" calcext:value-type="float">
            <text:p>1.139166666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8.45" calcext:value-type="float">
            <text:p>68.45</text:p>
          </table:table-cell>
          <table:table-cell office:value-type="float" office:value="1.1408333333" calcext:value-type="float">
            <text:p>1.1408333333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68.57" calcext:value-type="float">
            <text:p>68.57</text:p>
          </table:table-cell>
          <table:table-cell office:value-type="float" office:value="1.1428333333" calcext:value-type="float">
            <text:p>1.142833333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68.87" calcext:value-type="float">
            <text:p>68.87</text:p>
          </table:table-cell>
          <table:table-cell office:value-type="float" office:value="1.1478333333" calcext:value-type="float">
            <text:p>1.147833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9.07" calcext:value-type="float">
            <text:p>69.07</text:p>
          </table:table-cell>
          <table:table-cell office:value-type="float" office:value="1.1511666667" calcext:value-type="float">
            <text:p>1.15116666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69.18" calcext:value-type="float">
            <text:p>69.18</text:p>
          </table:table-cell>
          <table:table-cell office:value-type="float" office:value="1.153" calcext:value-type="float">
            <text:p>1.15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69.38" calcext:value-type="float">
            <text:p>69.38</text:p>
          </table:table-cell>
          <table:table-cell office:value-type="float" office:value="1.1563333333" calcext:value-type="float">
            <text:p>1.156333333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69.59" calcext:value-type="float">
            <text:p>69.59</text:p>
          </table:table-cell>
          <table:table-cell office:value-type="float" office:value="1.1598333333" calcext:value-type="float">
            <text:p>1.159833333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9.69" calcext:value-type="float">
            <text:p>69.69</text:p>
          </table:table-cell>
          <table:table-cell office:value-type="float" office:value="1.1615" calcext:value-type="float">
            <text:p>1.161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1.17" calcext:value-type="float">
            <text:p>1.1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1.1716666667" calcext:value-type="float">
            <text:p>1.171666666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1.1733333333" calcext:value-type="float">
            <text:p>1.173333333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1.175" calcext:value-type="float">
            <text:p>1.17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0.61" calcext:value-type="float">
            <text:p>70.61</text:p>
          </table:table-cell>
          <table:table-cell office:value-type="float" office:value="1.1768333333" calcext:value-type="float">
            <text:p>1.176833333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70.92" calcext:value-type="float">
            <text:p>70.92</text:p>
          </table:table-cell>
          <table:table-cell office:value-type="float" office:value="1.182" calcext:value-type="float">
            <text:p>1.18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1.03" calcext:value-type="float">
            <text:p>71.03</text:p>
          </table:table-cell>
          <table:table-cell office:value-type="float" office:value="1.1838333333" calcext:value-type="float">
            <text:p>1.18383333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71.13" calcext:value-type="float">
            <text:p>71.13</text:p>
          </table:table-cell>
          <table:table-cell office:value-type="float" office:value="1.1855" calcext:value-type="float">
            <text:p>1.185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71.24" calcext:value-type="float">
            <text:p>71.24</text:p>
          </table:table-cell>
          <table:table-cell office:value-type="float" office:value="1.1873333333" calcext:value-type="float">
            <text:p>1.187333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1.54" calcext:value-type="float">
            <text:p>71.54</text:p>
          </table:table-cell>
          <table:table-cell office:value-type="float" office:value="1.1923333333" calcext:value-type="float">
            <text:p>1.1923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71.64" calcext:value-type="float">
            <text:p>71.64</text:p>
          </table:table-cell>
          <table:table-cell office:value-type="float" office:value="1.194" calcext:value-type="float">
            <text:p>1.19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72.87" calcext:value-type="float">
            <text:p>72.87</text:p>
          </table:table-cell>
          <table:table-cell office:value-type="float" office:value="1.2145" calcext:value-type="float">
            <text:p>1.21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2.97" calcext:value-type="float">
            <text:p>72.97</text:p>
          </table:table-cell>
          <table:table-cell office:value-type="float" office:value="1.2161666667" calcext:value-type="float">
            <text:p>1.2161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75.23" calcext:value-type="float">
            <text:p>75.23</text:p>
          </table:table-cell>
          <table:table-cell office:value-type="float" office:value="1.2538333333" calcext:value-type="float">
            <text:p>1.2538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75.34" calcext:value-type="float">
            <text:p>75.34</text:p>
          </table:table-cell>
          <table:table-cell office:value-type="float" office:value="1.2556666667" calcext:value-type="float">
            <text:p>1.255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75.44" calcext:value-type="float">
            <text:p>75.44</text:p>
          </table:table-cell>
          <table:table-cell office:value-type="float" office:value="1.2573333333" calcext:value-type="float">
            <text:p>1.257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5.54" calcext:value-type="float">
            <text:p>75.54</text:p>
          </table:table-cell>
          <table:table-cell office:value-type="float" office:value="1.259" calcext:value-type="float">
            <text:p>1.25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0.12" calcext:value-type="float">
            <text:p>90.12</text:p>
          </table:table-cell>
          <table:table-cell office:value-type="float" office:value="1.502" calcext:value-type="float">
            <text:p>1.50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1.29" calcext:value-type="float">
            <text:p>91.29</text:p>
          </table:table-cell>
          <table:table-cell office:value-type="float" office:value="1.5215" calcext:value-type="float">
            <text:p>1.521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91.39" calcext:value-type="float">
            <text:p>91.39</text:p>
          </table:table-cell>
          <table:table-cell office:value-type="float" office:value="1.5231666667" calcext:value-type="float">
            <text:p>1.523166666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91.51" calcext:value-type="float">
            <text:p>91.51</text:p>
          </table:table-cell>
          <table:table-cell office:value-type="float" office:value="1.5251666667" calcext:value-type="float">
            <text:p>1.525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1.5266666667" calcext:value-type="float">
            <text:p>1.526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2.23" calcext:value-type="float">
            <text:p>92.23</text:p>
          </table:table-cell>
          <table:table-cell office:value-type="float" office:value="1.5371666667" calcext:value-type="float">
            <text:p>1.537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2.73" calcext:value-type="float">
            <text:p>92.73</text:p>
          </table:table-cell>
          <table:table-cell office:value-type="float" office:value="1.5455" calcext:value-type="float">
            <text:p>1.545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92.83" calcext:value-type="float">
            <text:p>92.83</text:p>
          </table:table-cell>
          <table:table-cell office:value-type="float" office:value="1.5471666667" calcext:value-type="float">
            <text:p>1.5471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93.36" calcext:value-type="float">
            <text:p>93.36</text:p>
          </table:table-cell>
          <table:table-cell office:value-type="float" office:value="1.556" calcext:value-type="float">
            <text:p>1.55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3.56" calcext:value-type="float">
            <text:p>93.56</text:p>
          </table:table-cell>
          <table:table-cell office:value-type="float" office:value="1.5593333333" calcext:value-type="float">
            <text:p>1.559333333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93.76" calcext:value-type="float">
            <text:p>93.76</text:p>
          </table:table-cell>
          <table:table-cell office:value-type="float" office:value="1.5626666667" calcext:value-type="float">
            <text:p>1.562666666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93.86" calcext:value-type="float">
            <text:p>93.86</text:p>
          </table:table-cell>
          <table:table-cell office:value-type="float" office:value="1.5643333333" calcext:value-type="float">
            <text:p>1.564333333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93.96" calcext:value-type="float">
            <text:p>93.96</text:p>
          </table:table-cell>
          <table:table-cell office:value-type="float" office:value="1.566" calcext:value-type="float">
            <text:p>1.56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94.07" calcext:value-type="float">
            <text:p>94.07</text:p>
          </table:table-cell>
          <table:table-cell office:value-type="float" office:value="1.5678333333" calcext:value-type="float">
            <text:p>1.567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1.5966666667" calcext:value-type="float">
            <text:p>1.596666666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1.5983333333" calcext:value-type="float">
            <text:p>1.598333333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96.21" calcext:value-type="float">
            <text:p>96.21</text:p>
          </table:table-cell>
          <table:table-cell office:value-type="float" office:value="1.6035" calcext:value-type="float">
            <text:p>1.603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6.31" calcext:value-type="float">
            <text:p>96.31</text:p>
          </table:table-cell>
          <table:table-cell office:value-type="float" office:value="1.6051666667" calcext:value-type="float">
            <text:p>1.6051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9.62" calcext:value-type="float">
            <text:p>109.62</text:p>
          </table:table-cell>
          <table:table-cell office:value-type="float" office:value="1.827" calcext:value-type="float">
            <text:p>1.82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30.87" calcext:value-type="float">
            <text:p>130.87</text:p>
          </table:table-cell>
          <table:table-cell office:value-type="float" office:value="2.1811666667" calcext:value-type="float">
            <text:p>2.181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0.91" calcext:value-type="float">
            <text:p>130.91</text:p>
          </table:table-cell>
          <table:table-cell office:value-type="float" office:value="2.1818333333" calcext:value-type="float">
            <text:p>2.1818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1.01" calcext:value-type="float">
            <text:p>131.01</text:p>
          </table:table-cell>
          <table:table-cell office:value-type="float" office:value="2.1835" calcext:value-type="float">
            <text:p>2.183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1.94" calcext:value-type="float">
            <text:p>131.94</text:p>
          </table:table-cell>
          <table:table-cell office:value-type="float" office:value="2.199" calcext:value-type="float">
            <text:p>2.19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32.55" calcext:value-type="float">
            <text:p>132.55</text:p>
          </table:table-cell>
          <table:table-cell office:value-type="float" office:value="2.2091666667" calcext:value-type="float">
            <text:p>2.209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33.47" calcext:value-type="float">
            <text:p>133.47</text:p>
          </table:table-cell>
          <table:table-cell office:value-type="float" office:value="2.2245" calcext:value-type="float">
            <text:p>2.224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33.57" calcext:value-type="float">
            <text:p>133.57</text:p>
          </table:table-cell>
          <table:table-cell office:value-type="float" office:value="2.2261666667" calcext:value-type="float">
            <text:p>2.2261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33.67" calcext:value-type="float">
            <text:p>133.67</text:p>
          </table:table-cell>
          <table:table-cell office:value-type="float" office:value="2.2278333333" calcext:value-type="float">
            <text:p>2.227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5.12" calcext:value-type="float">
            <text:p>195.12</text:p>
          </table:table-cell>
          <table:table-cell office:value-type="float" office:value="3.252" calcext:value-type="float">
            <text:p>3.25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7833333333" calcext:value-type="float">
            <text:p>3.783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92.87" calcext:value-type="float">
            <text:p>292.87</text:p>
          </table:table-cell>
          <table:table-cell office:value-type="float" office:value="4.8811666667" calcext:value-type="float">
            <text:p>4.881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07.37" calcext:value-type="float">
            <text:p>307.37</text:p>
          </table:table-cell>
          <table:table-cell office:value-type="float" office:value="5.1228333333" calcext:value-type="float">
            <text:p>5.122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11.65" calcext:value-type="float">
            <text:p>311.65</text:p>
          </table:table-cell>
          <table:table-cell office:value-type="float" office:value="5.1941666667" calcext:value-type="float">
            <text:p>5.194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33.87" calcext:value-type="float">
            <text:p>433.87</text:p>
          </table:table-cell>
          <table:table-cell office:value-type="float" office:value="7.2311666667" calcext:value-type="float">
            <text:p>7.2311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33.87" calcext:value-type="float">
            <text:p>433.87</text:p>
          </table:table-cell>
          <table:table-cell office:value-type="float" office:value="7.2311666667" calcext:value-type="float">
            <text:p>7.231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36.01" calcext:value-type="float">
            <text:p>436.01</text:p>
          </table:table-cell>
          <table:table-cell office:value-type="float" office:value="7.2668333333" calcext:value-type="float">
            <text:p>7.266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49.12" calcext:value-type="float">
            <text:p>449.12</text:p>
          </table:table-cell>
          <table:table-cell office:value-type="float" office:value="7.4853333333" calcext:value-type="float">
            <text:p>7.485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604.25" calcext:value-type="float">
            <text:p>604.25</text:p>
          </table:table-cell>
          <table:table-cell office:value-type="float" office:value="10.0708333333" calcext:value-type="float">
            <text:p>10.070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69.63" calcext:value-type="float">
            <text:p>669.63</text:p>
          </table:table-cell>
          <table:table-cell office:value-type="float" office:value="11.1605" calcext:value-type="float">
            <text:p>11.160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733.74" calcext:value-type="float">
            <text:p>733.74</text:p>
          </table:table-cell>
          <table:table-cell office:value-type="float" office:value="12.229" calcext:value-type="float">
            <text:p>12.22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755.37" calcext:value-type="float">
            <text:p>755.37</text:p>
          </table:table-cell>
          <table:table-cell office:value-type="float" office:value="12.5895" calcext:value-type="float">
            <text:p>12.589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55.37" calcext:value-type="float">
            <text:p>755.37</text:p>
          </table:table-cell>
          <table:table-cell office:value-type="float" office:value="12.5895" calcext:value-type="float">
            <text:p>12.589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775.37" calcext:value-type="float">
            <text:p>775.37</text:p>
          </table:table-cell>
          <table:table-cell office:value-type="float" office:value="12.9228333333" calcext:value-type="float">
            <text:p>12.922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89.62" calcext:value-type="float">
            <text:p>789.62</text:p>
          </table:table-cell>
          <table:table-cell office:value-type="float" office:value="13.1603333333" calcext:value-type="float">
            <text:p>13.1603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92.05" calcext:value-type="float">
            <text:p>792.05</text:p>
          </table:table-cell>
          <table:table-cell office:value-type="float" office:value="13.2008333333" calcext:value-type="float">
            <text:p>13.200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12.37" calcext:value-type="float">
            <text:p>912.37</text:p>
          </table:table-cell>
          <table:table-cell office:value-type="float" office:value="15.2061666667" calcext:value-type="float">
            <text:p>15.2061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916.82" calcext:value-type="float">
            <text:p>916.82</text:p>
          </table:table-cell>
          <table:table-cell office:value-type="float" office:value="15.2803333333" calcext:value-type="float">
            <text:p>15.280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.8666666667" calcext:value-type="float">
            <text:p>15.86666666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952.02" calcext:value-type="float">
            <text:p>952.02</text:p>
          </table:table-cell>
          <table:table-cell office:value-type="float" office:value="15.867" calcext:value-type="float">
            <text:p>15.8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002.75" calcext:value-type="float">
            <text:p>1002.75</text:p>
          </table:table-cell>
          <table:table-cell office:value-type="float" office:value="16.7125" calcext:value-type="float">
            <text:p>16.712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10.25" calcext:value-type="float">
            <text:p>1010.25</text:p>
          </table:table-cell>
          <table:table-cell office:value-type="float" office:value="16.8375" calcext:value-type="float">
            <text:p>16.837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014.34" calcext:value-type="float">
            <text:p>1014.34</text:p>
          </table:table-cell>
          <table:table-cell office:value-type="float" office:value="16.9056666667" calcext:value-type="float">
            <text:p>16.9056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014.45" calcext:value-type="float">
            <text:p>1014.45</text:p>
          </table:table-cell>
          <table:table-cell office:value-type="float" office:value="16.9075" calcext:value-type="float">
            <text:p>16.907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014.55" calcext:value-type="float">
            <text:p>1014.55</text:p>
          </table:table-cell>
          <table:table-cell office:value-type="float" office:value="16.9091666667" calcext:value-type="float">
            <text:p>16.909166666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21.37" calcext:value-type="float">
            <text:p>1021.37</text:p>
          </table:table-cell>
          <table:table-cell office:value-type="float" office:value="17.0228333333" calcext:value-type="float">
            <text:p>17.022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7.4333333333" calcext:value-type="float">
            <text:p>17.433333333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046.08" calcext:value-type="float">
            <text:p>1046.08</text:p>
          </table:table-cell>
          <table:table-cell office:value-type="float" office:value="17.4346666667" calcext:value-type="float">
            <text:p>17.4346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49.14" calcext:value-type="float">
            <text:p>1049.14</text:p>
          </table:table-cell>
          <table:table-cell office:value-type="float" office:value="17.4856666667" calcext:value-type="float">
            <text:p>17.4856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49.24" calcext:value-type="float">
            <text:p>1049.24</text:p>
          </table:table-cell>
          <table:table-cell office:value-type="float" office:value="17.4873333333" calcext:value-type="float">
            <text:p>17.487333333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49.35" calcext:value-type="float">
            <text:p>1049.35</text:p>
          </table:table-cell>
          <table:table-cell office:value-type="float" office:value="17.4891666667" calcext:value-type="float">
            <text:p>17.489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96.25" calcext:value-type="float">
            <text:p>1096.25</text:p>
          </table:table-cell>
          <table:table-cell office:value-type="float" office:value="18.2708333333" calcext:value-type="float">
            <text:p>18.270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96.33" calcext:value-type="float">
            <text:p>1096.33</text:p>
          </table:table-cell>
          <table:table-cell office:value-type="float" office:value="18.2721666667" calcext:value-type="float">
            <text:p>18.272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20.87" calcext:value-type="float">
            <text:p>1120.87</text:p>
          </table:table-cell>
          <table:table-cell office:value-type="float" office:value="18.6811666667" calcext:value-type="float">
            <text:p>18.681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29.25" calcext:value-type="float">
            <text:p>1129.25</text:p>
          </table:table-cell>
          <table:table-cell office:value-type="float" office:value="18.8208333333" calcext:value-type="float">
            <text:p>18.8208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136.62" calcext:value-type="float">
            <text:p>1136.62</text:p>
          </table:table-cell>
          <table:table-cell office:value-type="float" office:value="18.9436666667" calcext:value-type="float">
            <text:p>18.943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175.12" calcext:value-type="float">
            <text:p>1175.12</text:p>
          </table:table-cell>
          <table:table-cell office:value-type="float" office:value="19.5853333333" calcext:value-type="float">
            <text:p>19.585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175.24" calcext:value-type="float">
            <text:p>1175.24</text:p>
          </table:table-cell>
          <table:table-cell office:value-type="float" office:value="19.5873333333" calcext:value-type="float">
            <text:p>19.587333333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177.4" calcext:value-type="float">
            <text:p>1177.4</text:p>
          </table:table-cell>
          <table:table-cell office:value-type="float" office:value="19.6233333333" calcext:value-type="float">
            <text:p>19.623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177.5" calcext:value-type="float">
            <text:p>1177.5</text:p>
          </table:table-cell>
          <table:table-cell office:value-type="float" office:value="19.625" calcext:value-type="float">
            <text:p>19.62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179.23" calcext:value-type="float">
            <text:p>1179.23</text:p>
          </table:table-cell>
          <table:table-cell office:value-type="float" office:value="19.6538333333" calcext:value-type="float">
            <text:p>19.653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68.62" calcext:value-type="float">
            <text:p>1268.62</text:p>
          </table:table-cell>
          <table:table-cell office:value-type="float" office:value="21.1436666667" calcext:value-type="float">
            <text:p>21.143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306.37" calcext:value-type="float">
            <text:p>1306.37</text:p>
          </table:table-cell>
          <table:table-cell office:value-type="float" office:value="21.7728333333" calcext:value-type="float">
            <text:p>21.772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375.87" calcext:value-type="float">
            <text:p>1375.87</text:p>
          </table:table-cell>
          <table:table-cell office:value-type="float" office:value="22.9311666667" calcext:value-type="float">
            <text:p>22.931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383.37" calcext:value-type="float">
            <text:p>1383.37</text:p>
          </table:table-cell>
          <table:table-cell office:value-type="float" office:value="23.0561666667" calcext:value-type="float">
            <text:p>23.056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396.37" calcext:value-type="float">
            <text:p>1396.37</text:p>
          </table:table-cell>
          <table:table-cell office:value-type="float" office:value="23.2728333333" calcext:value-type="float">
            <text:p>23.272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20.13" calcext:value-type="float">
            <text:p>1420.13</text:p>
          </table:table-cell>
          <table:table-cell office:value-type="float" office:value="23.6688333333" calcext:value-type="float">
            <text:p>23.668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4.2" calcext:value-type="float">
            <text:p>24.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471.38" calcext:value-type="float">
            <text:p>1471.38</text:p>
          </table:table-cell>
          <table:table-cell office:value-type="float" office:value="24.523" calcext:value-type="float">
            <text:p>24.52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513.37" calcext:value-type="float">
            <text:p>1513.37</text:p>
          </table:table-cell>
          <table:table-cell office:value-type="float" office:value="25.2228333333" calcext:value-type="float">
            <text:p>25.222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40.38" calcext:value-type="float">
            <text:p>1540.38</text:p>
          </table:table-cell>
          <table:table-cell office:value-type="float" office:value="25.673" calcext:value-type="float">
            <text:p>25.67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560.62" calcext:value-type="float">
            <text:p>1560.62</text:p>
          </table:table-cell>
          <table:table-cell office:value-type="float" office:value="26.0103333333" calcext:value-type="float">
            <text:p>26.010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563.95" calcext:value-type="float">
            <text:p>1563.95</text:p>
          </table:table-cell>
          <table:table-cell office:value-type="float" office:value="26.0658333333" calcext:value-type="float">
            <text:p>26.065833333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564.05" calcext:value-type="float">
            <text:p>1564.05</text:p>
          </table:table-cell>
          <table:table-cell office:value-type="float" office:value="26.0675" calcext:value-type="float">
            <text:p>26.067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564.16" calcext:value-type="float">
            <text:p>1564.16</text:p>
          </table:table-cell>
          <table:table-cell office:value-type="float" office:value="26.0693333333" calcext:value-type="float">
            <text:p>26.0693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564.26" calcext:value-type="float">
            <text:p>1564.26</text:p>
          </table:table-cell>
          <table:table-cell office:value-type="float" office:value="26.071" calcext:value-type="float">
            <text:p>26.07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564.36" calcext:value-type="float">
            <text:p>1564.36</text:p>
          </table:table-cell>
          <table:table-cell office:value-type="float" office:value="26.0726666667" calcext:value-type="float">
            <text:p>26.072666666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564.46" calcext:value-type="float">
            <text:p>1564.46</text:p>
          </table:table-cell>
          <table:table-cell office:value-type="float" office:value="26.0743333333" calcext:value-type="float">
            <text:p>26.074333333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564.57" calcext:value-type="float">
            <text:p>1564.57</text:p>
          </table:table-cell>
          <table:table-cell office:value-type="float" office:value="26.0761666667" calcext:value-type="float">
            <text:p>26.0761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564.67" calcext:value-type="float">
            <text:p>1564.67</text:p>
          </table:table-cell>
          <table:table-cell office:value-type="float" office:value="26.0778333333" calcext:value-type="float">
            <text:p>26.077833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64.88" calcext:value-type="float">
            <text:p>1564.88</text:p>
          </table:table-cell>
          <table:table-cell office:value-type="float" office:value="26.0813333333" calcext:value-type="float">
            <text:p>26.081333333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564.98" calcext:value-type="float">
            <text:p>1564.98</text:p>
          </table:table-cell>
          <table:table-cell office:value-type="float" office:value="26.083" calcext:value-type="float">
            <text:p>26.08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565.08" calcext:value-type="float">
            <text:p>1565.08</text:p>
          </table:table-cell>
          <table:table-cell office:value-type="float" office:value="26.0846666667" calcext:value-type="float">
            <text:p>26.084666666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565.19" calcext:value-type="float">
            <text:p>1565.19</text:p>
          </table:table-cell>
          <table:table-cell office:value-type="float" office:value="26.0865" calcext:value-type="float">
            <text:p>26.086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565.29" calcext:value-type="float">
            <text:p>1565.29</text:p>
          </table:table-cell>
          <table:table-cell office:value-type="float" office:value="26.0881666667" calcext:value-type="float">
            <text:p>26.0881666667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565.5" calcext:value-type="float">
            <text:p>1565.5</text:p>
          </table:table-cell>
          <table:table-cell office:value-type="float" office:value="26.0916666667" calcext:value-type="float">
            <text:p>26.091666666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1565.6" calcext:value-type="float">
            <text:p>1565.6</text:p>
          </table:table-cell>
          <table:table-cell office:value-type="float" office:value="26.0933333333" calcext:value-type="float">
            <text:p>26.093333333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565.73" calcext:value-type="float">
            <text:p>1565.73</text:p>
          </table:table-cell>
          <table:table-cell office:value-type="float" office:value="26.0955" calcext:value-type="float">
            <text:p>26.095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565.81" calcext:value-type="float">
            <text:p>1565.81</text:p>
          </table:table-cell>
          <table:table-cell office:value-type="float" office:value="26.0968333333" calcext:value-type="float">
            <text:p>26.096833333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566.01" calcext:value-type="float">
            <text:p>1566.01</text:p>
          </table:table-cell>
          <table:table-cell office:value-type="float" office:value="26.1001666667" calcext:value-type="float">
            <text:p>26.100166666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566.11" calcext:value-type="float">
            <text:p>1566.11</text:p>
          </table:table-cell>
          <table:table-cell office:value-type="float" office:value="26.1018333333" calcext:value-type="float">
            <text:p>26.101833333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566.22" calcext:value-type="float">
            <text:p>1566.22</text:p>
          </table:table-cell>
          <table:table-cell office:value-type="float" office:value="26.1036666667" calcext:value-type="float">
            <text:p>26.103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566.32" calcext:value-type="float">
            <text:p>1566.32</text:p>
          </table:table-cell>
          <table:table-cell office:value-type="float" office:value="26.1053333333" calcext:value-type="float">
            <text:p>26.105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566.42" calcext:value-type="float">
            <text:p>1566.42</text:p>
          </table:table-cell>
          <table:table-cell office:value-type="float" office:value="26.107" calcext:value-type="float">
            <text:p>26.10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566.72" calcext:value-type="float">
            <text:p>1566.72</text:p>
          </table:table-cell>
          <table:table-cell office:value-type="float" office:value="26.112" calcext:value-type="float">
            <text:p>26.11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566.82" calcext:value-type="float">
            <text:p>1566.82</text:p>
          </table:table-cell>
          <table:table-cell office:value-type="float" office:value="26.1136666667" calcext:value-type="float">
            <text:p>26.1136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566.93" calcext:value-type="float">
            <text:p>1566.93</text:p>
          </table:table-cell>
          <table:table-cell office:value-type="float" office:value="26.1155" calcext:value-type="float">
            <text:p>26.115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567.13" calcext:value-type="float">
            <text:p>1567.13</text:p>
          </table:table-cell>
          <table:table-cell office:value-type="float" office:value="26.1188333333" calcext:value-type="float">
            <text:p>26.118833333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567.24" calcext:value-type="float">
            <text:p>1567.24</text:p>
          </table:table-cell>
          <table:table-cell office:value-type="float" office:value="26.1206666667" calcext:value-type="float">
            <text:p>26.1206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567.45" calcext:value-type="float">
            <text:p>1567.45</text:p>
          </table:table-cell>
          <table:table-cell office:value-type="float" office:value="26.1241666667" calcext:value-type="float">
            <text:p>26.124166666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567.55" calcext:value-type="float">
            <text:p>1567.55</text:p>
          </table:table-cell>
          <table:table-cell office:value-type="float" office:value="26.1258333333" calcext:value-type="float">
            <text:p>26.125833333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567.75" calcext:value-type="float">
            <text:p>1567.75</text:p>
          </table:table-cell>
          <table:table-cell office:value-type="float" office:value="26.1291666667" calcext:value-type="float">
            <text:p>26.129166666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567.85" calcext:value-type="float">
            <text:p>1567.85</text:p>
          </table:table-cell>
          <table:table-cell office:value-type="float" office:value="26.1308333333" calcext:value-type="float">
            <text:p>26.130833333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69.71" calcext:value-type="float">
            <text:p>1569.71</text:p>
          </table:table-cell>
          <table:table-cell office:value-type="float" office:value="26.1618333333" calcext:value-type="float">
            <text:p>26.161833333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569.82" calcext:value-type="float">
            <text:p>1569.82</text:p>
          </table:table-cell>
          <table:table-cell office:value-type="float" office:value="26.1636666667" calcext:value-type="float">
            <text:p>26.163666666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6.1666666667" calcext:value-type="float">
            <text:p>26.166666666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70.11" calcext:value-type="float">
            <text:p>1570.11</text:p>
          </table:table-cell>
          <table:table-cell office:value-type="float" office:value="26.1685" calcext:value-type="float">
            <text:p>26.168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570.21" calcext:value-type="float">
            <text:p>1570.21</text:p>
          </table:table-cell>
          <table:table-cell office:value-type="float" office:value="26.1701666667" calcext:value-type="float">
            <text:p>26.170166666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570.31" calcext:value-type="float">
            <text:p>1570.31</text:p>
          </table:table-cell>
          <table:table-cell office:value-type="float" office:value="26.1718333333" calcext:value-type="float">
            <text:p>26.171833333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570.52" calcext:value-type="float">
            <text:p>1570.52</text:p>
          </table:table-cell>
          <table:table-cell office:value-type="float" office:value="26.1753333333" calcext:value-type="float">
            <text:p>26.175333333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570.62" calcext:value-type="float">
            <text:p>1570.62</text:p>
          </table:table-cell>
          <table:table-cell office:value-type="float" office:value="26.177" calcext:value-type="float">
            <text:p>26.17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570.72" calcext:value-type="float">
            <text:p>1570.72</text:p>
          </table:table-cell>
          <table:table-cell office:value-type="float" office:value="26.1786666667" calcext:value-type="float">
            <text:p>26.1786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571.86" calcext:value-type="float">
            <text:p>1571.86</text:p>
          </table:table-cell>
          <table:table-cell office:value-type="float" office:value="26.1976666667" calcext:value-type="float">
            <text:p>26.1976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571.96" calcext:value-type="float">
            <text:p>1571.96</text:p>
          </table:table-cell>
          <table:table-cell office:value-type="float" office:value="26.1993333333" calcext:value-type="float">
            <text:p>26.199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572.16" calcext:value-type="float">
            <text:p>1572.16</text:p>
          </table:table-cell>
          <table:table-cell office:value-type="float" office:value="26.2026666667" calcext:value-type="float">
            <text:p>26.202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572.26" calcext:value-type="float">
            <text:p>1572.26</text:p>
          </table:table-cell>
          <table:table-cell office:value-type="float" office:value="26.2043333333" calcext:value-type="float">
            <text:p>26.204333333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72.37" calcext:value-type="float">
            <text:p>1572.37</text:p>
          </table:table-cell>
          <table:table-cell office:value-type="float" office:value="26.2061666667" calcext:value-type="float">
            <text:p>26.2061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687.5" calcext:value-type="float">
            <text:p>1687.5</text:p>
          </table:table-cell>
          <table:table-cell office:value-type="float" office:value="28.125" calcext:value-type="float">
            <text:p>28.12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840.25" calcext:value-type="float">
            <text:p>1840.25</text:p>
          </table:table-cell>
          <table:table-cell office:value-type="float" office:value="30.6708333333" calcext:value-type="float">
            <text:p>30.6708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840.29" calcext:value-type="float">
            <text:p>1840.29</text:p>
          </table:table-cell>
          <table:table-cell office:value-type="float" office:value="30.6715" calcext:value-type="float">
            <text:p>30.671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853.4" calcext:value-type="float">
            <text:p>1853.4</text:p>
          </table:table-cell>
          <table:table-cell office:value-type="float" office:value="30.89" calcext:value-type="float">
            <text:p>30.8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891.38" calcext:value-type="float">
            <text:p>1891.38</text:p>
          </table:table-cell>
          <table:table-cell office:value-type="float" office:value="31.523" calcext:value-type="float">
            <text:p>31.52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67.5" calcext:value-type="float">
            <text:p>1967.5</text:p>
          </table:table-cell>
          <table:table-cell office:value-type="float" office:value="32.7916666667" calcext:value-type="float">
            <text:p>32.791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76.54" calcext:value-type="float">
            <text:p>1976.54</text:p>
          </table:table-cell>
          <table:table-cell office:value-type="float" office:value="32.9423333333" calcext:value-type="float">
            <text:p>32.942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70.01" calcext:value-type="float">
            <text:p>2070.01</text:p>
          </table:table-cell>
          <table:table-cell office:value-type="float" office:value="34.5001666667" calcext:value-type="float">
            <text:p>34.500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258.87" calcext:value-type="float">
            <text:p>2258.87</text:p>
          </table:table-cell>
          <table:table-cell office:value-type="float" office:value="37.6478333333" calcext:value-type="float">
            <text:p>37.647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261.84" calcext:value-type="float">
            <text:p>2261.84</text:p>
          </table:table-cell>
          <table:table-cell office:value-type="float" office:value="37.6973333333" calcext:value-type="float">
            <text:p>37.697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270.11" calcext:value-type="float">
            <text:p>2270.11</text:p>
          </table:table-cell>
          <table:table-cell office:value-type="float" office:value="37.8351666667" calcext:value-type="float">
            <text:p>37.835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298.99" calcext:value-type="float">
            <text:p>2298.99</text:p>
          </table:table-cell>
          <table:table-cell office:value-type="float" office:value="38.3165" calcext:value-type="float">
            <text:p>38.316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379.64" calcext:value-type="float">
            <text:p>2379.64</text:p>
          </table:table-cell>
          <table:table-cell office:value-type="float" office:value="39.6606666667" calcext:value-type="float">
            <text:p>39.660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403.38" calcext:value-type="float">
            <text:p>2403.38</text:p>
          </table:table-cell>
          <table:table-cell office:value-type="float" office:value="40.0563333333" calcext:value-type="float">
            <text:p>40.056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422.01" calcext:value-type="float">
            <text:p>2422.01</text:p>
          </table:table-cell>
          <table:table-cell office:value-type="float" office:value="40.3668333333" calcext:value-type="float">
            <text:p>40.366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516.24" calcext:value-type="float">
            <text:p>2516.24</text:p>
          </table:table-cell>
          <table:table-cell office:value-type="float" office:value="41.9373333333" calcext:value-type="float">
            <text:p>41.937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600.61" calcext:value-type="float">
            <text:p>2600.61</text:p>
          </table:table-cell>
          <table:table-cell office:value-type="float" office:value="43.3435" calcext:value-type="float">
            <text:p>43.343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600.67" calcext:value-type="float">
            <text:p>2600.67</text:p>
          </table:table-cell>
          <table:table-cell office:value-type="float" office:value="43.3445" calcext:value-type="float">
            <text:p>43.344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685.99" calcext:value-type="float">
            <text:p>2685.99</text:p>
          </table:table-cell>
          <table:table-cell office:value-type="float" office:value="44.7665" calcext:value-type="float">
            <text:p>44.766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790.11" calcext:value-type="float">
            <text:p>2790.11</text:p>
          </table:table-cell>
          <table:table-cell office:value-type="float" office:value="46.5018333333" calcext:value-type="float">
            <text:p>46.501833333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934.12" calcext:value-type="float">
            <text:p>2934.12</text:p>
          </table:table-cell>
          <table:table-cell office:value-type="float" office:value="48.902" calcext:value-type="float">
            <text:p>48.90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948.23" calcext:value-type="float">
            <text:p>2948.23</text:p>
          </table:table-cell>
          <table:table-cell office:value-type="float" office:value="49.1371666667" calcext:value-type="float">
            <text:p>49.137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034.49" calcext:value-type="float">
            <text:p>3034.49</text:p>
          </table:table-cell>
          <table:table-cell office:value-type="float" office:value="50.5748333333" calcext:value-type="float">
            <text:p>50.574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037.76" calcext:value-type="float">
            <text:p>3037.76</text:p>
          </table:table-cell>
          <table:table-cell office:value-type="float" office:value="50.6293333333" calcext:value-type="float">
            <text:p>50.629333333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3037.86" calcext:value-type="float">
            <text:p>3037.86</text:p>
          </table:table-cell>
          <table:table-cell office:value-type="float" office:value="50.631" calcext:value-type="float">
            <text:p>50.63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3037.96" calcext:value-type="float">
            <text:p>3037.96</text:p>
          </table:table-cell>
          <table:table-cell office:value-type="float" office:value="50.6326666667" calcext:value-type="float">
            <text:p>50.6326666667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3038.19" calcext:value-type="float">
            <text:p>3038.19</text:p>
          </table:table-cell>
          <table:table-cell office:value-type="float" office:value="50.6365" calcext:value-type="float">
            <text:p>50.636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038.69" calcext:value-type="float">
            <text:p>3038.69</text:p>
          </table:table-cell>
          <table:table-cell office:value-type="float" office:value="50.6448333333" calcext:value-type="float">
            <text:p>50.644833333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3038.8" calcext:value-type="float">
            <text:p>3038.8</text:p>
          </table:table-cell>
          <table:table-cell office:value-type="float" office:value="50.6466666667" calcext:value-type="float">
            <text:p>50.646666666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3038.9" calcext:value-type="float">
            <text:p>3038.9</text:p>
          </table:table-cell>
          <table:table-cell office:value-type="float" office:value="50.6483333333" calcext:value-type="float">
            <text:p>50.648333333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50.65" calcext:value-type="float">
            <text:p>50.6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039.1" calcext:value-type="float">
            <text:p>3039.1</text:p>
          </table:table-cell>
          <table:table-cell office:value-type="float" office:value="50.6516666667" calcext:value-type="float">
            <text:p>50.6516666667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3039.2" calcext:value-type="float">
            <text:p>3039.2</text:p>
          </table:table-cell>
          <table:table-cell office:value-type="float" office:value="50.6533333333" calcext:value-type="float">
            <text:p>50.653333333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3039.3" calcext:value-type="float">
            <text:p>3039.3</text:p>
          </table:table-cell>
          <table:table-cell office:value-type="float" office:value="50.655" calcext:value-type="float">
            <text:p>50.65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3039.4" calcext:value-type="float">
            <text:p>3039.4</text:p>
          </table:table-cell>
          <table:table-cell office:value-type="float" office:value="50.6566666667" calcext:value-type="float">
            <text:p>50.6566666667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3039.51" calcext:value-type="float">
            <text:p>3039.51</text:p>
          </table:table-cell>
          <table:table-cell office:value-type="float" office:value="50.6585" calcext:value-type="float">
            <text:p>50.6585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3039.61" calcext:value-type="float">
            <text:p>3039.61</text:p>
          </table:table-cell>
          <table:table-cell office:value-type="float" office:value="50.6601666667" calcext:value-type="float">
            <text:p>50.6601666667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3039.71" calcext:value-type="float">
            <text:p>3039.71</text:p>
          </table:table-cell>
          <table:table-cell office:value-type="float" office:value="50.6618333333" calcext:value-type="float">
            <text:p>50.661833333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3039.81" calcext:value-type="float">
            <text:p>3039.81</text:p>
          </table:table-cell>
          <table:table-cell office:value-type="float" office:value="50.6635" calcext:value-type="float">
            <text:p>50.663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3039.92" calcext:value-type="float">
            <text:p>3039.92</text:p>
          </table:table-cell>
          <table:table-cell office:value-type="float" office:value="50.6653333333" calcext:value-type="float">
            <text:p>50.6653333333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3040.02" calcext:value-type="float">
            <text:p>3040.02</text:p>
          </table:table-cell>
          <table:table-cell office:value-type="float" office:value="50.667" calcext:value-type="float">
            <text:p>50.667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3040.12" calcext:value-type="float">
            <text:p>3040.12</text:p>
          </table:table-cell>
          <table:table-cell office:value-type="float" office:value="50.6686666667" calcext:value-type="float">
            <text:p>50.668666666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3040.22" calcext:value-type="float">
            <text:p>3040.22</text:p>
          </table:table-cell>
          <table:table-cell office:value-type="float" office:value="50.6703333333" calcext:value-type="float">
            <text:p>50.6703333333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3040.33" calcext:value-type="float">
            <text:p>3040.33</text:p>
          </table:table-cell>
          <table:table-cell office:value-type="float" office:value="50.6721666667" calcext:value-type="float">
            <text:p>50.672166666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3040.53" calcext:value-type="float">
            <text:p>3040.53</text:p>
          </table:table-cell>
          <table:table-cell office:value-type="float" office:value="50.6755" calcext:value-type="float">
            <text:p>50.6755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3040.75" calcext:value-type="float">
            <text:p>3040.75</text:p>
          </table:table-cell>
          <table:table-cell office:value-type="float" office:value="50.6791666667" calcext:value-type="float">
            <text:p>50.679166666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040.85" calcext:value-type="float">
            <text:p>3040.85</text:p>
          </table:table-cell>
          <table:table-cell office:value-type="float" office:value="50.6808333333" calcext:value-type="float">
            <text:p>50.6808333333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041.05" calcext:value-type="float">
            <text:p>3041.05</text:p>
          </table:table-cell>
          <table:table-cell office:value-type="float" office:value="50.6841666667" calcext:value-type="float">
            <text:p>50.684166666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3041.16" calcext:value-type="float">
            <text:p>3041.16</text:p>
          </table:table-cell>
          <table:table-cell office:value-type="float" office:value="50.686" calcext:value-type="float">
            <text:p>50.68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041.26" calcext:value-type="float">
            <text:p>3041.26</text:p>
          </table:table-cell>
          <table:table-cell office:value-type="float" office:value="50.6876666667" calcext:value-type="float">
            <text:p>50.6876666667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3041.36" calcext:value-type="float">
            <text:p>3041.36</text:p>
          </table:table-cell>
          <table:table-cell office:value-type="float" office:value="50.6893333333" calcext:value-type="float">
            <text:p>50.6893333333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3041.46" calcext:value-type="float">
            <text:p>3041.46</text:p>
          </table:table-cell>
          <table:table-cell office:value-type="float" office:value="50.691" calcext:value-type="float">
            <text:p>50.691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3041.56" calcext:value-type="float">
            <text:p>3041.56</text:p>
          </table:table-cell>
          <table:table-cell office:value-type="float" office:value="50.6926666667" calcext:value-type="float">
            <text:p>50.692666666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041.66" calcext:value-type="float">
            <text:p>3041.66</text:p>
          </table:table-cell>
          <table:table-cell office:value-type="float" office:value="50.6943333333" calcext:value-type="float">
            <text:p>50.694333333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041.77" calcext:value-type="float">
            <text:p>3041.77</text:p>
          </table:table-cell>
          <table:table-cell office:value-type="float" office:value="50.6961666667" calcext:value-type="float">
            <text:p>50.6961666667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041.87" calcext:value-type="float">
            <text:p>3041.87</text:p>
          </table:table-cell>
          <table:table-cell office:value-type="float" office:value="50.6978333333" calcext:value-type="float">
            <text:p>50.6978333333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042.08" calcext:value-type="float">
            <text:p>3042.08</text:p>
          </table:table-cell>
          <table:table-cell office:value-type="float" office:value="50.7013333333" calcext:value-type="float">
            <text:p>50.701333333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042.18" calcext:value-type="float">
            <text:p>3042.18</text:p>
          </table:table-cell>
          <table:table-cell office:value-type="float" office:value="50.703" calcext:value-type="float">
            <text:p>50.70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042.38" calcext:value-type="float">
            <text:p>3042.38</text:p>
          </table:table-cell>
          <table:table-cell office:value-type="float" office:value="50.7063333333" calcext:value-type="float">
            <text:p>50.7063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3046.07" calcext:value-type="float">
            <text:p>3046.07</text:p>
          </table:table-cell>
          <table:table-cell office:value-type="float" office:value="50.7678333333" calcext:value-type="float">
            <text:p>50.767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051.61" calcext:value-type="float">
            <text:p>3051.61</text:p>
          </table:table-cell>
          <table:table-cell office:value-type="float" office:value="50.8601666667" calcext:value-type="float">
            <text:p>50.8601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51.62" calcext:value-type="float">
            <text:p>3051.62</text:p>
          </table:table-cell>
          <table:table-cell office:value-type="float" office:value="50.8603333333" calcext:value-type="float">
            <text:p>50.860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070.74" calcext:value-type="float">
            <text:p>3070.74</text:p>
          </table:table-cell>
          <table:table-cell office:value-type="float" office:value="51.179" calcext:value-type="float">
            <text:p>51.17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136.37" calcext:value-type="float">
            <text:p>3136.37</text:p>
          </table:table-cell>
          <table:table-cell office:value-type="float" office:value="52.2728333333" calcext:value-type="float">
            <text:p>52.272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138.8" calcext:value-type="float">
            <text:p>3138.8</text:p>
          </table:table-cell>
          <table:table-cell office:value-type="float" office:value="52.3133333333" calcext:value-type="float">
            <text:p>52.313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142.49" calcext:value-type="float">
            <text:p>3142.49</text:p>
          </table:table-cell>
          <table:table-cell office:value-type="float" office:value="52.3748333333" calcext:value-type="float">
            <text:p>52.3748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3145.57" calcext:value-type="float">
            <text:p>3145.57</text:p>
          </table:table-cell>
          <table:table-cell office:value-type="float" office:value="52.4261666667" calcext:value-type="float">
            <text:p>52.426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145.67" calcext:value-type="float">
            <text:p>3145.67</text:p>
          </table:table-cell>
          <table:table-cell office:value-type="float" office:value="52.4278333333" calcext:value-type="float">
            <text:p>52.427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155.38" calcext:value-type="float">
            <text:p>3155.38</text:p>
          </table:table-cell>
          <table:table-cell office:value-type="float" office:value="52.5896666667" calcext:value-type="float">
            <text:p>52.589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241.75" calcext:value-type="float">
            <text:p>3241.75</text:p>
          </table:table-cell>
          <table:table-cell office:value-type="float" office:value="54.0291666667" calcext:value-type="float">
            <text:p>54.029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243.31" calcext:value-type="float">
            <text:p>3243.31</text:p>
          </table:table-cell>
          <table:table-cell office:value-type="float" office:value="54.0551666667" calcext:value-type="float">
            <text:p>54.055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250.88" calcext:value-type="float">
            <text:p>3250.88</text:p>
          </table:table-cell>
          <table:table-cell office:value-type="float" office:value="54.1813333333" calcext:value-type="float">
            <text:p>54.181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252.11" calcext:value-type="float">
            <text:p>3252.11</text:p>
          </table:table-cell>
          <table:table-cell office:value-type="float" office:value="54.2018333333" calcext:value-type="float">
            <text:p>54.201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254.47" calcext:value-type="float">
            <text:p>3254.47</text:p>
          </table:table-cell>
          <table:table-cell office:value-type="float" office:value="54.2411666667" calcext:value-type="float">
            <text:p>54.241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55.0666666667" calcext:value-type="float">
            <text:p>55.0666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55.0666666667" calcext:value-type="float">
            <text:p>55.066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304.81" calcext:value-type="float">
            <text:p>3304.81</text:p>
          </table:table-cell>
          <table:table-cell office:value-type="float" office:value="55.0801666667" calcext:value-type="float">
            <text:p>55.080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305.74" calcext:value-type="float">
            <text:p>3305.74</text:p>
          </table:table-cell>
          <table:table-cell office:value-type="float" office:value="55.0956666667" calcext:value-type="float">
            <text:p>55.095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305.84" calcext:value-type="float">
            <text:p>3305.84</text:p>
          </table:table-cell>
          <table:table-cell office:value-type="float" office:value="55.0973333333" calcext:value-type="float">
            <text:p>55.097333333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305.94" calcext:value-type="float">
            <text:p>3305.94</text:p>
          </table:table-cell>
          <table:table-cell office:value-type="float" office:value="55.099" calcext:value-type="float">
            <text:p>55.09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306.05" calcext:value-type="float">
            <text:p>3306.05</text:p>
          </table:table-cell>
          <table:table-cell office:value-type="float" office:value="55.1008333333" calcext:value-type="float">
            <text:p>55.100833333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306.35" calcext:value-type="float">
            <text:p>3306.35</text:p>
          </table:table-cell>
          <table:table-cell office:value-type="float" office:value="55.1058333333" calcext:value-type="float">
            <text:p>55.1058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306.45" calcext:value-type="float">
            <text:p>3306.45</text:p>
          </table:table-cell>
          <table:table-cell office:value-type="float" office:value="55.1075" calcext:value-type="float">
            <text:p>55.107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307.18" calcext:value-type="float">
            <text:p>3307.18</text:p>
          </table:table-cell>
          <table:table-cell office:value-type="float" office:value="55.1196666667" calcext:value-type="float">
            <text:p>55.1196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3307.88" calcext:value-type="float">
            <text:p>3307.88</text:p>
          </table:table-cell>
          <table:table-cell office:value-type="float" office:value="55.1313333333" calcext:value-type="float">
            <text:p>55.131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308.19" calcext:value-type="float">
            <text:p>3308.19</text:p>
          </table:table-cell>
          <table:table-cell office:value-type="float" office:value="55.1365" calcext:value-type="float">
            <text:p>55.136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3308.29" calcext:value-type="float">
            <text:p>3308.29</text:p>
          </table:table-cell>
          <table:table-cell office:value-type="float" office:value="55.1381666667" calcext:value-type="float">
            <text:p>55.1381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308.4" calcext:value-type="float">
            <text:p>3308.4</text:p>
          </table:table-cell>
          <table:table-cell office:value-type="float" office:value="55.14" calcext:value-type="float">
            <text:p>55.14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308.5" calcext:value-type="float">
            <text:p>3308.5</text:p>
          </table:table-cell>
          <table:table-cell office:value-type="float" office:value="55.1416666667" calcext:value-type="float">
            <text:p>55.14166666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308.61" calcext:value-type="float">
            <text:p>3308.61</text:p>
          </table:table-cell>
          <table:table-cell office:value-type="float" office:value="55.1435" calcext:value-type="float">
            <text:p>55.143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3308.81" calcext:value-type="float">
            <text:p>3308.81</text:p>
          </table:table-cell>
          <table:table-cell office:value-type="float" office:value="55.1468333333" calcext:value-type="float">
            <text:p>55.146833333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308.91" calcext:value-type="float">
            <text:p>3308.91</text:p>
          </table:table-cell>
          <table:table-cell office:value-type="float" office:value="55.1485" calcext:value-type="float">
            <text:p>55.148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309.22" calcext:value-type="float">
            <text:p>3309.22</text:p>
          </table:table-cell>
          <table:table-cell office:value-type="float" office:value="55.1536666667" calcext:value-type="float">
            <text:p>55.153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314.25" calcext:value-type="float">
            <text:p>3314.25</text:p>
          </table:table-cell>
          <table:table-cell office:value-type="float" office:value="55.2375" calcext:value-type="float">
            <text:p>55.237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314.45" calcext:value-type="float">
            <text:p>3314.45</text:p>
          </table:table-cell>
          <table:table-cell office:value-type="float" office:value="55.2408333333" calcext:value-type="float">
            <text:p>55.24083333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330.75" calcext:value-type="float">
            <text:p>3330.75</text:p>
          </table:table-cell>
          <table:table-cell office:value-type="float" office:value="55.5125" calcext:value-type="float">
            <text:p>55.512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351.37" calcext:value-type="float">
            <text:p>3351.37</text:p>
          </table:table-cell>
          <table:table-cell office:value-type="float" office:value="55.8561666667" calcext:value-type="float">
            <text:p>55.856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351.39" calcext:value-type="float">
            <text:p>3351.39</text:p>
          </table:table-cell>
          <table:table-cell office:value-type="float" office:value="55.8565" calcext:value-type="float">
            <text:p>55.856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532.13" calcext:value-type="float">
            <text:p>3532.13</text:p>
          </table:table-cell>
          <table:table-cell office:value-type="float" office:value="58.8688333333" calcext:value-type="float">
            <text:p>58.868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657.13" calcext:value-type="float">
            <text:p>3657.13</text:p>
          </table:table-cell>
          <table:table-cell office:value-type="float" office:value="60.9521666667" calcext:value-type="float">
            <text:p>60.952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702.88" calcext:value-type="float">
            <text:p>3702.88</text:p>
          </table:table-cell>
          <table:table-cell office:value-type="float" office:value="61.7146666667" calcext:value-type="float">
            <text:p>61.714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719.13" calcext:value-type="float">
            <text:p>3719.13</text:p>
          </table:table-cell>
          <table:table-cell office:value-type="float" office:value="61.9855" calcext:value-type="float">
            <text:p>61.985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743.01" calcext:value-type="float">
            <text:p>3743.01</text:p>
          </table:table-cell>
          <table:table-cell office:value-type="float" office:value="62.3835" calcext:value-type="float">
            <text:p>62.383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748.89" calcext:value-type="float">
            <text:p>3748.89</text:p>
          </table:table-cell>
          <table:table-cell office:value-type="float" office:value="62.4815" calcext:value-type="float">
            <text:p>62.481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749.93" calcext:value-type="float">
            <text:p>3749.93</text:p>
          </table:table-cell>
          <table:table-cell office:value-type="float" office:value="62.4988333333" calcext:value-type="float">
            <text:p>62.498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750.24" calcext:value-type="float">
            <text:p>3750.24</text:p>
          </table:table-cell>
          <table:table-cell office:value-type="float" office:value="62.504" calcext:value-type="float">
            <text:p>62.50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752.4" calcext:value-type="float">
            <text:p>3752.4</text:p>
          </table:table-cell>
          <table:table-cell office:value-type="float" office:value="62.54" calcext:value-type="float">
            <text:p>62.5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753.63" calcext:value-type="float">
            <text:p>3753.63</text:p>
          </table:table-cell>
          <table:table-cell office:value-type="float" office:value="62.5605" calcext:value-type="float">
            <text:p>62.560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753.93" calcext:value-type="float">
            <text:p>3753.93</text:p>
          </table:table-cell>
          <table:table-cell office:value-type="float" office:value="62.5655" calcext:value-type="float">
            <text:p>62.565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754.03" calcext:value-type="float">
            <text:p>3754.03</text:p>
          </table:table-cell>
          <table:table-cell office:value-type="float" office:value="62.5671666667" calcext:value-type="float">
            <text:p>62.567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755.47" calcext:value-type="float">
            <text:p>3755.47</text:p>
          </table:table-cell>
          <table:table-cell office:value-type="float" office:value="62.5911666667" calcext:value-type="float">
            <text:p>62.591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755.59" calcext:value-type="float">
            <text:p>3755.59</text:p>
          </table:table-cell>
          <table:table-cell office:value-type="float" office:value="62.5931666667" calcext:value-type="float">
            <text:p>62.593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755.87" calcext:value-type="float">
            <text:p>3755.87</text:p>
          </table:table-cell>
          <table:table-cell office:value-type="float" office:value="62.5978333333" calcext:value-type="float">
            <text:p>62.5978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755.97" calcext:value-type="float">
            <text:p>3755.97</text:p>
          </table:table-cell>
          <table:table-cell office:value-type="float" office:value="62.5995" calcext:value-type="float">
            <text:p>62.599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756.07" calcext:value-type="float">
            <text:p>3756.07</text:p>
          </table:table-cell>
          <table:table-cell office:value-type="float" office:value="62.6011666667" calcext:value-type="float">
            <text:p>62.601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3756.29" calcext:value-type="float">
            <text:p>3756.29</text:p>
          </table:table-cell>
          <table:table-cell office:value-type="float" office:value="62.6048333333" calcext:value-type="float">
            <text:p>62.60483333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756.39" calcext:value-type="float">
            <text:p>3756.39</text:p>
          </table:table-cell>
          <table:table-cell office:value-type="float" office:value="62.6065" calcext:value-type="float">
            <text:p>62.606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757.62" calcext:value-type="float">
            <text:p>3757.62</text:p>
          </table:table-cell>
          <table:table-cell office:value-type="float" office:value="62.627" calcext:value-type="float">
            <text:p>62.62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757.82" calcext:value-type="float">
            <text:p>3757.82</text:p>
          </table:table-cell>
          <table:table-cell office:value-type="float" office:value="62.6303333333" calcext:value-type="float">
            <text:p>62.630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757.93" calcext:value-type="float">
            <text:p>3757.93</text:p>
          </table:table-cell>
          <table:table-cell office:value-type="float" office:value="62.6321666667" calcext:value-type="float">
            <text:p>62.6321666667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3758.03" calcext:value-type="float">
            <text:p>3758.03</text:p>
          </table:table-cell>
          <table:table-cell office:value-type="float" office:value="62.6338333333" calcext:value-type="float">
            <text:p>62.633833333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3758.13" calcext:value-type="float">
            <text:p>3758.13</text:p>
          </table:table-cell>
          <table:table-cell office:value-type="float" office:value="62.6355" calcext:value-type="float">
            <text:p>62.635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3758.23" calcext:value-type="float">
            <text:p>3758.23</text:p>
          </table:table-cell>
          <table:table-cell office:value-type="float" office:value="62.6371666667" calcext:value-type="float">
            <text:p>62.6371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792.39" calcext:value-type="float">
            <text:p>3792.39</text:p>
          </table:table-cell>
          <table:table-cell office:value-type="float" office:value="63.2065" calcext:value-type="float">
            <text:p>63.206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805.39" calcext:value-type="float">
            <text:p>3805.39</text:p>
          </table:table-cell>
          <table:table-cell office:value-type="float" office:value="63.4231666667" calcext:value-type="float">
            <text:p>63.4231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833.89" calcext:value-type="float">
            <text:p>3833.89</text:p>
          </table:table-cell>
          <table:table-cell office:value-type="float" office:value="63.8981666667" calcext:value-type="float">
            <text:p>63.898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841.76" calcext:value-type="float">
            <text:p>3841.76</text:p>
          </table:table-cell>
          <table:table-cell office:value-type="float" office:value="64.0293333333" calcext:value-type="float">
            <text:p>64.029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865.89" calcext:value-type="float">
            <text:p>3865.89</text:p>
          </table:table-cell>
          <table:table-cell office:value-type="float" office:value="64.4315" calcext:value-type="float">
            <text:p>64.431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899.14" calcext:value-type="float">
            <text:p>3899.14</text:p>
          </table:table-cell>
          <table:table-cell office:value-type="float" office:value="64.9856666667" calcext:value-type="float">
            <text:p>64.985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913.65" calcext:value-type="float">
            <text:p>3913.65</text:p>
          </table:table-cell>
          <table:table-cell office:value-type="float" office:value="65.2275" calcext:value-type="float">
            <text:p>65.227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967.9" calcext:value-type="float">
            <text:p>3967.9</text:p>
          </table:table-cell>
          <table:table-cell office:value-type="float" office:value="66.1316666667" calcext:value-type="float">
            <text:p>66.131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980.15" calcext:value-type="float">
            <text:p>3980.15</text:p>
          </table:table-cell>
          <table:table-cell office:value-type="float" office:value="66.3358333333" calcext:value-type="float">
            <text:p>66.3358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3989.9" calcext:value-type="float">
            <text:p>3989.9</text:p>
          </table:table-cell>
          <table:table-cell office:value-type="float" office:value="66.4983333333" calcext:value-type="float">
            <text:p>66.4983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009.66" calcext:value-type="float">
            <text:p>4009.66</text:p>
          </table:table-cell>
          <table:table-cell office:value-type="float" office:value="66.8276666667" calcext:value-type="float">
            <text:p>66.827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087.15" calcext:value-type="float">
            <text:p>4087.15</text:p>
          </table:table-cell>
          <table:table-cell office:value-type="float" office:value="68.1191666667" calcext:value-type="float">
            <text:p>68.1191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4180.66" calcext:value-type="float">
            <text:p>4180.66</text:p>
          </table:table-cell>
          <table:table-cell office:value-type="float" office:value="69.6776666667" calcext:value-type="float">
            <text:p>69.677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234.79" calcext:value-type="float">
            <text:p>4234.79</text:p>
          </table:table-cell>
          <table:table-cell office:value-type="float" office:value="70.5798333333" calcext:value-type="float">
            <text:p>70.5798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245.54" calcext:value-type="float">
            <text:p>4245.54</text:p>
          </table:table-cell>
          <table:table-cell office:value-type="float" office:value="70.759" calcext:value-type="float">
            <text:p>70.759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4259.54" calcext:value-type="float">
            <text:p>4259.54</text:p>
          </table:table-cell>
          <table:table-cell office:value-type="float" office:value="70.9923333333" calcext:value-type="float">
            <text:p>70.992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4275.78" calcext:value-type="float">
            <text:p>4275.78</text:p>
          </table:table-cell>
          <table:table-cell office:value-type="float" office:value="71.263" calcext:value-type="float">
            <text:p>71.26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322.15" calcext:value-type="float">
            <text:p>4322.15</text:p>
          </table:table-cell>
          <table:table-cell office:value-type="float" office:value="72.0358333333" calcext:value-type="float">
            <text:p>72.035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4346.15" calcext:value-type="float">
            <text:p>4346.15</text:p>
          </table:table-cell>
          <table:table-cell office:value-type="float" office:value="72.4358333333" calcext:value-type="float">
            <text:p>72.435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402.89" calcext:value-type="float">
            <text:p>4402.89</text:p>
          </table:table-cell>
          <table:table-cell office:value-type="float" office:value="73.3815" calcext:value-type="float">
            <text:p>73.381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415.01" calcext:value-type="float">
            <text:p>4415.01</text:p>
          </table:table-cell>
          <table:table-cell office:value-type="float" office:value="73.5835" calcext:value-type="float">
            <text:p>73.583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528.5" calcext:value-type="float">
            <text:p>4528.5</text:p>
          </table:table-cell>
          <table:table-cell office:value-type="float" office:value="75.475" calcext:value-type="float">
            <text:p>75.47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4528.51" calcext:value-type="float">
            <text:p>4528.51</text:p>
          </table:table-cell>
          <table:table-cell office:value-type="float" office:value="75.4751666667" calcext:value-type="float">
            <text:p>75.475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554.37" calcext:value-type="float">
            <text:p>4554.37</text:p>
          </table:table-cell>
          <table:table-cell office:value-type="float" office:value="75.9061666667" calcext:value-type="float">
            <text:p>75.906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645.25" calcext:value-type="float">
            <text:p>4645.25</text:p>
          </table:table-cell>
          <table:table-cell office:value-type="float" office:value="77.4208333333" calcext:value-type="float">
            <text:p>77.420833333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4645.28" calcext:value-type="float">
            <text:p>4645.28</text:p>
          </table:table-cell>
          <table:table-cell office:value-type="float" office:value="77.4213333333" calcext:value-type="float">
            <text:p>77.421333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645.38" calcext:value-type="float">
            <text:p>4645.38</text:p>
          </table:table-cell>
          <table:table-cell office:value-type="float" office:value="77.423" calcext:value-type="float">
            <text:p>77.42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4645.49" calcext:value-type="float">
            <text:p>4645.49</text:p>
          </table:table-cell>
          <table:table-cell office:value-type="float" office:value="77.4248333333" calcext:value-type="float">
            <text:p>77.424833333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645.59" calcext:value-type="float">
            <text:p>4645.59</text:p>
          </table:table-cell>
          <table:table-cell office:value-type="float" office:value="77.4265" calcext:value-type="float">
            <text:p>77.426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645.79" calcext:value-type="float">
            <text:p>4645.79</text:p>
          </table:table-cell>
          <table:table-cell office:value-type="float" office:value="77.4298333333" calcext:value-type="float">
            <text:p>77.42983333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77.4333333333" calcext:value-type="float">
            <text:p>77.43333333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4646.1" calcext:value-type="float">
            <text:p>4646.1</text:p>
          </table:table-cell>
          <table:table-cell office:value-type="float" office:value="77.435" calcext:value-type="float">
            <text:p>77.43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646.2" calcext:value-type="float">
            <text:p>4646.2</text:p>
          </table:table-cell>
          <table:table-cell office:value-type="float" office:value="77.4366666667" calcext:value-type="float">
            <text:p>77.4366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646.3" calcext:value-type="float">
            <text:p>4646.3</text:p>
          </table:table-cell>
          <table:table-cell office:value-type="float" office:value="77.4383333333" calcext:value-type="float">
            <text:p>77.438333333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4647.03" calcext:value-type="float">
            <text:p>4647.03</text:p>
          </table:table-cell>
          <table:table-cell office:value-type="float" office:value="77.4505" calcext:value-type="float">
            <text:p>77.4505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4647.13" calcext:value-type="float">
            <text:p>4647.13</text:p>
          </table:table-cell>
          <table:table-cell office:value-type="float" office:value="77.4521666667" calcext:value-type="float">
            <text:p>77.4521666667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4647.22" calcext:value-type="float">
            <text:p>4647.22</text:p>
          </table:table-cell>
          <table:table-cell office:value-type="float" office:value="77.4536666667" calcext:value-type="float">
            <text:p>77.453666666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4647.33" calcext:value-type="float">
            <text:p>4647.33</text:p>
          </table:table-cell>
          <table:table-cell office:value-type="float" office:value="77.4555" calcext:value-type="float">
            <text:p>77.455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4647.43" calcext:value-type="float">
            <text:p>4647.43</text:p>
          </table:table-cell>
          <table:table-cell office:value-type="float" office:value="77.4571666667" calcext:value-type="float">
            <text:p>77.457166666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4647.53" calcext:value-type="float">
            <text:p>4647.53</text:p>
          </table:table-cell>
          <table:table-cell office:value-type="float" office:value="77.4588333333" calcext:value-type="float">
            <text:p>77.458833333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4647.74" calcext:value-type="float">
            <text:p>4647.74</text:p>
          </table:table-cell>
          <table:table-cell office:value-type="float" office:value="77.4623333333" calcext:value-type="float">
            <text:p>77.4623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4647.84" calcext:value-type="float">
            <text:p>4647.84</text:p>
          </table:table-cell>
          <table:table-cell office:value-type="float" office:value="77.464" calcext:value-type="float">
            <text:p>77.46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647.95" calcext:value-type="float">
            <text:p>4647.95</text:p>
          </table:table-cell>
          <table:table-cell office:value-type="float" office:value="77.4658333333" calcext:value-type="float">
            <text:p>77.465833333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648.05" calcext:value-type="float">
            <text:p>4648.05</text:p>
          </table:table-cell>
          <table:table-cell office:value-type="float" office:value="77.4675" calcext:value-type="float">
            <text:p>77.46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648.26" calcext:value-type="float">
            <text:p>4648.26</text:p>
          </table:table-cell>
          <table:table-cell office:value-type="float" office:value="77.471" calcext:value-type="float">
            <text:p>77.47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4648.36" calcext:value-type="float">
            <text:p>4648.36</text:p>
          </table:table-cell>
          <table:table-cell office:value-type="float" office:value="77.4726666667" calcext:value-type="float">
            <text:p>77.472666666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4648.46" calcext:value-type="float">
            <text:p>4648.46</text:p>
          </table:table-cell>
          <table:table-cell office:value-type="float" office:value="77.4743333333" calcext:value-type="float">
            <text:p>77.474333333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4648.56" calcext:value-type="float">
            <text:p>4648.56</text:p>
          </table:table-cell>
          <table:table-cell office:value-type="float" office:value="77.476" calcext:value-type="float">
            <text:p>77.47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48.66" calcext:value-type="float">
            <text:p>4648.66</text:p>
          </table:table-cell>
          <table:table-cell office:value-type="float" office:value="77.4776666667" calcext:value-type="float">
            <text:p>77.4776666667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4648.77" calcext:value-type="float">
            <text:p>4648.77</text:p>
          </table:table-cell>
          <table:table-cell office:value-type="float" office:value="77.4795" calcext:value-type="float">
            <text:p>77.4795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4648.87" calcext:value-type="float">
            <text:p>4648.87</text:p>
          </table:table-cell>
          <table:table-cell office:value-type="float" office:value="77.4811666667" calcext:value-type="float">
            <text:p>77.4811666667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77.4833333333" calcext:value-type="float">
            <text:p>77.4833333333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4649.08" calcext:value-type="float">
            <text:p>4649.08</text:p>
          </table:table-cell>
          <table:table-cell office:value-type="float" office:value="77.4846666667" calcext:value-type="float">
            <text:p>77.4846666667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4649.18" calcext:value-type="float">
            <text:p>4649.18</text:p>
          </table:table-cell>
          <table:table-cell office:value-type="float" office:value="77.4863333333" calcext:value-type="float">
            <text:p>77.4863333333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4649.28" calcext:value-type="float">
            <text:p>4649.28</text:p>
          </table:table-cell>
          <table:table-cell office:value-type="float" office:value="77.488" calcext:value-type="float">
            <text:p>77.488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649.39" calcext:value-type="float">
            <text:p>4649.39</text:p>
          </table:table-cell>
          <table:table-cell office:value-type="float" office:value="77.4898333333" calcext:value-type="float">
            <text:p>77.4898333333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4649.49" calcext:value-type="float">
            <text:p>4649.49</text:p>
          </table:table-cell>
          <table:table-cell office:value-type="float" office:value="77.4915" calcext:value-type="float">
            <text:p>77.4915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4649.59" calcext:value-type="float">
            <text:p>4649.59</text:p>
          </table:table-cell>
          <table:table-cell office:value-type="float" office:value="77.4931666667" calcext:value-type="float">
            <text:p>77.4931666667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4649.69" calcext:value-type="float">
            <text:p>4649.69</text:p>
          </table:table-cell>
          <table:table-cell office:value-type="float" office:value="77.4948333333" calcext:value-type="float">
            <text:p>77.494833333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4649.81" calcext:value-type="float">
            <text:p>4649.81</text:p>
          </table:table-cell>
          <table:table-cell office:value-type="float" office:value="77.4968333333" calcext:value-type="float">
            <text:p>77.4968333333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649.91" calcext:value-type="float">
            <text:p>4649.91</text:p>
          </table:table-cell>
          <table:table-cell office:value-type="float" office:value="77.4985" calcext:value-type="float">
            <text:p>77.498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650.01" calcext:value-type="float">
            <text:p>4650.01</text:p>
          </table:table-cell>
          <table:table-cell office:value-type="float" office:value="77.5001666667" calcext:value-type="float">
            <text:p>77.500166666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650.11" calcext:value-type="float">
            <text:p>4650.11</text:p>
          </table:table-cell>
          <table:table-cell office:value-type="float" office:value="77.5018333333" calcext:value-type="float">
            <text:p>77.501833333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4650.22" calcext:value-type="float">
            <text:p>4650.22</text:p>
          </table:table-cell>
          <table:table-cell office:value-type="float" office:value="77.5036666667" calcext:value-type="float">
            <text:p>77.503666666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4650.32" calcext:value-type="float">
            <text:p>4650.32</text:p>
          </table:table-cell>
          <table:table-cell office:value-type="float" office:value="77.5053333333" calcext:value-type="float">
            <text:p>77.505333333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650.52" calcext:value-type="float">
            <text:p>4650.52</text:p>
          </table:table-cell>
          <table:table-cell office:value-type="float" office:value="77.5086666667" calcext:value-type="float">
            <text:p>77.508666666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4650.62" calcext:value-type="float">
            <text:p>4650.62</text:p>
          </table:table-cell>
          <table:table-cell office:value-type="float" office:value="77.5103333333" calcext:value-type="float">
            <text:p>77.510333333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4651.13" calcext:value-type="float">
            <text:p>4651.13</text:p>
          </table:table-cell>
          <table:table-cell office:value-type="float" office:value="77.5188333333" calcext:value-type="float">
            <text:p>77.518833333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4651.23" calcext:value-type="float">
            <text:p>4651.23</text:p>
          </table:table-cell>
          <table:table-cell office:value-type="float" office:value="77.5205" calcext:value-type="float">
            <text:p>77.520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651.54" calcext:value-type="float">
            <text:p>4651.54</text:p>
          </table:table-cell>
          <table:table-cell office:value-type="float" office:value="77.5256666667" calcext:value-type="float">
            <text:p>77.5256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4651.64" calcext:value-type="float">
            <text:p>4651.64</text:p>
          </table:table-cell>
          <table:table-cell office:value-type="float" office:value="77.5273333333" calcext:value-type="float">
            <text:p>77.52733333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651.75" calcext:value-type="float">
            <text:p>4651.75</text:p>
          </table:table-cell>
          <table:table-cell office:value-type="float" office:value="77.5291666667" calcext:value-type="float">
            <text:p>77.529166666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4652.16" calcext:value-type="float">
            <text:p>4652.16</text:p>
          </table:table-cell>
          <table:table-cell office:value-type="float" office:value="77.536" calcext:value-type="float">
            <text:p>77.53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4652.36" calcext:value-type="float">
            <text:p>4652.36</text:p>
          </table:table-cell>
          <table:table-cell office:value-type="float" office:value="77.5393333333" calcext:value-type="float">
            <text:p>77.539333333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4652.46" calcext:value-type="float">
            <text:p>4652.46</text:p>
          </table:table-cell>
          <table:table-cell office:value-type="float" office:value="77.541" calcext:value-type="float">
            <text:p>77.54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652.57" calcext:value-type="float">
            <text:p>4652.57</text:p>
          </table:table-cell>
          <table:table-cell office:value-type="float" office:value="77.5428333333" calcext:value-type="float">
            <text:p>77.542833333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4652.67" calcext:value-type="float">
            <text:p>4652.67</text:p>
          </table:table-cell>
          <table:table-cell office:value-type="float" office:value="77.5445" calcext:value-type="float">
            <text:p>77.544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4652.77" calcext:value-type="float">
            <text:p>4652.77</text:p>
          </table:table-cell>
          <table:table-cell office:value-type="float" office:value="77.5461666667" calcext:value-type="float">
            <text:p>77.546166666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4653.08" calcext:value-type="float">
            <text:p>4653.08</text:p>
          </table:table-cell>
          <table:table-cell office:value-type="float" office:value="77.5513333333" calcext:value-type="float">
            <text:p>77.551333333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653.18" calcext:value-type="float">
            <text:p>4653.18</text:p>
          </table:table-cell>
          <table:table-cell office:value-type="float" office:value="77.553" calcext:value-type="float">
            <text:p>77.55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4653.28" calcext:value-type="float">
            <text:p>4653.28</text:p>
          </table:table-cell>
          <table:table-cell office:value-type="float" office:value="77.5546666667" calcext:value-type="float">
            <text:p>77.5546666667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4653.49" calcext:value-type="float">
            <text:p>4653.49</text:p>
          </table:table-cell>
          <table:table-cell office:value-type="float" office:value="77.5581666667" calcext:value-type="float">
            <text:p>77.558166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653.59" calcext:value-type="float">
            <text:p>4653.59</text:p>
          </table:table-cell>
          <table:table-cell office:value-type="float" office:value="77.5598333333" calcext:value-type="float">
            <text:p>77.559833333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4653.8" calcext:value-type="float">
            <text:p>4653.8</text:p>
          </table:table-cell>
          <table:table-cell office:value-type="float" office:value="77.5633333333" calcext:value-type="float">
            <text:p>77.563333333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77.5666666667" calcext:value-type="float">
            <text:p>77.56666666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4654.53" calcext:value-type="float">
            <text:p>4654.53</text:p>
          </table:table-cell>
          <table:table-cell office:value-type="float" office:value="77.5755" calcext:value-type="float">
            <text:p>77.575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654.62" calcext:value-type="float">
            <text:p>4654.62</text:p>
          </table:table-cell>
          <table:table-cell office:value-type="float" office:value="77.577" calcext:value-type="float">
            <text:p>77.57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4657.79" calcext:value-type="float">
            <text:p>4657.79</text:p>
          </table:table-cell>
          <table:table-cell office:value-type="float" office:value="77.6298333333" calcext:value-type="float">
            <text:p>77.629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811.37" calcext:value-type="float">
            <text:p>4811.37</text:p>
          </table:table-cell>
          <table:table-cell office:value-type="float" office:value="80.1895" calcext:value-type="float">
            <text:p>80.189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978.5" calcext:value-type="float">
            <text:p>4978.5</text:p>
          </table:table-cell>
          <table:table-cell office:value-type="float" office:value="82.975" calcext:value-type="float">
            <text:p>82.9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982.31" calcext:value-type="float">
            <text:p>4982.31</text:p>
          </table:table-cell>
          <table:table-cell office:value-type="float" office:value="83.0385" calcext:value-type="float">
            <text:p>83.038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197.13" calcext:value-type="float">
            <text:p>5197.13</text:p>
          </table:table-cell>
          <table:table-cell office:value-type="float" office:value="86.6188333333" calcext:value-type="float">
            <text:p>86.6188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420.63" calcext:value-type="float">
            <text:p>5420.63</text:p>
          </table:table-cell>
          <table:table-cell office:value-type="float" office:value="90.3438333333" calcext:value-type="float">
            <text:p>90.343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499.12" calcext:value-type="float">
            <text:p>5499.12</text:p>
          </table:table-cell>
          <table:table-cell office:value-type="float" office:value="91.652" calcext:value-type="float">
            <text:p>91.65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511.62" calcext:value-type="float">
            <text:p>5511.62</text:p>
          </table:table-cell>
          <table:table-cell office:value-type="float" office:value="91.8603333333" calcext:value-type="float">
            <text:p>91.860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float" office:value="95.5833333333" calcext:value-type="float">
            <text:p>95.583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5988.62" calcext:value-type="float">
            <text:p>5988.62</text:p>
          </table:table-cell>
          <table:table-cell office:value-type="float" office:value="99.8103333333" calcext:value-type="float">
            <text:p>99.8103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988.8" calcext:value-type="float">
            <text:p>5988.8</text:p>
          </table:table-cell>
          <table:table-cell office:value-type="float" office:value="99.8133333333" calcext:value-type="float">
            <text:p>99.8133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5989.12" calcext:value-type="float">
            <text:p>5989.12</text:p>
          </table:table-cell>
          <table:table-cell office:value-type="float" office:value="99.8186666667" calcext:value-type="float">
            <text:p>99.818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5989.22" calcext:value-type="float">
            <text:p>5989.22</text:p>
          </table:table-cell>
          <table:table-cell office:value-type="float" office:value="99.8203333333" calcext:value-type="float">
            <text:p>99.820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989.92" calcext:value-type="float">
            <text:p>5989.92</text:p>
          </table:table-cell>
          <table:table-cell office:value-type="float" office:value="99.832" calcext:value-type="float">
            <text:p>99.83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5990.33" calcext:value-type="float">
            <text:p>5990.33</text:p>
          </table:table-cell>
          <table:table-cell office:value-type="float" office:value="99.8388333333" calcext:value-type="float">
            <text:p>99.838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5990.84" calcext:value-type="float">
            <text:p>5990.84</text:p>
          </table:table-cell>
          <table:table-cell office:value-type="float" office:value="99.8473333333" calcext:value-type="float">
            <text:p>99.847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990.95" calcext:value-type="float">
            <text:p>5990.95</text:p>
          </table:table-cell>
          <table:table-cell office:value-type="float" office:value="99.8491666667" calcext:value-type="float">
            <text:p>99.849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991.26" calcext:value-type="float">
            <text:p>5991.26</text:p>
          </table:table-cell>
          <table:table-cell office:value-type="float" office:value="99.8543333333" calcext:value-type="float">
            <text:p>99.854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5991.77" calcext:value-type="float">
            <text:p>5991.77</text:p>
          </table:table-cell>
          <table:table-cell office:value-type="float" office:value="99.8628333333" calcext:value-type="float">
            <text:p>99.862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991.97" calcext:value-type="float">
            <text:p>5991.97</text:p>
          </table:table-cell>
          <table:table-cell office:value-type="float" office:value="99.8661666667" calcext:value-type="float">
            <text:p>99.8661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992.07" calcext:value-type="float">
            <text:p>5992.07</text:p>
          </table:table-cell>
          <table:table-cell office:value-type="float" office:value="99.8678333333" calcext:value-type="float">
            <text:p>99.86783333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5992.18" calcext:value-type="float">
            <text:p>5992.18</text:p>
          </table:table-cell>
          <table:table-cell office:value-type="float" office:value="99.8696666667" calcext:value-type="float">
            <text:p>99.869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5993.1" calcext:value-type="float">
            <text:p>5993.1</text:p>
          </table:table-cell>
          <table:table-cell office:value-type="float" office:value="99.885" calcext:value-type="float">
            <text:p>99.88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993.2" calcext:value-type="float">
            <text:p>5993.2</text:p>
          </table:table-cell>
          <table:table-cell office:value-type="float" office:value="99.8866666667" calcext:value-type="float">
            <text:p>99.88666666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5993.51" calcext:value-type="float">
            <text:p>5993.51</text:p>
          </table:table-cell>
          <table:table-cell office:value-type="float" office:value="99.8918333333" calcext:value-type="float">
            <text:p>99.891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5994.13" calcext:value-type="float">
            <text:p>5994.13</text:p>
          </table:table-cell>
          <table:table-cell office:value-type="float" office:value="99.9021666667" calcext:value-type="float">
            <text:p>99.9021666667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5994.44" calcext:value-type="float">
            <text:p>5994.44</text:p>
          </table:table-cell>
          <table:table-cell office:value-type="float" office:value="99.9073333333" calcext:value-type="float">
            <text:p>99.907333333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5994.74" calcext:value-type="float">
            <text:p>5994.74</text:p>
          </table:table-cell>
          <table:table-cell office:value-type="float" office:value="99.9123333333" calcext:value-type="float">
            <text:p>99.9123333333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5994.94" calcext:value-type="float">
            <text:p>5994.94</text:p>
          </table:table-cell>
          <table:table-cell office:value-type="float" office:value="99.9156666667" calcext:value-type="float">
            <text:p>99.915666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995.05" calcext:value-type="float">
            <text:p>5995.05</text:p>
          </table:table-cell>
          <table:table-cell office:value-type="float" office:value="99.9175" calcext:value-type="float">
            <text:p>99.917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995.15" calcext:value-type="float">
            <text:p>5995.15</text:p>
          </table:table-cell>
          <table:table-cell office:value-type="float" office:value="99.9191666667" calcext:value-type="float">
            <text:p>99.919166666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995.25" calcext:value-type="float">
            <text:p>5995.25</text:p>
          </table:table-cell>
          <table:table-cell office:value-type="float" office:value="99.9208333333" calcext:value-type="float">
            <text:p>99.92083333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995.35" calcext:value-type="float">
            <text:p>5995.35</text:p>
          </table:table-cell>
          <table:table-cell office:value-type="float" office:value="99.9225" calcext:value-type="float">
            <text:p>99.9225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5995.46" calcext:value-type="float">
            <text:p>5995.46</text:p>
          </table:table-cell>
          <table:table-cell office:value-type="float" office:value="99.9243333333" calcext:value-type="float">
            <text:p>99.9243333333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5995.56" calcext:value-type="float">
            <text:p>5995.56</text:p>
          </table:table-cell>
          <table:table-cell office:value-type="float" office:value="99.926" calcext:value-type="float">
            <text:p>99.92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995.66" calcext:value-type="float">
            <text:p>5995.66</text:p>
          </table:table-cell>
          <table:table-cell office:value-type="float" office:value="99.9276666667" calcext:value-type="float">
            <text:p>99.927666666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995.77" calcext:value-type="float">
            <text:p>5995.77</text:p>
          </table:table-cell>
          <table:table-cell office:value-type="float" office:value="99.9295" calcext:value-type="float">
            <text:p>99.929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995.97" calcext:value-type="float">
            <text:p>5995.97</text:p>
          </table:table-cell>
          <table:table-cell office:value-type="float" office:value="99.9328333333" calcext:value-type="float">
            <text:p>99.9328333333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5996.08" calcext:value-type="float">
            <text:p>5996.08</text:p>
          </table:table-cell>
          <table:table-cell office:value-type="float" office:value="99.9346666667" calcext:value-type="float">
            <text:p>99.934666666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996.18" calcext:value-type="float">
            <text:p>5996.18</text:p>
          </table:table-cell>
          <table:table-cell office:value-type="float" office:value="99.9363333333" calcext:value-type="float">
            <text:p>99.936333333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996.28" calcext:value-type="float">
            <text:p>5996.28</text:p>
          </table:table-cell>
          <table:table-cell office:value-type="float" office:value="99.938" calcext:value-type="float">
            <text:p>99.93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5996.39" calcext:value-type="float">
            <text:p>5996.39</text:p>
          </table:table-cell>
          <table:table-cell office:value-type="float" office:value="99.9398333333" calcext:value-type="float">
            <text:p>99.939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5996.49" calcext:value-type="float">
            <text:p>5996.49</text:p>
          </table:table-cell>
          <table:table-cell office:value-type="float" office:value="99.9415" calcext:value-type="float">
            <text:p>99.9415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5996.59" calcext:value-type="float">
            <text:p>5996.59</text:p>
          </table:table-cell>
          <table:table-cell office:value-type="float" office:value="99.9431666667" calcext:value-type="float">
            <text:p>99.943166666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996.69" calcext:value-type="float">
            <text:p>5996.69</text:p>
          </table:table-cell>
          <table:table-cell office:value-type="float" office:value="99.9448333333" calcext:value-type="float">
            <text:p>99.944833333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996.79" calcext:value-type="float">
            <text:p>5996.79</text:p>
          </table:table-cell>
          <table:table-cell office:value-type="float" office:value="99.9465" calcext:value-type="float">
            <text:p>99.946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5996.89" calcext:value-type="float">
            <text:p>5996.89</text:p>
          </table:table-cell>
          <table:table-cell office:value-type="float" office:value="99.9481666667" calcext:value-type="float">
            <text:p>99.948166666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99.95" calcext:value-type="float">
            <text:p>99.9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5997.1" calcext:value-type="float">
            <text:p>5997.1</text:p>
          </table:table-cell>
          <table:table-cell office:value-type="float" office:value="99.9516666667" calcext:value-type="float">
            <text:p>99.9516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5997.31" calcext:value-type="float">
            <text:p>5997.31</text:p>
          </table:table-cell>
          <table:table-cell office:value-type="float" office:value="99.9551666667" calcext:value-type="float">
            <text:p>99.955166666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997.41" calcext:value-type="float">
            <text:p>5997.41</text:p>
          </table:table-cell>
          <table:table-cell office:value-type="float" office:value="99.9568333333" calcext:value-type="float">
            <text:p>99.956833333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997.51" calcext:value-type="float">
            <text:p>5997.51</text:p>
          </table:table-cell>
          <table:table-cell office:value-type="float" office:value="99.9585" calcext:value-type="float">
            <text:p>99.958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5997.72" calcext:value-type="float">
            <text:p>5997.72</text:p>
          </table:table-cell>
          <table:table-cell office:value-type="float" office:value="99.962" calcext:value-type="float">
            <text:p>99.96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5997.82" calcext:value-type="float">
            <text:p>5997.82</text:p>
          </table:table-cell>
          <table:table-cell office:value-type="float" office:value="99.9636666667" calcext:value-type="float">
            <text:p>99.9636666667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5997.92" calcext:value-type="float">
            <text:p>5997.92</text:p>
          </table:table-cell>
          <table:table-cell office:value-type="float" office:value="99.9653333333" calcext:value-type="float">
            <text:p>99.9653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5998.03" calcext:value-type="float">
            <text:p>5998.03</text:p>
          </table:table-cell>
          <table:table-cell office:value-type="float" office:value="99.9671666667" calcext:value-type="float">
            <text:p>99.967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998.34" calcext:value-type="float">
            <text:p>5998.34</text:p>
          </table:table-cell>
          <table:table-cell office:value-type="float" office:value="99.9723333333" calcext:value-type="float">
            <text:p>99.972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5998.64" calcext:value-type="float">
            <text:p>5998.64</text:p>
          </table:table-cell>
          <table:table-cell office:value-type="float" office:value="99.9773333333" calcext:value-type="float">
            <text:p>99.977333333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5999.16" calcext:value-type="float">
            <text:p>5999.16</text:p>
          </table:table-cell>
          <table:table-cell office:value-type="float" office:value="99.986" calcext:value-type="float">
            <text:p>99.98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5999.57" calcext:value-type="float">
            <text:p>5999.57</text:p>
          </table:table-cell>
          <table:table-cell office:value-type="float" office:value="99.9928333333" calcext:value-type="float">
            <text:p>99.9928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999.67" calcext:value-type="float">
            <text:p>5999.67</text:p>
          </table:table-cell>
          <table:table-cell office:value-type="float" office:value="99.9945" calcext:value-type="float">
            <text:p>99.994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5999.98" calcext:value-type="float">
            <text:p>5999.98</text:p>
          </table:table-cell>
          <table:table-cell office:value-type="float" office:value="99.9996666667" calcext:value-type="float">
            <text:p>99.9996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6000.08" calcext:value-type="float">
            <text:p>6000.08</text:p>
          </table:table-cell>
          <table:table-cell office:value-type="float" office:value="100.0013333333" calcext:value-type="float">
            <text:p>100.001333333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6000.18" calcext:value-type="float">
            <text:p>6000.18</text:p>
          </table:table-cell>
          <table:table-cell office:value-type="float" office:value="100.003" calcext:value-type="float">
            <text:p>100.00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000.28" calcext:value-type="float">
            <text:p>6000.28</text:p>
          </table:table-cell>
          <table:table-cell office:value-type="float" office:value="100.0046666667" calcext:value-type="float">
            <text:p>100.004666666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6000.39" calcext:value-type="float">
            <text:p>6000.39</text:p>
          </table:table-cell>
          <table:table-cell office:value-type="float" office:value="100.0065" calcext:value-type="float">
            <text:p>100.006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6000.49" calcext:value-type="float">
            <text:p>6000.49</text:p>
          </table:table-cell>
          <table:table-cell office:value-type="float" office:value="100.0081666667" calcext:value-type="float">
            <text:p>100.008166666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6000.6" calcext:value-type="float">
            <text:p>6000.6</text:p>
          </table:table-cell>
          <table:table-cell office:value-type="float" office:value="100.01" calcext:value-type="float">
            <text:p>100.0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000.8" calcext:value-type="float">
            <text:p>6000.8</text:p>
          </table:table-cell>
          <table:table-cell office:value-type="float" office:value="100.0133333333" calcext:value-type="float">
            <text:p>100.013333333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6000.9" calcext:value-type="float">
            <text:p>6000.9</text:p>
          </table:table-cell>
          <table:table-cell office:value-type="float" office:value="100.015" calcext:value-type="float">
            <text:p>100.01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6001.01" calcext:value-type="float">
            <text:p>6001.01</text:p>
          </table:table-cell>
          <table:table-cell office:value-type="float" office:value="100.0168333333" calcext:value-type="float">
            <text:p>100.016833333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6001.11" calcext:value-type="float">
            <text:p>6001.11</text:p>
          </table:table-cell>
          <table:table-cell office:value-type="float" office:value="100.0185" calcext:value-type="float">
            <text:p>100.018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6001.21" calcext:value-type="float">
            <text:p>6001.21</text:p>
          </table:table-cell>
          <table:table-cell office:value-type="float" office:value="100.0201666667" calcext:value-type="float">
            <text:p>100.0201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6001.41" calcext:value-type="float">
            <text:p>6001.41</text:p>
          </table:table-cell>
          <table:table-cell office:value-type="float" office:value="100.0235" calcext:value-type="float">
            <text:p>100.023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001.52" calcext:value-type="float">
            <text:p>6001.52</text:p>
          </table:table-cell>
          <table:table-cell office:value-type="float" office:value="100.0253333333" calcext:value-type="float">
            <text:p>100.025333333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6001.72" calcext:value-type="float">
            <text:p>6001.72</text:p>
          </table:table-cell>
          <table:table-cell office:value-type="float" office:value="100.0286666667" calcext:value-type="float">
            <text:p>100.028666666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6002.74" calcext:value-type="float">
            <text:p>6002.74</text:p>
          </table:table-cell>
          <table:table-cell office:value-type="float" office:value="100.0456666667" calcext:value-type="float">
            <text:p>100.0456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6002.85" calcext:value-type="float">
            <text:p>6002.85</text:p>
          </table:table-cell>
          <table:table-cell office:value-type="float" office:value="100.0475" calcext:value-type="float">
            <text:p>100.047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6002.95" calcext:value-type="float">
            <text:p>6002.95</text:p>
          </table:table-cell>
          <table:table-cell office:value-type="float" office:value="100.0491666667" calcext:value-type="float">
            <text:p>100.0491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004.09" calcext:value-type="float">
            <text:p>6004.09</text:p>
          </table:table-cell>
          <table:table-cell office:value-type="float" office:value="100.0681666667" calcext:value-type="float">
            <text:p>100.068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095.12" calcext:value-type="float">
            <text:p>6095.12</text:p>
          </table:table-cell>
          <table:table-cell office:value-type="float" office:value="101.5853333333" calcext:value-type="float">
            <text:p>101.585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6114.62" calcext:value-type="float">
            <text:p>6114.62</text:p>
          </table:table-cell>
          <table:table-cell office:value-type="float" office:value="101.9103333333" calcext:value-type="float">
            <text:p>101.910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125.63" calcext:value-type="float">
            <text:p>6125.63</text:p>
          </table:table-cell>
          <table:table-cell office:value-type="float" office:value="102.0938333333" calcext:value-type="float">
            <text:p>102.093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165.88" calcext:value-type="float">
            <text:p>6165.88</text:p>
          </table:table-cell>
          <table:table-cell office:value-type="float" office:value="102.7646666667" calcext:value-type="float">
            <text:p>102.764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165.91" calcext:value-type="float">
            <text:p>6165.91</text:p>
          </table:table-cell>
          <table:table-cell office:value-type="float" office:value="102.7651666667" calcext:value-type="float">
            <text:p>102.7651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6319.75" calcext:value-type="float">
            <text:p>6319.75</text:p>
          </table:table-cell>
          <table:table-cell office:value-type="float" office:value="105.3291666667" calcext:value-type="float">
            <text:p>105.329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6334.38" calcext:value-type="float">
            <text:p>6334.38</text:p>
          </table:table-cell>
          <table:table-cell office:value-type="float" office:value="105.573" calcext:value-type="float">
            <text:p>105.57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340.52" calcext:value-type="float">
            <text:p>6340.52</text:p>
          </table:table-cell>
          <table:table-cell office:value-type="float" office:value="105.6753333333" calcext:value-type="float">
            <text:p>105.67533333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6340.63" calcext:value-type="float">
            <text:p>6340.63</text:p>
          </table:table-cell>
          <table:table-cell office:value-type="float" office:value="105.6771666667" calcext:value-type="float">
            <text:p>105.6771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6364.13" calcext:value-type="float">
            <text:p>6364.13</text:p>
          </table:table-cell>
          <table:table-cell office:value-type="float" office:value="106.0688333333" calcext:value-type="float">
            <text:p>106.0688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390.26" calcext:value-type="float">
            <text:p>6390.26</text:p>
          </table:table-cell>
          <table:table-cell office:value-type="float" office:value="106.5043333333" calcext:value-type="float">
            <text:p>106.504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420.13" calcext:value-type="float">
            <text:p>6420.13</text:p>
          </table:table-cell>
          <table:table-cell office:value-type="float" office:value="107.0021666667" calcext:value-type="float">
            <text:p>107.002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497.01" calcext:value-type="float">
            <text:p>6497.01</text:p>
          </table:table-cell>
          <table:table-cell office:value-type="float" office:value="108.2835" calcext:value-type="float">
            <text:p>108.283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636.01" calcext:value-type="float">
            <text:p>6636.01</text:p>
          </table:table-cell>
          <table:table-cell office:value-type="float" office:value="110.6001666667" calcext:value-type="float">
            <text:p>110.600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703.88" calcext:value-type="float">
            <text:p>6703.88</text:p>
          </table:table-cell>
          <table:table-cell office:value-type="float" office:value="111.7313333333" calcext:value-type="float">
            <text:p>111.731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6703.89" calcext:value-type="float">
            <text:p>6703.89</text:p>
          </table:table-cell>
          <table:table-cell office:value-type="float" office:value="111.7315" calcext:value-type="float">
            <text:p>111.731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6704.99" calcext:value-type="float">
            <text:p>6704.99</text:p>
          </table:table-cell>
          <table:table-cell office:value-type="float" office:value="111.7498333333" calcext:value-type="float">
            <text:p>111.749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705.1" calcext:value-type="float">
            <text:p>6705.1</text:p>
          </table:table-cell>
          <table:table-cell office:value-type="float" office:value="111.7516666667" calcext:value-type="float">
            <text:p>111.7516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6706.21" calcext:value-type="float">
            <text:p>6706.21</text:p>
          </table:table-cell>
          <table:table-cell office:value-type="float" office:value="111.7701666667" calcext:value-type="float">
            <text:p>111.770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706.31" calcext:value-type="float">
            <text:p>6706.31</text:p>
          </table:table-cell>
          <table:table-cell office:value-type="float" office:value="111.7718333333" calcext:value-type="float">
            <text:p>111.771833333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6713.26" calcext:value-type="float">
            <text:p>6713.26</text:p>
          </table:table-cell>
          <table:table-cell office:value-type="float" office:value="111.8876666667" calcext:value-type="float">
            <text:p>111.887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713.28" calcext:value-type="float">
            <text:p>6713.28</text:p>
          </table:table-cell>
          <table:table-cell office:value-type="float" office:value="111.888" calcext:value-type="float">
            <text:p>111.888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6713.48" calcext:value-type="float">
            <text:p>6713.48</text:p>
          </table:table-cell>
          <table:table-cell office:value-type="float" office:value="111.8913333333" calcext:value-type="float">
            <text:p>111.891333333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6713.59" calcext:value-type="float">
            <text:p>6713.59</text:p>
          </table:table-cell>
          <table:table-cell office:value-type="float" office:value="111.8931666667" calcext:value-type="float">
            <text:p>111.8931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6713.79" calcext:value-type="float">
            <text:p>6713.79</text:p>
          </table:table-cell>
          <table:table-cell office:value-type="float" office:value="111.8965" calcext:value-type="float">
            <text:p>111.896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6714.09" calcext:value-type="float">
            <text:p>6714.09</text:p>
          </table:table-cell>
          <table:table-cell office:value-type="float" office:value="111.9015" calcext:value-type="float">
            <text:p>111.901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714.3" calcext:value-type="float">
            <text:p>6714.3</text:p>
          </table:table-cell>
          <table:table-cell office:value-type="float" office:value="111.905" calcext:value-type="float">
            <text:p>111.90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6714.51" calcext:value-type="float">
            <text:p>6714.51</text:p>
          </table:table-cell>
          <table:table-cell office:value-type="float" office:value="111.9085" calcext:value-type="float">
            <text:p>111.908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715.63" calcext:value-type="float">
            <text:p>6715.63</text:p>
          </table:table-cell>
          <table:table-cell office:value-type="float" office:value="111.9271666667" calcext:value-type="float">
            <text:p>111.9271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715.75" calcext:value-type="float">
            <text:p>6715.75</text:p>
          </table:table-cell>
          <table:table-cell office:value-type="float" office:value="111.9291666667" calcext:value-type="float">
            <text:p>111.929166666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715.85" calcext:value-type="float">
            <text:p>6715.85</text:p>
          </table:table-cell>
          <table:table-cell office:value-type="float" office:value="111.9308333333" calcext:value-type="float">
            <text:p>111.9308333333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6715.95" calcext:value-type="float">
            <text:p>6715.95</text:p>
          </table:table-cell>
          <table:table-cell office:value-type="float" office:value="111.9325" calcext:value-type="float">
            <text:p>111.932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6716.16" calcext:value-type="float">
            <text:p>6716.16</text:p>
          </table:table-cell>
          <table:table-cell office:value-type="float" office:value="111.936" calcext:value-type="float">
            <text:p>111.93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6716.26" calcext:value-type="float">
            <text:p>6716.26</text:p>
          </table:table-cell>
          <table:table-cell office:value-type="float" office:value="111.9376666667" calcext:value-type="float">
            <text:p>111.937666666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6716.36" calcext:value-type="float">
            <text:p>6716.36</text:p>
          </table:table-cell>
          <table:table-cell office:value-type="float" office:value="111.9393333333" calcext:value-type="float">
            <text:p>111.939333333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6716.46" calcext:value-type="float">
            <text:p>6716.46</text:p>
          </table:table-cell>
          <table:table-cell office:value-type="float" office:value="111.941" calcext:value-type="float">
            <text:p>111.94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716.97" calcext:value-type="float">
            <text:p>6716.97</text:p>
          </table:table-cell>
          <table:table-cell office:value-type="float" office:value="111.9495" calcext:value-type="float">
            <text:p>111.949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6717.69" calcext:value-type="float">
            <text:p>6717.69</text:p>
          </table:table-cell>
          <table:table-cell office:value-type="float" office:value="111.9615" calcext:value-type="float">
            <text:p>111.961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6717.79" calcext:value-type="float">
            <text:p>6717.79</text:p>
          </table:table-cell>
          <table:table-cell office:value-type="float" office:value="111.9631666667" calcext:value-type="float">
            <text:p>111.963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float" office:value="111.9666666667" calcext:value-type="float">
            <text:p>111.96666666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6718.1" calcext:value-type="float">
            <text:p>6718.1</text:p>
          </table:table-cell>
          <table:table-cell office:value-type="float" office:value="111.9683333333" calcext:value-type="float">
            <text:p>111.9683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6805.39" calcext:value-type="float">
            <text:p>6805.39</text:p>
          </table:table-cell>
          <table:table-cell office:value-type="float" office:value="113.4231666667" calcext:value-type="float">
            <text:p>113.423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923.64" calcext:value-type="float">
            <text:p>6923.64</text:p>
          </table:table-cell>
          <table:table-cell office:value-type="float" office:value="115.394" calcext:value-type="float">
            <text:p>115.39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112.77" calcext:value-type="float">
            <text:p>7112.77</text:p>
          </table:table-cell>
          <table:table-cell office:value-type="float" office:value="118.5461666667" calcext:value-type="float">
            <text:p>118.5461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7391.65" calcext:value-type="float">
            <text:p>7391.65</text:p>
          </table:table-cell>
          <table:table-cell office:value-type="float" office:value="123.1941666667" calcext:value-type="float">
            <text:p>123.194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391.7" calcext:value-type="float">
            <text:p>7391.7</text:p>
          </table:table-cell>
          <table:table-cell office:value-type="float" office:value="123.195" calcext:value-type="float">
            <text:p>123.19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558.14" calcext:value-type="float">
            <text:p>7558.14</text:p>
          </table:table-cell>
          <table:table-cell office:value-type="float" office:value="125.969" calcext:value-type="float">
            <text:p>125.96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607.52" calcext:value-type="float">
            <text:p>7607.52</text:p>
          </table:table-cell>
          <table:table-cell office:value-type="float" office:value="126.792" calcext:value-type="float">
            <text:p>126.79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7678.76" calcext:value-type="float">
            <text:p>7678.76</text:p>
          </table:table-cell>
          <table:table-cell office:value-type="float" office:value="127.9793333333" calcext:value-type="float">
            <text:p>127.979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706.38" calcext:value-type="float">
            <text:p>7706.38</text:p>
          </table:table-cell>
          <table:table-cell office:value-type="float" office:value="128.4396666667" calcext:value-type="float">
            <text:p>128.439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7749.88" calcext:value-type="float">
            <text:p>7749.88</text:p>
          </table:table-cell>
          <table:table-cell office:value-type="float" office:value="129.1646666667" calcext:value-type="float">
            <text:p>129.1646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7827.25" calcext:value-type="float">
            <text:p>7827.25</text:p>
          </table:table-cell>
          <table:table-cell office:value-type="float" office:value="130.4541666667" calcext:value-type="float">
            <text:p>130.4541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7933.38" calcext:value-type="float">
            <text:p>7933.38</text:p>
          </table:table-cell>
          <table:table-cell office:value-type="float" office:value="132.223" calcext:value-type="float">
            <text:p>132.22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933.91" calcext:value-type="float">
            <text:p>7933.91</text:p>
          </table:table-cell>
          <table:table-cell office:value-type="float" office:value="132.2318333333" calcext:value-type="float">
            <text:p>132.231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934.08" calcext:value-type="float">
            <text:p>7934.08</text:p>
          </table:table-cell>
          <table:table-cell office:value-type="float" office:value="132.2346666667" calcext:value-type="float">
            <text:p>132.234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float" office:value="132.25" calcext:value-type="float">
            <text:p>132.2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935.2" calcext:value-type="float">
            <text:p>7935.2</text:p>
          </table:table-cell>
          <table:table-cell office:value-type="float" office:value="132.2533333333" calcext:value-type="float">
            <text:p>132.253333333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935.41" calcext:value-type="float">
            <text:p>7935.41</text:p>
          </table:table-cell>
          <table:table-cell office:value-type="float" office:value="132.2568333333" calcext:value-type="float">
            <text:p>132.2568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936.24" calcext:value-type="float">
            <text:p>7936.24</text:p>
          </table:table-cell>
          <table:table-cell office:value-type="float" office:value="132.2706666667" calcext:value-type="float">
            <text:p>132.2706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936.34" calcext:value-type="float">
            <text:p>7936.34</text:p>
          </table:table-cell>
          <table:table-cell office:value-type="float" office:value="132.2723333333" calcext:value-type="float">
            <text:p>132.272333333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7936.44" calcext:value-type="float">
            <text:p>7936.44</text:p>
          </table:table-cell>
          <table:table-cell office:value-type="float" office:value="132.274" calcext:value-type="float">
            <text:p>132.27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7936.54" calcext:value-type="float">
            <text:p>7936.54</text:p>
          </table:table-cell>
          <table:table-cell office:value-type="float" office:value="132.2756666667" calcext:value-type="float">
            <text:p>132.275666666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7936.74" calcext:value-type="float">
            <text:p>7936.74</text:p>
          </table:table-cell>
          <table:table-cell office:value-type="float" office:value="132.279" calcext:value-type="float">
            <text:p>132.27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936.84" calcext:value-type="float">
            <text:p>7936.84</text:p>
          </table:table-cell>
          <table:table-cell office:value-type="float" office:value="132.2806666667" calcext:value-type="float">
            <text:p>132.280666666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7937.05" calcext:value-type="float">
            <text:p>7937.05</text:p>
          </table:table-cell>
          <table:table-cell office:value-type="float" office:value="132.2841666667" calcext:value-type="float">
            <text:p>132.284166666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937.15" calcext:value-type="float">
            <text:p>7937.15</text:p>
          </table:table-cell>
          <table:table-cell office:value-type="float" office:value="132.2858333333" calcext:value-type="float">
            <text:p>132.2858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7937.67" calcext:value-type="float">
            <text:p>7937.67</text:p>
          </table:table-cell>
          <table:table-cell office:value-type="float" office:value="132.2945" calcext:value-type="float">
            <text:p>132.294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7937.77" calcext:value-type="float">
            <text:p>7937.77</text:p>
          </table:table-cell>
          <table:table-cell office:value-type="float" office:value="132.2961666667" calcext:value-type="float">
            <text:p>132.296166666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7937.88" calcext:value-type="float">
            <text:p>7937.88</text:p>
          </table:table-cell>
          <table:table-cell office:value-type="float" office:value="132.298" calcext:value-type="float">
            <text:p>132.29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938.18" calcext:value-type="float">
            <text:p>7938.18</text:p>
          </table:table-cell>
          <table:table-cell office:value-type="float" office:value="132.303" calcext:value-type="float">
            <text:p>132.30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938.38" calcext:value-type="float">
            <text:p>7938.38</text:p>
          </table:table-cell>
          <table:table-cell office:value-type="float" office:value="132.3063333333" calcext:value-type="float">
            <text:p>132.3063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7938.48" calcext:value-type="float">
            <text:p>7938.48</text:p>
          </table:table-cell>
          <table:table-cell office:value-type="float" office:value="132.308" calcext:value-type="float">
            <text:p>132.30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938.59" calcext:value-type="float">
            <text:p>7938.59</text:p>
          </table:table-cell>
          <table:table-cell office:value-type="float" office:value="132.3098333333" calcext:value-type="float">
            <text:p>132.309833333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  <table:table-cell office:value-type="float" office:value="132.3166666667" calcext:value-type="float">
            <text:p>132.316666666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7939.1" calcext:value-type="float">
            <text:p>7939.1</text:p>
          </table:table-cell>
          <table:table-cell office:value-type="float" office:value="132.3183333333" calcext:value-type="float">
            <text:p>132.318333333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939.2" calcext:value-type="float">
            <text:p>7939.2</text:p>
          </table:table-cell>
          <table:table-cell office:value-type="float" office:value="132.32" calcext:value-type="float">
            <text:p>132.3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939.31" calcext:value-type="float">
            <text:p>7939.31</text:p>
          </table:table-cell>
          <table:table-cell office:value-type="float" office:value="132.3218333333" calcext:value-type="float">
            <text:p>132.321833333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7939.42" calcext:value-type="float">
            <text:p>7939.42</text:p>
          </table:table-cell>
          <table:table-cell office:value-type="float" office:value="132.3236666667" calcext:value-type="float">
            <text:p>132.323666666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7939.52" calcext:value-type="float">
            <text:p>7939.52</text:p>
          </table:table-cell>
          <table:table-cell office:value-type="float" office:value="132.3253333333" calcext:value-type="float">
            <text:p>132.3253333333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7939.62" calcext:value-type="float">
            <text:p>7939.62</text:p>
          </table:table-cell>
          <table:table-cell office:value-type="float" office:value="132.327" calcext:value-type="float">
            <text:p>132.327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7939.72" calcext:value-type="float">
            <text:p>7939.72</text:p>
          </table:table-cell>
          <table:table-cell office:value-type="float" office:value="132.3286666667" calcext:value-type="float">
            <text:p>132.328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7940.13" calcext:value-type="float">
            <text:p>7940.13</text:p>
          </table:table-cell>
          <table:table-cell office:value-type="float" office:value="132.3355" calcext:value-type="float">
            <text:p>132.335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940.43" calcext:value-type="float">
            <text:p>7940.43</text:p>
          </table:table-cell>
          <table:table-cell office:value-type="float" office:value="132.3405" calcext:value-type="float">
            <text:p>132.340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7940.54" calcext:value-type="float">
            <text:p>7940.54</text:p>
          </table:table-cell>
          <table:table-cell office:value-type="float" office:value="132.3423333333" calcext:value-type="float">
            <text:p>132.342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7940.64" calcext:value-type="float">
            <text:p>7940.64</text:p>
          </table:table-cell>
          <table:table-cell office:value-type="float" office:value="132.344" calcext:value-type="float">
            <text:p>132.34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7940.85" calcext:value-type="float">
            <text:p>7940.85</text:p>
          </table:table-cell>
          <table:table-cell office:value-type="float" office:value="132.3475" calcext:value-type="float">
            <text:p>132.347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7940.95" calcext:value-type="float">
            <text:p>7940.95</text:p>
          </table:table-cell>
          <table:table-cell office:value-type="float" office:value="132.3491666667" calcext:value-type="float">
            <text:p>132.34916666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7941.05" calcext:value-type="float">
            <text:p>7941.05</text:p>
          </table:table-cell>
          <table:table-cell office:value-type="float" office:value="132.3508333333" calcext:value-type="float">
            <text:p>132.350833333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7941.36" calcext:value-type="float">
            <text:p>7941.36</text:p>
          </table:table-cell>
          <table:table-cell office:value-type="float" office:value="132.356" calcext:value-type="float">
            <text:p>132.356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7941.46" calcext:value-type="float">
            <text:p>7941.46</text:p>
          </table:table-cell>
          <table:table-cell office:value-type="float" office:value="132.3576666667" calcext:value-type="float">
            <text:p>132.357666666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7941.88" calcext:value-type="float">
            <text:p>7941.88</text:p>
          </table:table-cell>
          <table:table-cell office:value-type="float" office:value="132.3646666667" calcext:value-type="float">
            <text:p>132.364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7941.98" calcext:value-type="float">
            <text:p>7941.98</text:p>
          </table:table-cell>
          <table:table-cell office:value-type="float" office:value="132.3663333333" calcext:value-type="float">
            <text:p>132.36633333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942.29" calcext:value-type="float">
            <text:p>7942.29</text:p>
          </table:table-cell>
          <table:table-cell office:value-type="float" office:value="132.3715" calcext:value-type="float">
            <text:p>132.371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7942.39" calcext:value-type="float">
            <text:p>7942.39</text:p>
          </table:table-cell>
          <table:table-cell office:value-type="float" office:value="132.3731666667" calcext:value-type="float">
            <text:p>132.3731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942.49" calcext:value-type="float">
            <text:p>7942.49</text:p>
          </table:table-cell>
          <table:table-cell office:value-type="float" office:value="132.3748333333" calcext:value-type="float">
            <text:p>132.374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942.59" calcext:value-type="float">
            <text:p>7942.59</text:p>
          </table:table-cell>
          <table:table-cell office:value-type="float" office:value="132.3765" calcext:value-type="float">
            <text:p>132.376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942.9" calcext:value-type="float">
            <text:p>7942.9</text:p>
          </table:table-cell>
          <table:table-cell office:value-type="float" office:value="132.3816666667" calcext:value-type="float">
            <text:p>132.381666666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132.3833333333" calcext:value-type="float">
            <text:p>132.383333333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7943.2" calcext:value-type="float">
            <text:p>7943.2</text:p>
          </table:table-cell>
          <table:table-cell office:value-type="float" office:value="132.3866666667" calcext:value-type="float">
            <text:p>132.386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7943.31" calcext:value-type="float">
            <text:p>7943.31</text:p>
          </table:table-cell>
          <table:table-cell office:value-type="float" office:value="132.3885" calcext:value-type="float">
            <text:p>132.388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7943.71" calcext:value-type="float">
            <text:p>7943.71</text:p>
          </table:table-cell>
          <table:table-cell office:value-type="float" office:value="132.3951666667" calcext:value-type="float">
            <text:p>132.395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7943.83" calcext:value-type="float">
            <text:p>7943.83</text:p>
          </table:table-cell>
          <table:table-cell office:value-type="float" office:value="132.3971666667" calcext:value-type="float">
            <text:p>132.397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944.04" calcext:value-type="float">
            <text:p>7944.04</text:p>
          </table:table-cell>
          <table:table-cell office:value-type="float" office:value="132.4006666667" calcext:value-type="float">
            <text:p>132.400666666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7944.14" calcext:value-type="float">
            <text:p>7944.14</text:p>
          </table:table-cell>
          <table:table-cell office:value-type="float" office:value="132.4023333333" calcext:value-type="float">
            <text:p>132.402333333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7944.34" calcext:value-type="float">
            <text:p>7944.34</text:p>
          </table:table-cell>
          <table:table-cell office:value-type="float" office:value="132.4056666667" calcext:value-type="float">
            <text:p>132.405666666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7944.44" calcext:value-type="float">
            <text:p>7944.44</text:p>
          </table:table-cell>
          <table:table-cell office:value-type="float" office:value="132.4073333333" calcext:value-type="float">
            <text:p>132.407333333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7944.55" calcext:value-type="float">
            <text:p>7944.55</text:p>
          </table:table-cell>
          <table:table-cell office:value-type="float" office:value="132.4091666667" calcext:value-type="float">
            <text:p>132.4091666667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7944.68" calcext:value-type="float">
            <text:p>7944.68</text:p>
          </table:table-cell>
          <table:table-cell office:value-type="float" office:value="132.4113333333" calcext:value-type="float">
            <text:p>132.411333333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944.75" calcext:value-type="float">
            <text:p>7944.75</text:p>
          </table:table-cell>
          <table:table-cell office:value-type="float" office:value="132.4125" calcext:value-type="float">
            <text:p>132.412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7944.85" calcext:value-type="float">
            <text:p>7944.85</text:p>
          </table:table-cell>
          <table:table-cell office:value-type="float" office:value="132.4141666667" calcext:value-type="float">
            <text:p>132.414166666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7944.96" calcext:value-type="float">
            <text:p>7944.96</text:p>
          </table:table-cell>
          <table:table-cell office:value-type="float" office:value="132.416" calcext:value-type="float">
            <text:p>132.41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7945.06" calcext:value-type="float">
            <text:p>7945.06</text:p>
          </table:table-cell>
          <table:table-cell office:value-type="float" office:value="132.4176666667" calcext:value-type="float">
            <text:p>132.417666666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7945.16" calcext:value-type="float">
            <text:p>7945.16</text:p>
          </table:table-cell>
          <table:table-cell office:value-type="float" office:value="132.4193333333" calcext:value-type="float">
            <text:p>132.419333333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7945.36" calcext:value-type="float">
            <text:p>7945.36</text:p>
          </table:table-cell>
          <table:table-cell office:value-type="float" office:value="132.4226666667" calcext:value-type="float">
            <text:p>132.422666666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7945.46" calcext:value-type="float">
            <text:p>7945.46</text:p>
          </table:table-cell>
          <table:table-cell office:value-type="float" office:value="132.4243333333" calcext:value-type="float">
            <text:p>132.424333333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7945.57" calcext:value-type="float">
            <text:p>7945.57</text:p>
          </table:table-cell>
          <table:table-cell office:value-type="float" office:value="132.4261666667" calcext:value-type="float">
            <text:p>132.426166666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945.67" calcext:value-type="float">
            <text:p>7945.67</text:p>
          </table:table-cell>
          <table:table-cell office:value-type="float" office:value="132.4278333333" calcext:value-type="float">
            <text:p>132.4278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7945.77" calcext:value-type="float">
            <text:p>7945.77</text:p>
          </table:table-cell>
          <table:table-cell office:value-type="float" office:value="132.4295" calcext:value-type="float">
            <text:p>132.429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7945.87" calcext:value-type="float">
            <text:p>7945.87</text:p>
          </table:table-cell>
          <table:table-cell office:value-type="float" office:value="132.4311666667" calcext:value-type="float">
            <text:p>132.431166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945.98" calcext:value-type="float">
            <text:p>7945.98</text:p>
          </table:table-cell>
          <table:table-cell office:value-type="float" office:value="132.433" calcext:value-type="float">
            <text:p>132.4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7946.29" calcext:value-type="float">
            <text:p>7946.29</text:p>
          </table:table-cell>
          <table:table-cell office:value-type="float" office:value="132.4381666667" calcext:value-type="float">
            <text:p>132.4381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946.39" calcext:value-type="float">
            <text:p>7946.39</text:p>
          </table:table-cell>
          <table:table-cell office:value-type="float" office:value="132.4398333333" calcext:value-type="float">
            <text:p>132.439833333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7947.83" calcext:value-type="float">
            <text:p>7947.83</text:p>
          </table:table-cell>
          <table:table-cell office:value-type="float" office:value="132.4638333333" calcext:value-type="float">
            <text:p>132.463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7948.44" calcext:value-type="float">
            <text:p>7948.44</text:p>
          </table:table-cell>
          <table:table-cell office:value-type="float" office:value="132.474" calcext:value-type="float">
            <text:p>132.47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7953.5" calcext:value-type="float">
            <text:p>7953.5</text:p>
          </table:table-cell>
          <table:table-cell office:value-type="float" office:value="132.5583333333" calcext:value-type="float">
            <text:p>132.558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133.37" calcext:value-type="float">
            <text:p>8133.37</text:p>
          </table:table-cell>
          <table:table-cell office:value-type="float" office:value="135.5561666667" calcext:value-type="float">
            <text:p>135.556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212.5" calcext:value-type="float">
            <text:p>8212.5</text:p>
          </table:table-cell>
          <table:table-cell office:value-type="float" office:value="136.875" calcext:value-type="float">
            <text:p>136.87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335.5" calcext:value-type="float">
            <text:p>8335.5</text:p>
          </table:table-cell>
          <table:table-cell office:value-type="float" office:value="138.925" calcext:value-type="float">
            <text:p>138.92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8335.5" calcext:value-type="float">
            <text:p>8335.5</text:p>
          </table:table-cell>
          <table:table-cell office:value-type="float" office:value="138.925" calcext:value-type="float">
            <text:p>138.92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8524.5" calcext:value-type="float">
            <text:p>8524.5</text:p>
          </table:table-cell>
          <table:table-cell office:value-type="float" office:value="142.075" calcext:value-type="float">
            <text:p>142.07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528.52" calcext:value-type="float">
            <text:p>8528.52</text:p>
          </table:table-cell>
          <table:table-cell office:value-type="float" office:value="142.142" calcext:value-type="float">
            <text:p>142.14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529.45" calcext:value-type="float">
            <text:p>8529.45</text:p>
          </table:table-cell>
          <table:table-cell office:value-type="float" office:value="142.1575" calcext:value-type="float">
            <text:p>142.157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8529.65" calcext:value-type="float">
            <text:p>8529.65</text:p>
          </table:table-cell>
          <table:table-cell office:value-type="float" office:value="142.1608333333" calcext:value-type="float">
            <text:p>142.160833333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529.75" calcext:value-type="float">
            <text:p>8529.75</text:p>
          </table:table-cell>
          <table:table-cell office:value-type="float" office:value="142.1625" calcext:value-type="float">
            <text:p>142.162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530.36" calcext:value-type="float">
            <text:p>8530.36</text:p>
          </table:table-cell>
          <table:table-cell office:value-type="float" office:value="142.1726666667" calcext:value-type="float">
            <text:p>142.172666666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8530.56" calcext:value-type="float">
            <text:p>8530.56</text:p>
          </table:table-cell>
          <table:table-cell office:value-type="float" office:value="142.176" calcext:value-type="float">
            <text:p>142.17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8530.67" calcext:value-type="float">
            <text:p>8530.67</text:p>
          </table:table-cell>
          <table:table-cell office:value-type="float" office:value="142.1778333333" calcext:value-type="float">
            <text:p>142.1778333333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8530.78" calcext:value-type="float">
            <text:p>8530.78</text:p>
          </table:table-cell>
          <table:table-cell office:value-type="float" office:value="142.1796666667" calcext:value-type="float">
            <text:p>142.1796666667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8530.88" calcext:value-type="float">
            <text:p>8530.88</text:p>
          </table:table-cell>
          <table:table-cell office:value-type="float" office:value="142.1813333333" calcext:value-type="float">
            <text:p>142.1813333333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8530.98" calcext:value-type="float">
            <text:p>8530.98</text:p>
          </table:table-cell>
          <table:table-cell office:value-type="float" office:value="142.183" calcext:value-type="float">
            <text:p>142.183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8531.18" calcext:value-type="float">
            <text:p>8531.18</text:p>
          </table:table-cell>
          <table:table-cell office:value-type="float" office:value="142.1863333333" calcext:value-type="float">
            <text:p>142.1863333333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8531.39" calcext:value-type="float">
            <text:p>8531.39</text:p>
          </table:table-cell>
          <table:table-cell office:value-type="float" office:value="142.1898333333" calcext:value-type="float">
            <text:p>142.189833333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8531.7" calcext:value-type="float">
            <text:p>8531.7</text:p>
          </table:table-cell>
          <table:table-cell office:value-type="float" office:value="142.195" calcext:value-type="float">
            <text:p>142.19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8531.8" calcext:value-type="float">
            <text:p>8531.8</text:p>
          </table:table-cell>
          <table:table-cell office:value-type="float" office:value="142.1966666667" calcext:value-type="float">
            <text:p>142.1966666667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8531.9" calcext:value-type="float">
            <text:p>8531.9</text:p>
          </table:table-cell>
          <table:table-cell office:value-type="float" office:value="142.1983333333" calcext:value-type="float">
            <text:p>142.1983333333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8532.1" calcext:value-type="float">
            <text:p>8532.1</text:p>
          </table:table-cell>
          <table:table-cell office:value-type="float" office:value="142.2016666667" calcext:value-type="float">
            <text:p>142.201666666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8532.31" calcext:value-type="float">
            <text:p>8532.31</text:p>
          </table:table-cell>
          <table:table-cell office:value-type="float" office:value="142.2051666667" calcext:value-type="float">
            <text:p>142.2051666667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8532.42" calcext:value-type="float">
            <text:p>8532.42</text:p>
          </table:table-cell>
          <table:table-cell office:value-type="float" office:value="142.207" calcext:value-type="float">
            <text:p>142.20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8532.62" calcext:value-type="float">
            <text:p>8532.62</text:p>
          </table:table-cell>
          <table:table-cell office:value-type="float" office:value="142.2103333333" calcext:value-type="float">
            <text:p>142.210333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532.72" calcext:value-type="float">
            <text:p>8532.72</text:p>
          </table:table-cell>
          <table:table-cell office:value-type="float" office:value="142.212" calcext:value-type="float">
            <text:p>142.21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532.82" calcext:value-type="float">
            <text:p>8532.82</text:p>
          </table:table-cell>
          <table:table-cell office:value-type="float" office:value="142.2136666667" calcext:value-type="float">
            <text:p>142.2136666667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8532.93" calcext:value-type="float">
            <text:p>8532.93</text:p>
          </table:table-cell>
          <table:table-cell office:value-type="float" office:value="142.2155" calcext:value-type="float">
            <text:p>142.215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8533.13" calcext:value-type="float">
            <text:p>8533.13</text:p>
          </table:table-cell>
          <table:table-cell office:value-type="float" office:value="142.2188333333" calcext:value-type="float">
            <text:p>142.2188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8533.24" calcext:value-type="float">
            <text:p>8533.24</text:p>
          </table:table-cell>
          <table:table-cell office:value-type="float" office:value="142.2206666667" calcext:value-type="float">
            <text:p>142.2206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8533.35" calcext:value-type="float">
            <text:p>8533.35</text:p>
          </table:table-cell>
          <table:table-cell office:value-type="float" office:value="142.2225" calcext:value-type="float">
            <text:p>142.222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8533.45" calcext:value-type="float">
            <text:p>8533.45</text:p>
          </table:table-cell>
          <table:table-cell office:value-type="float" office:value="142.2241666667" calcext:value-type="float">
            <text:p>142.224166666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8533.95" calcext:value-type="float">
            <text:p>8533.95</text:p>
          </table:table-cell>
          <table:table-cell office:value-type="float" office:value="142.2325" calcext:value-type="float">
            <text:p>142.232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8534.06" calcext:value-type="float">
            <text:p>8534.06</text:p>
          </table:table-cell>
          <table:table-cell office:value-type="float" office:value="142.2343333333" calcext:value-type="float">
            <text:p>142.2343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8534.36" calcext:value-type="float">
            <text:p>8534.36</text:p>
          </table:table-cell>
          <table:table-cell office:value-type="float" office:value="142.2393333333" calcext:value-type="float">
            <text:p>142.239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534.47" calcext:value-type="float">
            <text:p>8534.47</text:p>
          </table:table-cell>
          <table:table-cell office:value-type="float" office:value="142.2411666667" calcext:value-type="float">
            <text:p>142.241166666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8534.57" calcext:value-type="float">
            <text:p>8534.57</text:p>
          </table:table-cell>
          <table:table-cell office:value-type="float" office:value="142.2428333333" calcext:value-type="float">
            <text:p>142.242833333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8534.67" calcext:value-type="float">
            <text:p>8534.67</text:p>
          </table:table-cell>
          <table:table-cell office:value-type="float" office:value="142.2445" calcext:value-type="float">
            <text:p>142.244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8534.77" calcext:value-type="float">
            <text:p>8534.77</text:p>
          </table:table-cell>
          <table:table-cell office:value-type="float" office:value="142.2461666667" calcext:value-type="float">
            <text:p>142.246166666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8534.88" calcext:value-type="float">
            <text:p>8534.88</text:p>
          </table:table-cell>
          <table:table-cell office:value-type="float" office:value="142.248" calcext:value-type="float">
            <text:p>142.24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8534.98" calcext:value-type="float">
            <text:p>8534.98</text:p>
          </table:table-cell>
          <table:table-cell office:value-type="float" office:value="142.2496666667" calcext:value-type="float">
            <text:p>142.249666666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8535.08" calcext:value-type="float">
            <text:p>8535.08</text:p>
          </table:table-cell>
          <table:table-cell office:value-type="float" office:value="142.2513333333" calcext:value-type="float">
            <text:p>142.2513333333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8535.18" calcext:value-type="float">
            <text:p>8535.18</text:p>
          </table:table-cell>
          <table:table-cell office:value-type="float" office:value="142.253" calcext:value-type="float">
            <text:p>142.25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8535.29" calcext:value-type="float">
            <text:p>8535.29</text:p>
          </table:table-cell>
          <table:table-cell office:value-type="float" office:value="142.2548333333" calcext:value-type="float">
            <text:p>142.2548333333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8535.39" calcext:value-type="float">
            <text:p>8535.39</text:p>
          </table:table-cell>
          <table:table-cell office:value-type="float" office:value="142.2565" calcext:value-type="float">
            <text:p>142.256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8535.5" calcext:value-type="float">
            <text:p>8535.5</text:p>
          </table:table-cell>
          <table:table-cell office:value-type="float" office:value="142.2583333333" calcext:value-type="float">
            <text:p>142.2583333333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8535.6" calcext:value-type="float">
            <text:p>8535.6</text:p>
          </table:table-cell>
          <table:table-cell office:value-type="float" office:value="142.26" calcext:value-type="float">
            <text:p>142.26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8535.7" calcext:value-type="float">
            <text:p>8535.7</text:p>
          </table:table-cell>
          <table:table-cell office:value-type="float" office:value="142.2616666667" calcext:value-type="float">
            <text:p>142.261666666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8535.8" calcext:value-type="float">
            <text:p>8535.8</text:p>
          </table:table-cell>
          <table:table-cell office:value-type="float" office:value="142.2633333333" calcext:value-type="float">
            <text:p>142.263333333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8535.91" calcext:value-type="float">
            <text:p>8535.91</text:p>
          </table:table-cell>
          <table:table-cell office:value-type="float" office:value="142.2651666667" calcext:value-type="float">
            <text:p>142.265166666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8543.88" calcext:value-type="float">
            <text:p>8543.88</text:p>
          </table:table-cell>
          <table:table-cell office:value-type="float" office:value="142.398" calcext:value-type="float">
            <text:p>142.39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565.12" calcext:value-type="float">
            <text:p>8565.12</text:p>
          </table:table-cell>
          <table:table-cell office:value-type="float" office:value="142.752" calcext:value-type="float">
            <text:p>142.75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610.37" calcext:value-type="float">
            <text:p>8610.37</text:p>
          </table:table-cell>
          <table:table-cell office:value-type="float" office:value="143.5061666667" calcext:value-type="float">
            <text:p>143.506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610.63" calcext:value-type="float">
            <text:p>8610.63</text:p>
          </table:table-cell>
          <table:table-cell office:value-type="float" office:value="143.5105" calcext:value-type="float">
            <text:p>143.510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8610.73" calcext:value-type="float">
            <text:p>8610.73</text:p>
          </table:table-cell>
          <table:table-cell office:value-type="float" office:value="143.5121666667" calcext:value-type="float">
            <text:p>143.512166666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float" office:value="143.7333333333" calcext:value-type="float">
            <text:p>143.733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644.62" calcext:value-type="float">
            <text:p>8644.62</text:p>
          </table:table-cell>
          <table:table-cell office:value-type="float" office:value="144.077" calcext:value-type="float">
            <text:p>144.07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649.01" calcext:value-type="float">
            <text:p>8649.01</text:p>
          </table:table-cell>
          <table:table-cell office:value-type="float" office:value="144.1501666667" calcext:value-type="float">
            <text:p>144.1501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8732.88" calcext:value-type="float">
            <text:p>8732.88</text:p>
          </table:table-cell>
          <table:table-cell office:value-type="float" office:value="145.548" calcext:value-type="float">
            <text:p>145.54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734.56" calcext:value-type="float">
            <text:p>8734.56</text:p>
          </table:table-cell>
          <table:table-cell office:value-type="float" office:value="145.576" calcext:value-type="float">
            <text:p>145.576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734.67" calcext:value-type="float">
            <text:p>8734.67</text:p>
          </table:table-cell>
          <table:table-cell office:value-type="float" office:value="145.5778333333" calcext:value-type="float">
            <text:p>145.577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744.51" calcext:value-type="float">
            <text:p>8744.51</text:p>
          </table:table-cell>
          <table:table-cell office:value-type="float" office:value="145.7418333333" calcext:value-type="float">
            <text:p>145.741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146.75" calcext:value-type="float">
            <text:p>146.7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810.13" calcext:value-type="float">
            <text:p>8810.13</text:p>
          </table:table-cell>
          <table:table-cell office:value-type="float" office:value="146.8355" calcext:value-type="float">
            <text:p>146.835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842.63" calcext:value-type="float">
            <text:p>8842.63</text:p>
          </table:table-cell>
          <table:table-cell office:value-type="float" office:value="147.3771666667" calcext:value-type="float">
            <text:p>147.377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872.75" calcext:value-type="float">
            <text:p>8872.75</text:p>
          </table:table-cell>
          <table:table-cell office:value-type="float" office:value="147.8791666667" calcext:value-type="float">
            <text:p>147.879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901.25" calcext:value-type="float">
            <text:p>8901.25</text:p>
          </table:table-cell>
          <table:table-cell office:value-type="float" office:value="148.3541666667" calcext:value-type="float">
            <text:p>148.354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8949" calcext:value-type="float">
            <text:p>8949</text:p>
          </table:table-cell>
          <table:table-cell office:value-type="float" office:value="149.15" calcext:value-type="float">
            <text:p>149.1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964.37" calcext:value-type="float">
            <text:p>8964.37</text:p>
          </table:table-cell>
          <table:table-cell office:value-type="float" office:value="149.4061666667" calcext:value-type="float">
            <text:p>149.406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973.75" calcext:value-type="float">
            <text:p>8973.75</text:p>
          </table:table-cell>
          <table:table-cell office:value-type="float" office:value="149.5625" calcext:value-type="float">
            <text:p>149.562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985" calcext:value-type="float">
            <text:p>8985</text:p>
          </table:table-cell>
          <table:table-cell office:value-type="float" office:value="149.75" calcext:value-type="float">
            <text:p>149.7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8994.62" calcext:value-type="float">
            <text:p>8994.62</text:p>
          </table:table-cell>
          <table:table-cell office:value-type="float" office:value="149.9103333333" calcext:value-type="float">
            <text:p>149.910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9039.38" calcext:value-type="float">
            <text:p>9039.38</text:p>
          </table:table-cell>
          <table:table-cell office:value-type="float" office:value="150.6563333333" calcext:value-type="float">
            <text:p>150.656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039.45" calcext:value-type="float">
            <text:p>9039.45</text:p>
          </table:table-cell>
          <table:table-cell office:value-type="float" office:value="150.6575" calcext:value-type="float">
            <text:p>150.657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099.37" calcext:value-type="float">
            <text:p>9099.37</text:p>
          </table:table-cell>
          <table:table-cell office:value-type="float" office:value="151.6561666667" calcext:value-type="float">
            <text:p>151.6561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199.5" calcext:value-type="float">
            <text:p>9199.5</text:p>
          </table:table-cell>
          <table:table-cell office:value-type="float" office:value="153.325" calcext:value-type="float">
            <text:p>153.32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9225.88" calcext:value-type="float">
            <text:p>9225.88</text:p>
          </table:table-cell>
          <table:table-cell office:value-type="float" office:value="153.7646666667" calcext:value-type="float">
            <text:p>153.764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float" office:value="154.0166666667" calcext:value-type="float">
            <text:p>154.016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269.5" calcext:value-type="float">
            <text:p>9269.5</text:p>
          </table:table-cell>
          <table:table-cell office:value-type="float" office:value="154.4916666667" calcext:value-type="float">
            <text:p>154.4916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269.54" calcext:value-type="float">
            <text:p>9269.54</text:p>
          </table:table-cell>
          <table:table-cell office:value-type="float" office:value="154.4923333333" calcext:value-type="float">
            <text:p>154.492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291.13" calcext:value-type="float">
            <text:p>9291.13</text:p>
          </table:table-cell>
          <table:table-cell office:value-type="float" office:value="154.8521666667" calcext:value-type="float">
            <text:p>154.852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298.26" calcext:value-type="float">
            <text:p>9298.26</text:p>
          </table:table-cell>
          <table:table-cell office:value-type="float" office:value="154.971" calcext:value-type="float">
            <text:p>154.971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9307.51" calcext:value-type="float">
            <text:p>9307.51</text:p>
          </table:table-cell>
          <table:table-cell office:value-type="float" office:value="155.1251666667" calcext:value-type="float">
            <text:p>155.125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325.88" calcext:value-type="float">
            <text:p>9325.88</text:p>
          </table:table-cell>
          <table:table-cell office:value-type="float" office:value="155.4313333333" calcext:value-type="float">
            <text:p>155.431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9335.88" calcext:value-type="float">
            <text:p>9335.88</text:p>
          </table:table-cell>
          <table:table-cell office:value-type="float" office:value="155.598" calcext:value-type="float">
            <text:p>155.59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9358.5" calcext:value-type="float">
            <text:p>9358.5</text:p>
          </table:table-cell>
          <table:table-cell office:value-type="float" office:value="155.975" calcext:value-type="float">
            <text:p>155.9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388.76" calcext:value-type="float">
            <text:p>9388.76</text:p>
          </table:table-cell>
          <table:table-cell office:value-type="float" office:value="156.4793333333" calcext:value-type="float">
            <text:p>156.479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388.87" calcext:value-type="float">
            <text:p>9388.87</text:p>
          </table:table-cell>
          <table:table-cell office:value-type="float" office:value="156.4811666667" calcext:value-type="float">
            <text:p>156.481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396.38" calcext:value-type="float">
            <text:p>9396.38</text:p>
          </table:table-cell>
          <table:table-cell office:value-type="float" office:value="156.6063333333" calcext:value-type="float">
            <text:p>156.606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403.5" calcext:value-type="float">
            <text:p>9403.5</text:p>
          </table:table-cell>
          <table:table-cell office:value-type="float" office:value="156.725" calcext:value-type="float">
            <text:p>156.7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406.06" calcext:value-type="float">
            <text:p>9406.06</text:p>
          </table:table-cell>
          <table:table-cell office:value-type="float" office:value="156.7676666667" calcext:value-type="float">
            <text:p>156.767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435.88" calcext:value-type="float">
            <text:p>9435.88</text:p>
          </table:table-cell>
          <table:table-cell office:value-type="float" office:value="157.2646666667" calcext:value-type="float">
            <text:p>157.2646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9435.94" calcext:value-type="float">
            <text:p>9435.94</text:p>
          </table:table-cell>
          <table:table-cell office:value-type="float" office:value="157.2656666667" calcext:value-type="float">
            <text:p>157.2656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439.93" calcext:value-type="float">
            <text:p>9439.93</text:p>
          </table:table-cell>
          <table:table-cell office:value-type="float" office:value="157.3321666667" calcext:value-type="float">
            <text:p>157.332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443.02" calcext:value-type="float">
            <text:p>9443.02</text:p>
          </table:table-cell>
          <table:table-cell office:value-type="float" office:value="157.3836666667" calcext:value-type="float">
            <text:p>157.383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480.75" calcext:value-type="float">
            <text:p>9480.75</text:p>
          </table:table-cell>
          <table:table-cell office:value-type="float" office:value="158.0125" calcext:value-type="float">
            <text:p>158.012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491.75" calcext:value-type="float">
            <text:p>9491.75</text:p>
          </table:table-cell>
          <table:table-cell office:value-type="float" office:value="158.1958333333" calcext:value-type="float">
            <text:p>158.195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491.75" calcext:value-type="float">
            <text:p>9491.75</text:p>
          </table:table-cell>
          <table:table-cell office:value-type="float" office:value="158.1958333333" calcext:value-type="float">
            <text:p>158.195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505.12" calcext:value-type="float">
            <text:p>9505.12</text:p>
          </table:table-cell>
          <table:table-cell office:value-type="float" office:value="158.4186666667" calcext:value-type="float">
            <text:p>158.4186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521.75" calcext:value-type="float">
            <text:p>9521.75</text:p>
          </table:table-cell>
          <table:table-cell office:value-type="float" office:value="158.6958333333" calcext:value-type="float">
            <text:p>158.695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546.38" calcext:value-type="float">
            <text:p>9546.38</text:p>
          </table:table-cell>
          <table:table-cell office:value-type="float" office:value="159.1063333333" calcext:value-type="float">
            <text:p>159.106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9555.37" calcext:value-type="float">
            <text:p>9555.37</text:p>
          </table:table-cell>
          <table:table-cell office:value-type="float" office:value="159.2561666667" calcext:value-type="float">
            <text:p>159.256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568.12" calcext:value-type="float">
            <text:p>9568.12</text:p>
          </table:table-cell>
          <table:table-cell office:value-type="float" office:value="159.4686666667" calcext:value-type="float">
            <text:p>159.468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568.17" calcext:value-type="float">
            <text:p>9568.17</text:p>
          </table:table-cell>
          <table:table-cell office:value-type="float" office:value="159.4695" calcext:value-type="float">
            <text:p>159.469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574.87" calcext:value-type="float">
            <text:p>9574.87</text:p>
          </table:table-cell>
          <table:table-cell office:value-type="float" office:value="159.5811666667" calcext:value-type="float">
            <text:p>159.581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9576.97" calcext:value-type="float">
            <text:p>9576.97</text:p>
          </table:table-cell>
          <table:table-cell office:value-type="float" office:value="159.6161666667" calcext:value-type="float">
            <text:p>159.6161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613.62" calcext:value-type="float">
            <text:p>9613.62</text:p>
          </table:table-cell>
          <table:table-cell office:value-type="float" office:value="160.227" calcext:value-type="float">
            <text:p>160.22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630.13" calcext:value-type="float">
            <text:p>9630.13</text:p>
          </table:table-cell>
          <table:table-cell office:value-type="float" office:value="160.5021666667" calcext:value-type="float">
            <text:p>160.502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9658.62" calcext:value-type="float">
            <text:p>9658.62</text:p>
          </table:table-cell>
          <table:table-cell office:value-type="float" office:value="160.977" calcext:value-type="float">
            <text:p>160.97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697.62" calcext:value-type="float">
            <text:p>9697.62</text:p>
          </table:table-cell>
          <table:table-cell office:value-type="float" office:value="161.627" calcext:value-type="float">
            <text:p>161.62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9724.99" calcext:value-type="float">
            <text:p>9724.99</text:p>
          </table:table-cell>
          <table:table-cell office:value-type="float" office:value="162.0831666667" calcext:value-type="float">
            <text:p>162.083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727.73" calcext:value-type="float">
            <text:p>9727.73</text:p>
          </table:table-cell>
          <table:table-cell office:value-type="float" office:value="162.1288333333" calcext:value-type="float">
            <text:p>162.128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727.83" calcext:value-type="float">
            <text:p>9727.83</text:p>
          </table:table-cell>
          <table:table-cell office:value-type="float" office:value="162.1305" calcext:value-type="float">
            <text:p>162.130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733.49" calcext:value-type="float">
            <text:p>9733.49</text:p>
          </table:table-cell>
          <table:table-cell office:value-type="float" office:value="162.2248333333" calcext:value-type="float">
            <text:p>162.224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9778.74" calcext:value-type="float">
            <text:p>9778.74</text:p>
          </table:table-cell>
          <table:table-cell office:value-type="float" office:value="162.979" calcext:value-type="float">
            <text:p>162.97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785.49" calcext:value-type="float">
            <text:p>9785.49</text:p>
          </table:table-cell>
          <table:table-cell office:value-type="float" office:value="163.0915" calcext:value-type="float">
            <text:p>163.091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819.87" calcext:value-type="float">
            <text:p>9819.87</text:p>
          </table:table-cell>
          <table:table-cell office:value-type="float" office:value="163.6645" calcext:value-type="float">
            <text:p>163.66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833.87" calcext:value-type="float">
            <text:p>9833.87</text:p>
          </table:table-cell>
          <table:table-cell office:value-type="float" office:value="163.8978333333" calcext:value-type="float">
            <text:p>163.8978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9865.49" calcext:value-type="float">
            <text:p>9865.49</text:p>
          </table:table-cell>
          <table:table-cell office:value-type="float" office:value="164.4248333333" calcext:value-type="float">
            <text:p>164.424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879.12" calcext:value-type="float">
            <text:p>9879.12</text:p>
          </table:table-cell>
          <table:table-cell office:value-type="float" office:value="164.652" calcext:value-type="float">
            <text:p>164.65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879.2" calcext:value-type="float">
            <text:p>9879.2</text:p>
          </table:table-cell>
          <table:table-cell office:value-type="float" office:value="164.6533333333" calcext:value-type="float">
            <text:p>164.653333333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9879.3" calcext:value-type="float">
            <text:p>9879.3</text:p>
          </table:table-cell>
          <table:table-cell office:value-type="float" office:value="164.655" calcext:value-type="float">
            <text:p>164.65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9879.72" calcext:value-type="float">
            <text:p>9879.72</text:p>
          </table:table-cell>
          <table:table-cell office:value-type="float" office:value="164.662" calcext:value-type="float">
            <text:p>164.66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9879.82" calcext:value-type="float">
            <text:p>9879.82</text:p>
          </table:table-cell>
          <table:table-cell office:value-type="float" office:value="164.6636666667" calcext:value-type="float">
            <text:p>164.663666666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9879.92" calcext:value-type="float">
            <text:p>9879.92</text:p>
          </table:table-cell>
          <table:table-cell office:value-type="float" office:value="164.6653333333" calcext:value-type="float">
            <text:p>164.665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880.33" calcext:value-type="float">
            <text:p>9880.33</text:p>
          </table:table-cell>
          <table:table-cell office:value-type="float" office:value="164.6721666667" calcext:value-type="float">
            <text:p>164.6721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880.43" calcext:value-type="float">
            <text:p>9880.43</text:p>
          </table:table-cell>
          <table:table-cell office:value-type="float" office:value="164.6738333333" calcext:value-type="float">
            <text:p>164.67383333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9880.63" calcext:value-type="float">
            <text:p>9880.63</text:p>
          </table:table-cell>
          <table:table-cell office:value-type="float" office:value="164.6771666667" calcext:value-type="float">
            <text:p>164.6771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9880.74" calcext:value-type="float">
            <text:p>9880.74</text:p>
          </table:table-cell>
          <table:table-cell office:value-type="float" office:value="164.679" calcext:value-type="float">
            <text:p>164.67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881.26" calcext:value-type="float">
            <text:p>9881.26</text:p>
          </table:table-cell>
          <table:table-cell office:value-type="float" office:value="164.6876666667" calcext:value-type="float">
            <text:p>164.6876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881.36" calcext:value-type="float">
            <text:p>9881.36</text:p>
          </table:table-cell>
          <table:table-cell office:value-type="float" office:value="164.6893333333" calcext:value-type="float">
            <text:p>164.689333333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9882.07" calcext:value-type="float">
            <text:p>9882.07</text:p>
          </table:table-cell>
          <table:table-cell office:value-type="float" office:value="164.7011666667" calcext:value-type="float">
            <text:p>164.701166666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9882.17" calcext:value-type="float">
            <text:p>9882.17</text:p>
          </table:table-cell>
          <table:table-cell office:value-type="float" office:value="164.7028333333" calcext:value-type="float">
            <text:p>164.702833333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9882.69" calcext:value-type="float">
            <text:p>9882.69</text:p>
          </table:table-cell>
          <table:table-cell office:value-type="float" office:value="164.7115" calcext:value-type="float">
            <text:p>164.711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9882.89" calcext:value-type="float">
            <text:p>9882.89</text:p>
          </table:table-cell>
          <table:table-cell office:value-type="float" office:value="164.7148333333" calcext:value-type="float">
            <text:p>164.7148333333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9882.99" calcext:value-type="float">
            <text:p>9882.99</text:p>
          </table:table-cell>
          <table:table-cell office:value-type="float" office:value="164.7165" calcext:value-type="float">
            <text:p>164.7165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9883.09" calcext:value-type="float">
            <text:p>9883.09</text:p>
          </table:table-cell>
          <table:table-cell office:value-type="float" office:value="164.7181666667" calcext:value-type="float">
            <text:p>164.7181666667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9883.2" calcext:value-type="float">
            <text:p>9883.2</text:p>
          </table:table-cell>
          <table:table-cell office:value-type="float" office:value="164.72" calcext:value-type="float">
            <text:p>164.7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9883.31" calcext:value-type="float">
            <text:p>9883.31</text:p>
          </table:table-cell>
          <table:table-cell office:value-type="float" office:value="164.7218333333" calcext:value-type="float">
            <text:p>164.721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883.41" calcext:value-type="float">
            <text:p>9883.41</text:p>
          </table:table-cell>
          <table:table-cell office:value-type="float" office:value="164.7235" calcext:value-type="float">
            <text:p>164.7235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9883.51" calcext:value-type="float">
            <text:p>9883.51</text:p>
          </table:table-cell>
          <table:table-cell office:value-type="float" office:value="164.7251666667" calcext:value-type="float">
            <text:p>164.725166666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9883.61" calcext:value-type="float">
            <text:p>9883.61</text:p>
          </table:table-cell>
          <table:table-cell office:value-type="float" office:value="164.7268333333" calcext:value-type="float">
            <text:p>164.7268333333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9883.72" calcext:value-type="float">
            <text:p>9883.72</text:p>
          </table:table-cell>
          <table:table-cell office:value-type="float" office:value="164.7286666667" calcext:value-type="float">
            <text:p>164.728666666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9883.92" calcext:value-type="float">
            <text:p>9883.92</text:p>
          </table:table-cell>
          <table:table-cell office:value-type="float" office:value="164.732" calcext:value-type="float">
            <text:p>164.73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9884.03" calcext:value-type="float">
            <text:p>9884.03</text:p>
          </table:table-cell>
          <table:table-cell office:value-type="float" office:value="164.7338333333" calcext:value-type="float">
            <text:p>164.7338333333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9884.13" calcext:value-type="float">
            <text:p>9884.13</text:p>
          </table:table-cell>
          <table:table-cell office:value-type="float" office:value="164.7355" calcext:value-type="float">
            <text:p>164.7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4.23" calcext:value-type="float">
            <text:p>9884.23</text:p>
          </table:table-cell>
          <table:table-cell office:value-type="float" office:value="164.7371666667" calcext:value-type="float">
            <text:p>164.7371666667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9884.33" calcext:value-type="float">
            <text:p>9884.33</text:p>
          </table:table-cell>
          <table:table-cell office:value-type="float" office:value="164.7388333333" calcext:value-type="float">
            <text:p>164.7388333333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9884.43" calcext:value-type="float">
            <text:p>9884.43</text:p>
          </table:table-cell>
          <table:table-cell office:value-type="float" office:value="164.7405" calcext:value-type="float">
            <text:p>164.740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9884.54" calcext:value-type="float">
            <text:p>9884.54</text:p>
          </table:table-cell>
          <table:table-cell office:value-type="float" office:value="164.7423333333" calcext:value-type="float">
            <text:p>164.742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884.64" calcext:value-type="float">
            <text:p>9884.64</text:p>
          </table:table-cell>
          <table:table-cell office:value-type="float" office:value="164.744" calcext:value-type="float">
            <text:p>164.744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9884.74" calcext:value-type="float">
            <text:p>9884.74</text:p>
          </table:table-cell>
          <table:table-cell office:value-type="float" office:value="164.7456666667" calcext:value-type="float">
            <text:p>164.745666666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9884.84" calcext:value-type="float">
            <text:p>9884.84</text:p>
          </table:table-cell>
          <table:table-cell office:value-type="float" office:value="164.7473333333" calcext:value-type="float">
            <text:p>164.747333333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9884.95" calcext:value-type="float">
            <text:p>9884.95</text:p>
          </table:table-cell>
          <table:table-cell office:value-type="float" office:value="164.7491666667" calcext:value-type="float">
            <text:p>164.7491666667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9885.05" calcext:value-type="float">
            <text:p>9885.05</text:p>
          </table:table-cell>
          <table:table-cell office:value-type="float" office:value="164.7508333333" calcext:value-type="float">
            <text:p>164.7508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9885.15" calcext:value-type="float">
            <text:p>9885.15</text:p>
          </table:table-cell>
          <table:table-cell office:value-type="float" office:value="164.7525" calcext:value-type="float">
            <text:p>164.7525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9885.36" calcext:value-type="float">
            <text:p>9885.36</text:p>
          </table:table-cell>
          <table:table-cell office:value-type="float" office:value="164.756" calcext:value-type="float">
            <text:p>164.75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9885.47" calcext:value-type="float">
            <text:p>9885.47</text:p>
          </table:table-cell>
          <table:table-cell office:value-type="float" office:value="164.7578333333" calcext:value-type="float">
            <text:p>164.7578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9885.57" calcext:value-type="float">
            <text:p>9885.57</text:p>
          </table:table-cell>
          <table:table-cell office:value-type="float" office:value="164.7595" calcext:value-type="float">
            <text:p>164.759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9885.67" calcext:value-type="float">
            <text:p>9885.67</text:p>
          </table:table-cell>
          <table:table-cell office:value-type="float" office:value="164.7611666667" calcext:value-type="float">
            <text:p>164.761166666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9885.99" calcext:value-type="float">
            <text:p>9885.99</text:p>
          </table:table-cell>
          <table:table-cell office:value-type="float" office:value="164.7665" calcext:value-type="float">
            <text:p>164.766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9886.09" calcext:value-type="float">
            <text:p>9886.09</text:p>
          </table:table-cell>
          <table:table-cell office:value-type="float" office:value="164.7681666667" calcext:value-type="float">
            <text:p>164.768166666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9888.02" calcext:value-type="float">
            <text:p>9888.02</text:p>
          </table:table-cell>
          <table:table-cell office:value-type="float" office:value="164.8003333333" calcext:value-type="float">
            <text:p>164.800333333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9888.13" calcext:value-type="float">
            <text:p>9888.13</text:p>
          </table:table-cell>
          <table:table-cell office:value-type="float" office:value="164.8021666667" calcext:value-type="float">
            <text:p>164.802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9888.95" calcext:value-type="float">
            <text:p>9888.95</text:p>
          </table:table-cell>
          <table:table-cell office:value-type="float" office:value="164.8158333333" calcext:value-type="float">
            <text:p>164.815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889.26" calcext:value-type="float">
            <text:p>9889.26</text:p>
          </table:table-cell>
          <table:table-cell office:value-type="float" office:value="164.821" calcext:value-type="float">
            <text:p>164.82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9889.56" calcext:value-type="float">
            <text:p>9889.56</text:p>
          </table:table-cell>
          <table:table-cell office:value-type="float" office:value="164.826" calcext:value-type="float">
            <text:p>164.826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9889.67" calcext:value-type="float">
            <text:p>9889.67</text:p>
          </table:table-cell>
          <table:table-cell office:value-type="float" office:value="164.8278333333" calcext:value-type="float">
            <text:p>164.82783333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9889.87" calcext:value-type="float">
            <text:p>9889.87</text:p>
          </table:table-cell>
          <table:table-cell office:value-type="float" office:value="164.8311666667" calcext:value-type="float">
            <text:p>164.831166666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9889.97" calcext:value-type="float">
            <text:p>9889.97</text:p>
          </table:table-cell>
          <table:table-cell office:value-type="float" office:value="164.8328333333" calcext:value-type="float">
            <text:p>164.832833333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9890.08" calcext:value-type="float">
            <text:p>9890.08</text:p>
          </table:table-cell>
          <table:table-cell office:value-type="float" office:value="164.8346666667" calcext:value-type="float">
            <text:p>164.834666666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9890.18" calcext:value-type="float">
            <text:p>9890.18</text:p>
          </table:table-cell>
          <table:table-cell office:value-type="float" office:value="164.8363333333" calcext:value-type="float">
            <text:p>164.836333333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9890.28" calcext:value-type="float">
            <text:p>9890.28</text:p>
          </table:table-cell>
          <table:table-cell office:value-type="float" office:value="164.838" calcext:value-type="float">
            <text:p>164.83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9890.39" calcext:value-type="float">
            <text:p>9890.39</text:p>
          </table:table-cell>
          <table:table-cell office:value-type="float" office:value="164.8398333333" calcext:value-type="float">
            <text:p>164.839833333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9890.49" calcext:value-type="float">
            <text:p>9890.49</text:p>
          </table:table-cell>
          <table:table-cell office:value-type="float" office:value="164.8415" calcext:value-type="float">
            <text:p>164.841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9890.59" calcext:value-type="float">
            <text:p>9890.59</text:p>
          </table:table-cell>
          <table:table-cell office:value-type="float" office:value="164.8431666667" calcext:value-type="float">
            <text:p>164.843166666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9890.79" calcext:value-type="float">
            <text:p>9890.79</text:p>
          </table:table-cell>
          <table:table-cell office:value-type="float" office:value="164.8465" calcext:value-type="float">
            <text:p>164.846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9890.89" calcext:value-type="float">
            <text:p>9890.89</text:p>
          </table:table-cell>
          <table:table-cell office:value-type="float" office:value="164.8481666667" calcext:value-type="float">
            <text:p>164.8481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9891.2" calcext:value-type="float">
            <text:p>9891.2</text:p>
          </table:table-cell>
          <table:table-cell office:value-type="float" office:value="164.8533333333" calcext:value-type="float">
            <text:p>164.853333333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9891.33" calcext:value-type="float">
            <text:p>9891.33</text:p>
          </table:table-cell>
          <table:table-cell office:value-type="float" office:value="164.8555" calcext:value-type="float">
            <text:p>164.855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9891.41" calcext:value-type="float">
            <text:p>9891.41</text:p>
          </table:table-cell>
          <table:table-cell office:value-type="float" office:value="164.8568333333" calcext:value-type="float">
            <text:p>164.8568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9893.15" calcext:value-type="float">
            <text:p>9893.15</text:p>
          </table:table-cell>
          <table:table-cell office:value-type="float" office:value="164.8858333333" calcext:value-type="float">
            <text:p>164.885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893.25" calcext:value-type="float">
            <text:p>9893.25</text:p>
          </table:table-cell>
          <table:table-cell office:value-type="float" office:value="164.8875" calcext:value-type="float">
            <text:p>164.887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893.56" calcext:value-type="float">
            <text:p>9893.56</text:p>
          </table:table-cell>
          <table:table-cell office:value-type="float" office:value="164.8926666667" calcext:value-type="float">
            <text:p>164.892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957.61" calcext:value-type="float">
            <text:p>9957.61</text:p>
          </table:table-cell>
          <table:table-cell office:value-type="float" office:value="165.9601666667" calcext:value-type="float">
            <text:p>165.960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9961.01" calcext:value-type="float">
            <text:p>9961.01</text:p>
          </table:table-cell>
          <table:table-cell office:value-type="float" office:value="166.0168333333" calcext:value-type="float">
            <text:p>166.016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093.49" calcext:value-type="float">
            <text:p>10093.49</text:p>
          </table:table-cell>
          <table:table-cell office:value-type="float" office:value="168.2248333333" calcext:value-type="float">
            <text:p>168.224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0131.74" calcext:value-type="float">
            <text:p>10131.74</text:p>
          </table:table-cell>
          <table:table-cell office:value-type="float" office:value="168.8623333333" calcext:value-type="float">
            <text:p>168.862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163.49" calcext:value-type="float">
            <text:p>10163.49</text:p>
          </table:table-cell>
          <table:table-cell office:value-type="float" office:value="169.3915" calcext:value-type="float">
            <text:p>169.391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0206.11" calcext:value-type="float">
            <text:p>10206.11</text:p>
          </table:table-cell>
          <table:table-cell office:value-type="float" office:value="170.1018333333" calcext:value-type="float">
            <text:p>170.101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218.61" calcext:value-type="float">
            <text:p>10218.61</text:p>
          </table:table-cell>
          <table:table-cell office:value-type="float" office:value="170.3101666667" calcext:value-type="float">
            <text:p>170.310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0222.07" calcext:value-type="float">
            <text:p>10222.07</text:p>
          </table:table-cell>
          <table:table-cell office:value-type="float" office:value="170.3678333333" calcext:value-type="float">
            <text:p>170.367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304.61" calcext:value-type="float">
            <text:p>10304.61</text:p>
          </table:table-cell>
          <table:table-cell office:value-type="float" office:value="171.7435" calcext:value-type="float">
            <text:p>171.743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331.86" calcext:value-type="float">
            <text:p>10331.86</text:p>
          </table:table-cell>
          <table:table-cell office:value-type="float" office:value="172.1976666667" calcext:value-type="float">
            <text:p>172.197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0331.89" calcext:value-type="float">
            <text:p>10331.89</text:p>
          </table:table-cell>
          <table:table-cell office:value-type="float" office:value="172.1981666667" calcext:value-type="float">
            <text:p>172.1981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0331.99" calcext:value-type="float">
            <text:p>10331.99</text:p>
          </table:table-cell>
          <table:table-cell office:value-type="float" office:value="172.1998333333" calcext:value-type="float">
            <text:p>172.1998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0332.19" calcext:value-type="float">
            <text:p>10332.19</text:p>
          </table:table-cell>
          <table:table-cell office:value-type="float" office:value="172.2031666667" calcext:value-type="float">
            <text:p>172.203166666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0332.3" calcext:value-type="float">
            <text:p>10332.3</text:p>
          </table:table-cell>
          <table:table-cell office:value-type="float" office:value="172.205" calcext:value-type="float">
            <text:p>172.20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0332.4" calcext:value-type="float">
            <text:p>10332.4</text:p>
          </table:table-cell>
          <table:table-cell office:value-type="float" office:value="172.2066666667" calcext:value-type="float">
            <text:p>172.2066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0332.7" calcext:value-type="float">
            <text:p>10332.7</text:p>
          </table:table-cell>
          <table:table-cell office:value-type="float" office:value="172.2116666667" calcext:value-type="float">
            <text:p>172.211666666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0332.8" calcext:value-type="float">
            <text:p>10332.8</text:p>
          </table:table-cell>
          <table:table-cell office:value-type="float" office:value="172.2133333333" calcext:value-type="float">
            <text:p>172.213333333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0332.91" calcext:value-type="float">
            <text:p>10332.91</text:p>
          </table:table-cell>
          <table:table-cell office:value-type="float" office:value="172.2151666667" calcext:value-type="float">
            <text:p>172.215166666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0333.11" calcext:value-type="float">
            <text:p>10333.11</text:p>
          </table:table-cell>
          <table:table-cell office:value-type="float" office:value="172.2185" calcext:value-type="float">
            <text:p>172.218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0333.21" calcext:value-type="float">
            <text:p>10333.21</text:p>
          </table:table-cell>
          <table:table-cell office:value-type="float" office:value="172.2201666667" calcext:value-type="float">
            <text:p>172.22016666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0333.32" calcext:value-type="float">
            <text:p>10333.32</text:p>
          </table:table-cell>
          <table:table-cell office:value-type="float" office:value="172.222" calcext:value-type="float">
            <text:p>172.22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333.42" calcext:value-type="float">
            <text:p>10333.42</text:p>
          </table:table-cell>
          <table:table-cell office:value-type="float" office:value="172.2236666667" calcext:value-type="float">
            <text:p>172.2236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0333.63" calcext:value-type="float">
            <text:p>10333.63</text:p>
          </table:table-cell>
          <table:table-cell office:value-type="float" office:value="172.2271666667" calcext:value-type="float">
            <text:p>172.227166666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0333.73" calcext:value-type="float">
            <text:p>10333.73</text:p>
          </table:table-cell>
          <table:table-cell office:value-type="float" office:value="172.2288333333" calcext:value-type="float">
            <text:p>172.2288333333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0333.93" calcext:value-type="float">
            <text:p>10333.93</text:p>
          </table:table-cell>
          <table:table-cell office:value-type="float" office:value="172.2321666667" calcext:value-type="float">
            <text:p>172.232166666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334.04" calcext:value-type="float">
            <text:p>10334.04</text:p>
          </table:table-cell>
          <table:table-cell office:value-type="float" office:value="172.234" calcext:value-type="float">
            <text:p>172.23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0335.17" calcext:value-type="float">
            <text:p>10335.17</text:p>
          </table:table-cell>
          <table:table-cell office:value-type="float" office:value="172.2528333333" calcext:value-type="float">
            <text:p>172.252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0335.27" calcext:value-type="float">
            <text:p>10335.27</text:p>
          </table:table-cell>
          <table:table-cell office:value-type="float" office:value="172.2545" calcext:value-type="float">
            <text:p>172.254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0337.42" calcext:value-type="float">
            <text:p>10337.42</text:p>
          </table:table-cell>
          <table:table-cell office:value-type="float" office:value="172.2903333333" calcext:value-type="float">
            <text:p>172.290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0486.87" calcext:value-type="float">
            <text:p>10486.87</text:p>
          </table:table-cell>
          <table:table-cell office:value-type="float" office:value="174.7811666667" calcext:value-type="float">
            <text:p>174.781166666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0486.95" calcext:value-type="float">
            <text:p>10486.95</text:p>
          </table:table-cell>
          <table:table-cell office:value-type="float" office:value="174.7825" calcext:value-type="float">
            <text:p>174.782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0487.05" calcext:value-type="float">
            <text:p>10487.05</text:p>
          </table:table-cell>
          <table:table-cell office:value-type="float" office:value="174.7841666667" calcext:value-type="float">
            <text:p>174.7841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0487.45" calcext:value-type="float">
            <text:p>10487.45</text:p>
          </table:table-cell>
          <table:table-cell office:value-type="float" office:value="174.7908333333" calcext:value-type="float">
            <text:p>174.7908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488.28" calcext:value-type="float">
            <text:p>10488.28</text:p>
          </table:table-cell>
          <table:table-cell office:value-type="float" office:value="174.8046666667" calcext:value-type="float">
            <text:p>174.80466666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0488.48" calcext:value-type="float">
            <text:p>10488.48</text:p>
          </table:table-cell>
          <table:table-cell office:value-type="float" office:value="174.808" calcext:value-type="float">
            <text:p>174.80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0488.88" calcext:value-type="float">
            <text:p>10488.88</text:p>
          </table:table-cell>
          <table:table-cell office:value-type="float" office:value="174.8146666667" calcext:value-type="float">
            <text:p>174.814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488.98" calcext:value-type="float">
            <text:p>10488.98</text:p>
          </table:table-cell>
          <table:table-cell office:value-type="float" office:value="174.8163333333" calcext:value-type="float">
            <text:p>174.81633333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489.09" calcext:value-type="float">
            <text:p>10489.09</text:p>
          </table:table-cell>
          <table:table-cell office:value-type="float" office:value="174.8181666667" calcext:value-type="float">
            <text:p>174.818166666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0490.53" calcext:value-type="float">
            <text:p>10490.53</text:p>
          </table:table-cell>
          <table:table-cell office:value-type="float" office:value="174.8421666667" calcext:value-type="float">
            <text:p>174.8421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490.63" calcext:value-type="float">
            <text:p>10490.63</text:p>
          </table:table-cell>
          <table:table-cell office:value-type="float" office:value="174.8438333333" calcext:value-type="float">
            <text:p>174.84383333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0490.73" calcext:value-type="float">
            <text:p>10490.73</text:p>
          </table:table-cell>
          <table:table-cell office:value-type="float" office:value="174.8455" calcext:value-type="float">
            <text:p>174.845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0490.83" calcext:value-type="float">
            <text:p>10490.83</text:p>
          </table:table-cell>
          <table:table-cell office:value-type="float" office:value="174.8471666667" calcext:value-type="float">
            <text:p>174.8471666667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0490.93" calcext:value-type="float">
            <text:p>10490.93</text:p>
          </table:table-cell>
          <table:table-cell office:value-type="float" office:value="174.8488333333" calcext:value-type="float">
            <text:p>174.848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0491.04" calcext:value-type="float">
            <text:p>10491.04</text:p>
          </table:table-cell>
          <table:table-cell office:value-type="float" office:value="174.8506666667" calcext:value-type="float">
            <text:p>174.850666666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0491.14" calcext:value-type="float">
            <text:p>10491.14</text:p>
          </table:table-cell>
          <table:table-cell office:value-type="float" office:value="174.8523333333" calcext:value-type="float">
            <text:p>174.852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0491.24" calcext:value-type="float">
            <text:p>10491.24</text:p>
          </table:table-cell>
          <table:table-cell office:value-type="float" office:value="174.854" calcext:value-type="float">
            <text:p>174.85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0491.34" calcext:value-type="float">
            <text:p>10491.34</text:p>
          </table:table-cell>
          <table:table-cell office:value-type="float" office:value="174.8556666667" calcext:value-type="float">
            <text:p>174.855666666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0491.45" calcext:value-type="float">
            <text:p>10491.45</text:p>
          </table:table-cell>
          <table:table-cell office:value-type="float" office:value="174.8575" calcext:value-type="float">
            <text:p>174.8575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0491.65" calcext:value-type="float">
            <text:p>10491.65</text:p>
          </table:table-cell>
          <table:table-cell office:value-type="float" office:value="174.8608333333" calcext:value-type="float">
            <text:p>174.8608333333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0491.76" calcext:value-type="float">
            <text:p>10491.76</text:p>
          </table:table-cell>
          <table:table-cell office:value-type="float" office:value="174.8626666667" calcext:value-type="float">
            <text:p>174.8626666667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0491.86" calcext:value-type="float">
            <text:p>10491.86</text:p>
          </table:table-cell>
          <table:table-cell office:value-type="float" office:value="174.8643333333" calcext:value-type="float">
            <text:p>174.864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491.96" calcext:value-type="float">
            <text:p>10491.96</text:p>
          </table:table-cell>
          <table:table-cell office:value-type="float" office:value="174.866" calcext:value-type="float">
            <text:p>174.86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0492.07" calcext:value-type="float">
            <text:p>10492.07</text:p>
          </table:table-cell>
          <table:table-cell office:value-type="float" office:value="174.8678333333" calcext:value-type="float">
            <text:p>174.867833333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0492.17" calcext:value-type="float">
            <text:p>10492.17</text:p>
          </table:table-cell>
          <table:table-cell office:value-type="float" office:value="174.8695" calcext:value-type="float">
            <text:p>174.869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0492.57" calcext:value-type="float">
            <text:p>10492.57</text:p>
          </table:table-cell>
          <table:table-cell office:value-type="float" office:value="174.8761666667" calcext:value-type="float">
            <text:p>174.876166666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0492.68" calcext:value-type="float">
            <text:p>10492.68</text:p>
          </table:table-cell>
          <table:table-cell office:value-type="float" office:value="174.878" calcext:value-type="float">
            <text:p>174.87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0492.88" calcext:value-type="float">
            <text:p>10492.88</text:p>
          </table:table-cell>
          <table:table-cell office:value-type="float" office:value="174.8813333333" calcext:value-type="float">
            <text:p>174.881333333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0499.24" calcext:value-type="float">
            <text:p>10499.24</text:p>
          </table:table-cell>
          <table:table-cell office:value-type="float" office:value="174.9873333333" calcext:value-type="float">
            <text:p>174.987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0544.49" calcext:value-type="float">
            <text:p>10544.49</text:p>
          </table:table-cell>
          <table:table-cell office:value-type="float" office:value="175.7415" calcext:value-type="float">
            <text:p>175.741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557.49" calcext:value-type="float">
            <text:p>10557.49</text:p>
          </table:table-cell>
          <table:table-cell office:value-type="float" office:value="175.9581666667" calcext:value-type="float">
            <text:p>175.958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605.49" calcext:value-type="float">
            <text:p>10605.49</text:p>
          </table:table-cell>
          <table:table-cell office:value-type="float" office:value="176.7581666667" calcext:value-type="float">
            <text:p>176.758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614.36" calcext:value-type="float">
            <text:p>10614.36</text:p>
          </table:table-cell>
          <table:table-cell office:value-type="float" office:value="176.906" calcext:value-type="float">
            <text:p>176.906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0662.86" calcext:value-type="float">
            <text:p>10662.86</text:p>
          </table:table-cell>
          <table:table-cell office:value-type="float" office:value="177.7143333333" calcext:value-type="float">
            <text:p>177.714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0664.63" calcext:value-type="float">
            <text:p>10664.63</text:p>
          </table:table-cell>
          <table:table-cell office:value-type="float" office:value="177.7438333333" calcext:value-type="float">
            <text:p>177.743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753.11" calcext:value-type="float">
            <text:p>10753.11</text:p>
          </table:table-cell>
          <table:table-cell office:value-type="float" office:value="179.2185" calcext:value-type="float">
            <text:p>179.218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755.31" calcext:value-type="float">
            <text:p>10755.31</text:p>
          </table:table-cell>
          <table:table-cell office:value-type="float" office:value="179.2551666667" calcext:value-type="float">
            <text:p>179.255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778.49" calcext:value-type="float">
            <text:p>10778.49</text:p>
          </table:table-cell>
          <table:table-cell office:value-type="float" office:value="179.6415" calcext:value-type="float">
            <text:p>179.641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816.99" calcext:value-type="float">
            <text:p>10816.99</text:p>
          </table:table-cell>
          <table:table-cell office:value-type="float" office:value="180.2831666667" calcext:value-type="float">
            <text:p>180.283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0831.86" calcext:value-type="float">
            <text:p>10831.86</text:p>
          </table:table-cell>
          <table:table-cell office:value-type="float" office:value="180.531" calcext:value-type="float">
            <text:p>180.53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832.07" calcext:value-type="float">
            <text:p>10832.07</text:p>
          </table:table-cell>
          <table:table-cell office:value-type="float" office:value="180.5345" calcext:value-type="float">
            <text:p>180.534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0832.19" calcext:value-type="float">
            <text:p>10832.19</text:p>
          </table:table-cell>
          <table:table-cell office:value-type="float" office:value="180.5365" calcext:value-type="float">
            <text:p>180.536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0832.9" calcext:value-type="float">
            <text:p>10832.9</text:p>
          </table:table-cell>
          <table:table-cell office:value-type="float" office:value="180.5483333333" calcext:value-type="float">
            <text:p>180.5483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0833" calcext:value-type="float">
            <text:p>10833</text:p>
          </table:table-cell>
          <table:table-cell office:value-type="float" office:value="180.55" calcext:value-type="float">
            <text:p>180.5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0836.59" calcext:value-type="float">
            <text:p>10836.59</text:p>
          </table:table-cell>
          <table:table-cell office:value-type="float" office:value="180.6098333333" calcext:value-type="float">
            <text:p>180.609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0836.7" calcext:value-type="float">
            <text:p>10836.7</text:p>
          </table:table-cell>
          <table:table-cell office:value-type="float" office:value="180.6116666667" calcext:value-type="float">
            <text:p>180.611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0839.95" calcext:value-type="float">
            <text:p>10839.95</text:p>
          </table:table-cell>
          <table:table-cell office:value-type="float" office:value="180.6658333333" calcext:value-type="float">
            <text:p>180.665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0841.19" calcext:value-type="float">
            <text:p>10841.19</text:p>
          </table:table-cell>
          <table:table-cell office:value-type="float" office:value="180.6865" calcext:value-type="float">
            <text:p>180.686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0841.29" calcext:value-type="float">
            <text:p>10841.29</text:p>
          </table:table-cell>
          <table:table-cell office:value-type="float" office:value="180.6881666667" calcext:value-type="float">
            <text:p>180.6881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0841.6" calcext:value-type="float">
            <text:p>10841.6</text:p>
          </table:table-cell>
          <table:table-cell office:value-type="float" office:value="180.6933333333" calcext:value-type="float">
            <text:p>180.693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0842.01" calcext:value-type="float">
            <text:p>10842.01</text:p>
          </table:table-cell>
          <table:table-cell office:value-type="float" office:value="180.7001666667" calcext:value-type="float">
            <text:p>180.700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0842.11" calcext:value-type="float">
            <text:p>10842.11</text:p>
          </table:table-cell>
          <table:table-cell office:value-type="float" office:value="180.7018333333" calcext:value-type="float">
            <text:p>180.7018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0844.06" calcext:value-type="float">
            <text:p>10844.06</text:p>
          </table:table-cell>
          <table:table-cell office:value-type="float" office:value="180.7343333333" calcext:value-type="float">
            <text:p>180.734333333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0844.16" calcext:value-type="float">
            <text:p>10844.16</text:p>
          </table:table-cell>
          <table:table-cell office:value-type="float" office:value="180.736" calcext:value-type="float">
            <text:p>180.736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0851.61" calcext:value-type="float">
            <text:p>10851.61</text:p>
          </table:table-cell>
          <table:table-cell office:value-type="float" office:value="180.8601666667" calcext:value-type="float">
            <text:p>180.860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101.61" calcext:value-type="float">
            <text:p>11101.61</text:p>
          </table:table-cell>
          <table:table-cell office:value-type="float" office:value="185.0268333333" calcext:value-type="float">
            <text:p>185.026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198.37" calcext:value-type="float">
            <text:p>11198.37</text:p>
          </table:table-cell>
          <table:table-cell office:value-type="float" office:value="186.6395" calcext:value-type="float">
            <text:p>186.639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1198.4" calcext:value-type="float">
            <text:p>11198.4</text:p>
          </table:table-cell>
          <table:table-cell office:value-type="float" office:value="186.64" calcext:value-type="float">
            <text:p>186.64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1198.5" calcext:value-type="float">
            <text:p>11198.5</text:p>
          </table:table-cell>
          <table:table-cell office:value-type="float" office:value="186.6416666667" calcext:value-type="float">
            <text:p>186.6416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1198.6" calcext:value-type="float">
            <text:p>11198.6</text:p>
          </table:table-cell>
          <table:table-cell office:value-type="float" office:value="186.6433333333" calcext:value-type="float">
            <text:p>186.6433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1198.8" calcext:value-type="float">
            <text:p>11198.8</text:p>
          </table:table-cell>
          <table:table-cell office:value-type="float" office:value="186.6466666667" calcext:value-type="float">
            <text:p>186.646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1201.57" calcext:value-type="float">
            <text:p>11201.57</text:p>
          </table:table-cell>
          <table:table-cell office:value-type="float" office:value="186.6928333333" calcext:value-type="float">
            <text:p>186.692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228.49" calcext:value-type="float">
            <text:p>11228.49</text:p>
          </table:table-cell>
          <table:table-cell office:value-type="float" office:value="187.1415" calcext:value-type="float">
            <text:p>187.141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289.86" calcext:value-type="float">
            <text:p>11289.86</text:p>
          </table:table-cell>
          <table:table-cell office:value-type="float" office:value="188.1643333333" calcext:value-type="float">
            <text:p>188.164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396.24" calcext:value-type="float">
            <text:p>11396.24</text:p>
          </table:table-cell>
          <table:table-cell office:value-type="float" office:value="189.9373333333" calcext:value-type="float">
            <text:p>189.937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473.24" calcext:value-type="float">
            <text:p>11473.24</text:p>
          </table:table-cell>
          <table:table-cell office:value-type="float" office:value="191.2206666667" calcext:value-type="float">
            <text:p>191.220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478.87" calcext:value-type="float">
            <text:p>11478.87</text:p>
          </table:table-cell>
          <table:table-cell office:value-type="float" office:value="191.3145" calcext:value-type="float">
            <text:p>191.314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1600.5" calcext:value-type="float">
            <text:p>11600.5</text:p>
          </table:table-cell>
          <table:table-cell office:value-type="float" office:value="193.3416666667" calcext:value-type="float">
            <text:p>193.341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1712.62" calcext:value-type="float">
            <text:p>11712.62</text:p>
          </table:table-cell>
          <table:table-cell office:value-type="float" office:value="195.2103333333" calcext:value-type="float">
            <text:p>195.210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732" calcext:value-type="float">
            <text:p>11732</text:p>
          </table:table-cell>
          <table:table-cell office:value-type="float" office:value="195.5333333333" calcext:value-type="float">
            <text:p>195.533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743.63" calcext:value-type="float">
            <text:p>11743.63</text:p>
          </table:table-cell>
          <table:table-cell office:value-type="float" office:value="195.7271666667" calcext:value-type="float">
            <text:p>195.727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743.63" calcext:value-type="float">
            <text:p>11743.63</text:p>
          </table:table-cell>
          <table:table-cell office:value-type="float" office:value="195.7271666667" calcext:value-type="float">
            <text:p>195.727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792.62" calcext:value-type="float">
            <text:p>11792.62</text:p>
          </table:table-cell>
          <table:table-cell office:value-type="float" office:value="196.5436666667" calcext:value-type="float">
            <text:p>196.543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806.37" calcext:value-type="float">
            <text:p>11806.37</text:p>
          </table:table-cell>
          <table:table-cell office:value-type="float" office:value="196.7728333333" calcext:value-type="float">
            <text:p>196.772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1899.75" calcext:value-type="float">
            <text:p>11899.75</text:p>
          </table:table-cell>
          <table:table-cell office:value-type="float" office:value="198.3291666667" calcext:value-type="float">
            <text:p>198.329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937.38" calcext:value-type="float">
            <text:p>11937.38</text:p>
          </table:table-cell>
          <table:table-cell office:value-type="float" office:value="198.9563333333" calcext:value-type="float">
            <text:p>198.9563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1937.49" calcext:value-type="float">
            <text:p>11937.49</text:p>
          </table:table-cell>
          <table:table-cell office:value-type="float" office:value="198.9581666667" calcext:value-type="float">
            <text:p>198.958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1953.75" calcext:value-type="float">
            <text:p>11953.75</text:p>
          </table:table-cell>
          <table:table-cell office:value-type="float" office:value="199.2291666667" calcext:value-type="float">
            <text:p>199.229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2053" calcext:value-type="float">
            <text:p>12053</text:p>
          </table:table-cell>
          <table:table-cell office:value-type="float" office:value="200.8833333333" calcext:value-type="float">
            <text:p>200.883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066.5" calcext:value-type="float">
            <text:p>12066.5</text:p>
          </table:table-cell>
          <table:table-cell office:value-type="float" office:value="201.1083333333" calcext:value-type="float">
            <text:p>201.108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080.25" calcext:value-type="float">
            <text:p>12080.25</text:p>
          </table:table-cell>
          <table:table-cell office:value-type="float" office:value="201.3375" calcext:value-type="float">
            <text:p>201.337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199.5" calcext:value-type="float">
            <text:p>12199.5</text:p>
          </table:table-cell>
          <table:table-cell office:value-type="float" office:value="203.325" calcext:value-type="float">
            <text:p>203.32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2232.26" calcext:value-type="float">
            <text:p>12232.26</text:p>
          </table:table-cell>
          <table:table-cell office:value-type="float" office:value="203.871" calcext:value-type="float">
            <text:p>203.87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238.76" calcext:value-type="float">
            <text:p>12238.76</text:p>
          </table:table-cell>
          <table:table-cell office:value-type="float" office:value="203.9793333333" calcext:value-type="float">
            <text:p>203.979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2260.38" calcext:value-type="float">
            <text:p>12260.38</text:p>
          </table:table-cell>
          <table:table-cell office:value-type="float" office:value="204.3396666667" calcext:value-type="float">
            <text:p>204.339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260.71" calcext:value-type="float">
            <text:p>12260.71</text:p>
          </table:table-cell>
          <table:table-cell office:value-type="float" office:value="204.3451666667" calcext:value-type="float">
            <text:p>204.345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2260.81" calcext:value-type="float">
            <text:p>12260.81</text:p>
          </table:table-cell>
          <table:table-cell office:value-type="float" office:value="204.3468333333" calcext:value-type="float">
            <text:p>204.346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2377.63" calcext:value-type="float">
            <text:p>12377.63</text:p>
          </table:table-cell>
          <table:table-cell office:value-type="float" office:value="206.2938333333" calcext:value-type="float">
            <text:p>206.293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379.44" calcext:value-type="float">
            <text:p>12379.44</text:p>
          </table:table-cell>
          <table:table-cell office:value-type="float" office:value="206.324" calcext:value-type="float">
            <text:p>206.3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437.63" calcext:value-type="float">
            <text:p>12437.63</text:p>
          </table:table-cell>
          <table:table-cell office:value-type="float" office:value="207.2938333333" calcext:value-type="float">
            <text:p>207.293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489.01" calcext:value-type="float">
            <text:p>12489.01</text:p>
          </table:table-cell>
          <table:table-cell office:value-type="float" office:value="208.1501666667" calcext:value-type="float">
            <text:p>208.150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568.14" calcext:value-type="float">
            <text:p>12568.14</text:p>
          </table:table-cell>
          <table:table-cell office:value-type="float" office:value="209.469" calcext:value-type="float">
            <text:p>209.46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597.76" calcext:value-type="float">
            <text:p>12597.76</text:p>
          </table:table-cell>
          <table:table-cell office:value-type="float" office:value="209.9626666667" calcext:value-type="float">
            <text:p>209.962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614.01" calcext:value-type="float">
            <text:p>12614.01</text:p>
          </table:table-cell>
          <table:table-cell office:value-type="float" office:value="210.2335" calcext:value-type="float">
            <text:p>210.233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617.09" calcext:value-type="float">
            <text:p>12617.09</text:p>
          </table:table-cell>
          <table:table-cell office:value-type="float" office:value="210.2848333333" calcext:value-type="float">
            <text:p>210.284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684.89" calcext:value-type="float">
            <text:p>12684.89</text:p>
          </table:table-cell>
          <table:table-cell office:value-type="float" office:value="211.4148333333" calcext:value-type="float">
            <text:p>211.414833333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2684.95" calcext:value-type="float">
            <text:p>12684.95</text:p>
          </table:table-cell>
          <table:table-cell office:value-type="float" office:value="211.4158333333" calcext:value-type="float">
            <text:p>211.415833333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2692.01" calcext:value-type="float">
            <text:p>12692.01</text:p>
          </table:table-cell>
          <table:table-cell office:value-type="float" office:value="211.5335" calcext:value-type="float">
            <text:p>211.533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709.01" calcext:value-type="float">
            <text:p>12709.01</text:p>
          </table:table-cell>
          <table:table-cell office:value-type="float" office:value="211.8168333333" calcext:value-type="float">
            <text:p>211.816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709.11" calcext:value-type="float">
            <text:p>12709.11</text:p>
          </table:table-cell>
          <table:table-cell office:value-type="float" office:value="211.8185" calcext:value-type="float">
            <text:p>211.818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724.76" calcext:value-type="float">
            <text:p>12724.76</text:p>
          </table:table-cell>
          <table:table-cell office:value-type="float" office:value="212.0793333333" calcext:value-type="float">
            <text:p>212.079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740.14" calcext:value-type="float">
            <text:p>12740.14</text:p>
          </table:table-cell>
          <table:table-cell office:value-type="float" office:value="212.3356666667" calcext:value-type="float">
            <text:p>212.3356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2740.63" calcext:value-type="float">
            <text:p>12740.63</text:p>
          </table:table-cell>
          <table:table-cell office:value-type="float" office:value="212.3438333333" calcext:value-type="float">
            <text:p>212.343833333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2741.55" calcext:value-type="float">
            <text:p>12741.55</text:p>
          </table:table-cell>
          <table:table-cell office:value-type="float" office:value="212.3591666667" calcext:value-type="float">
            <text:p>212.359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741.66" calcext:value-type="float">
            <text:p>12741.66</text:p>
          </table:table-cell>
          <table:table-cell office:value-type="float" office:value="212.361" calcext:value-type="float">
            <text:p>212.36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743.19" calcext:value-type="float">
            <text:p>12743.19</text:p>
          </table:table-cell>
          <table:table-cell office:value-type="float" office:value="212.3865" calcext:value-type="float">
            <text:p>212.386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2743.29" calcext:value-type="float">
            <text:p>12743.29</text:p>
          </table:table-cell>
          <table:table-cell office:value-type="float" office:value="212.3881666667" calcext:value-type="float">
            <text:p>212.388166666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2743.39" calcext:value-type="float">
            <text:p>12743.39</text:p>
          </table:table-cell>
          <table:table-cell office:value-type="float" office:value="212.3898333333" calcext:value-type="float">
            <text:p>212.389833333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2743.6" calcext:value-type="float">
            <text:p>12743.6</text:p>
          </table:table-cell>
          <table:table-cell office:value-type="float" office:value="212.3933333333" calcext:value-type="float">
            <text:p>212.393333333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2743.7" calcext:value-type="float">
            <text:p>12743.7</text:p>
          </table:table-cell>
          <table:table-cell office:value-type="float" office:value="212.395" calcext:value-type="float">
            <text:p>212.39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2743.8" calcext:value-type="float">
            <text:p>12743.8</text:p>
          </table:table-cell>
          <table:table-cell office:value-type="float" office:value="212.3966666667" calcext:value-type="float">
            <text:p>212.396666666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2744.01" calcext:value-type="float">
            <text:p>12744.01</text:p>
          </table:table-cell>
          <table:table-cell office:value-type="float" office:value="212.4001666667" calcext:value-type="float">
            <text:p>212.400166666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2744.11" calcext:value-type="float">
            <text:p>12744.11</text:p>
          </table:table-cell>
          <table:table-cell office:value-type="float" office:value="212.4018333333" calcext:value-type="float">
            <text:p>212.40183333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2744.21" calcext:value-type="float">
            <text:p>12744.21</text:p>
          </table:table-cell>
          <table:table-cell office:value-type="float" office:value="212.4035" calcext:value-type="float">
            <text:p>212.403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2744.32" calcext:value-type="float">
            <text:p>12744.32</text:p>
          </table:table-cell>
          <table:table-cell office:value-type="float" office:value="212.4053333333" calcext:value-type="float">
            <text:p>212.405333333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2744.63" calcext:value-type="float">
            <text:p>12744.63</text:p>
          </table:table-cell>
          <table:table-cell office:value-type="float" office:value="212.4105" calcext:value-type="float">
            <text:p>212.410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745.16" calcext:value-type="float">
            <text:p>12745.16</text:p>
          </table:table-cell>
          <table:table-cell office:value-type="float" office:value="212.4193333333" calcext:value-type="float">
            <text:p>212.419333333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2745.24" calcext:value-type="float">
            <text:p>12745.24</text:p>
          </table:table-cell>
          <table:table-cell office:value-type="float" office:value="212.4206666667" calcext:value-type="float">
            <text:p>212.420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2745.45" calcext:value-type="float">
            <text:p>12745.45</text:p>
          </table:table-cell>
          <table:table-cell office:value-type="float" office:value="212.4241666667" calcext:value-type="float">
            <text:p>212.424166666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2745.55" calcext:value-type="float">
            <text:p>12745.55</text:p>
          </table:table-cell>
          <table:table-cell office:value-type="float" office:value="212.4258333333" calcext:value-type="float">
            <text:p>212.425833333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2745.65" calcext:value-type="float">
            <text:p>12745.65</text:p>
          </table:table-cell>
          <table:table-cell office:value-type="float" office:value="212.4275" calcext:value-type="float">
            <text:p>212.427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2745.76" calcext:value-type="float">
            <text:p>12745.76</text:p>
          </table:table-cell>
          <table:table-cell office:value-type="float" office:value="212.4293333333" calcext:value-type="float">
            <text:p>212.429333333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2745.86" calcext:value-type="float">
            <text:p>12745.86</text:p>
          </table:table-cell>
          <table:table-cell office:value-type="float" office:value="212.431" calcext:value-type="float">
            <text:p>212.431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12745.96" calcext:value-type="float">
            <text:p>12745.96</text:p>
          </table:table-cell>
          <table:table-cell office:value-type="float" office:value="212.4326666667" calcext:value-type="float">
            <text:p>212.4326666667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2746.79" calcext:value-type="float">
            <text:p>12746.79</text:p>
          </table:table-cell>
          <table:table-cell office:value-type="float" office:value="212.4465" calcext:value-type="float">
            <text:p>212.446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747.2" calcext:value-type="float">
            <text:p>12747.2</text:p>
          </table:table-cell>
          <table:table-cell office:value-type="float" office:value="212.4533333333" calcext:value-type="float">
            <text:p>212.453333333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2747.4" calcext:value-type="float">
            <text:p>12747.4</text:p>
          </table:table-cell>
          <table:table-cell office:value-type="float" office:value="212.4566666667" calcext:value-type="float">
            <text:p>212.4566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2748.21" calcext:value-type="float">
            <text:p>12748.21</text:p>
          </table:table-cell>
          <table:table-cell office:value-type="float" office:value="212.4701666667" calcext:value-type="float">
            <text:p>212.470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2748.62" calcext:value-type="float">
            <text:p>12748.62</text:p>
          </table:table-cell>
          <table:table-cell office:value-type="float" office:value="212.477" calcext:value-type="float">
            <text:p>212.47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748.73" calcext:value-type="float">
            <text:p>12748.73</text:p>
          </table:table-cell>
          <table:table-cell office:value-type="float" office:value="212.4788333333" calcext:value-type="float">
            <text:p>212.47883333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2749.75" calcext:value-type="float">
            <text:p>12749.75</text:p>
          </table:table-cell>
          <table:table-cell office:value-type="float" office:value="212.4958333333" calcext:value-type="float">
            <text:p>212.4958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2750.26" calcext:value-type="float">
            <text:p>12750.26</text:p>
          </table:table-cell>
          <table:table-cell office:value-type="float" office:value="212.5043333333" calcext:value-type="float">
            <text:p>212.50433333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750.57" calcext:value-type="float">
            <text:p>12750.57</text:p>
          </table:table-cell>
          <table:table-cell office:value-type="float" office:value="212.5095" calcext:value-type="float">
            <text:p>212.509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2751.08" calcext:value-type="float">
            <text:p>12751.08</text:p>
          </table:table-cell>
          <table:table-cell office:value-type="float" office:value="212.518" calcext:value-type="float">
            <text:p>212.51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2751.6" calcext:value-type="float">
            <text:p>12751.6</text:p>
          </table:table-cell>
          <table:table-cell office:value-type="float" office:value="212.5266666667" calcext:value-type="float">
            <text:p>212.526666666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2751.7" calcext:value-type="float">
            <text:p>12751.7</text:p>
          </table:table-cell>
          <table:table-cell office:value-type="float" office:value="212.5283333333" calcext:value-type="float">
            <text:p>212.528333333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2751.8" calcext:value-type="float">
            <text:p>12751.8</text:p>
          </table:table-cell>
          <table:table-cell office:value-type="float" office:value="212.53" calcext:value-type="float">
            <text:p>212.5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2751.9" calcext:value-type="float">
            <text:p>12751.9</text:p>
          </table:table-cell>
          <table:table-cell office:value-type="float" office:value="212.5316666667" calcext:value-type="float">
            <text:p>212.531666666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2752" calcext:value-type="float">
            <text:p>12752</text:p>
          </table:table-cell>
          <table:table-cell office:value-type="float" office:value="212.5333333333" calcext:value-type="float">
            <text:p>212.533333333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2752.21" calcext:value-type="float">
            <text:p>12752.21</text:p>
          </table:table-cell>
          <table:table-cell office:value-type="float" office:value="212.5368333333" calcext:value-type="float">
            <text:p>212.5368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752.32" calcext:value-type="float">
            <text:p>12752.32</text:p>
          </table:table-cell>
          <table:table-cell office:value-type="float" office:value="212.5386666667" calcext:value-type="float">
            <text:p>212.538666666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2752.42" calcext:value-type="float">
            <text:p>12752.42</text:p>
          </table:table-cell>
          <table:table-cell office:value-type="float" office:value="212.5403333333" calcext:value-type="float">
            <text:p>212.540333333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2752.52" calcext:value-type="float">
            <text:p>12752.52</text:p>
          </table:table-cell>
          <table:table-cell office:value-type="float" office:value="212.542" calcext:value-type="float">
            <text:p>212.54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2752.63" calcext:value-type="float">
            <text:p>12752.63</text:p>
          </table:table-cell>
          <table:table-cell office:value-type="float" office:value="212.5438333333" calcext:value-type="float">
            <text:p>212.5438333333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2752.73" calcext:value-type="float">
            <text:p>12752.73</text:p>
          </table:table-cell>
          <table:table-cell office:value-type="float" office:value="212.5455" calcext:value-type="float">
            <text:p>212.545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2752.83" calcext:value-type="float">
            <text:p>12752.83</text:p>
          </table:table-cell>
          <table:table-cell office:value-type="float" office:value="212.5471666667" calcext:value-type="float">
            <text:p>212.547166666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2752.93" calcext:value-type="float">
            <text:p>12752.93</text:p>
          </table:table-cell>
          <table:table-cell office:value-type="float" office:value="212.5488333333" calcext:value-type="float">
            <text:p>212.5488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753.36" calcext:value-type="float">
            <text:p>12753.36</text:p>
          </table:table-cell>
          <table:table-cell office:value-type="float" office:value="212.556" calcext:value-type="float">
            <text:p>212.55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768.51" calcext:value-type="float">
            <text:p>12768.51</text:p>
          </table:table-cell>
          <table:table-cell office:value-type="float" office:value="212.8085" calcext:value-type="float">
            <text:p>212.808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769.61" calcext:value-type="float">
            <text:p>12769.61</text:p>
          </table:table-cell>
          <table:table-cell office:value-type="float" office:value="212.8268333333" calcext:value-type="float">
            <text:p>212.826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2796.52" calcext:value-type="float">
            <text:p>12796.52</text:p>
          </table:table-cell>
          <table:table-cell office:value-type="float" office:value="213.2753333333" calcext:value-type="float">
            <text:p>213.275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800.22" calcext:value-type="float">
            <text:p>12800.22</text:p>
          </table:table-cell>
          <table:table-cell office:value-type="float" office:value="213.337" calcext:value-type="float">
            <text:p>213.33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2801.24" calcext:value-type="float">
            <text:p>12801.24</text:p>
          </table:table-cell>
          <table:table-cell office:value-type="float" office:value="213.354" calcext:value-type="float">
            <text:p>213.35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801.85" calcext:value-type="float">
            <text:p>12801.85</text:p>
          </table:table-cell>
          <table:table-cell office:value-type="float" office:value="213.3641666667" calcext:value-type="float">
            <text:p>213.364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2802.16" calcext:value-type="float">
            <text:p>12802.16</text:p>
          </table:table-cell>
          <table:table-cell office:value-type="float" office:value="213.3693333333" calcext:value-type="float">
            <text:p>213.369333333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2802.26" calcext:value-type="float">
            <text:p>12802.26</text:p>
          </table:table-cell>
          <table:table-cell office:value-type="float" office:value="213.371" calcext:value-type="float">
            <text:p>213.37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803.7" calcext:value-type="float">
            <text:p>12803.7</text:p>
          </table:table-cell>
          <table:table-cell office:value-type="float" office:value="213.395" calcext:value-type="float">
            <text:p>213.39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2803.8" calcext:value-type="float">
            <text:p>12803.8</text:p>
          </table:table-cell>
          <table:table-cell office:value-type="float" office:value="213.3966666667" calcext:value-type="float">
            <text:p>213.396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2843.51" calcext:value-type="float">
            <text:p>12843.51</text:p>
          </table:table-cell>
          <table:table-cell office:value-type="float" office:value="214.0585" calcext:value-type="float">
            <text:p>214.058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3022.14" calcext:value-type="float">
            <text:p>13022.14</text:p>
          </table:table-cell>
          <table:table-cell office:value-type="float" office:value="217.0356666667" calcext:value-type="float">
            <text:p>217.035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181.89" calcext:value-type="float">
            <text:p>13181.89</text:p>
          </table:table-cell>
          <table:table-cell office:value-type="float" office:value="219.6981666667" calcext:value-type="float">
            <text:p>219.698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3257.51" calcext:value-type="float">
            <text:p>13257.51</text:p>
          </table:table-cell>
          <table:table-cell office:value-type="float" office:value="220.9585" calcext:value-type="float">
            <text:p>220.958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3512.27" calcext:value-type="float">
            <text:p>13512.27</text:p>
          </table:table-cell>
          <table:table-cell office:value-type="float" office:value="225.2045" calcext:value-type="float">
            <text:p>225.204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3527.14" calcext:value-type="float">
            <text:p>13527.14</text:p>
          </table:table-cell>
          <table:table-cell office:value-type="float" office:value="225.4523333333" calcext:value-type="float">
            <text:p>225.452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3562.14" calcext:value-type="float">
            <text:p>13562.14</text:p>
          </table:table-cell>
          <table:table-cell office:value-type="float" office:value="226.0356666667" calcext:value-type="float">
            <text:p>226.035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3626.39" calcext:value-type="float">
            <text:p>13626.39</text:p>
          </table:table-cell>
          <table:table-cell office:value-type="float" office:value="227.1065" calcext:value-type="float">
            <text:p>227.106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3696.14" calcext:value-type="float">
            <text:p>13696.14</text:p>
          </table:table-cell>
          <table:table-cell office:value-type="float" office:value="228.269" calcext:value-type="float">
            <text:p>228.26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3697.02" calcext:value-type="float">
            <text:p>13697.02</text:p>
          </table:table-cell>
          <table:table-cell office:value-type="float" office:value="228.2836666667" calcext:value-type="float">
            <text:p>228.283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3702.9" calcext:value-type="float">
            <text:p>13702.9</text:p>
          </table:table-cell>
          <table:table-cell office:value-type="float" office:value="228.3816666667" calcext:value-type="float">
            <text:p>228.3816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3702.95" calcext:value-type="float">
            <text:p>13702.95</text:p>
          </table:table-cell>
          <table:table-cell office:value-type="float" office:value="228.3825" calcext:value-type="float">
            <text:p>228.382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3703.16" calcext:value-type="float">
            <text:p>13703.16</text:p>
          </table:table-cell>
          <table:table-cell office:value-type="float" office:value="228.386" calcext:value-type="float">
            <text:p>228.386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13703.28" calcext:value-type="float">
            <text:p>13703.28</text:p>
          </table:table-cell>
          <table:table-cell office:value-type="float" office:value="228.388" calcext:value-type="float">
            <text:p>228.38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3703.38" calcext:value-type="float">
            <text:p>13703.38</text:p>
          </table:table-cell>
          <table:table-cell office:value-type="float" office:value="228.3896666667" calcext:value-type="float">
            <text:p>228.389666666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703.48" calcext:value-type="float">
            <text:p>13703.48</text:p>
          </table:table-cell>
          <table:table-cell office:value-type="float" office:value="228.3913333333" calcext:value-type="float">
            <text:p>228.391333333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3703.58" calcext:value-type="float">
            <text:p>13703.58</text:p>
          </table:table-cell>
          <table:table-cell office:value-type="float" office:value="228.393" calcext:value-type="float">
            <text:p>228.393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3703.69" calcext:value-type="float">
            <text:p>13703.69</text:p>
          </table:table-cell>
          <table:table-cell office:value-type="float" office:value="228.3948333333" calcext:value-type="float">
            <text:p>228.394833333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3703.79" calcext:value-type="float">
            <text:p>13703.79</text:p>
          </table:table-cell>
          <table:table-cell office:value-type="float" office:value="228.3965" calcext:value-type="float">
            <text:p>228.396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3703.89" calcext:value-type="float">
            <text:p>13703.89</text:p>
          </table:table-cell>
          <table:table-cell office:value-type="float" office:value="228.3981666667" calcext:value-type="float">
            <text:p>228.398166666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3703.99" calcext:value-type="float">
            <text:p>13703.99</text:p>
          </table:table-cell>
          <table:table-cell office:value-type="float" office:value="228.3998333333" calcext:value-type="float">
            <text:p>228.399833333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3704.09" calcext:value-type="float">
            <text:p>13704.09</text:p>
          </table:table-cell>
          <table:table-cell office:value-type="float" office:value="228.4015" calcext:value-type="float">
            <text:p>228.401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3704.19" calcext:value-type="float">
            <text:p>13704.19</text:p>
          </table:table-cell>
          <table:table-cell office:value-type="float" office:value="228.4031666667" calcext:value-type="float">
            <text:p>228.403166666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3704.3" calcext:value-type="float">
            <text:p>13704.3</text:p>
          </table:table-cell>
          <table:table-cell office:value-type="float" office:value="228.405" calcext:value-type="float">
            <text:p>228.40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3704.4" calcext:value-type="float">
            <text:p>13704.4</text:p>
          </table:table-cell>
          <table:table-cell office:value-type="float" office:value="228.4066666667" calcext:value-type="float">
            <text:p>228.406666666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3704.5" calcext:value-type="float">
            <text:p>13704.5</text:p>
          </table:table-cell>
          <table:table-cell office:value-type="float" office:value="228.4083333333" calcext:value-type="float">
            <text:p>228.408333333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704.6" calcext:value-type="float">
            <text:p>13704.6</text:p>
          </table:table-cell>
          <table:table-cell office:value-type="float" office:value="228.41" calcext:value-type="float">
            <text:p>228.4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3704.7" calcext:value-type="float">
            <text:p>13704.7</text:p>
          </table:table-cell>
          <table:table-cell office:value-type="float" office:value="228.4116666667" calcext:value-type="float">
            <text:p>228.411666666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3704.8" calcext:value-type="float">
            <text:p>13704.8</text:p>
          </table:table-cell>
          <table:table-cell office:value-type="float" office:value="228.4133333333" calcext:value-type="float">
            <text:p>228.413333333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3704.91" calcext:value-type="float">
            <text:p>13704.91</text:p>
          </table:table-cell>
          <table:table-cell office:value-type="float" office:value="228.4151666667" calcext:value-type="float">
            <text:p>228.415166666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3705.01" calcext:value-type="float">
            <text:p>13705.01</text:p>
          </table:table-cell>
          <table:table-cell office:value-type="float" office:value="228.4168333333" calcext:value-type="float">
            <text:p>228.4168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705.12" calcext:value-type="float">
            <text:p>13705.12</text:p>
          </table:table-cell>
          <table:table-cell office:value-type="float" office:value="228.4186666667" calcext:value-type="float">
            <text:p>228.418666666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3705.22" calcext:value-type="float">
            <text:p>13705.22</text:p>
          </table:table-cell>
          <table:table-cell office:value-type="float" office:value="228.4203333333" calcext:value-type="float">
            <text:p>228.420333333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3705.32" calcext:value-type="float">
            <text:p>13705.32</text:p>
          </table:table-cell>
          <table:table-cell office:value-type="float" office:value="228.422" calcext:value-type="float">
            <text:p>228.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05.42" calcext:value-type="float">
            <text:p>13705.42</text:p>
          </table:table-cell>
          <table:table-cell office:value-type="float" office:value="228.4236666667" calcext:value-type="float">
            <text:p>228.423666666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3706.05" calcext:value-type="float">
            <text:p>13706.05</text:p>
          </table:table-cell>
          <table:table-cell office:value-type="float" office:value="228.4341666667" calcext:value-type="float">
            <text:p>228.434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706.15" calcext:value-type="float">
            <text:p>13706.15</text:p>
          </table:table-cell>
          <table:table-cell office:value-type="float" office:value="228.4358333333" calcext:value-type="float">
            <text:p>228.4358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3706.65" calcext:value-type="float">
            <text:p>13706.65</text:p>
          </table:table-cell>
          <table:table-cell office:value-type="float" office:value="228.4441666667" calcext:value-type="float">
            <text:p>228.4441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3706.86" calcext:value-type="float">
            <text:p>13706.86</text:p>
          </table:table-cell>
          <table:table-cell office:value-type="float" office:value="228.4476666667" calcext:value-type="float">
            <text:p>228.447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3707.59" calcext:value-type="float">
            <text:p>13707.59</text:p>
          </table:table-cell>
          <table:table-cell office:value-type="float" office:value="228.4598333333" calcext:value-type="float">
            <text:p>228.459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3707.69" calcext:value-type="float">
            <text:p>13707.69</text:p>
          </table:table-cell>
          <table:table-cell office:value-type="float" office:value="228.4615" calcext:value-type="float">
            <text:p>228.461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3708.3" calcext:value-type="float">
            <text:p>13708.3</text:p>
          </table:table-cell>
          <table:table-cell office:value-type="float" office:value="228.4716666667" calcext:value-type="float">
            <text:p>228.471666666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3708.4" calcext:value-type="float">
            <text:p>13708.4</text:p>
          </table:table-cell>
          <table:table-cell office:value-type="float" office:value="228.4733333333" calcext:value-type="float">
            <text:p>228.473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3709.01" calcext:value-type="float">
            <text:p>13709.01</text:p>
          </table:table-cell>
          <table:table-cell office:value-type="float" office:value="228.4835" calcext:value-type="float">
            <text:p>228.483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3709.11" calcext:value-type="float">
            <text:p>13709.11</text:p>
          </table:table-cell>
          <table:table-cell office:value-type="float" office:value="228.4851666667" calcext:value-type="float">
            <text:p>228.485166666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3709.52" calcext:value-type="float">
            <text:p>13709.52</text:p>
          </table:table-cell>
          <table:table-cell office:value-type="float" office:value="228.492" calcext:value-type="float">
            <text:p>228.49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3709.73" calcext:value-type="float">
            <text:p>13709.73</text:p>
          </table:table-cell>
          <table:table-cell office:value-type="float" office:value="228.4955" calcext:value-type="float">
            <text:p>228.495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3709.83" calcext:value-type="float">
            <text:p>13709.83</text:p>
          </table:table-cell>
          <table:table-cell office:value-type="float" office:value="228.4971666667" calcext:value-type="float">
            <text:p>228.497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3711.79" calcext:value-type="float">
            <text:p>13711.79</text:p>
          </table:table-cell>
          <table:table-cell office:value-type="float" office:value="228.5298333333" calcext:value-type="float">
            <text:p>228.529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3711.89" calcext:value-type="float">
            <text:p>13711.89</text:p>
          </table:table-cell>
          <table:table-cell office:value-type="float" office:value="228.5315" calcext:value-type="float">
            <text:p>228.531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3711.99" calcext:value-type="float">
            <text:p>13711.99</text:p>
          </table:table-cell>
          <table:table-cell office:value-type="float" office:value="228.5331666667" calcext:value-type="float">
            <text:p>228.533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3712.29" calcext:value-type="float">
            <text:p>13712.29</text:p>
          </table:table-cell>
          <table:table-cell office:value-type="float" office:value="228.5381666667" calcext:value-type="float">
            <text:p>228.538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712.6" calcext:value-type="float">
            <text:p>13712.6</text:p>
          </table:table-cell>
          <table:table-cell office:value-type="float" office:value="228.5433333333" calcext:value-type="float">
            <text:p>228.5433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3713.21" calcext:value-type="float">
            <text:p>13713.21</text:p>
          </table:table-cell>
          <table:table-cell office:value-type="float" office:value="228.5535" calcext:value-type="float">
            <text:p>228.553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3713.31" calcext:value-type="float">
            <text:p>13713.31</text:p>
          </table:table-cell>
          <table:table-cell office:value-type="float" office:value="228.5551666667" calcext:value-type="float">
            <text:p>228.5551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3713.52" calcext:value-type="float">
            <text:p>13713.52</text:p>
          </table:table-cell>
          <table:table-cell office:value-type="float" office:value="228.5586666667" calcext:value-type="float">
            <text:p>228.5586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862.14" calcext:value-type="float">
            <text:p>13862.14</text:p>
          </table:table-cell>
          <table:table-cell office:value-type="float" office:value="231.0356666667" calcext:value-type="float">
            <text:p>231.035666666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3862.22" calcext:value-type="float">
            <text:p>13862.22</text:p>
          </table:table-cell>
          <table:table-cell office:value-type="float" office:value="231.037" calcext:value-type="float">
            <text:p>231.037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3864.38" calcext:value-type="float">
            <text:p>13864.38</text:p>
          </table:table-cell>
          <table:table-cell office:value-type="float" office:value="231.073" calcext:value-type="float">
            <text:p>231.07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3864.48" calcext:value-type="float">
            <text:p>13864.48</text:p>
          </table:table-cell>
          <table:table-cell office:value-type="float" office:value="231.0746666667" calcext:value-type="float">
            <text:p>231.07466666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3864.58" calcext:value-type="float">
            <text:p>13864.58</text:p>
          </table:table-cell>
          <table:table-cell office:value-type="float" office:value="231.0763333333" calcext:value-type="float">
            <text:p>231.076333333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3864.69" calcext:value-type="float">
            <text:p>13864.69</text:p>
          </table:table-cell>
          <table:table-cell office:value-type="float" office:value="231.0781666667" calcext:value-type="float">
            <text:p>231.078166666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3864.79" calcext:value-type="float">
            <text:p>13864.79</text:p>
          </table:table-cell>
          <table:table-cell office:value-type="float" office:value="231.0798333333" calcext:value-type="float">
            <text:p>231.079833333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3864.89" calcext:value-type="float">
            <text:p>13864.89</text:p>
          </table:table-cell>
          <table:table-cell office:value-type="float" office:value="231.0815" calcext:value-type="float">
            <text:p>231.0815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3865.09" calcext:value-type="float">
            <text:p>13865.09</text:p>
          </table:table-cell>
          <table:table-cell office:value-type="float" office:value="231.0848333333" calcext:value-type="float">
            <text:p>231.084833333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3865.19" calcext:value-type="float">
            <text:p>13865.19</text:p>
          </table:table-cell>
          <table:table-cell office:value-type="float" office:value="231.0865" calcext:value-type="float">
            <text:p>231.086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3865.29" calcext:value-type="float">
            <text:p>13865.29</text:p>
          </table:table-cell>
          <table:table-cell office:value-type="float" office:value="231.0881666667" calcext:value-type="float">
            <text:p>231.088166666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3865.4" calcext:value-type="float">
            <text:p>13865.4</text:p>
          </table:table-cell>
          <table:table-cell office:value-type="float" office:value="231.09" calcext:value-type="float">
            <text:p>231.0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3865.5" calcext:value-type="float">
            <text:p>13865.5</text:p>
          </table:table-cell>
          <table:table-cell office:value-type="float" office:value="231.0916666667" calcext:value-type="float">
            <text:p>231.091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3865.6" calcext:value-type="float">
            <text:p>13865.6</text:p>
          </table:table-cell>
          <table:table-cell office:value-type="float" office:value="231.0933333333" calcext:value-type="float">
            <text:p>231.093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3865.81" calcext:value-type="float">
            <text:p>13865.81</text:p>
          </table:table-cell>
          <table:table-cell office:value-type="float" office:value="231.0968333333" calcext:value-type="float">
            <text:p>231.0968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3865.91" calcext:value-type="float">
            <text:p>13865.91</text:p>
          </table:table-cell>
          <table:table-cell office:value-type="float" office:value="231.0985" calcext:value-type="float">
            <text:p>231.098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3866.03" calcext:value-type="float">
            <text:p>13866.03</text:p>
          </table:table-cell>
          <table:table-cell office:value-type="float" office:value="231.1005" calcext:value-type="float">
            <text:p>231.100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3866.74" calcext:value-type="float">
            <text:p>13866.74</text:p>
          </table:table-cell>
          <table:table-cell office:value-type="float" office:value="231.1123333333" calcext:value-type="float">
            <text:p>231.112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3867.04" calcext:value-type="float">
            <text:p>13867.04</text:p>
          </table:table-cell>
          <table:table-cell office:value-type="float" office:value="231.1173333333" calcext:value-type="float">
            <text:p>231.1173333333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3867.14" calcext:value-type="float">
            <text:p>13867.14</text:p>
          </table:table-cell>
          <table:table-cell office:value-type="float" office:value="231.119" calcext:value-type="float">
            <text:p>231.11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3869.6" calcext:value-type="float">
            <text:p>13869.6</text:p>
          </table:table-cell>
          <table:table-cell office:value-type="float" office:value="231.16" calcext:value-type="float">
            <text:p>231.1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3929.39" calcext:value-type="float">
            <text:p>13929.39</text:p>
          </table:table-cell>
          <table:table-cell office:value-type="float" office:value="232.1565" calcext:value-type="float">
            <text:p>232.156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3966.89" calcext:value-type="float">
            <text:p>13966.89</text:p>
          </table:table-cell>
          <table:table-cell office:value-type="float" office:value="232.7815" calcext:value-type="float">
            <text:p>232.781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3966.95" calcext:value-type="float">
            <text:p>13966.95</text:p>
          </table:table-cell>
          <table:table-cell office:value-type="float" office:value="232.7825" calcext:value-type="float">
            <text:p>232.782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4128.9" calcext:value-type="float">
            <text:p>14128.9</text:p>
          </table:table-cell>
          <table:table-cell office:value-type="float" office:value="235.4816666667" calcext:value-type="float">
            <text:p>235.481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264.4" calcext:value-type="float">
            <text:p>14264.4</text:p>
          </table:table-cell>
          <table:table-cell office:value-type="float" office:value="237.74" calcext:value-type="float">
            <text:p>237.7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4283.27" calcext:value-type="float">
            <text:p>14283.27</text:p>
          </table:table-cell>
          <table:table-cell office:value-type="float" office:value="238.0545" calcext:value-type="float">
            <text:p>238.054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293.27" calcext:value-type="float">
            <text:p>14293.27</text:p>
          </table:table-cell>
          <table:table-cell office:value-type="float" office:value="238.2211666667" calcext:value-type="float">
            <text:p>238.221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332.9" calcext:value-type="float">
            <text:p>14332.9</text:p>
          </table:table-cell>
          <table:table-cell office:value-type="float" office:value="238.8816666667" calcext:value-type="float">
            <text:p>238.881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332.93" calcext:value-type="float">
            <text:p>14332.93</text:p>
          </table:table-cell>
          <table:table-cell office:value-type="float" office:value="238.8821666667" calcext:value-type="float">
            <text:p>238.882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4352.65" calcext:value-type="float">
            <text:p>14352.65</text:p>
          </table:table-cell>
          <table:table-cell office:value-type="float" office:value="239.2108333333" calcext:value-type="float">
            <text:p>239.210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381.4" calcext:value-type="float">
            <text:p>14381.4</text:p>
          </table:table-cell>
          <table:table-cell office:value-type="float" office:value="239.69" calcext:value-type="float">
            <text:p>239.6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381.4" calcext:value-type="float">
            <text:p>14381.4</text:p>
          </table:table-cell>
          <table:table-cell office:value-type="float" office:value="239.69" calcext:value-type="float">
            <text:p>239.6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4383.18" calcext:value-type="float">
            <text:p>14383.18</text:p>
          </table:table-cell>
          <table:table-cell office:value-type="float" office:value="239.7196666667" calcext:value-type="float">
            <text:p>239.7196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394.77" calcext:value-type="float">
            <text:p>14394.77</text:p>
          </table:table-cell>
          <table:table-cell office:value-type="float" office:value="239.9128333333" calcext:value-type="float">
            <text:p>239.912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398.33" calcext:value-type="float">
            <text:p>14398.33</text:p>
          </table:table-cell>
          <table:table-cell office:value-type="float" office:value="239.9721666667" calcext:value-type="float">
            <text:p>239.972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423.14" calcext:value-type="float">
            <text:p>14423.14</text:p>
          </table:table-cell>
          <table:table-cell office:value-type="float" office:value="240.3856666667" calcext:value-type="float">
            <text:p>240.385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424.12" calcext:value-type="float">
            <text:p>14424.12</text:p>
          </table:table-cell>
          <table:table-cell office:value-type="float" office:value="240.402" calcext:value-type="float">
            <text:p>240.40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424.22" calcext:value-type="float">
            <text:p>14424.22</text:p>
          </table:table-cell>
          <table:table-cell office:value-type="float" office:value="240.4036666667" calcext:value-type="float">
            <text:p>240.403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4654.4" calcext:value-type="float">
            <text:p>14654.4</text:p>
          </table:table-cell>
          <table:table-cell office:value-type="float" office:value="244.24" calcext:value-type="float">
            <text:p>244.24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4687.65" calcext:value-type="float">
            <text:p>14687.65</text:p>
          </table:table-cell>
          <table:table-cell office:value-type="float" office:value="244.7941666667" calcext:value-type="float">
            <text:p>244.794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713.27" calcext:value-type="float">
            <text:p>14713.27</text:p>
          </table:table-cell>
          <table:table-cell office:value-type="float" office:value="245.2211666667" calcext:value-type="float">
            <text:p>245.221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717.64" calcext:value-type="float">
            <text:p>14717.64</text:p>
          </table:table-cell>
          <table:table-cell office:value-type="float" office:value="245.294" calcext:value-type="float">
            <text:p>245.29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4727.9" calcext:value-type="float">
            <text:p>14727.9</text:p>
          </table:table-cell>
          <table:table-cell office:value-type="float" office:value="245.465" calcext:value-type="float">
            <text:p>245.46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4732.79" calcext:value-type="float">
            <text:p>14732.79</text:p>
          </table:table-cell>
          <table:table-cell office:value-type="float" office:value="245.5465" calcext:value-type="float">
            <text:p>245.546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4735.77" calcext:value-type="float">
            <text:p>14735.77</text:p>
          </table:table-cell>
          <table:table-cell office:value-type="float" office:value="245.5961666667" calcext:value-type="float">
            <text:p>245.5961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735.88" calcext:value-type="float">
            <text:p>14735.88</text:p>
          </table:table-cell>
          <table:table-cell office:value-type="float" office:value="245.598" calcext:value-type="float">
            <text:p>245.59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4735.98" calcext:value-type="float">
            <text:p>14735.98</text:p>
          </table:table-cell>
          <table:table-cell office:value-type="float" office:value="245.5996666667" calcext:value-type="float">
            <text:p>245.599666666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4736.08" calcext:value-type="float">
            <text:p>14736.08</text:p>
          </table:table-cell>
          <table:table-cell office:value-type="float" office:value="245.6013333333" calcext:value-type="float">
            <text:p>245.601333333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4736.18" calcext:value-type="float">
            <text:p>14736.18</text:p>
          </table:table-cell>
          <table:table-cell office:value-type="float" office:value="245.603" calcext:value-type="float">
            <text:p>245.60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736.48" calcext:value-type="float">
            <text:p>14736.48</text:p>
          </table:table-cell>
          <table:table-cell office:value-type="float" office:value="245.608" calcext:value-type="float">
            <text:p>245.60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4737.71" calcext:value-type="float">
            <text:p>14737.71</text:p>
          </table:table-cell>
          <table:table-cell office:value-type="float" office:value="245.6285" calcext:value-type="float">
            <text:p>245.628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4737.81" calcext:value-type="float">
            <text:p>14737.81</text:p>
          </table:table-cell>
          <table:table-cell office:value-type="float" office:value="245.6301666667" calcext:value-type="float">
            <text:p>245.630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738.22" calcext:value-type="float">
            <text:p>14738.22</text:p>
          </table:table-cell>
          <table:table-cell office:value-type="float" office:value="245.637" calcext:value-type="float">
            <text:p>245.63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4738.32" calcext:value-type="float">
            <text:p>14738.32</text:p>
          </table:table-cell>
          <table:table-cell office:value-type="float" office:value="245.6386666667" calcext:value-type="float">
            <text:p>245.638666666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4738.53" calcext:value-type="float">
            <text:p>14738.53</text:p>
          </table:table-cell>
          <table:table-cell office:value-type="float" office:value="245.6421666667" calcext:value-type="float">
            <text:p>245.642166666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4738.63" calcext:value-type="float">
            <text:p>14738.63</text:p>
          </table:table-cell>
          <table:table-cell office:value-type="float" office:value="245.6438333333" calcext:value-type="float">
            <text:p>245.6438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4738.73" calcext:value-type="float">
            <text:p>14738.73</text:p>
          </table:table-cell>
          <table:table-cell office:value-type="float" office:value="245.6455" calcext:value-type="float">
            <text:p>245.645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4738.94" calcext:value-type="float">
            <text:p>14738.94</text:p>
          </table:table-cell>
          <table:table-cell office:value-type="float" office:value="245.649" calcext:value-type="float">
            <text:p>245.64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4739.14" calcext:value-type="float">
            <text:p>14739.14</text:p>
          </table:table-cell>
          <table:table-cell office:value-type="float" office:value="245.6523333333" calcext:value-type="float">
            <text:p>245.65233333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4739.24" calcext:value-type="float">
            <text:p>14739.24</text:p>
          </table:table-cell>
          <table:table-cell office:value-type="float" office:value="245.654" calcext:value-type="float">
            <text:p>245.65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4739.35" calcext:value-type="float">
            <text:p>14739.35</text:p>
          </table:table-cell>
          <table:table-cell office:value-type="float" office:value="245.6558333333" calcext:value-type="float">
            <text:p>245.655833333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4739.55" calcext:value-type="float">
            <text:p>14739.55</text:p>
          </table:table-cell>
          <table:table-cell office:value-type="float" office:value="245.6591666667" calcext:value-type="float">
            <text:p>245.659166666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4739.66" calcext:value-type="float">
            <text:p>14739.66</text:p>
          </table:table-cell>
          <table:table-cell office:value-type="float" office:value="245.661" calcext:value-type="float">
            <text:p>245.66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4739.86" calcext:value-type="float">
            <text:p>14739.86</text:p>
          </table:table-cell>
          <table:table-cell office:value-type="float" office:value="245.6643333333" calcext:value-type="float">
            <text:p>245.664333333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4740.07" calcext:value-type="float">
            <text:p>14740.07</text:p>
          </table:table-cell>
          <table:table-cell office:value-type="float" office:value="245.6678333333" calcext:value-type="float">
            <text:p>245.667833333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4740.17" calcext:value-type="float">
            <text:p>14740.17</text:p>
          </table:table-cell>
          <table:table-cell office:value-type="float" office:value="245.6695" calcext:value-type="float">
            <text:p>245.669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4740.27" calcext:value-type="float">
            <text:p>14740.27</text:p>
          </table:table-cell>
          <table:table-cell office:value-type="float" office:value="245.6711666667" calcext:value-type="float">
            <text:p>245.6711666667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4740.37" calcext:value-type="float">
            <text:p>14740.37</text:p>
          </table:table-cell>
          <table:table-cell office:value-type="float" office:value="245.6728333333" calcext:value-type="float">
            <text:p>245.672833333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4740.48" calcext:value-type="float">
            <text:p>14740.48</text:p>
          </table:table-cell>
          <table:table-cell office:value-type="float" office:value="245.6746666667" calcext:value-type="float">
            <text:p>245.674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4740.58" calcext:value-type="float">
            <text:p>14740.58</text:p>
          </table:table-cell>
          <table:table-cell office:value-type="float" office:value="245.6763333333" calcext:value-type="float">
            <text:p>245.6763333333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4740.78" calcext:value-type="float">
            <text:p>14740.78</text:p>
          </table:table-cell>
          <table:table-cell office:value-type="float" office:value="245.6796666667" calcext:value-type="float">
            <text:p>245.6796666667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4740.89" calcext:value-type="float">
            <text:p>14740.89</text:p>
          </table:table-cell>
          <table:table-cell office:value-type="float" office:value="245.6815" calcext:value-type="float">
            <text:p>245.6815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4740.99" calcext:value-type="float">
            <text:p>14740.99</text:p>
          </table:table-cell>
          <table:table-cell office:value-type="float" office:value="245.6831666667" calcext:value-type="float">
            <text:p>245.683166666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4741.1" calcext:value-type="float">
            <text:p>14741.1</text:p>
          </table:table-cell>
          <table:table-cell office:value-type="float" office:value="245.685" calcext:value-type="float">
            <text:p>245.685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4741.2" calcext:value-type="float">
            <text:p>14741.2</text:p>
          </table:table-cell>
          <table:table-cell office:value-type="float" office:value="245.6866666667" calcext:value-type="float">
            <text:p>245.6866666667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4741.3" calcext:value-type="float">
            <text:p>14741.3</text:p>
          </table:table-cell>
          <table:table-cell office:value-type="float" office:value="245.6883333333" calcext:value-type="float">
            <text:p>245.688333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741.4" calcext:value-type="float">
            <text:p>14741.4</text:p>
          </table:table-cell>
          <table:table-cell office:value-type="float" office:value="245.69" calcext:value-type="float">
            <text:p>245.6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4741.71" calcext:value-type="float">
            <text:p>14741.71</text:p>
          </table:table-cell>
          <table:table-cell office:value-type="float" office:value="245.6951666667" calcext:value-type="float">
            <text:p>245.695166666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4741.81" calcext:value-type="float">
            <text:p>14741.81</text:p>
          </table:table-cell>
          <table:table-cell office:value-type="float" office:value="245.6968333333" calcext:value-type="float">
            <text:p>245.6968333333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4741.92" calcext:value-type="float">
            <text:p>14741.92</text:p>
          </table:table-cell>
          <table:table-cell office:value-type="float" office:value="245.6986666667" calcext:value-type="float">
            <text:p>245.698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4742.02" calcext:value-type="float">
            <text:p>14742.02</text:p>
          </table:table-cell>
          <table:table-cell office:value-type="float" office:value="245.7003333333" calcext:value-type="float">
            <text:p>245.700333333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4742.12" calcext:value-type="float">
            <text:p>14742.12</text:p>
          </table:table-cell>
          <table:table-cell office:value-type="float" office:value="245.702" calcext:value-type="float">
            <text:p>245.70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4742.22" calcext:value-type="float">
            <text:p>14742.22</text:p>
          </table:table-cell>
          <table:table-cell office:value-type="float" office:value="245.7036666667" calcext:value-type="float">
            <text:p>245.703666666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4742.33" calcext:value-type="float">
            <text:p>14742.33</text:p>
          </table:table-cell>
          <table:table-cell office:value-type="float" office:value="245.7055" calcext:value-type="float">
            <text:p>245.705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4742.54" calcext:value-type="float">
            <text:p>14742.54</text:p>
          </table:table-cell>
          <table:table-cell office:value-type="float" office:value="245.709" calcext:value-type="float">
            <text:p>245.70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742.75" calcext:value-type="float">
            <text:p>14742.75</text:p>
          </table:table-cell>
          <table:table-cell office:value-type="float" office:value="245.7125" calcext:value-type="float">
            <text:p>245.712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4742.95" calcext:value-type="float">
            <text:p>14742.95</text:p>
          </table:table-cell>
          <table:table-cell office:value-type="float" office:value="245.7158333333" calcext:value-type="float">
            <text:p>245.7158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4743.87" calcext:value-type="float">
            <text:p>14743.87</text:p>
          </table:table-cell>
          <table:table-cell office:value-type="float" office:value="245.7311666667" calcext:value-type="float">
            <text:p>245.731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744.69" calcext:value-type="float">
            <text:p>14744.69</text:p>
          </table:table-cell>
          <table:table-cell office:value-type="float" office:value="245.7448333333" calcext:value-type="float">
            <text:p>245.7448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4744.79" calcext:value-type="float">
            <text:p>14744.79</text:p>
          </table:table-cell>
          <table:table-cell office:value-type="float" office:value="245.7465" calcext:value-type="float">
            <text:p>245.746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744.99" calcext:value-type="float">
            <text:p>14744.99</text:p>
          </table:table-cell>
          <table:table-cell office:value-type="float" office:value="245.7498333333" calcext:value-type="float">
            <text:p>245.749833333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4745.2" calcext:value-type="float">
            <text:p>14745.2</text:p>
          </table:table-cell>
          <table:table-cell office:value-type="float" office:value="245.7533333333" calcext:value-type="float">
            <text:p>245.753333333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4745.3" calcext:value-type="float">
            <text:p>14745.3</text:p>
          </table:table-cell>
          <table:table-cell office:value-type="float" office:value="245.755" calcext:value-type="float">
            <text:p>245.75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4745.4" calcext:value-type="float">
            <text:p>14745.4</text:p>
          </table:table-cell>
          <table:table-cell office:value-type="float" office:value="245.7566666667" calcext:value-type="float">
            <text:p>245.756666666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4745.61" calcext:value-type="float">
            <text:p>14745.61</text:p>
          </table:table-cell>
          <table:table-cell office:value-type="float" office:value="245.7601666667" calcext:value-type="float">
            <text:p>245.760166666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4745.71" calcext:value-type="float">
            <text:p>14745.71</text:p>
          </table:table-cell>
          <table:table-cell office:value-type="float" office:value="245.7618333333" calcext:value-type="float">
            <text:p>245.7618333333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4745.81" calcext:value-type="float">
            <text:p>14745.81</text:p>
          </table:table-cell>
          <table:table-cell office:value-type="float" office:value="245.7635" calcext:value-type="float">
            <text:p>245.763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4745.92" calcext:value-type="float">
            <text:p>14745.92</text:p>
          </table:table-cell>
          <table:table-cell office:value-type="float" office:value="245.7653333333" calcext:value-type="float">
            <text:p>245.7653333333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14746.33" calcext:value-type="float">
            <text:p>14746.33</text:p>
          </table:table-cell>
          <table:table-cell office:value-type="float" office:value="245.7721666667" calcext:value-type="float">
            <text:p>245.772166666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4746.84" calcext:value-type="float">
            <text:p>14746.84</text:p>
          </table:table-cell>
          <table:table-cell office:value-type="float" office:value="245.7806666667" calcext:value-type="float">
            <text:p>245.780666666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4746.94" calcext:value-type="float">
            <text:p>14746.94</text:p>
          </table:table-cell>
          <table:table-cell office:value-type="float" office:value="245.7823333333" calcext:value-type="float">
            <text:p>245.782333333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4747.04" calcext:value-type="float">
            <text:p>14747.04</text:p>
          </table:table-cell>
          <table:table-cell office:value-type="float" office:value="245.784" calcext:value-type="float">
            <text:p>245.78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747.15" calcext:value-type="float">
            <text:p>14747.15</text:p>
          </table:table-cell>
          <table:table-cell office:value-type="float" office:value="245.7858333333" calcext:value-type="float">
            <text:p>245.785833333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4747.36" calcext:value-type="float">
            <text:p>14747.36</text:p>
          </table:table-cell>
          <table:table-cell office:value-type="float" office:value="245.7893333333" calcext:value-type="float">
            <text:p>245.789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4747.46" calcext:value-type="float">
            <text:p>14747.46</text:p>
          </table:table-cell>
          <table:table-cell office:value-type="float" office:value="245.791" calcext:value-type="float">
            <text:p>245.79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4747.56" calcext:value-type="float">
            <text:p>14747.56</text:p>
          </table:table-cell>
          <table:table-cell office:value-type="float" office:value="245.7926666667" calcext:value-type="float">
            <text:p>245.792666666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4747.67" calcext:value-type="float">
            <text:p>14747.67</text:p>
          </table:table-cell>
          <table:table-cell office:value-type="float" office:value="245.7945" calcext:value-type="float">
            <text:p>245.794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747.77" calcext:value-type="float">
            <text:p>14747.77</text:p>
          </table:table-cell>
          <table:table-cell office:value-type="float" office:value="245.7961666667" calcext:value-type="float">
            <text:p>245.796166666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4747.98" calcext:value-type="float">
            <text:p>14747.98</text:p>
          </table:table-cell>
          <table:table-cell office:value-type="float" office:value="245.7996666667" calcext:value-type="float">
            <text:p>245.7996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749.92" calcext:value-type="float">
            <text:p>14749.92</text:p>
          </table:table-cell>
          <table:table-cell office:value-type="float" office:value="245.832" calcext:value-type="float">
            <text:p>245.83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750.23" calcext:value-type="float">
            <text:p>14750.23</text:p>
          </table:table-cell>
          <table:table-cell office:value-type="float" office:value="245.8371666667" calcext:value-type="float">
            <text:p>245.837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5388.4" calcext:value-type="float">
            <text:p>15388.4</text:p>
          </table:table-cell>
          <table:table-cell office:value-type="float" office:value="256.4733333333" calcext:value-type="float">
            <text:p>256.473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5444.28" calcext:value-type="float">
            <text:p>15444.28</text:p>
          </table:table-cell>
          <table:table-cell office:value-type="float" office:value="257.4046666667" calcext:value-type="float">
            <text:p>257.404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472.28" calcext:value-type="float">
            <text:p>15472.28</text:p>
          </table:table-cell>
          <table:table-cell office:value-type="float" office:value="257.8713333333" calcext:value-type="float">
            <text:p>257.871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5473.36" calcext:value-type="float">
            <text:p>15473.36</text:p>
          </table:table-cell>
          <table:table-cell office:value-type="float" office:value="257.8893333333" calcext:value-type="float">
            <text:p>257.889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5473.46" calcext:value-type="float">
            <text:p>15473.46</text:p>
          </table:table-cell>
          <table:table-cell office:value-type="float" office:value="257.891" calcext:value-type="float">
            <text:p>257.89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5474.07" calcext:value-type="float">
            <text:p>15474.07</text:p>
          </table:table-cell>
          <table:table-cell office:value-type="float" office:value="257.9011666667" calcext:value-type="float">
            <text:p>257.901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5474.48" calcext:value-type="float">
            <text:p>15474.48</text:p>
          </table:table-cell>
          <table:table-cell office:value-type="float" office:value="257.908" calcext:value-type="float">
            <text:p>257.90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5474.89" calcext:value-type="float">
            <text:p>15474.89</text:p>
          </table:table-cell>
          <table:table-cell office:value-type="float" office:value="257.9148333333" calcext:value-type="float">
            <text:p>257.914833333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5475.92" calcext:value-type="float">
            <text:p>15475.92</text:p>
          </table:table-cell>
          <table:table-cell office:value-type="float" office:value="257.932" calcext:value-type="float">
            <text:p>257.93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5476.73" calcext:value-type="float">
            <text:p>15476.73</text:p>
          </table:table-cell>
          <table:table-cell office:value-type="float" office:value="257.9455" calcext:value-type="float">
            <text:p>257.945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477.04" calcext:value-type="float">
            <text:p>15477.04</text:p>
          </table:table-cell>
          <table:table-cell office:value-type="float" office:value="257.9506666667" calcext:value-type="float">
            <text:p>257.950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5477.57" calcext:value-type="float">
            <text:p>15477.57</text:p>
          </table:table-cell>
          <table:table-cell office:value-type="float" office:value="257.9595" calcext:value-type="float">
            <text:p>257.959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5477.67" calcext:value-type="float">
            <text:p>15477.67</text:p>
          </table:table-cell>
          <table:table-cell office:value-type="float" office:value="257.9611666667" calcext:value-type="float">
            <text:p>257.961166666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5477.87" calcext:value-type="float">
            <text:p>15477.87</text:p>
          </table:table-cell>
          <table:table-cell office:value-type="float" office:value="257.9645" calcext:value-type="float">
            <text:p>257.964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5477.97" calcext:value-type="float">
            <text:p>15477.97</text:p>
          </table:table-cell>
          <table:table-cell office:value-type="float" office:value="257.9661666667" calcext:value-type="float">
            <text:p>257.966166666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5478.27" calcext:value-type="float">
            <text:p>15478.27</text:p>
          </table:table-cell>
          <table:table-cell office:value-type="float" office:value="257.9711666667" calcext:value-type="float">
            <text:p>257.971166666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5478.37" calcext:value-type="float">
            <text:p>15478.37</text:p>
          </table:table-cell>
          <table:table-cell office:value-type="float" office:value="257.9728333333" calcext:value-type="float">
            <text:p>257.972833333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5478.48" calcext:value-type="float">
            <text:p>15478.48</text:p>
          </table:table-cell>
          <table:table-cell office:value-type="float" office:value="257.9746666667" calcext:value-type="float">
            <text:p>257.9746666667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15478.58" calcext:value-type="float">
            <text:p>15478.58</text:p>
          </table:table-cell>
          <table:table-cell office:value-type="float" office:value="257.9763333333" calcext:value-type="float">
            <text:p>257.9763333333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5478.69" calcext:value-type="float">
            <text:p>15478.69</text:p>
          </table:table-cell>
          <table:table-cell office:value-type="float" office:value="257.9781666667" calcext:value-type="float">
            <text:p>257.9781666667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5478.79" calcext:value-type="float">
            <text:p>15478.79</text:p>
          </table:table-cell>
          <table:table-cell office:value-type="float" office:value="257.9798333333" calcext:value-type="float">
            <text:p>257.9798333333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5478.89" calcext:value-type="float">
            <text:p>15478.89</text:p>
          </table:table-cell>
          <table:table-cell office:value-type="float" office:value="257.9815" calcext:value-type="float">
            <text:p>257.98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15478.99" calcext:value-type="float">
            <text:p>15478.99</text:p>
          </table:table-cell>
          <table:table-cell office:value-type="float" office:value="257.9831666667" calcext:value-type="float">
            <text:p>257.9831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479.09" calcext:value-type="float">
            <text:p>15479.09</text:p>
          </table:table-cell>
          <table:table-cell office:value-type="float" office:value="257.9848333333" calcext:value-type="float">
            <text:p>257.9848333333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5479.22" calcext:value-type="float">
            <text:p>15479.22</text:p>
          </table:table-cell>
          <table:table-cell office:value-type="float" office:value="257.987" calcext:value-type="float">
            <text:p>257.98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5479.3" calcext:value-type="float">
            <text:p>15479.3</text:p>
          </table:table-cell>
          <table:table-cell office:value-type="float" office:value="257.9883333333" calcext:value-type="float">
            <text:p>257.988333333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5479.4" calcext:value-type="float">
            <text:p>15479.4</text:p>
          </table:table-cell>
          <table:table-cell office:value-type="float" office:value="257.99" calcext:value-type="float">
            <text:p>257.9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5479.5" calcext:value-type="float">
            <text:p>15479.5</text:p>
          </table:table-cell>
          <table:table-cell office:value-type="float" office:value="257.9916666667" calcext:value-type="float">
            <text:p>257.991666666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15479.61" calcext:value-type="float">
            <text:p>15479.61</text:p>
          </table:table-cell>
          <table:table-cell office:value-type="float" office:value="257.9935" calcext:value-type="float">
            <text:p>257.993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5479.71" calcext:value-type="float">
            <text:p>15479.71</text:p>
          </table:table-cell>
          <table:table-cell office:value-type="float" office:value="257.9951666667" calcext:value-type="float">
            <text:p>257.9951666667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5479.81" calcext:value-type="float">
            <text:p>15479.81</text:p>
          </table:table-cell>
          <table:table-cell office:value-type="float" office:value="257.9968333333" calcext:value-type="float">
            <text:p>257.996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5479.93" calcext:value-type="float">
            <text:p>15479.93</text:p>
          </table:table-cell>
          <table:table-cell office:value-type="float" office:value="257.9988333333" calcext:value-type="float">
            <text:p>257.998833333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5480.13" calcext:value-type="float">
            <text:p>15480.13</text:p>
          </table:table-cell>
          <table:table-cell office:value-type="float" office:value="258.0021666667" calcext:value-type="float">
            <text:p>258.002166666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5480.43" calcext:value-type="float">
            <text:p>15480.43</text:p>
          </table:table-cell>
          <table:table-cell office:value-type="float" office:value="258.0071666667" calcext:value-type="float">
            <text:p>258.007166666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5480.53" calcext:value-type="float">
            <text:p>15480.53</text:p>
          </table:table-cell>
          <table:table-cell office:value-type="float" office:value="258.0088333333" calcext:value-type="float">
            <text:p>258.008833333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5480.63" calcext:value-type="float">
            <text:p>15480.63</text:p>
          </table:table-cell>
          <table:table-cell office:value-type="float" office:value="258.0105" calcext:value-type="float">
            <text:p>258.010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5480.85" calcext:value-type="float">
            <text:p>15480.85</text:p>
          </table:table-cell>
          <table:table-cell office:value-type="float" office:value="258.0141666667" calcext:value-type="float">
            <text:p>258.0141666667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5481.05" calcext:value-type="float">
            <text:p>15481.05</text:p>
          </table:table-cell>
          <table:table-cell office:value-type="float" office:value="258.0175" calcext:value-type="float">
            <text:p>258.017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5481.15" calcext:value-type="float">
            <text:p>15481.15</text:p>
          </table:table-cell>
          <table:table-cell office:value-type="float" office:value="258.0191666667" calcext:value-type="float">
            <text:p>258.019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5481.25" calcext:value-type="float">
            <text:p>15481.25</text:p>
          </table:table-cell>
          <table:table-cell office:value-type="float" office:value="258.0208333333" calcext:value-type="float">
            <text:p>258.020833333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5481.35" calcext:value-type="float">
            <text:p>15481.35</text:p>
          </table:table-cell>
          <table:table-cell office:value-type="float" office:value="258.0225" calcext:value-type="float">
            <text:p>258.022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5481.46" calcext:value-type="float">
            <text:p>15481.46</text:p>
          </table:table-cell>
          <table:table-cell office:value-type="float" office:value="258.0243333333" calcext:value-type="float">
            <text:p>258.0243333333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5481.66" calcext:value-type="float">
            <text:p>15481.66</text:p>
          </table:table-cell>
          <table:table-cell office:value-type="float" office:value="258.0276666667" calcext:value-type="float">
            <text:p>258.0276666667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5481.77" calcext:value-type="float">
            <text:p>15481.77</text:p>
          </table:table-cell>
          <table:table-cell office:value-type="float" office:value="258.0295" calcext:value-type="float">
            <text:p>258.029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5481.97" calcext:value-type="float">
            <text:p>15481.97</text:p>
          </table:table-cell>
          <table:table-cell office:value-type="float" office:value="258.0328333333" calcext:value-type="float">
            <text:p>258.032833333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482.07" calcext:value-type="float">
            <text:p>15482.07</text:p>
          </table:table-cell>
          <table:table-cell office:value-type="float" office:value="258.0345" calcext:value-type="float">
            <text:p>258.034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5482.58" calcext:value-type="float">
            <text:p>15482.58</text:p>
          </table:table-cell>
          <table:table-cell office:value-type="float" office:value="258.043" calcext:value-type="float">
            <text:p>258.04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5482.69" calcext:value-type="float">
            <text:p>15482.69</text:p>
          </table:table-cell>
          <table:table-cell office:value-type="float" office:value="258.0448333333" calcext:value-type="float">
            <text:p>258.044833333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5482.79" calcext:value-type="float">
            <text:p>15482.79</text:p>
          </table:table-cell>
          <table:table-cell office:value-type="float" office:value="258.0465" calcext:value-type="float">
            <text:p>258.0465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5482.89" calcext:value-type="float">
            <text:p>15482.89</text:p>
          </table:table-cell>
          <table:table-cell office:value-type="float" office:value="258.0481666667" calcext:value-type="float">
            <text:p>258.0481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5483" calcext:value-type="float">
            <text:p>15483</text:p>
          </table:table-cell>
          <table:table-cell office:value-type="float" office:value="258.05" calcext:value-type="float">
            <text:p>258.0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5483.1" calcext:value-type="float">
            <text:p>15483.1</text:p>
          </table:table-cell>
          <table:table-cell office:value-type="float" office:value="258.0516666667" calcext:value-type="float">
            <text:p>258.051666666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5483.31" calcext:value-type="float">
            <text:p>15483.31</text:p>
          </table:table-cell>
          <table:table-cell office:value-type="float" office:value="258.0551666667" calcext:value-type="float">
            <text:p>258.0551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483.41" calcext:value-type="float">
            <text:p>15483.41</text:p>
          </table:table-cell>
          <table:table-cell office:value-type="float" office:value="258.0568333333" calcext:value-type="float">
            <text:p>258.056833333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5483.51" calcext:value-type="float">
            <text:p>15483.51</text:p>
          </table:table-cell>
          <table:table-cell office:value-type="float" office:value="258.0585" calcext:value-type="float">
            <text:p>258.0585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5483.61" calcext:value-type="float">
            <text:p>15483.61</text:p>
          </table:table-cell>
          <table:table-cell office:value-type="float" office:value="258.0601666667" calcext:value-type="float">
            <text:p>258.060166666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5483.71" calcext:value-type="float">
            <text:p>15483.71</text:p>
          </table:table-cell>
          <table:table-cell office:value-type="float" office:value="258.0618333333" calcext:value-type="float">
            <text:p>258.0618333333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15483.82" calcext:value-type="float">
            <text:p>15483.82</text:p>
          </table:table-cell>
          <table:table-cell office:value-type="float" office:value="258.0636666667" calcext:value-type="float">
            <text:p>258.0636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5483.92" calcext:value-type="float">
            <text:p>15483.92</text:p>
          </table:table-cell>
          <table:table-cell office:value-type="float" office:value="258.0653333333" calcext:value-type="float">
            <text:p>258.065333333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5484.13" calcext:value-type="float">
            <text:p>15484.13</text:p>
          </table:table-cell>
          <table:table-cell office:value-type="float" office:value="258.0688333333" calcext:value-type="float">
            <text:p>258.068833333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5484.33" calcext:value-type="float">
            <text:p>15484.33</text:p>
          </table:table-cell>
          <table:table-cell office:value-type="float" office:value="258.0721666667" calcext:value-type="float">
            <text:p>258.072166666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5484.44" calcext:value-type="float">
            <text:p>15484.44</text:p>
          </table:table-cell>
          <table:table-cell office:value-type="float" office:value="258.074" calcext:value-type="float">
            <text:p>258.07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484.95" calcext:value-type="float">
            <text:p>15484.95</text:p>
          </table:table-cell>
          <table:table-cell office:value-type="float" office:value="258.0825" calcext:value-type="float">
            <text:p>258.082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5485.56" calcext:value-type="float">
            <text:p>15485.56</text:p>
          </table:table-cell>
          <table:table-cell office:value-type="float" office:value="258.0926666667" calcext:value-type="float">
            <text:p>258.09266666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5485.66" calcext:value-type="float">
            <text:p>15485.66</text:p>
          </table:table-cell>
          <table:table-cell office:value-type="float" office:value="258.0943333333" calcext:value-type="float">
            <text:p>258.09433333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5488.98" calcext:value-type="float">
            <text:p>15488.98</text:p>
          </table:table-cell>
          <table:table-cell office:value-type="float" office:value="258.1496666667" calcext:value-type="float">
            <text:p>258.1496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5491.2" calcext:value-type="float">
            <text:p>15491.2</text:p>
          </table:table-cell>
          <table:table-cell office:value-type="float" office:value="258.1866666667" calcext:value-type="float">
            <text:p>258.186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5491.3" calcext:value-type="float">
            <text:p>15491.3</text:p>
          </table:table-cell>
          <table:table-cell office:value-type="float" office:value="258.1883333333" calcext:value-type="float">
            <text:p>258.188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645.78" calcext:value-type="float">
            <text:p>15645.78</text:p>
          </table:table-cell>
          <table:table-cell office:value-type="float" office:value="260.763" calcext:value-type="float">
            <text:p>260.76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5681.28" calcext:value-type="float">
            <text:p>15681.28</text:p>
          </table:table-cell>
          <table:table-cell office:value-type="float" office:value="261.3546666667" calcext:value-type="float">
            <text:p>261.354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5739.9" calcext:value-type="float">
            <text:p>15739.9</text:p>
          </table:table-cell>
          <table:table-cell office:value-type="float" office:value="262.3316666667" calcext:value-type="float">
            <text:p>262.331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5802.9" calcext:value-type="float">
            <text:p>15802.9</text:p>
          </table:table-cell>
          <table:table-cell office:value-type="float" office:value="263.3816666667" calcext:value-type="float">
            <text:p>263.3816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5805.11" calcext:value-type="float">
            <text:p>15805.11</text:p>
          </table:table-cell>
          <table:table-cell office:value-type="float" office:value="263.4185" calcext:value-type="float">
            <text:p>263.418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5805.22" calcext:value-type="float">
            <text:p>15805.22</text:p>
          </table:table-cell>
          <table:table-cell office:value-type="float" office:value="263.4203333333" calcext:value-type="float">
            <text:p>263.420333333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5805.32" calcext:value-type="float">
            <text:p>15805.32</text:p>
          </table:table-cell>
          <table:table-cell office:value-type="float" office:value="263.422" calcext:value-type="float">
            <text:p>263.42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805.42" calcext:value-type="float">
            <text:p>15805.42</text:p>
          </table:table-cell>
          <table:table-cell office:value-type="float" office:value="263.4236666667" calcext:value-type="float">
            <text:p>263.4236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5805.52" calcext:value-type="float">
            <text:p>15805.52</text:p>
          </table:table-cell>
          <table:table-cell office:value-type="float" office:value="263.4253333333" calcext:value-type="float">
            <text:p>263.42533333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5805.73" calcext:value-type="float">
            <text:p>15805.73</text:p>
          </table:table-cell>
          <table:table-cell office:value-type="float" office:value="263.4288333333" calcext:value-type="float">
            <text:p>263.428833333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5805.83" calcext:value-type="float">
            <text:p>15805.83</text:p>
          </table:table-cell>
          <table:table-cell office:value-type="float" office:value="263.4305" calcext:value-type="float">
            <text:p>263.430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5805.92" calcext:value-type="float">
            <text:p>15805.92</text:p>
          </table:table-cell>
          <table:table-cell office:value-type="float" office:value="263.432" calcext:value-type="float">
            <text:p>263.43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5806.13" calcext:value-type="float">
            <text:p>15806.13</text:p>
          </table:table-cell>
          <table:table-cell office:value-type="float" office:value="263.4355" calcext:value-type="float">
            <text:p>263.435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5806.23" calcext:value-type="float">
            <text:p>15806.23</text:p>
          </table:table-cell>
          <table:table-cell office:value-type="float" office:value="263.4371666667" calcext:value-type="float">
            <text:p>263.4371666667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5806.33" calcext:value-type="float">
            <text:p>15806.33</text:p>
          </table:table-cell>
          <table:table-cell office:value-type="float" office:value="263.4388333333" calcext:value-type="float">
            <text:p>263.4388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5806.64" calcext:value-type="float">
            <text:p>15806.64</text:p>
          </table:table-cell>
          <table:table-cell office:value-type="float" office:value="263.444" calcext:value-type="float">
            <text:p>263.44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5806.85" calcext:value-type="float">
            <text:p>15806.85</text:p>
          </table:table-cell>
          <table:table-cell office:value-type="float" office:value="263.4475" calcext:value-type="float">
            <text:p>263.447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5806.95" calcext:value-type="float">
            <text:p>15806.95</text:p>
          </table:table-cell>
          <table:table-cell office:value-type="float" office:value="263.4491666667" calcext:value-type="float">
            <text:p>263.449166666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5809" calcext:value-type="float">
            <text:p>15809</text:p>
          </table:table-cell>
          <table:table-cell office:value-type="float" office:value="263.4833333333" calcext:value-type="float">
            <text:p>263.48333333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5809.1" calcext:value-type="float">
            <text:p>15809.1</text:p>
          </table:table-cell>
          <table:table-cell office:value-type="float" office:value="263.485" calcext:value-type="float">
            <text:p>263.48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5809.31" calcext:value-type="float">
            <text:p>15809.31</text:p>
          </table:table-cell>
          <table:table-cell office:value-type="float" office:value="263.4885" calcext:value-type="float">
            <text:p>263.488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5809.41" calcext:value-type="float">
            <text:p>15809.41</text:p>
          </table:table-cell>
          <table:table-cell office:value-type="float" office:value="263.4901666667" calcext:value-type="float">
            <text:p>263.4901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809.51" calcext:value-type="float">
            <text:p>15809.51</text:p>
          </table:table-cell>
          <table:table-cell office:value-type="float" office:value="263.4918333333" calcext:value-type="float">
            <text:p>263.4918333333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5809.62" calcext:value-type="float">
            <text:p>15809.62</text:p>
          </table:table-cell>
          <table:table-cell office:value-type="float" office:value="263.4936666667" calcext:value-type="float">
            <text:p>263.493666666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5809.72" calcext:value-type="float">
            <text:p>15809.72</text:p>
          </table:table-cell>
          <table:table-cell office:value-type="float" office:value="263.4953333333" calcext:value-type="float">
            <text:p>263.495333333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5809.82" calcext:value-type="float">
            <text:p>15809.82</text:p>
          </table:table-cell>
          <table:table-cell office:value-type="float" office:value="263.497" calcext:value-type="float">
            <text:p>263.497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5809.92" calcext:value-type="float">
            <text:p>15809.92</text:p>
          </table:table-cell>
          <table:table-cell office:value-type="float" office:value="263.4986666667" calcext:value-type="float">
            <text:p>263.498666666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5810.03" calcext:value-type="float">
            <text:p>15810.03</text:p>
          </table:table-cell>
          <table:table-cell office:value-type="float" office:value="263.5005" calcext:value-type="float">
            <text:p>263.500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5810.13" calcext:value-type="float">
            <text:p>15810.13</text:p>
          </table:table-cell>
          <table:table-cell office:value-type="float" office:value="263.5021666667" calcext:value-type="float">
            <text:p>263.5021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5810.34" calcext:value-type="float">
            <text:p>15810.34</text:p>
          </table:table-cell>
          <table:table-cell office:value-type="float" office:value="263.5056666667" calcext:value-type="float">
            <text:p>263.505666666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5810.44" calcext:value-type="float">
            <text:p>15810.44</text:p>
          </table:table-cell>
          <table:table-cell office:value-type="float" office:value="263.5073333333" calcext:value-type="float">
            <text:p>263.507333333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5810.54" calcext:value-type="float">
            <text:p>15810.54</text:p>
          </table:table-cell>
          <table:table-cell office:value-type="float" office:value="263.509" calcext:value-type="float">
            <text:p>263.50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5810.64" calcext:value-type="float">
            <text:p>15810.64</text:p>
          </table:table-cell>
          <table:table-cell office:value-type="float" office:value="263.5106666667" calcext:value-type="float">
            <text:p>263.5106666667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5810.75" calcext:value-type="float">
            <text:p>15810.75</text:p>
          </table:table-cell>
          <table:table-cell office:value-type="float" office:value="263.5125" calcext:value-type="float">
            <text:p>263.512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810.85" calcext:value-type="float">
            <text:p>15810.85</text:p>
          </table:table-cell>
          <table:table-cell office:value-type="float" office:value="263.5141666667" calcext:value-type="float">
            <text:p>263.514166666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5810.95" calcext:value-type="float">
            <text:p>15810.95</text:p>
          </table:table-cell>
          <table:table-cell office:value-type="float" office:value="263.5158333333" calcext:value-type="float">
            <text:p>263.5158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5811.16" calcext:value-type="float">
            <text:p>15811.16</text:p>
          </table:table-cell>
          <table:table-cell office:value-type="float" office:value="263.5193333333" calcext:value-type="float">
            <text:p>263.5193333333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5811.26" calcext:value-type="float">
            <text:p>15811.26</text:p>
          </table:table-cell>
          <table:table-cell office:value-type="float" office:value="263.521" calcext:value-type="float">
            <text:p>263.521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5811.36" calcext:value-type="float">
            <text:p>15811.36</text:p>
          </table:table-cell>
          <table:table-cell office:value-type="float" office:value="263.5226666667" calcext:value-type="float">
            <text:p>263.522666666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5811.57" calcext:value-type="float">
            <text:p>15811.57</text:p>
          </table:table-cell>
          <table:table-cell office:value-type="float" office:value="263.5261666667" calcext:value-type="float">
            <text:p>263.526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5812.4" calcext:value-type="float">
            <text:p>15812.4</text:p>
          </table:table-cell>
          <table:table-cell office:value-type="float" office:value="263.54" calcext:value-type="float">
            <text:p>263.5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5812.5" calcext:value-type="float">
            <text:p>15812.5</text:p>
          </table:table-cell>
          <table:table-cell office:value-type="float" office:value="263.5416666667" calcext:value-type="float">
            <text:p>263.541666666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5812.6" calcext:value-type="float">
            <text:p>15812.6</text:p>
          </table:table-cell>
          <table:table-cell office:value-type="float" office:value="263.5433333333" calcext:value-type="float">
            <text:p>263.543333333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5812.7" calcext:value-type="float">
            <text:p>15812.7</text:p>
          </table:table-cell>
          <table:table-cell office:value-type="float" office:value="263.545" calcext:value-type="float">
            <text:p>263.54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5812.8" calcext:value-type="float">
            <text:p>15812.8</text:p>
          </table:table-cell>
          <table:table-cell office:value-type="float" office:value="263.5466666667" calcext:value-type="float">
            <text:p>263.5466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5812.9" calcext:value-type="float">
            <text:p>15812.9</text:p>
          </table:table-cell>
          <table:table-cell office:value-type="float" office:value="263.5483333333" calcext:value-type="float">
            <text:p>263.548333333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5813.01" calcext:value-type="float">
            <text:p>15813.01</text:p>
          </table:table-cell>
          <table:table-cell office:value-type="float" office:value="263.5501666667" calcext:value-type="float">
            <text:p>263.550166666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5813.11" calcext:value-type="float">
            <text:p>15813.11</text:p>
          </table:table-cell>
          <table:table-cell office:value-type="float" office:value="263.5518333333" calcext:value-type="float">
            <text:p>263.551833333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5813.21" calcext:value-type="float">
            <text:p>15813.21</text:p>
          </table:table-cell>
          <table:table-cell office:value-type="float" office:value="263.5535" calcext:value-type="float">
            <text:p>263.553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5813.52" calcext:value-type="float">
            <text:p>15813.52</text:p>
          </table:table-cell>
          <table:table-cell office:value-type="float" office:value="263.5586666667" calcext:value-type="float">
            <text:p>263.5586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5813.62" calcext:value-type="float">
            <text:p>15813.62</text:p>
          </table:table-cell>
          <table:table-cell office:value-type="float" office:value="263.5603333333" calcext:value-type="float">
            <text:p>263.5603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5814.46" calcext:value-type="float">
            <text:p>15814.46</text:p>
          </table:table-cell>
          <table:table-cell office:value-type="float" office:value="263.5743333333" calcext:value-type="float">
            <text:p>263.574333333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5814.56" calcext:value-type="float">
            <text:p>15814.56</text:p>
          </table:table-cell>
          <table:table-cell office:value-type="float" office:value="263.576" calcext:value-type="float">
            <text:p>263.576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5814.66" calcext:value-type="float">
            <text:p>15814.66</text:p>
          </table:table-cell>
          <table:table-cell office:value-type="float" office:value="263.5776666667" calcext:value-type="float">
            <text:p>263.5776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5814.76" calcext:value-type="float">
            <text:p>15814.76</text:p>
          </table:table-cell>
          <table:table-cell office:value-type="float" office:value="263.5793333333" calcext:value-type="float">
            <text:p>263.579333333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5815.47" calcext:value-type="float">
            <text:p>15815.47</text:p>
          </table:table-cell>
          <table:table-cell office:value-type="float" office:value="263.5911666667" calcext:value-type="float">
            <text:p>263.591166666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5815.57" calcext:value-type="float">
            <text:p>15815.57</text:p>
          </table:table-cell>
          <table:table-cell office:value-type="float" office:value="263.5928333333" calcext:value-type="float">
            <text:p>263.5928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5921.9" calcext:value-type="float">
            <text:p>15921.9</text:p>
          </table:table-cell>
          <table:table-cell office:value-type="float" office:value="265.365" calcext:value-type="float">
            <text:p>265.36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6103.53" calcext:value-type="float">
            <text:p>16103.53</text:p>
          </table:table-cell>
          <table:table-cell office:value-type="float" office:value="268.3921666667" calcext:value-type="float">
            <text:p>268.392166666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6103.57" calcext:value-type="float">
            <text:p>16103.57</text:p>
          </table:table-cell>
          <table:table-cell office:value-type="float" office:value="268.3928333333" calcext:value-type="float">
            <text:p>268.392833333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6103.77" calcext:value-type="float">
            <text:p>16103.77</text:p>
          </table:table-cell>
          <table:table-cell office:value-type="float" office:value="268.3961666667" calcext:value-type="float">
            <text:p>268.396166666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6103.97" calcext:value-type="float">
            <text:p>16103.97</text:p>
          </table:table-cell>
          <table:table-cell office:value-type="float" office:value="268.3995" calcext:value-type="float">
            <text:p>268.399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6104.28" calcext:value-type="float">
            <text:p>16104.28</text:p>
          </table:table-cell>
          <table:table-cell office:value-type="float" office:value="268.4046666667" calcext:value-type="float">
            <text:p>268.4046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6104.38" calcext:value-type="float">
            <text:p>16104.38</text:p>
          </table:table-cell>
          <table:table-cell office:value-type="float" office:value="268.4063333333" calcext:value-type="float">
            <text:p>268.40633333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104.48" calcext:value-type="float">
            <text:p>16104.48</text:p>
          </table:table-cell>
          <table:table-cell office:value-type="float" office:value="268.408" calcext:value-type="float">
            <text:p>268.40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6104.59" calcext:value-type="float">
            <text:p>16104.59</text:p>
          </table:table-cell>
          <table:table-cell office:value-type="float" office:value="268.4098333333" calcext:value-type="float">
            <text:p>268.409833333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6104.69" calcext:value-type="float">
            <text:p>16104.69</text:p>
          </table:table-cell>
          <table:table-cell office:value-type="float" office:value="268.4115" calcext:value-type="float">
            <text:p>268.411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6104.79" calcext:value-type="float">
            <text:p>16104.79</text:p>
          </table:table-cell>
          <table:table-cell office:value-type="float" office:value="268.4131666667" calcext:value-type="float">
            <text:p>268.413166666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6104.89" calcext:value-type="float">
            <text:p>16104.89</text:p>
          </table:table-cell>
          <table:table-cell office:value-type="float" office:value="268.4148333333" calcext:value-type="float">
            <text:p>268.4148333333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6105" calcext:value-type="float">
            <text:p>16105</text:p>
          </table:table-cell>
          <table:table-cell office:value-type="float" office:value="268.4166666667" calcext:value-type="float">
            <text:p>268.4166666667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16105.11" calcext:value-type="float">
            <text:p>16105.11</text:p>
          </table:table-cell>
          <table:table-cell office:value-type="float" office:value="268.4185" calcext:value-type="float">
            <text:p>268.4185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6105.21" calcext:value-type="float">
            <text:p>16105.21</text:p>
          </table:table-cell>
          <table:table-cell office:value-type="float" office:value="268.4201666667" calcext:value-type="float">
            <text:p>268.4201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6105.72" calcext:value-type="float">
            <text:p>16105.72</text:p>
          </table:table-cell>
          <table:table-cell office:value-type="float" office:value="268.4286666667" calcext:value-type="float">
            <text:p>268.4286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6106.74" calcext:value-type="float">
            <text:p>16106.74</text:p>
          </table:table-cell>
          <table:table-cell office:value-type="float" office:value="268.4456666667" calcext:value-type="float">
            <text:p>268.4456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6107.37" calcext:value-type="float">
            <text:p>16107.37</text:p>
          </table:table-cell>
          <table:table-cell office:value-type="float" office:value="268.4561666667" calcext:value-type="float">
            <text:p>268.456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107.47" calcext:value-type="float">
            <text:p>16107.47</text:p>
          </table:table-cell>
          <table:table-cell office:value-type="float" office:value="268.4578333333" calcext:value-type="float">
            <text:p>268.457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6107.67" calcext:value-type="float">
            <text:p>16107.67</text:p>
          </table:table-cell>
          <table:table-cell office:value-type="float" office:value="268.4611666667" calcext:value-type="float">
            <text:p>268.461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109" calcext:value-type="float">
            <text:p>16109</text:p>
          </table:table-cell>
          <table:table-cell office:value-type="float" office:value="268.4833333333" calcext:value-type="float">
            <text:p>268.483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109.61" calcext:value-type="float">
            <text:p>16109.61</text:p>
          </table:table-cell>
          <table:table-cell office:value-type="float" office:value="268.4935" calcext:value-type="float">
            <text:p>268.493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6109.71" calcext:value-type="float">
            <text:p>16109.71</text:p>
          </table:table-cell>
          <table:table-cell office:value-type="float" office:value="268.4951666667" calcext:value-type="float">
            <text:p>268.495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6110.02" calcext:value-type="float">
            <text:p>16110.02</text:p>
          </table:table-cell>
          <table:table-cell office:value-type="float" office:value="268.5003333333" calcext:value-type="float">
            <text:p>268.500333333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6110.22" calcext:value-type="float">
            <text:p>16110.22</text:p>
          </table:table-cell>
          <table:table-cell office:value-type="float" office:value="268.5036666667" calcext:value-type="float">
            <text:p>268.5036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110.43" calcext:value-type="float">
            <text:p>16110.43</text:p>
          </table:table-cell>
          <table:table-cell office:value-type="float" office:value="268.5071666667" calcext:value-type="float">
            <text:p>268.5071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110.53" calcext:value-type="float">
            <text:p>16110.53</text:p>
          </table:table-cell>
          <table:table-cell office:value-type="float" office:value="268.5088333333" calcext:value-type="float">
            <text:p>268.5088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6110.63" calcext:value-type="float">
            <text:p>16110.63</text:p>
          </table:table-cell>
          <table:table-cell office:value-type="float" office:value="268.5105" calcext:value-type="float">
            <text:p>268.510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6110.74" calcext:value-type="float">
            <text:p>16110.74</text:p>
          </table:table-cell>
          <table:table-cell office:value-type="float" office:value="268.5123333333" calcext:value-type="float">
            <text:p>268.512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6111.66" calcext:value-type="float">
            <text:p>16111.66</text:p>
          </table:table-cell>
          <table:table-cell office:value-type="float" office:value="268.5276666667" calcext:value-type="float">
            <text:p>268.527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112.89" calcext:value-type="float">
            <text:p>16112.89</text:p>
          </table:table-cell>
          <table:table-cell office:value-type="float" office:value="268.5481666667" calcext:value-type="float">
            <text:p>268.548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6113.02" calcext:value-type="float">
            <text:p>16113.02</text:p>
          </table:table-cell>
          <table:table-cell office:value-type="float" office:value="268.5503333333" calcext:value-type="float">
            <text:p>268.550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6118.65" calcext:value-type="float">
            <text:p>16118.65</text:p>
          </table:table-cell>
          <table:table-cell office:value-type="float" office:value="268.6441666667" calcext:value-type="float">
            <text:p>268.644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6119.03" calcext:value-type="float">
            <text:p>16119.03</text:p>
          </table:table-cell>
          <table:table-cell office:value-type="float" office:value="268.6505" calcext:value-type="float">
            <text:p>268.650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6170.03" calcext:value-type="float">
            <text:p>16170.03</text:p>
          </table:table-cell>
          <table:table-cell office:value-type="float" office:value="269.5005" calcext:value-type="float">
            <text:p>269.500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6175.15" calcext:value-type="float">
            <text:p>16175.15</text:p>
          </table:table-cell>
          <table:table-cell office:value-type="float" office:value="269.5858333333" calcext:value-type="float">
            <text:p>269.585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6284.78" calcext:value-type="float">
            <text:p>16284.78</text:p>
          </table:table-cell>
          <table:table-cell office:value-type="float" office:value="271.413" calcext:value-type="float">
            <text:p>271.41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304.28" calcext:value-type="float">
            <text:p>16304.28</text:p>
          </table:table-cell>
          <table:table-cell office:value-type="float" office:value="271.738" calcext:value-type="float">
            <text:p>271.738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6435.9" calcext:value-type="float">
            <text:p>16435.9</text:p>
          </table:table-cell>
          <table:table-cell office:value-type="float" office:value="273.9316666667" calcext:value-type="float">
            <text:p>273.931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6442.66" calcext:value-type="float">
            <text:p>16442.66</text:p>
          </table:table-cell>
          <table:table-cell office:value-type="float" office:value="274.0443333333" calcext:value-type="float">
            <text:p>274.044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6533.53" calcext:value-type="float">
            <text:p>16533.53</text:p>
          </table:table-cell>
          <table:table-cell office:value-type="float" office:value="275.5588333333" calcext:value-type="float">
            <text:p>275.558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6555.28" calcext:value-type="float">
            <text:p>16555.28</text:p>
          </table:table-cell>
          <table:table-cell office:value-type="float" office:value="275.9213333333" calcext:value-type="float">
            <text:p>275.921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564.28" calcext:value-type="float">
            <text:p>16564.28</text:p>
          </table:table-cell>
          <table:table-cell office:value-type="float" office:value="276.0713333333" calcext:value-type="float">
            <text:p>276.071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6564.28" calcext:value-type="float">
            <text:p>16564.28</text:p>
          </table:table-cell>
          <table:table-cell office:value-type="float" office:value="276.0713333333" calcext:value-type="float">
            <text:p>276.071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6565.86" calcext:value-type="float">
            <text:p>16565.86</text:p>
          </table:table-cell>
          <table:table-cell office:value-type="float" office:value="276.0976666667" calcext:value-type="float">
            <text:p>276.097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6601.15" calcext:value-type="float">
            <text:p>16601.15</text:p>
          </table:table-cell>
          <table:table-cell office:value-type="float" office:value="276.6858333333" calcext:value-type="float">
            <text:p>276.685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6628.52" calcext:value-type="float">
            <text:p>16628.52</text:p>
          </table:table-cell>
          <table:table-cell office:value-type="float" office:value="277.142" calcext:value-type="float">
            <text:p>277.14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6713.65" calcext:value-type="float">
            <text:p>16713.65</text:p>
          </table:table-cell>
          <table:table-cell office:value-type="float" office:value="278.5608333333" calcext:value-type="float">
            <text:p>278.5608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6770.28" calcext:value-type="float">
            <text:p>16770.28</text:p>
          </table:table-cell>
          <table:table-cell office:value-type="float" office:value="279.5046666667" calcext:value-type="float">
            <text:p>279.5046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6832.03" calcext:value-type="float">
            <text:p>16832.03</text:p>
          </table:table-cell>
          <table:table-cell office:value-type="float" office:value="280.5338333333" calcext:value-type="float">
            <text:p>280.533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6921.41" calcext:value-type="float">
            <text:p>16921.41</text:p>
          </table:table-cell>
          <table:table-cell office:value-type="float" office:value="282.0235" calcext:value-type="float">
            <text:p>282.023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6952.9" calcext:value-type="float">
            <text:p>16952.9</text:p>
          </table:table-cell>
          <table:table-cell office:value-type="float" office:value="282.5483333333" calcext:value-type="float">
            <text:p>282.548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6968.03" calcext:value-type="float">
            <text:p>16968.03</text:p>
          </table:table-cell>
          <table:table-cell office:value-type="float" office:value="282.8005" calcext:value-type="float">
            <text:p>282.800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7093.78" calcext:value-type="float">
            <text:p>17093.78</text:p>
          </table:table-cell>
          <table:table-cell office:value-type="float" office:value="284.8963333333" calcext:value-type="float">
            <text:p>284.896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7209.53" calcext:value-type="float">
            <text:p>17209.53</text:p>
          </table:table-cell>
          <table:table-cell office:value-type="float" office:value="286.8255" calcext:value-type="float">
            <text:p>286.825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7244.03" calcext:value-type="float">
            <text:p>17244.03</text:p>
          </table:table-cell>
          <table:table-cell office:value-type="float" office:value="287.4005" calcext:value-type="float">
            <text:p>287.400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7271.78" calcext:value-type="float">
            <text:p>17271.78</text:p>
          </table:table-cell>
          <table:table-cell office:value-type="float" office:value="287.863" calcext:value-type="float">
            <text:p>287.86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7275.83" calcext:value-type="float">
            <text:p>17275.83</text:p>
          </table:table-cell>
          <table:table-cell office:value-type="float" office:value="287.9305" calcext:value-type="float">
            <text:p>287.930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7304.53" calcext:value-type="float">
            <text:p>17304.53</text:p>
          </table:table-cell>
          <table:table-cell office:value-type="float" office:value="288.4088333333" calcext:value-type="float">
            <text:p>288.408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7333.15" calcext:value-type="float">
            <text:p>17333.15</text:p>
          </table:table-cell>
          <table:table-cell office:value-type="float" office:value="288.8858333333" calcext:value-type="float">
            <text:p>288.885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7441.91" calcext:value-type="float">
            <text:p>17441.91</text:p>
          </table:table-cell>
          <table:table-cell office:value-type="float" office:value="290.6985" calcext:value-type="float">
            <text:p>290.698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7443.37" calcext:value-type="float">
            <text:p>17443.37</text:p>
          </table:table-cell>
          <table:table-cell office:value-type="float" office:value="290.7228333333" calcext:value-type="float">
            <text:p>290.7228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7485.53" calcext:value-type="float">
            <text:p>17485.53</text:p>
          </table:table-cell>
          <table:table-cell office:value-type="float" office:value="291.4255" calcext:value-type="float">
            <text:p>291.425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7485.53" calcext:value-type="float">
            <text:p>17485.53</text:p>
          </table:table-cell>
          <table:table-cell office:value-type="float" office:value="291.4255" calcext:value-type="float">
            <text:p>291.425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7522.15" calcext:value-type="float">
            <text:p>17522.15</text:p>
          </table:table-cell>
          <table:table-cell office:value-type="float" office:value="292.0358333333" calcext:value-type="float">
            <text:p>292.035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7600.16" calcext:value-type="float">
            <text:p>17600.16</text:p>
          </table:table-cell>
          <table:table-cell office:value-type="float" office:value="293.336" calcext:value-type="float">
            <text:p>293.33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7632.78" calcext:value-type="float">
            <text:p>17632.78</text:p>
          </table:table-cell>
          <table:table-cell office:value-type="float" office:value="293.8796666667" calcext:value-type="float">
            <text:p>293.879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7632.9" calcext:value-type="float">
            <text:p>17632.9</text:p>
          </table:table-cell>
          <table:table-cell office:value-type="float" office:value="293.8816666667" calcext:value-type="float">
            <text:p>293.8816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7719.03" calcext:value-type="float">
            <text:p>17719.03</text:p>
          </table:table-cell>
          <table:table-cell office:value-type="float" office:value="295.3171666667" calcext:value-type="float">
            <text:p>295.317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7732.53" calcext:value-type="float">
            <text:p>17732.53</text:p>
          </table:table-cell>
          <table:table-cell office:value-type="float" office:value="295.5421666667" calcext:value-type="float">
            <text:p>295.542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7738.78" calcext:value-type="float">
            <text:p>17738.78</text:p>
          </table:table-cell>
          <table:table-cell office:value-type="float" office:value="295.6463333333" calcext:value-type="float">
            <text:p>295.646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7780.28" calcext:value-type="float">
            <text:p>17780.28</text:p>
          </table:table-cell>
          <table:table-cell office:value-type="float" office:value="296.338" calcext:value-type="float">
            <text:p>296.33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7851.41" calcext:value-type="float">
            <text:p>17851.41</text:p>
          </table:table-cell>
          <table:table-cell office:value-type="float" office:value="297.5235" calcext:value-type="float">
            <text:p>297.523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7968.03" calcext:value-type="float">
            <text:p>17968.03</text:p>
          </table:table-cell>
          <table:table-cell office:value-type="float" office:value="299.4671666667" calcext:value-type="float">
            <text:p>299.467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8012.53" calcext:value-type="float">
            <text:p>18012.53</text:p>
          </table:table-cell>
          <table:table-cell office:value-type="float" office:value="300.2088333333" calcext:value-type="float">
            <text:p>300.208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8023.16" calcext:value-type="float">
            <text:p>18023.16</text:p>
          </table:table-cell>
          <table:table-cell office:value-type="float" office:value="300.386" calcext:value-type="float">
            <text:p>300.38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8052.54" calcext:value-type="float">
            <text:p>18052.54</text:p>
          </table:table-cell>
          <table:table-cell office:value-type="float" office:value="300.8756666667" calcext:value-type="float">
            <text:p>300.8756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8052.64" calcext:value-type="float">
            <text:p>18052.64</text:p>
          </table:table-cell>
          <table:table-cell office:value-type="float" office:value="300.8773333333" calcext:value-type="float">
            <text:p>300.877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8052.94" calcext:value-type="float">
            <text:p>18052.94</text:p>
          </table:table-cell>
          <table:table-cell office:value-type="float" office:value="300.8823333333" calcext:value-type="float">
            <text:p>300.882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8053.45" calcext:value-type="float">
            <text:p>18053.45</text:p>
          </table:table-cell>
          <table:table-cell office:value-type="float" office:value="300.8908333333" calcext:value-type="float">
            <text:p>300.890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8053.75" calcext:value-type="float">
            <text:p>18053.75</text:p>
          </table:table-cell>
          <table:table-cell office:value-type="float" office:value="300.8958333333" calcext:value-type="float">
            <text:p>300.895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8054.48" calcext:value-type="float">
            <text:p>18054.48</text:p>
          </table:table-cell>
          <table:table-cell office:value-type="float" office:value="300.908" calcext:value-type="float">
            <text:p>300.90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8054.58" calcext:value-type="float">
            <text:p>18054.58</text:p>
          </table:table-cell>
          <table:table-cell office:value-type="float" office:value="300.9096666667" calcext:value-type="float">
            <text:p>300.909666666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8054.68" calcext:value-type="float">
            <text:p>18054.68</text:p>
          </table:table-cell>
          <table:table-cell office:value-type="float" office:value="300.9113333333" calcext:value-type="float">
            <text:p>300.911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8054.79" calcext:value-type="float">
            <text:p>18054.79</text:p>
          </table:table-cell>
          <table:table-cell office:value-type="float" office:value="300.9131666667" calcext:value-type="float">
            <text:p>300.9131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8054.99" calcext:value-type="float">
            <text:p>18054.99</text:p>
          </table:table-cell>
          <table:table-cell office:value-type="float" office:value="300.9165" calcext:value-type="float">
            <text:p>300.916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8055.09" calcext:value-type="float">
            <text:p>18055.09</text:p>
          </table:table-cell>
          <table:table-cell office:value-type="float" office:value="300.9181666667" calcext:value-type="float">
            <text:p>300.918166666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8055.5" calcext:value-type="float">
            <text:p>18055.5</text:p>
          </table:table-cell>
          <table:table-cell office:value-type="float" office:value="300.925" calcext:value-type="float">
            <text:p>300.92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8056.23" calcext:value-type="float">
            <text:p>18056.23</text:p>
          </table:table-cell>
          <table:table-cell office:value-type="float" office:value="300.9371666667" calcext:value-type="float">
            <text:p>300.9371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8056.43" calcext:value-type="float">
            <text:p>18056.43</text:p>
          </table:table-cell>
          <table:table-cell office:value-type="float" office:value="300.9405" calcext:value-type="float">
            <text:p>300.940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8056.63" calcext:value-type="float">
            <text:p>18056.63</text:p>
          </table:table-cell>
          <table:table-cell office:value-type="float" office:value="300.9438333333" calcext:value-type="float">
            <text:p>300.943833333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8057.04" calcext:value-type="float">
            <text:p>18057.04</text:p>
          </table:table-cell>
          <table:table-cell office:value-type="float" office:value="300.9506666667" calcext:value-type="float">
            <text:p>300.950666666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8057.14" calcext:value-type="float">
            <text:p>18057.14</text:p>
          </table:table-cell>
          <table:table-cell office:value-type="float" office:value="300.9523333333" calcext:value-type="float">
            <text:p>300.9523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8057.55" calcext:value-type="float">
            <text:p>18057.55</text:p>
          </table:table-cell>
          <table:table-cell office:value-type="float" office:value="300.9591666667" calcext:value-type="float">
            <text:p>300.959166666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8057.65" calcext:value-type="float">
            <text:p>18057.65</text:p>
          </table:table-cell>
          <table:table-cell office:value-type="float" office:value="300.9608333333" calcext:value-type="float">
            <text:p>300.960833333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8057.86" calcext:value-type="float">
            <text:p>18057.86</text:p>
          </table:table-cell>
          <table:table-cell office:value-type="float" office:value="300.9643333333" calcext:value-type="float">
            <text:p>300.964333333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8057.96" calcext:value-type="float">
            <text:p>18057.96</text:p>
          </table:table-cell>
          <table:table-cell office:value-type="float" office:value="300.966" calcext:value-type="float">
            <text:p>300.96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8058.08" calcext:value-type="float">
            <text:p>18058.08</text:p>
          </table:table-cell>
          <table:table-cell office:value-type="float" office:value="300.968" calcext:value-type="float">
            <text:p>300.968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8058.16" calcext:value-type="float">
            <text:p>18058.16</text:p>
          </table:table-cell>
          <table:table-cell office:value-type="float" office:value="300.9693333333" calcext:value-type="float">
            <text:p>300.969333333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8058.38" calcext:value-type="float">
            <text:p>18058.38</text:p>
          </table:table-cell>
          <table:table-cell office:value-type="float" office:value="300.973" calcext:value-type="float">
            <text:p>300.97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8058.48" calcext:value-type="float">
            <text:p>18058.48</text:p>
          </table:table-cell>
          <table:table-cell office:value-type="float" office:value="300.9746666667" calcext:value-type="float">
            <text:p>300.97466666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8058.58" calcext:value-type="float">
            <text:p>18058.58</text:p>
          </table:table-cell>
          <table:table-cell office:value-type="float" office:value="300.9763333333" calcext:value-type="float">
            <text:p>300.976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8058.68" calcext:value-type="float">
            <text:p>18058.68</text:p>
          </table:table-cell>
          <table:table-cell office:value-type="float" office:value="300.978" calcext:value-type="float">
            <text:p>300.978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8058.78" calcext:value-type="float">
            <text:p>18058.78</text:p>
          </table:table-cell>
          <table:table-cell office:value-type="float" office:value="300.9796666667" calcext:value-type="float">
            <text:p>300.979666666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8059.09" calcext:value-type="float">
            <text:p>18059.09</text:p>
          </table:table-cell>
          <table:table-cell office:value-type="float" office:value="300.9848333333" calcext:value-type="float">
            <text:p>300.984833333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8059.19" calcext:value-type="float">
            <text:p>18059.19</text:p>
          </table:table-cell>
          <table:table-cell office:value-type="float" office:value="300.9865" calcext:value-type="float">
            <text:p>300.986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8059.5" calcext:value-type="float">
            <text:p>18059.5</text:p>
          </table:table-cell>
          <table:table-cell office:value-type="float" office:value="300.9916666667" calcext:value-type="float">
            <text:p>300.991666666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8059.6" calcext:value-type="float">
            <text:p>18059.6</text:p>
          </table:table-cell>
          <table:table-cell office:value-type="float" office:value="300.9933333333" calcext:value-type="float">
            <text:p>300.993333333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8059.8" calcext:value-type="float">
            <text:p>18059.8</text:p>
          </table:table-cell>
          <table:table-cell office:value-type="float" office:value="300.9966666667" calcext:value-type="float">
            <text:p>300.996666666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8060.22" calcext:value-type="float">
            <text:p>18060.22</text:p>
          </table:table-cell>
          <table:table-cell office:value-type="float" office:value="301.0036666667" calcext:value-type="float">
            <text:p>301.003666666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8060.42" calcext:value-type="float">
            <text:p>18060.42</text:p>
          </table:table-cell>
          <table:table-cell office:value-type="float" office:value="301.007" calcext:value-type="float">
            <text:p>301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60.52" calcext:value-type="float">
            <text:p>18060.52</text:p>
          </table:table-cell>
          <table:table-cell office:value-type="float" office:value="301.0086666667" calcext:value-type="float">
            <text:p>301.008666666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8060.62" calcext:value-type="float">
            <text:p>18060.62</text:p>
          </table:table-cell>
          <table:table-cell office:value-type="float" office:value="301.0103333333" calcext:value-type="float">
            <text:p>301.010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8060.73" calcext:value-type="float">
            <text:p>18060.73</text:p>
          </table:table-cell>
          <table:table-cell office:value-type="float" office:value="301.0121666667" calcext:value-type="float">
            <text:p>301.012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8061.04" calcext:value-type="float">
            <text:p>18061.04</text:p>
          </table:table-cell>
          <table:table-cell office:value-type="float" office:value="301.0173333333" calcext:value-type="float">
            <text:p>301.017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8061.25" calcext:value-type="float">
            <text:p>18061.25</text:p>
          </table:table-cell>
          <table:table-cell office:value-type="float" office:value="301.0208333333" calcext:value-type="float">
            <text:p>301.0208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8061.35" calcext:value-type="float">
            <text:p>18061.35</text:p>
          </table:table-cell>
          <table:table-cell office:value-type="float" office:value="301.0225" calcext:value-type="float">
            <text:p>301.022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8061.76" calcext:value-type="float">
            <text:p>18061.76</text:p>
          </table:table-cell>
          <table:table-cell office:value-type="float" office:value="301.0293333333" calcext:value-type="float">
            <text:p>301.029333333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8062.17" calcext:value-type="float">
            <text:p>18062.17</text:p>
          </table:table-cell>
          <table:table-cell office:value-type="float" office:value="301.0361666667" calcext:value-type="float">
            <text:p>301.036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8063.91" calcext:value-type="float">
            <text:p>18063.91</text:p>
          </table:table-cell>
          <table:table-cell office:value-type="float" office:value="301.0651666667" calcext:value-type="float">
            <text:p>301.065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8064.01" calcext:value-type="float">
            <text:p>18064.01</text:p>
          </table:table-cell>
          <table:table-cell office:value-type="float" office:value="301.0668333333" calcext:value-type="float">
            <text:p>301.0668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8066.36" calcext:value-type="float">
            <text:p>18066.36</text:p>
          </table:table-cell>
          <table:table-cell office:value-type="float" office:value="301.106" calcext:value-type="float">
            <text:p>301.10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8150.16" calcext:value-type="float">
            <text:p>18150.16</text:p>
          </table:table-cell>
          <table:table-cell office:value-type="float" office:value="302.5026666667" calcext:value-type="float">
            <text:p>302.502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8257.41" calcext:value-type="float">
            <text:p>18257.41</text:p>
          </table:table-cell>
          <table:table-cell office:value-type="float" office:value="304.2901666667" calcext:value-type="float">
            <text:p>304.290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8260.4" calcext:value-type="float">
            <text:p>18260.4</text:p>
          </table:table-cell>
          <table:table-cell office:value-type="float" office:value="304.34" calcext:value-type="float">
            <text:p>304.34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8478.16" calcext:value-type="float">
            <text:p>18478.16</text:p>
          </table:table-cell>
          <table:table-cell office:value-type="float" office:value="307.9693333333" calcext:value-type="float">
            <text:p>307.969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8514.66" calcext:value-type="float">
            <text:p>18514.66</text:p>
          </table:table-cell>
          <table:table-cell office:value-type="float" office:value="308.5776666667" calcext:value-type="float">
            <text:p>308.577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8566.28" calcext:value-type="float">
            <text:p>18566.28</text:p>
          </table:table-cell>
          <table:table-cell office:value-type="float" office:value="309.438" calcext:value-type="float">
            <text:p>309.43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8610.16" calcext:value-type="float">
            <text:p>18610.16</text:p>
          </table:table-cell>
          <table:table-cell office:value-type="float" office:value="310.1693333333" calcext:value-type="float">
            <text:p>310.169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8659.79" calcext:value-type="float">
            <text:p>18659.79</text:p>
          </table:table-cell>
          <table:table-cell office:value-type="float" office:value="310.9965" calcext:value-type="float">
            <text:p>310.996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8716.91" calcext:value-type="float">
            <text:p>18716.91</text:p>
          </table:table-cell>
          <table:table-cell office:value-type="float" office:value="311.9485" calcext:value-type="float">
            <text:p>311.948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8716.91" calcext:value-type="float">
            <text:p>18716.91</text:p>
          </table:table-cell>
          <table:table-cell office:value-type="float" office:value="311.9485" calcext:value-type="float">
            <text:p>311.948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8720.53" calcext:value-type="float">
            <text:p>18720.53</text:p>
          </table:table-cell>
          <table:table-cell office:value-type="float" office:value="312.0088333333" calcext:value-type="float">
            <text:p>312.008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8743.53" calcext:value-type="float">
            <text:p>18743.53</text:p>
          </table:table-cell>
          <table:table-cell office:value-type="float" office:value="312.3921666667" calcext:value-type="float">
            <text:p>312.392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8916.79" calcext:value-type="float">
            <text:p>18916.79</text:p>
          </table:table-cell>
          <table:table-cell office:value-type="float" office:value="315.2798333333" calcext:value-type="float">
            <text:p>315.279833333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8916.82" calcext:value-type="float">
            <text:p>18916.82</text:p>
          </table:table-cell>
          <table:table-cell office:value-type="float" office:value="315.2803333333" calcext:value-type="float">
            <text:p>315.280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16.92" calcext:value-type="float">
            <text:p>18916.92</text:p>
          </table:table-cell>
          <table:table-cell office:value-type="float" office:value="315.282" calcext:value-type="float">
            <text:p>315.28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8917.02" calcext:value-type="float">
            <text:p>18917.02</text:p>
          </table:table-cell>
          <table:table-cell office:value-type="float" office:value="315.2836666667" calcext:value-type="float">
            <text:p>315.283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8917.13" calcext:value-type="float">
            <text:p>18917.13</text:p>
          </table:table-cell>
          <table:table-cell office:value-type="float" office:value="315.2855" calcext:value-type="float">
            <text:p>315.285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8917.23" calcext:value-type="float">
            <text:p>18917.23</text:p>
          </table:table-cell>
          <table:table-cell office:value-type="float" office:value="315.2871666667" calcext:value-type="float">
            <text:p>315.2871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8917.65" calcext:value-type="float">
            <text:p>18917.65</text:p>
          </table:table-cell>
          <table:table-cell office:value-type="float" office:value="315.2941666667" calcext:value-type="float">
            <text:p>315.294166666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8917.75" calcext:value-type="float">
            <text:p>18917.75</text:p>
          </table:table-cell>
          <table:table-cell office:value-type="float" office:value="315.2958333333" calcext:value-type="float">
            <text:p>315.295833333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8918.25" calcext:value-type="float">
            <text:p>18918.25</text:p>
          </table:table-cell>
          <table:table-cell office:value-type="float" office:value="315.3041666667" calcext:value-type="float">
            <text:p>315.3041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8918.78" calcext:value-type="float">
            <text:p>18918.78</text:p>
          </table:table-cell>
          <table:table-cell office:value-type="float" office:value="315.313" calcext:value-type="float">
            <text:p>315.31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8918.88" calcext:value-type="float">
            <text:p>18918.88</text:p>
          </table:table-cell>
          <table:table-cell office:value-type="float" office:value="315.3146666667" calcext:value-type="float">
            <text:p>315.314666666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8918.99" calcext:value-type="float">
            <text:p>18918.99</text:p>
          </table:table-cell>
          <table:table-cell office:value-type="float" office:value="315.3165" calcext:value-type="float">
            <text:p>315.316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8919.29" calcext:value-type="float">
            <text:p>18919.29</text:p>
          </table:table-cell>
          <table:table-cell office:value-type="float" office:value="315.3215" calcext:value-type="float">
            <text:p>315.321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8919.6" calcext:value-type="float">
            <text:p>18919.6</text:p>
          </table:table-cell>
          <table:table-cell office:value-type="float" office:value="315.3266666667" calcext:value-type="float">
            <text:p>315.326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8919.9" calcext:value-type="float">
            <text:p>18919.9</text:p>
          </table:table-cell>
          <table:table-cell office:value-type="float" office:value="315.3316666667" calcext:value-type="float">
            <text:p>315.3316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8920.01" calcext:value-type="float">
            <text:p>18920.01</text:p>
          </table:table-cell>
          <table:table-cell office:value-type="float" office:value="315.3335" calcext:value-type="float">
            <text:p>315.333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8920.11" calcext:value-type="float">
            <text:p>18920.11</text:p>
          </table:table-cell>
          <table:table-cell office:value-type="float" office:value="315.3351666667" calcext:value-type="float">
            <text:p>315.335166666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8920.21" calcext:value-type="float">
            <text:p>18920.21</text:p>
          </table:table-cell>
          <table:table-cell office:value-type="float" office:value="315.3368333333" calcext:value-type="float">
            <text:p>315.3368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8920.31" calcext:value-type="float">
            <text:p>18920.31</text:p>
          </table:table-cell>
          <table:table-cell office:value-type="float" office:value="315.3385" calcext:value-type="float">
            <text:p>315.338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8920.41" calcext:value-type="float">
            <text:p>18920.41</text:p>
          </table:table-cell>
          <table:table-cell office:value-type="float" office:value="315.3401666667" calcext:value-type="float">
            <text:p>315.3401666667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8920.51" calcext:value-type="float">
            <text:p>18920.51</text:p>
          </table:table-cell>
          <table:table-cell office:value-type="float" office:value="315.3418333333" calcext:value-type="float">
            <text:p>315.3418333333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18920.62" calcext:value-type="float">
            <text:p>18920.62</text:p>
          </table:table-cell>
          <table:table-cell office:value-type="float" office:value="315.3436666667" calcext:value-type="float">
            <text:p>315.343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8920.72" calcext:value-type="float">
            <text:p>18920.72</text:p>
          </table:table-cell>
          <table:table-cell office:value-type="float" office:value="315.3453333333" calcext:value-type="float">
            <text:p>315.345333333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8920.82" calcext:value-type="float">
            <text:p>18920.82</text:p>
          </table:table-cell>
          <table:table-cell office:value-type="float" office:value="315.347" calcext:value-type="float">
            <text:p>315.34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8920.92" calcext:value-type="float">
            <text:p>18920.92</text:p>
          </table:table-cell>
          <table:table-cell office:value-type="float" office:value="315.3486666667" calcext:value-type="float">
            <text:p>315.348666666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8921.02" calcext:value-type="float">
            <text:p>18921.02</text:p>
          </table:table-cell>
          <table:table-cell office:value-type="float" office:value="315.3503333333" calcext:value-type="float">
            <text:p>315.350333333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8921.33" calcext:value-type="float">
            <text:p>18921.33</text:p>
          </table:table-cell>
          <table:table-cell office:value-type="float" office:value="315.3555" calcext:value-type="float">
            <text:p>315.355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8921.44" calcext:value-type="float">
            <text:p>18921.44</text:p>
          </table:table-cell>
          <table:table-cell office:value-type="float" office:value="315.3573333333" calcext:value-type="float">
            <text:p>315.357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8921.76" calcext:value-type="float">
            <text:p>18921.76</text:p>
          </table:table-cell>
          <table:table-cell office:value-type="float" office:value="315.3626666667" calcext:value-type="float">
            <text:p>315.362666666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8921.86" calcext:value-type="float">
            <text:p>18921.86</text:p>
          </table:table-cell>
          <table:table-cell office:value-type="float" office:value="315.3643333333" calcext:value-type="float">
            <text:p>315.364333333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8921.96" calcext:value-type="float">
            <text:p>18921.96</text:p>
          </table:table-cell>
          <table:table-cell office:value-type="float" office:value="315.366" calcext:value-type="float">
            <text:p>315.3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922.06" calcext:value-type="float">
            <text:p>18922.06</text:p>
          </table:table-cell>
          <table:table-cell office:value-type="float" office:value="315.3676666667" calcext:value-type="float">
            <text:p>315.367666666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8922.16" calcext:value-type="float">
            <text:p>18922.16</text:p>
          </table:table-cell>
          <table:table-cell office:value-type="float" office:value="315.3693333333" calcext:value-type="float">
            <text:p>315.3693333333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8922.26" calcext:value-type="float">
            <text:p>18922.26</text:p>
          </table:table-cell>
          <table:table-cell office:value-type="float" office:value="315.371" calcext:value-type="float">
            <text:p>315.37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8922.37" calcext:value-type="float">
            <text:p>18922.37</text:p>
          </table:table-cell>
          <table:table-cell office:value-type="float" office:value="315.3728333333" calcext:value-type="float">
            <text:p>315.372833333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8922.47" calcext:value-type="float">
            <text:p>18922.47</text:p>
          </table:table-cell>
          <table:table-cell office:value-type="float" office:value="315.3745" calcext:value-type="float">
            <text:p>315.3745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8922.57" calcext:value-type="float">
            <text:p>18922.57</text:p>
          </table:table-cell>
          <table:table-cell office:value-type="float" office:value="315.3761666667" calcext:value-type="float">
            <text:p>315.3761666667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18922.67" calcext:value-type="float">
            <text:p>18922.67</text:p>
          </table:table-cell>
          <table:table-cell office:value-type="float" office:value="315.3778333333" calcext:value-type="float">
            <text:p>315.3778333333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18922.77" calcext:value-type="float">
            <text:p>18922.77</text:p>
          </table:table-cell>
          <table:table-cell office:value-type="float" office:value="315.3795" calcext:value-type="float">
            <text:p>315.379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8922.88" calcext:value-type="float">
            <text:p>18922.88</text:p>
          </table:table-cell>
          <table:table-cell office:value-type="float" office:value="315.3813333333" calcext:value-type="float">
            <text:p>315.381333333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8923.08" calcext:value-type="float">
            <text:p>18923.08</text:p>
          </table:table-cell>
          <table:table-cell office:value-type="float" office:value="315.3846666667" calcext:value-type="float">
            <text:p>315.384666666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8923.23" calcext:value-type="float">
            <text:p>18923.23</text:p>
          </table:table-cell>
          <table:table-cell office:value-type="float" office:value="315.3871666667" calcext:value-type="float">
            <text:p>315.387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8923.31" calcext:value-type="float">
            <text:p>18923.31</text:p>
          </table:table-cell>
          <table:table-cell office:value-type="float" office:value="315.3885" calcext:value-type="float">
            <text:p>315.3885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18923.39" calcext:value-type="float">
            <text:p>18923.39</text:p>
          </table:table-cell>
          <table:table-cell office:value-type="float" office:value="315.3898333333" calcext:value-type="float">
            <text:p>315.3898333333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18923.59" calcext:value-type="float">
            <text:p>18923.59</text:p>
          </table:table-cell>
          <table:table-cell office:value-type="float" office:value="315.3931666667" calcext:value-type="float">
            <text:p>315.39316666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8923.7" calcext:value-type="float">
            <text:p>18923.7</text:p>
          </table:table-cell>
          <table:table-cell office:value-type="float" office:value="315.395" calcext:value-type="float">
            <text:p>315.39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8923.8" calcext:value-type="float">
            <text:p>18923.8</text:p>
          </table:table-cell>
          <table:table-cell office:value-type="float" office:value="315.3966666667" calcext:value-type="float">
            <text:p>315.396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8923.9" calcext:value-type="float">
            <text:p>18923.9</text:p>
          </table:table-cell>
          <table:table-cell office:value-type="float" office:value="315.3983333333" calcext:value-type="float">
            <text:p>315.398333333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8924" calcext:value-type="float">
            <text:p>18924</text:p>
          </table:table-cell>
          <table:table-cell office:value-type="float" office:value="315.4" calcext:value-type="float">
            <text:p>315.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8924.21" calcext:value-type="float">
            <text:p>18924.21</text:p>
          </table:table-cell>
          <table:table-cell office:value-type="float" office:value="315.4035" calcext:value-type="float">
            <text:p>315.403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8924.32" calcext:value-type="float">
            <text:p>18924.32</text:p>
          </table:table-cell>
          <table:table-cell office:value-type="float" office:value="315.4053333333" calcext:value-type="float">
            <text:p>315.40533333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924.72" calcext:value-type="float">
            <text:p>18924.72</text:p>
          </table:table-cell>
          <table:table-cell office:value-type="float" office:value="315.412" calcext:value-type="float">
            <text:p>315.41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8924.83" calcext:value-type="float">
            <text:p>18924.83</text:p>
          </table:table-cell>
          <table:table-cell office:value-type="float" office:value="315.4138333333" calcext:value-type="float">
            <text:p>315.41383333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8925.03" calcext:value-type="float">
            <text:p>18925.03</text:p>
          </table:table-cell>
          <table:table-cell office:value-type="float" office:value="315.4171666667" calcext:value-type="float">
            <text:p>315.417166666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8925.14" calcext:value-type="float">
            <text:p>18925.14</text:p>
          </table:table-cell>
          <table:table-cell office:value-type="float" office:value="315.419" calcext:value-type="float">
            <text:p>315.41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8925.24" calcext:value-type="float">
            <text:p>18925.24</text:p>
          </table:table-cell>
          <table:table-cell office:value-type="float" office:value="315.4206666667" calcext:value-type="float">
            <text:p>315.420666666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8925.45" calcext:value-type="float">
            <text:p>18925.45</text:p>
          </table:table-cell>
          <table:table-cell office:value-type="float" office:value="315.4241666667" calcext:value-type="float">
            <text:p>315.424166666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8925.55" calcext:value-type="float">
            <text:p>18925.55</text:p>
          </table:table-cell>
          <table:table-cell office:value-type="float" office:value="315.4258333333" calcext:value-type="float">
            <text:p>315.425833333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8925.65" calcext:value-type="float">
            <text:p>18925.65</text:p>
          </table:table-cell>
          <table:table-cell office:value-type="float" office:value="315.4275" calcext:value-type="float">
            <text:p>315.427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8925.75" calcext:value-type="float">
            <text:p>18925.75</text:p>
          </table:table-cell>
          <table:table-cell office:value-type="float" office:value="315.4291666667" calcext:value-type="float">
            <text:p>315.429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8925.88" calcext:value-type="float">
            <text:p>18925.88</text:p>
          </table:table-cell>
          <table:table-cell office:value-type="float" office:value="315.4313333333" calcext:value-type="float">
            <text:p>315.431333333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8926.78" calcext:value-type="float">
            <text:p>18926.78</text:p>
          </table:table-cell>
          <table:table-cell office:value-type="float" office:value="315.4463333333" calcext:value-type="float">
            <text:p>315.446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8926.98" calcext:value-type="float">
            <text:p>18926.98</text:p>
          </table:table-cell>
          <table:table-cell office:value-type="float" office:value="315.4496666667" calcext:value-type="float">
            <text:p>315.449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8927.19" calcext:value-type="float">
            <text:p>18927.19</text:p>
          </table:table-cell>
          <table:table-cell office:value-type="float" office:value="315.4531666667" calcext:value-type="float">
            <text:p>315.453166666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8927.5" calcext:value-type="float">
            <text:p>18927.5</text:p>
          </table:table-cell>
          <table:table-cell office:value-type="float" office:value="315.4583333333" calcext:value-type="float">
            <text:p>315.45833333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927.6" calcext:value-type="float">
            <text:p>18927.6</text:p>
          </table:table-cell>
          <table:table-cell office:value-type="float" office:value="315.46" calcext:value-type="float">
            <text:p>315.4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8927.7" calcext:value-type="float">
            <text:p>18927.7</text:p>
          </table:table-cell>
          <table:table-cell office:value-type="float" office:value="315.4616666667" calcext:value-type="float">
            <text:p>315.461666666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8927.9" calcext:value-type="float">
            <text:p>18927.9</text:p>
          </table:table-cell>
          <table:table-cell office:value-type="float" office:value="315.465" calcext:value-type="float">
            <text:p>315.46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8928.11" calcext:value-type="float">
            <text:p>18928.11</text:p>
          </table:table-cell>
          <table:table-cell office:value-type="float" office:value="315.4685" calcext:value-type="float">
            <text:p>315.468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8928.22" calcext:value-type="float">
            <text:p>18928.22</text:p>
          </table:table-cell>
          <table:table-cell office:value-type="float" office:value="315.4703333333" calcext:value-type="float">
            <text:p>315.4703333333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18928.32" calcext:value-type="float">
            <text:p>18928.32</text:p>
          </table:table-cell>
          <table:table-cell office:value-type="float" office:value="315.472" calcext:value-type="float">
            <text:p>315.47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8928.42" calcext:value-type="float">
            <text:p>18928.42</text:p>
          </table:table-cell>
          <table:table-cell office:value-type="float" office:value="315.4736666667" calcext:value-type="float">
            <text:p>315.4736666667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8928.63" calcext:value-type="float">
            <text:p>18928.63</text:p>
          </table:table-cell>
          <table:table-cell office:value-type="float" office:value="315.4771666667" calcext:value-type="float">
            <text:p>315.4771666667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18928.73" calcext:value-type="float">
            <text:p>18928.73</text:p>
          </table:table-cell>
          <table:table-cell office:value-type="float" office:value="315.4788333333" calcext:value-type="float">
            <text:p>315.478833333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8928.83" calcext:value-type="float">
            <text:p>18928.83</text:p>
          </table:table-cell>
          <table:table-cell office:value-type="float" office:value="315.4805" calcext:value-type="float">
            <text:p>315.4805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8928.93" calcext:value-type="float">
            <text:p>18928.93</text:p>
          </table:table-cell>
          <table:table-cell office:value-type="float" office:value="315.4821666667" calcext:value-type="float">
            <text:p>315.4821666667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8929.04" calcext:value-type="float">
            <text:p>18929.04</text:p>
          </table:table-cell>
          <table:table-cell office:value-type="float" office:value="315.484" calcext:value-type="float">
            <text:p>315.48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8929.14" calcext:value-type="float">
            <text:p>18929.14</text:p>
          </table:table-cell>
          <table:table-cell office:value-type="float" office:value="315.4856666667" calcext:value-type="float">
            <text:p>315.4856666667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8929.67" calcext:value-type="float">
            <text:p>18929.67</text:p>
          </table:table-cell>
          <table:table-cell office:value-type="float" office:value="315.4945" calcext:value-type="float">
            <text:p>315.494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8929.77" calcext:value-type="float">
            <text:p>18929.77</text:p>
          </table:table-cell>
          <table:table-cell office:value-type="float" office:value="315.4961666667" calcext:value-type="float">
            <text:p>315.496166666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8929.87" calcext:value-type="float">
            <text:p>18929.87</text:p>
          </table:table-cell>
          <table:table-cell office:value-type="float" office:value="315.4978333333" calcext:value-type="float">
            <text:p>315.4978333333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8930.07" calcext:value-type="float">
            <text:p>18930.07</text:p>
          </table:table-cell>
          <table:table-cell office:value-type="float" office:value="315.5011666667" calcext:value-type="float">
            <text:p>315.501166666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8930.27" calcext:value-type="float">
            <text:p>18930.27</text:p>
          </table:table-cell>
          <table:table-cell office:value-type="float" office:value="315.5045" calcext:value-type="float">
            <text:p>315.5045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8930.38" calcext:value-type="float">
            <text:p>18930.38</text:p>
          </table:table-cell>
          <table:table-cell office:value-type="float" office:value="315.5063333333" calcext:value-type="float">
            <text:p>315.506333333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8932.63" calcext:value-type="float">
            <text:p>18932.63</text:p>
          </table:table-cell>
          <table:table-cell office:value-type="float" office:value="315.5438333333" calcext:value-type="float">
            <text:p>315.543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107.54" calcext:value-type="float">
            <text:p>19107.54</text:p>
          </table:table-cell>
          <table:table-cell office:value-type="float" office:value="318.459" calcext:value-type="float">
            <text:p>318.45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190.92" calcext:value-type="float">
            <text:p>19190.92</text:p>
          </table:table-cell>
          <table:table-cell office:value-type="float" office:value="319.8486666667" calcext:value-type="float">
            <text:p>319.848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192.17" calcext:value-type="float">
            <text:p>19192.17</text:p>
          </table:table-cell>
          <table:table-cell office:value-type="float" office:value="319.8695" calcext:value-type="float">
            <text:p>319.869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192.67" calcext:value-type="float">
            <text:p>19192.67</text:p>
          </table:table-cell>
          <table:table-cell office:value-type="float" office:value="319.8778333333" calcext:value-type="float">
            <text:p>319.8778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9192.98" calcext:value-type="float">
            <text:p>19192.98</text:p>
          </table:table-cell>
          <table:table-cell office:value-type="float" office:value="319.883" calcext:value-type="float">
            <text:p>319.88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9193.08" calcext:value-type="float">
            <text:p>19193.08</text:p>
          </table:table-cell>
          <table:table-cell office:value-type="float" office:value="319.8846666667" calcext:value-type="float">
            <text:p>319.884666666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9193.3" calcext:value-type="float">
            <text:p>19193.3</text:p>
          </table:table-cell>
          <table:table-cell office:value-type="float" office:value="319.8883333333" calcext:value-type="float">
            <text:p>319.888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193.49" calcext:value-type="float">
            <text:p>19193.49</text:p>
          </table:table-cell>
          <table:table-cell office:value-type="float" office:value="319.8915" calcext:value-type="float">
            <text:p>319.891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9193.7" calcext:value-type="float">
            <text:p>19193.7</text:p>
          </table:table-cell>
          <table:table-cell office:value-type="float" office:value="319.895" calcext:value-type="float">
            <text:p>319.89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194" calcext:value-type="float">
            <text:p>19194</text:p>
          </table:table-cell>
          <table:table-cell office:value-type="float" office:value="319.9" calcext:value-type="float">
            <text:p>319.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194.56" calcext:value-type="float">
            <text:p>19194.56</text:p>
          </table:table-cell>
          <table:table-cell office:value-type="float" office:value="319.9093333333" calcext:value-type="float">
            <text:p>319.909333333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194.63" calcext:value-type="float">
            <text:p>19194.63</text:p>
          </table:table-cell>
          <table:table-cell office:value-type="float" office:value="319.9105" calcext:value-type="float">
            <text:p>319.910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194.73" calcext:value-type="float">
            <text:p>19194.73</text:p>
          </table:table-cell>
          <table:table-cell office:value-type="float" office:value="319.9121666667" calcext:value-type="float">
            <text:p>319.9121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9195.04" calcext:value-type="float">
            <text:p>19195.04</text:p>
          </table:table-cell>
          <table:table-cell office:value-type="float" office:value="319.9173333333" calcext:value-type="float">
            <text:p>319.917333333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195.14" calcext:value-type="float">
            <text:p>19195.14</text:p>
          </table:table-cell>
          <table:table-cell office:value-type="float" office:value="319.919" calcext:value-type="float">
            <text:p>319.919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9196.57" calcext:value-type="float">
            <text:p>19196.57</text:p>
          </table:table-cell>
          <table:table-cell office:value-type="float" office:value="319.9428333333" calcext:value-type="float">
            <text:p>319.942833333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9196.67" calcext:value-type="float">
            <text:p>19196.67</text:p>
          </table:table-cell>
          <table:table-cell office:value-type="float" office:value="319.9445" calcext:value-type="float">
            <text:p>319.944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9196.78" calcext:value-type="float">
            <text:p>19196.78</text:p>
          </table:table-cell>
          <table:table-cell office:value-type="float" office:value="319.9463333333" calcext:value-type="float">
            <text:p>319.946333333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9196.88" calcext:value-type="float">
            <text:p>19196.88</text:p>
          </table:table-cell>
          <table:table-cell office:value-type="float" office:value="319.948" calcext:value-type="float">
            <text:p>319.94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9196.98" calcext:value-type="float">
            <text:p>19196.98</text:p>
          </table:table-cell>
          <table:table-cell office:value-type="float" office:value="319.9496666667" calcext:value-type="float">
            <text:p>319.9496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9197.08" calcext:value-type="float">
            <text:p>19197.08</text:p>
          </table:table-cell>
          <table:table-cell office:value-type="float" office:value="319.9513333333" calcext:value-type="float">
            <text:p>319.951333333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197.18" calcext:value-type="float">
            <text:p>19197.18</text:p>
          </table:table-cell>
          <table:table-cell office:value-type="float" office:value="319.953" calcext:value-type="float">
            <text:p>319.95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9197.29" calcext:value-type="float">
            <text:p>19197.29</text:p>
          </table:table-cell>
          <table:table-cell office:value-type="float" office:value="319.9548333333" calcext:value-type="float">
            <text:p>319.954833333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9197.39" calcext:value-type="float">
            <text:p>19197.39</text:p>
          </table:table-cell>
          <table:table-cell office:value-type="float" office:value="319.9565" calcext:value-type="float">
            <text:p>319.9565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9197.49" calcext:value-type="float">
            <text:p>19197.49</text:p>
          </table:table-cell>
          <table:table-cell office:value-type="float" office:value="319.9581666667" calcext:value-type="float">
            <text:p>319.958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197.59" calcext:value-type="float">
            <text:p>19197.59</text:p>
          </table:table-cell>
          <table:table-cell office:value-type="float" office:value="319.9598333333" calcext:value-type="float">
            <text:p>319.959833333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9198.42" calcext:value-type="float">
            <text:p>19198.42</text:p>
          </table:table-cell>
          <table:table-cell office:value-type="float" office:value="319.9736666667" calcext:value-type="float">
            <text:p>319.973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198.63" calcext:value-type="float">
            <text:p>19198.63</text:p>
          </table:table-cell>
          <table:table-cell office:value-type="float" office:value="319.9771666667" calcext:value-type="float">
            <text:p>319.977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198.83" calcext:value-type="float">
            <text:p>19198.83</text:p>
          </table:table-cell>
          <table:table-cell office:value-type="float" office:value="319.9805" calcext:value-type="float">
            <text:p>319.980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199.13" calcext:value-type="float">
            <text:p>19199.13</text:p>
          </table:table-cell>
          <table:table-cell office:value-type="float" office:value="319.9855" calcext:value-type="float">
            <text:p>319.985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199.23" calcext:value-type="float">
            <text:p>19199.23</text:p>
          </table:table-cell>
          <table:table-cell office:value-type="float" office:value="319.9871666667" calcext:value-type="float">
            <text:p>319.9871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384.29" calcext:value-type="float">
            <text:p>19384.29</text:p>
          </table:table-cell>
          <table:table-cell office:value-type="float" office:value="323.0715" calcext:value-type="float">
            <text:p>323.071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384.37" calcext:value-type="float">
            <text:p>19384.37</text:p>
          </table:table-cell>
          <table:table-cell office:value-type="float" office:value="323.0728333333" calcext:value-type="float">
            <text:p>323.072833333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386.52" calcext:value-type="float">
            <text:p>19386.52</text:p>
          </table:table-cell>
          <table:table-cell office:value-type="float" office:value="323.1086666667" calcext:value-type="float">
            <text:p>323.108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9411.29" calcext:value-type="float">
            <text:p>19411.29</text:p>
          </table:table-cell>
          <table:table-cell office:value-type="float" office:value="323.5215" calcext:value-type="float">
            <text:p>323.521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411.39" calcext:value-type="float">
            <text:p>19411.39</text:p>
          </table:table-cell>
          <table:table-cell office:value-type="float" office:value="323.5231666667" calcext:value-type="float">
            <text:p>323.523166666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9411.5" calcext:value-type="float">
            <text:p>19411.5</text:p>
          </table:table-cell>
          <table:table-cell office:value-type="float" office:value="323.525" calcext:value-type="float">
            <text:p>323.52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9411.6" calcext:value-type="float">
            <text:p>19411.6</text:p>
          </table:table-cell>
          <table:table-cell office:value-type="float" office:value="323.5266666667" calcext:value-type="float">
            <text:p>323.5266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9411.7" calcext:value-type="float">
            <text:p>19411.7</text:p>
          </table:table-cell>
          <table:table-cell office:value-type="float" office:value="323.5283333333" calcext:value-type="float">
            <text:p>323.528333333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9481.8" calcext:value-type="float">
            <text:p>19481.8</text:p>
          </table:table-cell>
          <table:table-cell office:value-type="float" office:value="324.6966666667" calcext:value-type="float">
            <text:p>324.6966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485.28" calcext:value-type="float">
            <text:p>19485.28</text:p>
          </table:table-cell>
          <table:table-cell office:value-type="float" office:value="324.7546666667" calcext:value-type="float">
            <text:p>324.7546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529.91" calcext:value-type="float">
            <text:p>19529.91</text:p>
          </table:table-cell>
          <table:table-cell office:value-type="float" office:value="325.4985" calcext:value-type="float">
            <text:p>325.498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9609.04" calcext:value-type="float">
            <text:p>19609.04</text:p>
          </table:table-cell>
          <table:table-cell office:value-type="float" office:value="326.8173333333" calcext:value-type="float">
            <text:p>326.817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9618.66" calcext:value-type="float">
            <text:p>19618.66</text:p>
          </table:table-cell>
          <table:table-cell office:value-type="float" office:value="326.9776666667" calcext:value-type="float">
            <text:p>326.977666666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618.73" calcext:value-type="float">
            <text:p>19618.73</text:p>
          </table:table-cell>
          <table:table-cell office:value-type="float" office:value="326.9788333333" calcext:value-type="float">
            <text:p>326.978833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9618.83" calcext:value-type="float">
            <text:p>19618.83</text:p>
          </table:table-cell>
          <table:table-cell office:value-type="float" office:value="326.9805" calcext:value-type="float">
            <text:p>326.980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619.05" calcext:value-type="float">
            <text:p>19619.05</text:p>
          </table:table-cell>
          <table:table-cell office:value-type="float" office:value="326.9841666667" calcext:value-type="float">
            <text:p>326.984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619.15" calcext:value-type="float">
            <text:p>19619.15</text:p>
          </table:table-cell>
          <table:table-cell office:value-type="float" office:value="326.9858333333" calcext:value-type="float">
            <text:p>326.985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619.25" calcext:value-type="float">
            <text:p>19619.25</text:p>
          </table:table-cell>
          <table:table-cell office:value-type="float" office:value="326.9875" calcext:value-type="float">
            <text:p>326.987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619.65" calcext:value-type="float">
            <text:p>19619.65</text:p>
          </table:table-cell>
          <table:table-cell office:value-type="float" office:value="326.9941666667" calcext:value-type="float">
            <text:p>326.99416666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621.19" calcext:value-type="float">
            <text:p>19621.19</text:p>
          </table:table-cell>
          <table:table-cell office:value-type="float" office:value="327.0198333333" calcext:value-type="float">
            <text:p>327.019833333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9621.29" calcext:value-type="float">
            <text:p>19621.29</text:p>
          </table:table-cell>
          <table:table-cell office:value-type="float" office:value="327.0215" calcext:value-type="float">
            <text:p>327.021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9621.39" calcext:value-type="float">
            <text:p>19621.39</text:p>
          </table:table-cell>
          <table:table-cell office:value-type="float" office:value="327.0231666667" calcext:value-type="float">
            <text:p>327.02316666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9621.49" calcext:value-type="float">
            <text:p>19621.49</text:p>
          </table:table-cell>
          <table:table-cell office:value-type="float" office:value="327.0248333333" calcext:value-type="float">
            <text:p>327.024833333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9621.6" calcext:value-type="float">
            <text:p>19621.6</text:p>
          </table:table-cell>
          <table:table-cell office:value-type="float" office:value="327.0266666667" calcext:value-type="float">
            <text:p>327.026666666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9621.71" calcext:value-type="float">
            <text:p>19621.71</text:p>
          </table:table-cell>
          <table:table-cell office:value-type="float" office:value="327.0285" calcext:value-type="float">
            <text:p>327.028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622.01" calcext:value-type="float">
            <text:p>19622.01</text:p>
          </table:table-cell>
          <table:table-cell office:value-type="float" office:value="327.0335" calcext:value-type="float">
            <text:p>327.033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622.11" calcext:value-type="float">
            <text:p>19622.11</text:p>
          </table:table-cell>
          <table:table-cell office:value-type="float" office:value="327.0351666667" calcext:value-type="float">
            <text:p>327.035166666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9622.42" calcext:value-type="float">
            <text:p>19622.42</text:p>
          </table:table-cell>
          <table:table-cell office:value-type="float" office:value="327.0403333333" calcext:value-type="float">
            <text:p>327.040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622.93" calcext:value-type="float">
            <text:p>19622.93</text:p>
          </table:table-cell>
          <table:table-cell office:value-type="float" office:value="327.0488333333" calcext:value-type="float">
            <text:p>327.048833333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9623.03" calcext:value-type="float">
            <text:p>19623.03</text:p>
          </table:table-cell>
          <table:table-cell office:value-type="float" office:value="327.0505" calcext:value-type="float">
            <text:p>327.050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9623.14" calcext:value-type="float">
            <text:p>19623.14</text:p>
          </table:table-cell>
          <table:table-cell office:value-type="float" office:value="327.0523333333" calcext:value-type="float">
            <text:p>327.052333333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9623.24" calcext:value-type="float">
            <text:p>19623.24</text:p>
          </table:table-cell>
          <table:table-cell office:value-type="float" office:value="327.054" calcext:value-type="float">
            <text:p>327.05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9623.34" calcext:value-type="float">
            <text:p>19623.34</text:p>
          </table:table-cell>
          <table:table-cell office:value-type="float" office:value="327.0556666667" calcext:value-type="float">
            <text:p>327.055666666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9623.44" calcext:value-type="float">
            <text:p>19623.44</text:p>
          </table:table-cell>
          <table:table-cell office:value-type="float" office:value="327.0573333333" calcext:value-type="float">
            <text:p>327.0573333333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19623.55" calcext:value-type="float">
            <text:p>19623.55</text:p>
          </table:table-cell>
          <table:table-cell office:value-type="float" office:value="327.0591666667" calcext:value-type="float">
            <text:p>327.0591666667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9623.65" calcext:value-type="float">
            <text:p>19623.65</text:p>
          </table:table-cell>
          <table:table-cell office:value-type="float" office:value="327.0608333333" calcext:value-type="float">
            <text:p>327.0608333333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9623.75" calcext:value-type="float">
            <text:p>19623.75</text:p>
          </table:table-cell>
          <table:table-cell office:value-type="float" office:value="327.0625" calcext:value-type="float">
            <text:p>327.0625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19623.86" calcext:value-type="float">
            <text:p>19623.86</text:p>
          </table:table-cell>
          <table:table-cell office:value-type="float" office:value="327.0643333333" calcext:value-type="float">
            <text:p>327.064333333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624.06" calcext:value-type="float">
            <text:p>19624.06</text:p>
          </table:table-cell>
          <table:table-cell office:value-type="float" office:value="327.0676666667" calcext:value-type="float">
            <text:p>327.067666666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9624.16" calcext:value-type="float">
            <text:p>19624.16</text:p>
          </table:table-cell>
          <table:table-cell office:value-type="float" office:value="327.0693333333" calcext:value-type="float">
            <text:p>327.069333333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9624.27" calcext:value-type="float">
            <text:p>19624.27</text:p>
          </table:table-cell>
          <table:table-cell office:value-type="float" office:value="327.0711666667" calcext:value-type="float">
            <text:p>327.071166666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9624.37" calcext:value-type="float">
            <text:p>19624.37</text:p>
          </table:table-cell>
          <table:table-cell office:value-type="float" office:value="327.0728333333" calcext:value-type="float">
            <text:p>327.0728333333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19624.49" calcext:value-type="float">
            <text:p>19624.49</text:p>
          </table:table-cell>
          <table:table-cell office:value-type="float" office:value="327.0748333333" calcext:value-type="float">
            <text:p>327.0748333333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9624.59" calcext:value-type="float">
            <text:p>19624.59</text:p>
          </table:table-cell>
          <table:table-cell office:value-type="float" office:value="327.0765" calcext:value-type="float">
            <text:p>327.076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624.69" calcext:value-type="float">
            <text:p>19624.69</text:p>
          </table:table-cell>
          <table:table-cell office:value-type="float" office:value="327.0781666667" calcext:value-type="float">
            <text:p>327.078166666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9624.89" calcext:value-type="float">
            <text:p>19624.89</text:p>
          </table:table-cell>
          <table:table-cell office:value-type="float" office:value="327.0815" calcext:value-type="float">
            <text:p>327.081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9624.99" calcext:value-type="float">
            <text:p>19624.99</text:p>
          </table:table-cell>
          <table:table-cell office:value-type="float" office:value="327.0831666667" calcext:value-type="float">
            <text:p>327.083166666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9625.09" calcext:value-type="float">
            <text:p>19625.09</text:p>
          </table:table-cell>
          <table:table-cell office:value-type="float" office:value="327.0848333333" calcext:value-type="float">
            <text:p>327.084833333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9625.2" calcext:value-type="float">
            <text:p>19625.2</text:p>
          </table:table-cell>
          <table:table-cell office:value-type="float" office:value="327.0866666667" calcext:value-type="float">
            <text:p>327.0866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9625.3" calcext:value-type="float">
            <text:p>19625.3</text:p>
          </table:table-cell>
          <table:table-cell office:value-type="float" office:value="327.0883333333" calcext:value-type="float">
            <text:p>327.0883333333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9625.4" calcext:value-type="float">
            <text:p>19625.4</text:p>
          </table:table-cell>
          <table:table-cell office:value-type="float" office:value="327.09" calcext:value-type="float">
            <text:p>327.0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9625.6" calcext:value-type="float">
            <text:p>19625.6</text:p>
          </table:table-cell>
          <table:table-cell office:value-type="float" office:value="327.0933333333" calcext:value-type="float">
            <text:p>327.093333333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625.71" calcext:value-type="float">
            <text:p>19625.71</text:p>
          </table:table-cell>
          <table:table-cell office:value-type="float" office:value="327.0951666667" calcext:value-type="float">
            <text:p>327.095166666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9625.81" calcext:value-type="float">
            <text:p>19625.81</text:p>
          </table:table-cell>
          <table:table-cell office:value-type="float" office:value="327.0968333333" calcext:value-type="float">
            <text:p>327.0968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626.32" calcext:value-type="float">
            <text:p>19626.32</text:p>
          </table:table-cell>
          <table:table-cell office:value-type="float" office:value="327.1053333333" calcext:value-type="float">
            <text:p>327.105333333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9626.42" calcext:value-type="float">
            <text:p>19626.42</text:p>
          </table:table-cell>
          <table:table-cell office:value-type="float" office:value="327.107" calcext:value-type="float">
            <text:p>327.10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19626.53" calcext:value-type="float">
            <text:p>19626.53</text:p>
          </table:table-cell>
          <table:table-cell office:value-type="float" office:value="327.1088333333" calcext:value-type="float">
            <text:p>327.108833333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9626.73" calcext:value-type="float">
            <text:p>19626.73</text:p>
          </table:table-cell>
          <table:table-cell office:value-type="float" office:value="327.1121666667" calcext:value-type="float">
            <text:p>327.112166666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9626.94" calcext:value-type="float">
            <text:p>19626.94</text:p>
          </table:table-cell>
          <table:table-cell office:value-type="float" office:value="327.1156666667" calcext:value-type="float">
            <text:p>327.115666666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9627.14" calcext:value-type="float">
            <text:p>19627.14</text:p>
          </table:table-cell>
          <table:table-cell office:value-type="float" office:value="327.119" calcext:value-type="float">
            <text:p>327.119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627.24" calcext:value-type="float">
            <text:p>19627.24</text:p>
          </table:table-cell>
          <table:table-cell office:value-type="float" office:value="327.1206666667" calcext:value-type="float">
            <text:p>327.120666666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9627.35" calcext:value-type="float">
            <text:p>19627.35</text:p>
          </table:table-cell>
          <table:table-cell office:value-type="float" office:value="327.1225" calcext:value-type="float">
            <text:p>327.122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627.45" calcext:value-type="float">
            <text:p>19627.45</text:p>
          </table:table-cell>
          <table:table-cell office:value-type="float" office:value="327.1241666667" calcext:value-type="float">
            <text:p>327.124166666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9627.65" calcext:value-type="float">
            <text:p>19627.65</text:p>
          </table:table-cell>
          <table:table-cell office:value-type="float" office:value="327.1275" calcext:value-type="float">
            <text:p>327.1275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9627.76" calcext:value-type="float">
            <text:p>19627.76</text:p>
          </table:table-cell>
          <table:table-cell office:value-type="float" office:value="327.1293333333" calcext:value-type="float">
            <text:p>327.129333333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627.87" calcext:value-type="float">
            <text:p>19627.87</text:p>
          </table:table-cell>
          <table:table-cell office:value-type="float" office:value="327.1311666667" calcext:value-type="float">
            <text:p>327.13116666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9627.97" calcext:value-type="float">
            <text:p>19627.97</text:p>
          </table:table-cell>
          <table:table-cell office:value-type="float" office:value="327.1328333333" calcext:value-type="float">
            <text:p>327.1328333333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9628.07" calcext:value-type="float">
            <text:p>19628.07</text:p>
          </table:table-cell>
          <table:table-cell office:value-type="float" office:value="327.1345" calcext:value-type="float">
            <text:p>327.134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628.17" calcext:value-type="float">
            <text:p>19628.17</text:p>
          </table:table-cell>
          <table:table-cell office:value-type="float" office:value="327.1361666667" calcext:value-type="float">
            <text:p>327.136166666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9628.28" calcext:value-type="float">
            <text:p>19628.28</text:p>
          </table:table-cell>
          <table:table-cell office:value-type="float" office:value="327.138" calcext:value-type="float">
            <text:p>327.13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628.38" calcext:value-type="float">
            <text:p>19628.38</text:p>
          </table:table-cell>
          <table:table-cell office:value-type="float" office:value="327.1396666667" calcext:value-type="float">
            <text:p>327.139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628.48" calcext:value-type="float">
            <text:p>19628.48</text:p>
          </table:table-cell>
          <table:table-cell office:value-type="float" office:value="327.1413333333" calcext:value-type="float">
            <text:p>327.141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9628.68" calcext:value-type="float">
            <text:p>19628.68</text:p>
          </table:table-cell>
          <table:table-cell office:value-type="float" office:value="327.1446666667" calcext:value-type="float">
            <text:p>327.1446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629" calcext:value-type="float">
            <text:p>19629</text:p>
          </table:table-cell>
          <table:table-cell office:value-type="float" office:value="327.15" calcext:value-type="float">
            <text:p>327.1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629.1" calcext:value-type="float">
            <text:p>19629.1</text:p>
          </table:table-cell>
          <table:table-cell office:value-type="float" office:value="327.1516666667" calcext:value-type="float">
            <text:p>327.151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629.51" calcext:value-type="float">
            <text:p>19629.51</text:p>
          </table:table-cell>
          <table:table-cell office:value-type="float" office:value="327.1585" calcext:value-type="float">
            <text:p>327.158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9629.81" calcext:value-type="float">
            <text:p>19629.81</text:p>
          </table:table-cell>
          <table:table-cell office:value-type="float" office:value="327.1635" calcext:value-type="float">
            <text:p>327.163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9630.02" calcext:value-type="float">
            <text:p>19630.02</text:p>
          </table:table-cell>
          <table:table-cell office:value-type="float" office:value="327.167" calcext:value-type="float">
            <text:p>327.1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630.33" calcext:value-type="float">
            <text:p>19630.33</text:p>
          </table:table-cell>
          <table:table-cell office:value-type="float" office:value="327.1721666667" calcext:value-type="float">
            <text:p>327.172166666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630.53" calcext:value-type="float">
            <text:p>19630.53</text:p>
          </table:table-cell>
          <table:table-cell office:value-type="float" office:value="327.1755" calcext:value-type="float">
            <text:p>327.175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9630.63" calcext:value-type="float">
            <text:p>19630.63</text:p>
          </table:table-cell>
          <table:table-cell office:value-type="float" office:value="327.1771666667" calcext:value-type="float">
            <text:p>327.1771666667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9630.74" calcext:value-type="float">
            <text:p>19630.74</text:p>
          </table:table-cell>
          <table:table-cell office:value-type="float" office:value="327.179" calcext:value-type="float">
            <text:p>327.17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9630.84" calcext:value-type="float">
            <text:p>19630.84</text:p>
          </table:table-cell>
          <table:table-cell office:value-type="float" office:value="327.1806666667" calcext:value-type="float">
            <text:p>327.1806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630.94" calcext:value-type="float">
            <text:p>19630.94</text:p>
          </table:table-cell>
          <table:table-cell office:value-type="float" office:value="327.1823333333" calcext:value-type="float">
            <text:p>327.1823333333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9631.05" calcext:value-type="float">
            <text:p>19631.05</text:p>
          </table:table-cell>
          <table:table-cell office:value-type="float" office:value="327.1841666667" calcext:value-type="float">
            <text:p>327.1841666667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9631.15" calcext:value-type="float">
            <text:p>19631.15</text:p>
          </table:table-cell>
          <table:table-cell office:value-type="float" office:value="327.1858333333" calcext:value-type="float">
            <text:p>327.185833333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9631.37" calcext:value-type="float">
            <text:p>19631.37</text:p>
          </table:table-cell>
          <table:table-cell office:value-type="float" office:value="327.1895" calcext:value-type="float">
            <text:p>327.189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9690.17" calcext:value-type="float">
            <text:p>19690.17</text:p>
          </table:table-cell>
          <table:table-cell office:value-type="float" office:value="328.1695" calcext:value-type="float">
            <text:p>328.169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690.22" calcext:value-type="float">
            <text:p>19690.22</text:p>
          </table:table-cell>
          <table:table-cell office:value-type="float" office:value="328.1703333333" calcext:value-type="float">
            <text:p>328.170333333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690.32" calcext:value-type="float">
            <text:p>19690.32</text:p>
          </table:table-cell>
          <table:table-cell office:value-type="float" office:value="328.172" calcext:value-type="float">
            <text:p>328.17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9690.42" calcext:value-type="float">
            <text:p>19690.42</text:p>
          </table:table-cell>
          <table:table-cell office:value-type="float" office:value="328.1736666667" calcext:value-type="float">
            <text:p>328.173666666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9690.52" calcext:value-type="float">
            <text:p>19690.52</text:p>
          </table:table-cell>
          <table:table-cell office:value-type="float" office:value="328.1753333333" calcext:value-type="float">
            <text:p>328.175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9690.62" calcext:value-type="float">
            <text:p>19690.62</text:p>
          </table:table-cell>
          <table:table-cell office:value-type="float" office:value="328.177" calcext:value-type="float">
            <text:p>328.17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690.83" calcext:value-type="float">
            <text:p>19690.83</text:p>
          </table:table-cell>
          <table:table-cell office:value-type="float" office:value="328.1805" calcext:value-type="float">
            <text:p>328.180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9690.93" calcext:value-type="float">
            <text:p>19690.93</text:p>
          </table:table-cell>
          <table:table-cell office:value-type="float" office:value="328.1821666667" calcext:value-type="float">
            <text:p>328.182166666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9691.04" calcext:value-type="float">
            <text:p>19691.04</text:p>
          </table:table-cell>
          <table:table-cell office:value-type="float" office:value="328.184" calcext:value-type="float">
            <text:p>328.18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9691.24" calcext:value-type="float">
            <text:p>19691.24</text:p>
          </table:table-cell>
          <table:table-cell office:value-type="float" office:value="328.1873333333" calcext:value-type="float">
            <text:p>328.1873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691.55" calcext:value-type="float">
            <text:p>19691.55</text:p>
          </table:table-cell>
          <table:table-cell office:value-type="float" office:value="328.1925" calcext:value-type="float">
            <text:p>328.1925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19691.65" calcext:value-type="float">
            <text:p>19691.65</text:p>
          </table:table-cell>
          <table:table-cell office:value-type="float" office:value="328.1941666667" calcext:value-type="float">
            <text:p>328.1941666667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19691.75" calcext:value-type="float">
            <text:p>19691.75</text:p>
          </table:table-cell>
          <table:table-cell office:value-type="float" office:value="328.1958333333" calcext:value-type="float">
            <text:p>328.19583333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9691.95" calcext:value-type="float">
            <text:p>19691.95</text:p>
          </table:table-cell>
          <table:table-cell office:value-type="float" office:value="328.1991666667" calcext:value-type="float">
            <text:p>328.1991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692.05" calcext:value-type="float">
            <text:p>19692.05</text:p>
          </table:table-cell>
          <table:table-cell office:value-type="float" office:value="328.2008333333" calcext:value-type="float">
            <text:p>328.200833333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692.15" calcext:value-type="float">
            <text:p>19692.15</text:p>
          </table:table-cell>
          <table:table-cell office:value-type="float" office:value="328.2025" calcext:value-type="float">
            <text:p>328.202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9692.46" calcext:value-type="float">
            <text:p>19692.46</text:p>
          </table:table-cell>
          <table:table-cell office:value-type="float" office:value="328.2076666667" calcext:value-type="float">
            <text:p>328.207666666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9692.56" calcext:value-type="float">
            <text:p>19692.56</text:p>
          </table:table-cell>
          <table:table-cell office:value-type="float" office:value="328.2093333333" calcext:value-type="float">
            <text:p>328.209333333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9692.87" calcext:value-type="float">
            <text:p>19692.87</text:p>
          </table:table-cell>
          <table:table-cell office:value-type="float" office:value="328.2145" calcext:value-type="float">
            <text:p>328.214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9692.97" calcext:value-type="float">
            <text:p>19692.97</text:p>
          </table:table-cell>
          <table:table-cell office:value-type="float" office:value="328.2161666667" calcext:value-type="float">
            <text:p>328.216166666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9693.08" calcext:value-type="float">
            <text:p>19693.08</text:p>
          </table:table-cell>
          <table:table-cell office:value-type="float" office:value="328.218" calcext:value-type="float">
            <text:p>328.218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19693.18" calcext:value-type="float">
            <text:p>19693.18</text:p>
          </table:table-cell>
          <table:table-cell office:value-type="float" office:value="328.2196666667" calcext:value-type="float">
            <text:p>328.219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93.28" calcext:value-type="float">
            <text:p>19693.28</text:p>
          </table:table-cell>
          <table:table-cell office:value-type="float" office:value="328.2213333333" calcext:value-type="float">
            <text:p>328.221333333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9693.39" calcext:value-type="float">
            <text:p>19693.39</text:p>
          </table:table-cell>
          <table:table-cell office:value-type="float" office:value="328.2231666667" calcext:value-type="float">
            <text:p>328.223166666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693.49" calcext:value-type="float">
            <text:p>19693.49</text:p>
          </table:table-cell>
          <table:table-cell office:value-type="float" office:value="328.2248333333" calcext:value-type="float">
            <text:p>328.224833333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9693.6" calcext:value-type="float">
            <text:p>19693.6</text:p>
          </table:table-cell>
          <table:table-cell office:value-type="float" office:value="328.2266666667" calcext:value-type="float">
            <text:p>328.226666666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9693.8" calcext:value-type="float">
            <text:p>19693.8</text:p>
          </table:table-cell>
          <table:table-cell office:value-type="float" office:value="328.23" calcext:value-type="float">
            <text:p>328.2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9693.91" calcext:value-type="float">
            <text:p>19693.91</text:p>
          </table:table-cell>
          <table:table-cell office:value-type="float" office:value="328.2318333333" calcext:value-type="float">
            <text:p>328.2318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9694.21" calcext:value-type="float">
            <text:p>19694.21</text:p>
          </table:table-cell>
          <table:table-cell office:value-type="float" office:value="328.2368333333" calcext:value-type="float">
            <text:p>328.236833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694.31" calcext:value-type="float">
            <text:p>19694.31</text:p>
          </table:table-cell>
          <table:table-cell office:value-type="float" office:value="328.2385" calcext:value-type="float">
            <text:p>328.238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9694.41" calcext:value-type="float">
            <text:p>19694.41</text:p>
          </table:table-cell>
          <table:table-cell office:value-type="float" office:value="328.2401666667" calcext:value-type="float">
            <text:p>328.240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694.62" calcext:value-type="float">
            <text:p>19694.62</text:p>
          </table:table-cell>
          <table:table-cell office:value-type="float" office:value="328.2436666667" calcext:value-type="float">
            <text:p>328.243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9694.82" calcext:value-type="float">
            <text:p>19694.82</text:p>
          </table:table-cell>
          <table:table-cell office:value-type="float" office:value="328.247" calcext:value-type="float">
            <text:p>328.24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694.93" calcext:value-type="float">
            <text:p>19694.93</text:p>
          </table:table-cell>
          <table:table-cell office:value-type="float" office:value="328.2488333333" calcext:value-type="float">
            <text:p>328.248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845.68" calcext:value-type="float">
            <text:p>19845.68</text:p>
          </table:table-cell>
          <table:table-cell office:value-type="float" office:value="330.7613333333" calcext:value-type="float">
            <text:p>330.761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866.04" calcext:value-type="float">
            <text:p>19866.04</text:p>
          </table:table-cell>
          <table:table-cell office:value-type="float" office:value="331.1006666667" calcext:value-type="float">
            <text:p>331.100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019.42" calcext:value-type="float">
            <text:p>20019.42</text:p>
          </table:table-cell>
          <table:table-cell office:value-type="float" office:value="333.657" calcext:value-type="float">
            <text:p>333.65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053.67" calcext:value-type="float">
            <text:p>20053.67</text:p>
          </table:table-cell>
          <table:table-cell office:value-type="float" office:value="334.2278333333" calcext:value-type="float">
            <text:p>334.227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53.42" calcext:value-type="float">
            <text:p>20153.42</text:p>
          </table:table-cell>
          <table:table-cell office:value-type="float" office:value="335.8903333333" calcext:value-type="float">
            <text:p>335.890333333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0153.42" calcext:value-type="float">
            <text:p>20153.42</text:p>
          </table:table-cell>
          <table:table-cell office:value-type="float" office:value="335.8903333333" calcext:value-type="float">
            <text:p>335.890333333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0154.85" calcext:value-type="float">
            <text:p>20154.85</text:p>
          </table:table-cell>
          <table:table-cell office:value-type="float" office:value="335.9141666667" calcext:value-type="float">
            <text:p>335.914166666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154.95" calcext:value-type="float">
            <text:p>20154.95</text:p>
          </table:table-cell>
          <table:table-cell office:value-type="float" office:value="335.9158333333" calcext:value-type="float">
            <text:p>335.915833333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0155.05" calcext:value-type="float">
            <text:p>20155.05</text:p>
          </table:table-cell>
          <table:table-cell office:value-type="float" office:value="335.9175" calcext:value-type="float">
            <text:p>335.917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0156.08" calcext:value-type="float">
            <text:p>20156.08</text:p>
          </table:table-cell>
          <table:table-cell office:value-type="float" office:value="335.9346666667" calcext:value-type="float">
            <text:p>335.9346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156.89" calcext:value-type="float">
            <text:p>20156.89</text:p>
          </table:table-cell>
          <table:table-cell office:value-type="float" office:value="335.9481666667" calcext:value-type="float">
            <text:p>335.9481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0157" calcext:value-type="float">
            <text:p>20157</text:p>
          </table:table-cell>
          <table:table-cell office:value-type="float" office:value="335.95" calcext:value-type="float">
            <text:p>335.9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157.3" calcext:value-type="float">
            <text:p>20157.3</text:p>
          </table:table-cell>
          <table:table-cell office:value-type="float" office:value="335.955" calcext:value-type="float">
            <text:p>335.95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57.81" calcext:value-type="float">
            <text:p>20157.81</text:p>
          </table:table-cell>
          <table:table-cell office:value-type="float" office:value="335.9635" calcext:value-type="float">
            <text:p>335.963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157.92" calcext:value-type="float">
            <text:p>20157.92</text:p>
          </table:table-cell>
          <table:table-cell office:value-type="float" office:value="335.9653333333" calcext:value-type="float">
            <text:p>335.9653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159.05" calcext:value-type="float">
            <text:p>20159.05</text:p>
          </table:table-cell>
          <table:table-cell office:value-type="float" office:value="335.9841666667" calcext:value-type="float">
            <text:p>335.984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159.66" calcext:value-type="float">
            <text:p>20159.66</text:p>
          </table:table-cell>
          <table:table-cell office:value-type="float" office:value="335.9943333333" calcext:value-type="float">
            <text:p>335.994333333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159.76" calcext:value-type="float">
            <text:p>20159.76</text:p>
          </table:table-cell>
          <table:table-cell office:value-type="float" office:value="335.996" calcext:value-type="float">
            <text:p>335.99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159.97" calcext:value-type="float">
            <text:p>20159.97</text:p>
          </table:table-cell>
          <table:table-cell office:value-type="float" office:value="335.9995" calcext:value-type="float">
            <text:p>335.999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0160.07" calcext:value-type="float">
            <text:p>20160.07</text:p>
          </table:table-cell>
          <table:table-cell office:value-type="float" office:value="336.0011666667" calcext:value-type="float">
            <text:p>336.001166666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160.58" calcext:value-type="float">
            <text:p>20160.58</text:p>
          </table:table-cell>
          <table:table-cell office:value-type="float" office:value="336.0096666667" calcext:value-type="float">
            <text:p>336.009666666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0160.71" calcext:value-type="float">
            <text:p>20160.71</text:p>
          </table:table-cell>
          <table:table-cell office:value-type="float" office:value="336.0118333333" calcext:value-type="float">
            <text:p>336.011833333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160.78" calcext:value-type="float">
            <text:p>20160.78</text:p>
          </table:table-cell>
          <table:table-cell office:value-type="float" office:value="336.013" calcext:value-type="float">
            <text:p>336.01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160.89" calcext:value-type="float">
            <text:p>20160.89</text:p>
          </table:table-cell>
          <table:table-cell office:value-type="float" office:value="336.0148333333" calcext:value-type="float">
            <text:p>336.0148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160.99" calcext:value-type="float">
            <text:p>20160.99</text:p>
          </table:table-cell>
          <table:table-cell office:value-type="float" office:value="336.0165" calcext:value-type="float">
            <text:p>336.016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0161.3" calcext:value-type="float">
            <text:p>20161.3</text:p>
          </table:table-cell>
          <table:table-cell office:value-type="float" office:value="336.0216666667" calcext:value-type="float">
            <text:p>336.021666666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0161.4" calcext:value-type="float">
            <text:p>20161.4</text:p>
          </table:table-cell>
          <table:table-cell office:value-type="float" office:value="336.0233333333" calcext:value-type="float">
            <text:p>336.023333333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0161.53" calcext:value-type="float">
            <text:p>20161.53</text:p>
          </table:table-cell>
          <table:table-cell office:value-type="float" office:value="336.0255" calcext:value-type="float">
            <text:p>336.025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161.61" calcext:value-type="float">
            <text:p>20161.61</text:p>
          </table:table-cell>
          <table:table-cell office:value-type="float" office:value="336.0268333333" calcext:value-type="float">
            <text:p>336.026833333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161.71" calcext:value-type="float">
            <text:p>20161.71</text:p>
          </table:table-cell>
          <table:table-cell office:value-type="float" office:value="336.0285" calcext:value-type="float">
            <text:p>336.028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20161.81" calcext:value-type="float">
            <text:p>20161.81</text:p>
          </table:table-cell>
          <table:table-cell office:value-type="float" office:value="336.0301666667" calcext:value-type="float">
            <text:p>336.0301666667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20162.02" calcext:value-type="float">
            <text:p>20162.02</text:p>
          </table:table-cell>
          <table:table-cell office:value-type="float" office:value="336.0336666667" calcext:value-type="float">
            <text:p>336.0336666667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0162.12" calcext:value-type="float">
            <text:p>20162.12</text:p>
          </table:table-cell>
          <table:table-cell office:value-type="float" office:value="336.0353333333" calcext:value-type="float">
            <text:p>336.0353333333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20162.33" calcext:value-type="float">
            <text:p>20162.33</text:p>
          </table:table-cell>
          <table:table-cell office:value-type="float" office:value="336.0388333333" calcext:value-type="float">
            <text:p>336.038833333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0162.53" calcext:value-type="float">
            <text:p>20162.53</text:p>
          </table:table-cell>
          <table:table-cell office:value-type="float" office:value="336.0421666667" calcext:value-type="float">
            <text:p>336.0421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0162.64" calcext:value-type="float">
            <text:p>20162.64</text:p>
          </table:table-cell>
          <table:table-cell office:value-type="float" office:value="336.044" calcext:value-type="float">
            <text:p>336.04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0162.74" calcext:value-type="float">
            <text:p>20162.74</text:p>
          </table:table-cell>
          <table:table-cell office:value-type="float" office:value="336.0456666667" calcext:value-type="float">
            <text:p>336.0456666667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20162.84" calcext:value-type="float">
            <text:p>20162.84</text:p>
          </table:table-cell>
          <table:table-cell office:value-type="float" office:value="336.0473333333" calcext:value-type="float">
            <text:p>336.047333333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162.94" calcext:value-type="float">
            <text:p>20162.94</text:p>
          </table:table-cell>
          <table:table-cell office:value-type="float" office:value="336.049" calcext:value-type="float">
            <text:p>336.049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20163.04" calcext:value-type="float">
            <text:p>20163.04</text:p>
          </table:table-cell>
          <table:table-cell office:value-type="float" office:value="336.0506666667" calcext:value-type="float">
            <text:p>336.0506666667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20163.15" calcext:value-type="float">
            <text:p>20163.15</text:p>
          </table:table-cell>
          <table:table-cell office:value-type="float" office:value="336.0525" calcext:value-type="float">
            <text:p>336.0525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20163.25" calcext:value-type="float">
            <text:p>20163.25</text:p>
          </table:table-cell>
          <table:table-cell office:value-type="float" office:value="336.0541666667" calcext:value-type="float">
            <text:p>336.0541666667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20163.46" calcext:value-type="float">
            <text:p>20163.46</text:p>
          </table:table-cell>
          <table:table-cell office:value-type="float" office:value="336.0576666667" calcext:value-type="float">
            <text:p>336.0576666667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20163.56" calcext:value-type="float">
            <text:p>20163.56</text:p>
          </table:table-cell>
          <table:table-cell office:value-type="float" office:value="336.0593333333" calcext:value-type="float">
            <text:p>336.059333333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0163.66" calcext:value-type="float">
            <text:p>20163.66</text:p>
          </table:table-cell>
          <table:table-cell office:value-type="float" office:value="336.061" calcext:value-type="float">
            <text:p>336.06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163.77" calcext:value-type="float">
            <text:p>20163.77</text:p>
          </table:table-cell>
          <table:table-cell office:value-type="float" office:value="336.0628333333" calcext:value-type="float">
            <text:p>336.062833333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0163.87" calcext:value-type="float">
            <text:p>20163.87</text:p>
          </table:table-cell>
          <table:table-cell office:value-type="float" office:value="336.0645" calcext:value-type="float">
            <text:p>336.064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163.97" calcext:value-type="float">
            <text:p>20163.97</text:p>
          </table:table-cell>
          <table:table-cell office:value-type="float" office:value="336.0661666667" calcext:value-type="float">
            <text:p>336.0661666667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0164.08" calcext:value-type="float">
            <text:p>20164.08</text:p>
          </table:table-cell>
          <table:table-cell office:value-type="float" office:value="336.068" calcext:value-type="float">
            <text:p>336.068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0164.28" calcext:value-type="float">
            <text:p>20164.28</text:p>
          </table:table-cell>
          <table:table-cell office:value-type="float" office:value="336.0713333333" calcext:value-type="float">
            <text:p>336.071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64.59" calcext:value-type="float">
            <text:p>20164.59</text:p>
          </table:table-cell>
          <table:table-cell office:value-type="float" office:value="336.0765" calcext:value-type="float">
            <text:p>336.076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165.72" calcext:value-type="float">
            <text:p>20165.72</text:p>
          </table:table-cell>
          <table:table-cell office:value-type="float" office:value="336.0953333333" calcext:value-type="float">
            <text:p>336.095333333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0165.82" calcext:value-type="float">
            <text:p>20165.82</text:p>
          </table:table-cell>
          <table:table-cell office:value-type="float" office:value="336.097" calcext:value-type="float">
            <text:p>336.09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0166.12" calcext:value-type="float">
            <text:p>20166.12</text:p>
          </table:table-cell>
          <table:table-cell office:value-type="float" office:value="336.102" calcext:value-type="float">
            <text:p>336.10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166.23" calcext:value-type="float">
            <text:p>20166.23</text:p>
          </table:table-cell>
          <table:table-cell office:value-type="float" office:value="336.1038333333" calcext:value-type="float">
            <text:p>336.103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0166.75" calcext:value-type="float">
            <text:p>20166.75</text:p>
          </table:table-cell>
          <table:table-cell office:value-type="float" office:value="336.1125" calcext:value-type="float">
            <text:p>336.112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0166.85" calcext:value-type="float">
            <text:p>20166.85</text:p>
          </table:table-cell>
          <table:table-cell office:value-type="float" office:value="336.1141666667" calcext:value-type="float">
            <text:p>336.114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66.95" calcext:value-type="float">
            <text:p>20166.95</text:p>
          </table:table-cell>
          <table:table-cell office:value-type="float" office:value="336.1158333333" calcext:value-type="float">
            <text:p>336.115833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167.06" calcext:value-type="float">
            <text:p>20167.06</text:p>
          </table:table-cell>
          <table:table-cell office:value-type="float" office:value="336.1176666667" calcext:value-type="float">
            <text:p>336.1176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0167.26" calcext:value-type="float">
            <text:p>20167.26</text:p>
          </table:table-cell>
          <table:table-cell office:value-type="float" office:value="336.121" calcext:value-type="float">
            <text:p>336.12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167.46" calcext:value-type="float">
            <text:p>20167.46</text:p>
          </table:table-cell>
          <table:table-cell office:value-type="float" office:value="336.1243333333" calcext:value-type="float">
            <text:p>336.1243333333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20167.56" calcext:value-type="float">
            <text:p>20167.56</text:p>
          </table:table-cell>
          <table:table-cell office:value-type="float" office:value="336.126" calcext:value-type="float">
            <text:p>336.126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20167.67" calcext:value-type="float">
            <text:p>20167.67</text:p>
          </table:table-cell>
          <table:table-cell office:value-type="float" office:value="336.1278333333" calcext:value-type="float">
            <text:p>336.127833333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20167.77" calcext:value-type="float">
            <text:p>20167.77</text:p>
          </table:table-cell>
          <table:table-cell office:value-type="float" office:value="336.1295" calcext:value-type="float">
            <text:p>336.129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0167.87" calcext:value-type="float">
            <text:p>20167.87</text:p>
          </table:table-cell>
          <table:table-cell office:value-type="float" office:value="336.1311666667" calcext:value-type="float">
            <text:p>336.1311666667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0167.97" calcext:value-type="float">
            <text:p>20167.97</text:p>
          </table:table-cell>
          <table:table-cell office:value-type="float" office:value="336.1328333333" calcext:value-type="float">
            <text:p>336.132833333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0168.07" calcext:value-type="float">
            <text:p>20168.07</text:p>
          </table:table-cell>
          <table:table-cell office:value-type="float" office:value="336.1345" calcext:value-type="float">
            <text:p>336.1345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20168.18" calcext:value-type="float">
            <text:p>20168.18</text:p>
          </table:table-cell>
          <table:table-cell office:value-type="float" office:value="336.1363333333" calcext:value-type="float">
            <text:p>336.1363333333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0168.28" calcext:value-type="float">
            <text:p>20168.28</text:p>
          </table:table-cell>
          <table:table-cell office:value-type="float" office:value="336.138" calcext:value-type="float">
            <text:p>336.138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20168.38" calcext:value-type="float">
            <text:p>20168.38</text:p>
          </table:table-cell>
          <table:table-cell office:value-type="float" office:value="336.1396666667" calcext:value-type="float">
            <text:p>336.139666666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0168.49" calcext:value-type="float">
            <text:p>20168.49</text:p>
          </table:table-cell>
          <table:table-cell office:value-type="float" office:value="336.1415" calcext:value-type="float">
            <text:p>336.141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168.69" calcext:value-type="float">
            <text:p>20168.69</text:p>
          </table:table-cell>
          <table:table-cell office:value-type="float" office:value="336.1448333333" calcext:value-type="float">
            <text:p>336.144833333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0168.8" calcext:value-type="float">
            <text:p>20168.8</text:p>
          </table:table-cell>
          <table:table-cell office:value-type="float" office:value="336.1466666667" calcext:value-type="float">
            <text:p>336.14666666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float" office:value="336.15" calcext:value-type="float">
            <text:p>336.1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169.1" calcext:value-type="float">
            <text:p>20169.1</text:p>
          </table:table-cell>
          <table:table-cell office:value-type="float" office:value="336.1516666667" calcext:value-type="float">
            <text:p>336.1516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169.51" calcext:value-type="float">
            <text:p>20169.51</text:p>
          </table:table-cell>
          <table:table-cell office:value-type="float" office:value="336.1585" calcext:value-type="float">
            <text:p>336.158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169.72" calcext:value-type="float">
            <text:p>20169.72</text:p>
          </table:table-cell>
          <table:table-cell office:value-type="float" office:value="336.162" calcext:value-type="float">
            <text:p>336.16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0169.92" calcext:value-type="float">
            <text:p>20169.92</text:p>
          </table:table-cell>
          <table:table-cell office:value-type="float" office:value="336.1653333333" calcext:value-type="float">
            <text:p>336.165333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170.02" calcext:value-type="float">
            <text:p>20170.02</text:p>
          </table:table-cell>
          <table:table-cell office:value-type="float" office:value="336.167" calcext:value-type="float">
            <text:p>336.16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0170.33" calcext:value-type="float">
            <text:p>20170.33</text:p>
          </table:table-cell>
          <table:table-cell office:value-type="float" office:value="336.1721666667" calcext:value-type="float">
            <text:p>336.172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218.55" calcext:value-type="float">
            <text:p>20218.55</text:p>
          </table:table-cell>
          <table:table-cell office:value-type="float" office:value="336.9758333333" calcext:value-type="float">
            <text:p>336.975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246.8" calcext:value-type="float">
            <text:p>20246.8</text:p>
          </table:table-cell>
          <table:table-cell office:value-type="float" office:value="337.4466666667" calcext:value-type="float">
            <text:p>337.446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274.17" calcext:value-type="float">
            <text:p>20274.17</text:p>
          </table:table-cell>
          <table:table-cell office:value-type="float" office:value="337.9028333333" calcext:value-type="float">
            <text:p>337.902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324.92" calcext:value-type="float">
            <text:p>20324.92</text:p>
          </table:table-cell>
          <table:table-cell office:value-type="float" office:value="338.7486666667" calcext:value-type="float">
            <text:p>338.748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330.17" calcext:value-type="float">
            <text:p>20330.17</text:p>
          </table:table-cell>
          <table:table-cell office:value-type="float" office:value="338.8361666667" calcext:value-type="float">
            <text:p>338.8361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0330.2" calcext:value-type="float">
            <text:p>20330.2</text:p>
          </table:table-cell>
          <table:table-cell office:value-type="float" office:value="338.8366666667" calcext:value-type="float">
            <text:p>338.836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0349.17" calcext:value-type="float">
            <text:p>20349.17</text:p>
          </table:table-cell>
          <table:table-cell office:value-type="float" office:value="339.1528333333" calcext:value-type="float">
            <text:p>339.152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487.29" calcext:value-type="float">
            <text:p>20487.29</text:p>
          </table:table-cell>
          <table:table-cell office:value-type="float" office:value="341.4548333333" calcext:value-type="float">
            <text:p>341.454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557.79" calcext:value-type="float">
            <text:p>20557.79</text:p>
          </table:table-cell>
          <table:table-cell office:value-type="float" office:value="342.6298333333" calcext:value-type="float">
            <text:p>342.629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630.04" calcext:value-type="float">
            <text:p>20630.04</text:p>
          </table:table-cell>
          <table:table-cell office:value-type="float" office:value="343.834" calcext:value-type="float">
            <text:p>343.83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687.3" calcext:value-type="float">
            <text:p>20687.3</text:p>
          </table:table-cell>
          <table:table-cell office:value-type="float" office:value="344.7883333333" calcext:value-type="float">
            <text:p>344.788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700.67" calcext:value-type="float">
            <text:p>20700.67</text:p>
          </table:table-cell>
          <table:table-cell office:value-type="float" office:value="345.0111666667" calcext:value-type="float">
            <text:p>345.011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797.42" calcext:value-type="float">
            <text:p>20797.42</text:p>
          </table:table-cell>
          <table:table-cell office:value-type="float" office:value="346.6236666667" calcext:value-type="float">
            <text:p>346.623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800.17" calcext:value-type="float">
            <text:p>20800.17</text:p>
          </table:table-cell>
          <table:table-cell office:value-type="float" office:value="346.6695" calcext:value-type="float">
            <text:p>346.669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800.28" calcext:value-type="float">
            <text:p>20800.28</text:p>
          </table:table-cell>
          <table:table-cell office:value-type="float" office:value="346.6713333333" calcext:value-type="float">
            <text:p>346.6713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0800.38" calcext:value-type="float">
            <text:p>20800.38</text:p>
          </table:table-cell>
          <table:table-cell office:value-type="float" office:value="346.673" calcext:value-type="float">
            <text:p>346.67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891.79" calcext:value-type="float">
            <text:p>20891.79</text:p>
          </table:table-cell>
          <table:table-cell office:value-type="float" office:value="348.1965" calcext:value-type="float">
            <text:p>348.196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921.67" calcext:value-type="float">
            <text:p>20921.67</text:p>
          </table:table-cell>
          <table:table-cell office:value-type="float" office:value="348.6945" calcext:value-type="float">
            <text:p>348.694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950.92" calcext:value-type="float">
            <text:p>20950.92</text:p>
          </table:table-cell>
          <table:table-cell office:value-type="float" office:value="349.182" calcext:value-type="float">
            <text:p>349.18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950.92" calcext:value-type="float">
            <text:p>20950.92</text:p>
          </table:table-cell>
          <table:table-cell office:value-type="float" office:value="349.182" calcext:value-type="float">
            <text:p>349.18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0950.94" calcext:value-type="float">
            <text:p>20950.94</text:p>
          </table:table-cell>
          <table:table-cell office:value-type="float" office:value="349.1823333333" calcext:value-type="float">
            <text:p>349.182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1101.18" calcext:value-type="float">
            <text:p>21101.18</text:p>
          </table:table-cell>
          <table:table-cell office:value-type="float" office:value="351.6863333333" calcext:value-type="float">
            <text:p>351.686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1183.05" calcext:value-type="float">
            <text:p>21183.05</text:p>
          </table:table-cell>
          <table:table-cell office:value-type="float" office:value="353.0508333333" calcext:value-type="float">
            <text:p>353.0508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1183.16" calcext:value-type="float">
            <text:p>21183.16</text:p>
          </table:table-cell>
          <table:table-cell office:value-type="float" office:value="353.0526666667" calcext:value-type="float">
            <text:p>353.052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1183.46" calcext:value-type="float">
            <text:p>21183.46</text:p>
          </table:table-cell>
          <table:table-cell office:value-type="float" office:value="353.0576666667" calcext:value-type="float">
            <text:p>353.057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183.57" calcext:value-type="float">
            <text:p>21183.57</text:p>
          </table:table-cell>
          <table:table-cell office:value-type="float" office:value="353.0595" calcext:value-type="float">
            <text:p>353.059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183.67" calcext:value-type="float">
            <text:p>21183.67</text:p>
          </table:table-cell>
          <table:table-cell office:value-type="float" office:value="353.0611666667" calcext:value-type="float">
            <text:p>353.06116666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1183.77" calcext:value-type="float">
            <text:p>21183.77</text:p>
          </table:table-cell>
          <table:table-cell office:value-type="float" office:value="353.0628333333" calcext:value-type="float">
            <text:p>353.06283333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1183.98" calcext:value-type="float">
            <text:p>21183.98</text:p>
          </table:table-cell>
          <table:table-cell office:value-type="float" office:value="353.0663333333" calcext:value-type="float">
            <text:p>353.0663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1184.08" calcext:value-type="float">
            <text:p>21184.08</text:p>
          </table:table-cell>
          <table:table-cell office:value-type="float" office:value="353.068" calcext:value-type="float">
            <text:p>353.06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1184.61" calcext:value-type="float">
            <text:p>21184.61</text:p>
          </table:table-cell>
          <table:table-cell office:value-type="float" office:value="353.0768333333" calcext:value-type="float">
            <text:p>353.076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184.81" calcext:value-type="float">
            <text:p>21184.81</text:p>
          </table:table-cell>
          <table:table-cell office:value-type="float" office:value="353.0801666667" calcext:value-type="float">
            <text:p>353.080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186.44" calcext:value-type="float">
            <text:p>21186.44</text:p>
          </table:table-cell>
          <table:table-cell office:value-type="float" office:value="353.1073333333" calcext:value-type="float">
            <text:p>353.1073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1186.54" calcext:value-type="float">
            <text:p>21186.54</text:p>
          </table:table-cell>
          <table:table-cell office:value-type="float" office:value="353.109" calcext:value-type="float">
            <text:p>353.10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1186.85" calcext:value-type="float">
            <text:p>21186.85</text:p>
          </table:table-cell>
          <table:table-cell office:value-type="float" office:value="353.1141666667" calcext:value-type="float">
            <text:p>353.1141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1187.16" calcext:value-type="float">
            <text:p>21187.16</text:p>
          </table:table-cell>
          <table:table-cell office:value-type="float" office:value="353.1193333333" calcext:value-type="float">
            <text:p>353.119333333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1187.26" calcext:value-type="float">
            <text:p>21187.26</text:p>
          </table:table-cell>
          <table:table-cell office:value-type="float" office:value="353.121" calcext:value-type="float">
            <text:p>353.12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1187.37" calcext:value-type="float">
            <text:p>21187.37</text:p>
          </table:table-cell>
          <table:table-cell office:value-type="float" office:value="353.1228333333" calcext:value-type="float">
            <text:p>353.12283333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187.57" calcext:value-type="float">
            <text:p>21187.57</text:p>
          </table:table-cell>
          <table:table-cell office:value-type="float" office:value="353.1261666667" calcext:value-type="float">
            <text:p>353.126166666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1187.68" calcext:value-type="float">
            <text:p>21187.68</text:p>
          </table:table-cell>
          <table:table-cell office:value-type="float" office:value="353.128" calcext:value-type="float">
            <text:p>353.128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1187.78" calcext:value-type="float">
            <text:p>21187.78</text:p>
          </table:table-cell>
          <table:table-cell office:value-type="float" office:value="353.1296666667" calcext:value-type="float">
            <text:p>353.129666666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1187.88" calcext:value-type="float">
            <text:p>21187.88</text:p>
          </table:table-cell>
          <table:table-cell office:value-type="float" office:value="353.1313333333" calcext:value-type="float">
            <text:p>353.1313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1187.98" calcext:value-type="float">
            <text:p>21187.98</text:p>
          </table:table-cell>
          <table:table-cell office:value-type="float" office:value="353.133" calcext:value-type="float">
            <text:p>353.13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1188.08" calcext:value-type="float">
            <text:p>21188.08</text:p>
          </table:table-cell>
          <table:table-cell office:value-type="float" office:value="353.1346666667" calcext:value-type="float">
            <text:p>353.134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1188.18" calcext:value-type="float">
            <text:p>21188.18</text:p>
          </table:table-cell>
          <table:table-cell office:value-type="float" office:value="353.1363333333" calcext:value-type="float">
            <text:p>353.136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188.28" calcext:value-type="float">
            <text:p>21188.28</text:p>
          </table:table-cell>
          <table:table-cell office:value-type="float" office:value="353.138" calcext:value-type="float">
            <text:p>353.138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1188.39" calcext:value-type="float">
            <text:p>21188.39</text:p>
          </table:table-cell>
          <table:table-cell office:value-type="float" office:value="353.1398333333" calcext:value-type="float">
            <text:p>353.1398333333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21188.59" calcext:value-type="float">
            <text:p>21188.59</text:p>
          </table:table-cell>
          <table:table-cell office:value-type="float" office:value="353.1431666667" calcext:value-type="float">
            <text:p>353.143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188.7" calcext:value-type="float">
            <text:p>21188.7</text:p>
          </table:table-cell>
          <table:table-cell office:value-type="float" office:value="353.145" calcext:value-type="float">
            <text:p>353.14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1189" calcext:value-type="float">
            <text:p>21189</text:p>
          </table:table-cell>
          <table:table-cell office:value-type="float" office:value="353.15" calcext:value-type="float">
            <text:p>353.1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1189.11" calcext:value-type="float">
            <text:p>21189.11</text:p>
          </table:table-cell>
          <table:table-cell office:value-type="float" office:value="353.1518333333" calcext:value-type="float">
            <text:p>353.15183333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189.21" calcext:value-type="float">
            <text:p>21189.21</text:p>
          </table:table-cell>
          <table:table-cell office:value-type="float" office:value="353.1535" calcext:value-type="float">
            <text:p>353.153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1189.31" calcext:value-type="float">
            <text:p>21189.31</text:p>
          </table:table-cell>
          <table:table-cell office:value-type="float" office:value="353.1551666667" calcext:value-type="float">
            <text:p>353.155166666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1189.42" calcext:value-type="float">
            <text:p>21189.42</text:p>
          </table:table-cell>
          <table:table-cell office:value-type="float" office:value="353.157" calcext:value-type="float">
            <text:p>353.15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1189.52" calcext:value-type="float">
            <text:p>21189.52</text:p>
          </table:table-cell>
          <table:table-cell office:value-type="float" office:value="353.1586666667" calcext:value-type="float">
            <text:p>353.158666666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1189.62" calcext:value-type="float">
            <text:p>21189.62</text:p>
          </table:table-cell>
          <table:table-cell office:value-type="float" office:value="353.1603333333" calcext:value-type="float">
            <text:p>353.16033333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1189.73" calcext:value-type="float">
            <text:p>21189.73</text:p>
          </table:table-cell>
          <table:table-cell office:value-type="float" office:value="353.1621666667" calcext:value-type="float">
            <text:p>353.162166666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1190.03" calcext:value-type="float">
            <text:p>21190.03</text:p>
          </table:table-cell>
          <table:table-cell office:value-type="float" office:value="353.1671666667" calcext:value-type="float">
            <text:p>353.1671666667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1190.34" calcext:value-type="float">
            <text:p>21190.34</text:p>
          </table:table-cell>
          <table:table-cell office:value-type="float" office:value="353.1723333333" calcext:value-type="float">
            <text:p>353.172333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1190.44" calcext:value-type="float">
            <text:p>21190.44</text:p>
          </table:table-cell>
          <table:table-cell office:value-type="float" office:value="353.174" calcext:value-type="float">
            <text:p>353.17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1190.75" calcext:value-type="float">
            <text:p>21190.75</text:p>
          </table:table-cell>
          <table:table-cell office:value-type="float" office:value="353.1791666667" calcext:value-type="float">
            <text:p>353.179166666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1190.85" calcext:value-type="float">
            <text:p>21190.85</text:p>
          </table:table-cell>
          <table:table-cell office:value-type="float" office:value="353.1808333333" calcext:value-type="float">
            <text:p>353.180833333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21190.96" calcext:value-type="float">
            <text:p>21190.96</text:p>
          </table:table-cell>
          <table:table-cell office:value-type="float" office:value="353.1826666667" calcext:value-type="float">
            <text:p>353.182666666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1191.16" calcext:value-type="float">
            <text:p>21191.16</text:p>
          </table:table-cell>
          <table:table-cell office:value-type="float" office:value="353.186" calcext:value-type="float">
            <text:p>353.186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1191.37" calcext:value-type="float">
            <text:p>21191.37</text:p>
          </table:table-cell>
          <table:table-cell office:value-type="float" office:value="353.1895" calcext:value-type="float">
            <text:p>353.189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1191.47" calcext:value-type="float">
            <text:p>21191.47</text:p>
          </table:table-cell>
          <table:table-cell office:value-type="float" office:value="353.1911666667" calcext:value-type="float">
            <text:p>353.1911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1191.57" calcext:value-type="float">
            <text:p>21191.57</text:p>
          </table:table-cell>
          <table:table-cell office:value-type="float" office:value="353.1928333333" calcext:value-type="float">
            <text:p>353.19283333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191.88" calcext:value-type="float">
            <text:p>21191.88</text:p>
          </table:table-cell>
          <table:table-cell office:value-type="float" office:value="353.198" calcext:value-type="float">
            <text:p>353.198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1191.98" calcext:value-type="float">
            <text:p>21191.98</text:p>
          </table:table-cell>
          <table:table-cell office:value-type="float" office:value="353.1996666667" calcext:value-type="float">
            <text:p>353.1996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192.09" calcext:value-type="float">
            <text:p>21192.09</text:p>
          </table:table-cell>
          <table:table-cell office:value-type="float" office:value="353.2015" calcext:value-type="float">
            <text:p>353.201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1192.19" calcext:value-type="float">
            <text:p>21192.19</text:p>
          </table:table-cell>
          <table:table-cell office:value-type="float" office:value="353.2031666667" calcext:value-type="float">
            <text:p>353.203166666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1192.29" calcext:value-type="float">
            <text:p>21192.29</text:p>
          </table:table-cell>
          <table:table-cell office:value-type="float" office:value="353.2048333333" calcext:value-type="float">
            <text:p>353.204833333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1192.4" calcext:value-type="float">
            <text:p>21192.4</text:p>
          </table:table-cell>
          <table:table-cell office:value-type="float" office:value="353.2066666667" calcext:value-type="float">
            <text:p>353.206666666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21192.51" calcext:value-type="float">
            <text:p>21192.51</text:p>
          </table:table-cell>
          <table:table-cell office:value-type="float" office:value="353.2085" calcext:value-type="float">
            <text:p>353.2085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21192.64" calcext:value-type="float">
            <text:p>21192.64</text:p>
          </table:table-cell>
          <table:table-cell office:value-type="float" office:value="353.2106666667" calcext:value-type="float">
            <text:p>353.2106666667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1192.71" calcext:value-type="float">
            <text:p>21192.71</text:p>
          </table:table-cell>
          <table:table-cell office:value-type="float" office:value="353.2118333333" calcext:value-type="float">
            <text:p>353.2118333333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21192.82" calcext:value-type="float">
            <text:p>21192.82</text:p>
          </table:table-cell>
          <table:table-cell office:value-type="float" office:value="353.2136666667" calcext:value-type="float">
            <text:p>353.2136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1192.92" calcext:value-type="float">
            <text:p>21192.92</text:p>
          </table:table-cell>
          <table:table-cell office:value-type="float" office:value="353.2153333333" calcext:value-type="float">
            <text:p>353.2153333333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21193.02" calcext:value-type="float">
            <text:p>21193.02</text:p>
          </table:table-cell>
          <table:table-cell office:value-type="float" office:value="353.217" calcext:value-type="float">
            <text:p>353.217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21193.12" calcext:value-type="float">
            <text:p>21193.12</text:p>
          </table:table-cell>
          <table:table-cell office:value-type="float" office:value="353.2186666667" calcext:value-type="float">
            <text:p>353.2186666667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21193.22" calcext:value-type="float">
            <text:p>21193.22</text:p>
          </table:table-cell>
          <table:table-cell office:value-type="float" office:value="353.2203333333" calcext:value-type="float">
            <text:p>353.2203333333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1193.32" calcext:value-type="float">
            <text:p>21193.32</text:p>
          </table:table-cell>
          <table:table-cell office:value-type="float" office:value="353.222" calcext:value-type="float">
            <text:p>353.22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193.43" calcext:value-type="float">
            <text:p>21193.43</text:p>
          </table:table-cell>
          <table:table-cell office:value-type="float" office:value="353.2238333333" calcext:value-type="float">
            <text:p>353.223833333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1193.53" calcext:value-type="float">
            <text:p>21193.53</text:p>
          </table:table-cell>
          <table:table-cell office:value-type="float" office:value="353.2255" calcext:value-type="float">
            <text:p>353.225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1193.73" calcext:value-type="float">
            <text:p>21193.73</text:p>
          </table:table-cell>
          <table:table-cell office:value-type="float" office:value="353.2288333333" calcext:value-type="float">
            <text:p>353.228833333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1193.94" calcext:value-type="float">
            <text:p>21193.94</text:p>
          </table:table-cell>
          <table:table-cell office:value-type="float" office:value="353.2323333333" calcext:value-type="float">
            <text:p>353.232333333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1194.04" calcext:value-type="float">
            <text:p>21194.04</text:p>
          </table:table-cell>
          <table:table-cell office:value-type="float" office:value="353.234" calcext:value-type="float">
            <text:p>353.23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1194.15" calcext:value-type="float">
            <text:p>21194.15</text:p>
          </table:table-cell>
          <table:table-cell office:value-type="float" office:value="353.2358333333" calcext:value-type="float">
            <text:p>353.235833333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1194.25" calcext:value-type="float">
            <text:p>21194.25</text:p>
          </table:table-cell>
          <table:table-cell office:value-type="float" office:value="353.2375" calcext:value-type="float">
            <text:p>353.237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1194.35" calcext:value-type="float">
            <text:p>21194.35</text:p>
          </table:table-cell>
          <table:table-cell office:value-type="float" office:value="353.2391666667" calcext:value-type="float">
            <text:p>353.2391666667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21194.48" calcext:value-type="float">
            <text:p>21194.48</text:p>
          </table:table-cell>
          <table:table-cell office:value-type="float" office:value="353.2413333333" calcext:value-type="float">
            <text:p>353.241333333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1194.56" calcext:value-type="float">
            <text:p>21194.56</text:p>
          </table:table-cell>
          <table:table-cell office:value-type="float" office:value="353.2426666667" calcext:value-type="float">
            <text:p>353.2426666667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21194.66" calcext:value-type="float">
            <text:p>21194.66</text:p>
          </table:table-cell>
          <table:table-cell office:value-type="float" office:value="353.2443333333" calcext:value-type="float">
            <text:p>353.244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194.76" calcext:value-type="float">
            <text:p>21194.76</text:p>
          </table:table-cell>
          <table:table-cell office:value-type="float" office:value="353.246" calcext:value-type="float">
            <text:p>353.24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1194.86" calcext:value-type="float">
            <text:p>21194.86</text:p>
          </table:table-cell>
          <table:table-cell office:value-type="float" office:value="353.2476666667" calcext:value-type="float">
            <text:p>353.247666666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1194.96" calcext:value-type="float">
            <text:p>21194.96</text:p>
          </table:table-cell>
          <table:table-cell office:value-type="float" office:value="353.2493333333" calcext:value-type="float">
            <text:p>353.249333333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1195.07" calcext:value-type="float">
            <text:p>21195.07</text:p>
          </table:table-cell>
          <table:table-cell office:value-type="float" office:value="353.2511666667" calcext:value-type="float">
            <text:p>353.251166666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1195.17" calcext:value-type="float">
            <text:p>21195.17</text:p>
          </table:table-cell>
          <table:table-cell office:value-type="float" office:value="353.2528333333" calcext:value-type="float">
            <text:p>353.2528333333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1195.27" calcext:value-type="float">
            <text:p>21195.27</text:p>
          </table:table-cell>
          <table:table-cell office:value-type="float" office:value="353.2545" calcext:value-type="float">
            <text:p>353.254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1195.38" calcext:value-type="float">
            <text:p>21195.38</text:p>
          </table:table-cell>
          <table:table-cell office:value-type="float" office:value="353.2563333333" calcext:value-type="float">
            <text:p>353.256333333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1195.48" calcext:value-type="float">
            <text:p>21195.48</text:p>
          </table:table-cell>
          <table:table-cell office:value-type="float" office:value="353.258" calcext:value-type="float">
            <text:p>353.25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1195.58" calcext:value-type="float">
            <text:p>21195.58</text:p>
          </table:table-cell>
          <table:table-cell office:value-type="float" office:value="353.2596666667" calcext:value-type="float">
            <text:p>353.2596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1195.89" calcext:value-type="float">
            <text:p>21195.89</text:p>
          </table:table-cell>
          <table:table-cell office:value-type="float" office:value="353.2648333333" calcext:value-type="float">
            <text:p>353.264833333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1195.99" calcext:value-type="float">
            <text:p>21195.99</text:p>
          </table:table-cell>
          <table:table-cell office:value-type="float" office:value="353.2665" calcext:value-type="float">
            <text:p>353.266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1196.1" calcext:value-type="float">
            <text:p>21196.1</text:p>
          </table:table-cell>
          <table:table-cell office:value-type="float" office:value="353.2683333333" calcext:value-type="float">
            <text:p>353.268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1196.2" calcext:value-type="float">
            <text:p>21196.2</text:p>
          </table:table-cell>
          <table:table-cell office:value-type="float" office:value="353.27" calcext:value-type="float">
            <text:p>353.2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1196.3" calcext:value-type="float">
            <text:p>21196.3</text:p>
          </table:table-cell>
          <table:table-cell office:value-type="float" office:value="353.2716666667" calcext:value-type="float">
            <text:p>353.271666666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1196.51" calcext:value-type="float">
            <text:p>21196.51</text:p>
          </table:table-cell>
          <table:table-cell office:value-type="float" office:value="353.2751666667" calcext:value-type="float">
            <text:p>353.2751666667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1196.61" calcext:value-type="float">
            <text:p>21196.61</text:p>
          </table:table-cell>
          <table:table-cell office:value-type="float" office:value="353.2768333333" calcext:value-type="float">
            <text:p>353.276833333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1196.71" calcext:value-type="float">
            <text:p>21196.71</text:p>
          </table:table-cell>
          <table:table-cell office:value-type="float" office:value="353.2785" calcext:value-type="float">
            <text:p>353.278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1196.82" calcext:value-type="float">
            <text:p>21196.82</text:p>
          </table:table-cell>
          <table:table-cell office:value-type="float" office:value="353.2803333333" calcext:value-type="float">
            <text:p>353.2803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1196.92" calcext:value-type="float">
            <text:p>21196.92</text:p>
          </table:table-cell>
          <table:table-cell office:value-type="float" office:value="353.282" calcext:value-type="float">
            <text:p>353.28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197.02" calcext:value-type="float">
            <text:p>21197.02</text:p>
          </table:table-cell>
          <table:table-cell office:value-type="float" office:value="353.2836666667" calcext:value-type="float">
            <text:p>353.283666666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1197.12" calcext:value-type="float">
            <text:p>21197.12</text:p>
          </table:table-cell>
          <table:table-cell office:value-type="float" office:value="353.2853333333" calcext:value-type="float">
            <text:p>353.2853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1197.43" calcext:value-type="float">
            <text:p>21197.43</text:p>
          </table:table-cell>
          <table:table-cell office:value-type="float" office:value="353.2905" calcext:value-type="float">
            <text:p>353.290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1197.54" calcext:value-type="float">
            <text:p>21197.54</text:p>
          </table:table-cell>
          <table:table-cell office:value-type="float" office:value="353.2923333333" calcext:value-type="float">
            <text:p>353.292333333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1197.64" calcext:value-type="float">
            <text:p>21197.64</text:p>
          </table:table-cell>
          <table:table-cell office:value-type="float" office:value="353.294" calcext:value-type="float">
            <text:p>353.294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21197.74" calcext:value-type="float">
            <text:p>21197.74</text:p>
          </table:table-cell>
          <table:table-cell office:value-type="float" office:value="353.2956666667" calcext:value-type="float">
            <text:p>353.2956666667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21197.84" calcext:value-type="float">
            <text:p>21197.84</text:p>
          </table:table-cell>
          <table:table-cell office:value-type="float" office:value="353.2973333333" calcext:value-type="float">
            <text:p>353.2973333333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21197.95" calcext:value-type="float">
            <text:p>21197.95</text:p>
          </table:table-cell>
          <table:table-cell office:value-type="float" office:value="353.2991666667" calcext:value-type="float">
            <text:p>353.2991666667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1198.05" calcext:value-type="float">
            <text:p>21198.05</text:p>
          </table:table-cell>
          <table:table-cell office:value-type="float" office:value="353.3008333333" calcext:value-type="float">
            <text:p>353.300833333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1384.31" calcext:value-type="float">
            <text:p>21384.31</text:p>
          </table:table-cell>
          <table:table-cell office:value-type="float" office:value="356.4051666667" calcext:value-type="float">
            <text:p>356.405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1512.05" calcext:value-type="float">
            <text:p>21512.05</text:p>
          </table:table-cell>
          <table:table-cell office:value-type="float" office:value="358.5341666667" calcext:value-type="float">
            <text:p>358.5341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1564.92" calcext:value-type="float">
            <text:p>21564.92</text:p>
          </table:table-cell>
          <table:table-cell office:value-type="float" office:value="359.4153333333" calcext:value-type="float">
            <text:p>359.415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640.8" calcext:value-type="float">
            <text:p>21640.8</text:p>
          </table:table-cell>
          <table:table-cell office:value-type="float" office:value="360.68" calcext:value-type="float">
            <text:p>360.6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1644.36" calcext:value-type="float">
            <text:p>21644.36</text:p>
          </table:table-cell>
          <table:table-cell office:value-type="float" office:value="360.7393333333" calcext:value-type="float">
            <text:p>360.739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1647.42" calcext:value-type="float">
            <text:p>21647.42</text:p>
          </table:table-cell>
          <table:table-cell office:value-type="float" office:value="360.7903333333" calcext:value-type="float">
            <text:p>360.790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1649.18" calcext:value-type="float">
            <text:p>21649.18</text:p>
          </table:table-cell>
          <table:table-cell office:value-type="float" office:value="360.8196666667" calcext:value-type="float">
            <text:p>360.8196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1649.28" calcext:value-type="float">
            <text:p>21649.28</text:p>
          </table:table-cell>
          <table:table-cell office:value-type="float" office:value="360.8213333333" calcext:value-type="float">
            <text:p>360.821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651.65" calcext:value-type="float">
            <text:p>21651.65</text:p>
          </table:table-cell>
          <table:table-cell office:value-type="float" office:value="360.8608333333" calcext:value-type="float">
            <text:p>360.860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1675.17" calcext:value-type="float">
            <text:p>21675.17</text:p>
          </table:table-cell>
          <table:table-cell office:value-type="float" office:value="361.2528333333" calcext:value-type="float">
            <text:p>361.252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717.67" calcext:value-type="float">
            <text:p>21717.67</text:p>
          </table:table-cell>
          <table:table-cell office:value-type="float" office:value="361.9611666667" calcext:value-type="float">
            <text:p>361.961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1801.05" calcext:value-type="float">
            <text:p>21801.05</text:p>
          </table:table-cell>
          <table:table-cell office:value-type="float" office:value="363.3508333333" calcext:value-type="float">
            <text:p>363.350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1801.05" calcext:value-type="float">
            <text:p>21801.05</text:p>
          </table:table-cell>
          <table:table-cell office:value-type="float" office:value="363.3508333333" calcext:value-type="float">
            <text:p>363.350833333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1801.25" calcext:value-type="float">
            <text:p>21801.25</text:p>
          </table:table-cell>
          <table:table-cell office:value-type="float" office:value="363.3541666667" calcext:value-type="float">
            <text:p>363.354166666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1801.36" calcext:value-type="float">
            <text:p>21801.36</text:p>
          </table:table-cell>
          <table:table-cell office:value-type="float" office:value="363.356" calcext:value-type="float">
            <text:p>363.35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1801.46" calcext:value-type="float">
            <text:p>21801.46</text:p>
          </table:table-cell>
          <table:table-cell office:value-type="float" office:value="363.3576666667" calcext:value-type="float">
            <text:p>363.357666666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1801.77" calcext:value-type="float">
            <text:p>21801.77</text:p>
          </table:table-cell>
          <table:table-cell office:value-type="float" office:value="363.3628333333" calcext:value-type="float">
            <text:p>363.36283333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1801.86" calcext:value-type="float">
            <text:p>21801.86</text:p>
          </table:table-cell>
          <table:table-cell office:value-type="float" office:value="363.3643333333" calcext:value-type="float">
            <text:p>363.364333333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21802.37" calcext:value-type="float">
            <text:p>21802.37</text:p>
          </table:table-cell>
          <table:table-cell office:value-type="float" office:value="363.3728333333" calcext:value-type="float">
            <text:p>363.372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802.57" calcext:value-type="float">
            <text:p>21802.57</text:p>
          </table:table-cell>
          <table:table-cell office:value-type="float" office:value="363.3761666667" calcext:value-type="float">
            <text:p>363.3761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1803.31" calcext:value-type="float">
            <text:p>21803.31</text:p>
          </table:table-cell>
          <table:table-cell office:value-type="float" office:value="363.3885" calcext:value-type="float">
            <text:p>363.388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1803.41" calcext:value-type="float">
            <text:p>21803.41</text:p>
          </table:table-cell>
          <table:table-cell office:value-type="float" office:value="363.3901666667" calcext:value-type="float">
            <text:p>363.390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1803.51" calcext:value-type="float">
            <text:p>21803.51</text:p>
          </table:table-cell>
          <table:table-cell office:value-type="float" office:value="363.3918333333" calcext:value-type="float">
            <text:p>363.3918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1803.81" calcext:value-type="float">
            <text:p>21803.81</text:p>
          </table:table-cell>
          <table:table-cell office:value-type="float" office:value="363.3968333333" calcext:value-type="float">
            <text:p>363.396833333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1804.02" calcext:value-type="float">
            <text:p>21804.02</text:p>
          </table:table-cell>
          <table:table-cell office:value-type="float" office:value="363.4003333333" calcext:value-type="float">
            <text:p>363.40033333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1804.12" calcext:value-type="float">
            <text:p>21804.12</text:p>
          </table:table-cell>
          <table:table-cell office:value-type="float" office:value="363.402" calcext:value-type="float">
            <text:p>363.402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1804.22" calcext:value-type="float">
            <text:p>21804.22</text:p>
          </table:table-cell>
          <table:table-cell office:value-type="float" office:value="363.4036666667" calcext:value-type="float">
            <text:p>363.403666666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1804.33" calcext:value-type="float">
            <text:p>21804.33</text:p>
          </table:table-cell>
          <table:table-cell office:value-type="float" office:value="363.4055" calcext:value-type="float">
            <text:p>363.405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1804.43" calcext:value-type="float">
            <text:p>21804.43</text:p>
          </table:table-cell>
          <table:table-cell office:value-type="float" office:value="363.4071666667" calcext:value-type="float">
            <text:p>363.407166666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1804.54" calcext:value-type="float">
            <text:p>21804.54</text:p>
          </table:table-cell>
          <table:table-cell office:value-type="float" office:value="363.409" calcext:value-type="float">
            <text:p>363.409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21804.64" calcext:value-type="float">
            <text:p>21804.64</text:p>
          </table:table-cell>
          <table:table-cell office:value-type="float" office:value="363.4106666667" calcext:value-type="float">
            <text:p>363.4106666667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21804.74" calcext:value-type="float">
            <text:p>21804.74</text:p>
          </table:table-cell>
          <table:table-cell office:value-type="float" office:value="363.4123333333" calcext:value-type="float">
            <text:p>363.412333333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1804.84" calcext:value-type="float">
            <text:p>21804.84</text:p>
          </table:table-cell>
          <table:table-cell office:value-type="float" office:value="363.414" calcext:value-type="float">
            <text:p>363.41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21805.05" calcext:value-type="float">
            <text:p>21805.05</text:p>
          </table:table-cell>
          <table:table-cell office:value-type="float" office:value="363.4175" calcext:value-type="float">
            <text:p>363.417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1805.15" calcext:value-type="float">
            <text:p>21805.15</text:p>
          </table:table-cell>
          <table:table-cell office:value-type="float" office:value="363.4191666667" calcext:value-type="float">
            <text:p>363.4191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1805.25" calcext:value-type="float">
            <text:p>21805.25</text:p>
          </table:table-cell>
          <table:table-cell office:value-type="float" office:value="363.4208333333" calcext:value-type="float">
            <text:p>363.4208333333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1805.35" calcext:value-type="float">
            <text:p>21805.35</text:p>
          </table:table-cell>
          <table:table-cell office:value-type="float" office:value="363.4225" calcext:value-type="float">
            <text:p>363.4225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21805.45" calcext:value-type="float">
            <text:p>21805.45</text:p>
          </table:table-cell>
          <table:table-cell office:value-type="float" office:value="363.4241666667" calcext:value-type="float">
            <text:p>363.4241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1805.55" calcext:value-type="float">
            <text:p>21805.55</text:p>
          </table:table-cell>
          <table:table-cell office:value-type="float" office:value="363.4258333333" calcext:value-type="float">
            <text:p>363.4258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1805.66" calcext:value-type="float">
            <text:p>21805.66</text:p>
          </table:table-cell>
          <table:table-cell office:value-type="float" office:value="363.4276666667" calcext:value-type="float">
            <text:p>363.42766666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1805.76" calcext:value-type="float">
            <text:p>21805.76</text:p>
          </table:table-cell>
          <table:table-cell office:value-type="float" office:value="363.4293333333" calcext:value-type="float">
            <text:p>363.429333333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21805.97" calcext:value-type="float">
            <text:p>21805.97</text:p>
          </table:table-cell>
          <table:table-cell office:value-type="float" office:value="363.4328333333" calcext:value-type="float">
            <text:p>363.432833333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1806.07" calcext:value-type="float">
            <text:p>21806.07</text:p>
          </table:table-cell>
          <table:table-cell office:value-type="float" office:value="363.4345" calcext:value-type="float">
            <text:p>363.434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1806.38" calcext:value-type="float">
            <text:p>21806.38</text:p>
          </table:table-cell>
          <table:table-cell office:value-type="float" office:value="363.4396666667" calcext:value-type="float">
            <text:p>363.4396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806.69" calcext:value-type="float">
            <text:p>21806.69</text:p>
          </table:table-cell>
          <table:table-cell office:value-type="float" office:value="363.4448333333" calcext:value-type="float">
            <text:p>363.444833333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1806.79" calcext:value-type="float">
            <text:p>21806.79</text:p>
          </table:table-cell>
          <table:table-cell office:value-type="float" office:value="363.4465" calcext:value-type="float">
            <text:p>363.446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1806.89" calcext:value-type="float">
            <text:p>21806.89</text:p>
          </table:table-cell>
          <table:table-cell office:value-type="float" office:value="363.4481666667" calcext:value-type="float">
            <text:p>363.448166666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21807" calcext:value-type="float">
            <text:p>21807</text:p>
          </table:table-cell>
          <table:table-cell office:value-type="float" office:value="363.45" calcext:value-type="float">
            <text:p>363.4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1807.1" calcext:value-type="float">
            <text:p>21807.1</text:p>
          </table:table-cell>
          <table:table-cell office:value-type="float" office:value="363.4516666667" calcext:value-type="float">
            <text:p>363.451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1807.2" calcext:value-type="float">
            <text:p>21807.2</text:p>
          </table:table-cell>
          <table:table-cell office:value-type="float" office:value="363.4533333333" calcext:value-type="float">
            <text:p>363.453333333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1807.3" calcext:value-type="float">
            <text:p>21807.3</text:p>
          </table:table-cell>
          <table:table-cell office:value-type="float" office:value="363.455" calcext:value-type="float">
            <text:p>363.45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1807.4" calcext:value-type="float">
            <text:p>21807.4</text:p>
          </table:table-cell>
          <table:table-cell office:value-type="float" office:value="363.4566666667" calcext:value-type="float">
            <text:p>363.456666666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1807.51" calcext:value-type="float">
            <text:p>21807.51</text:p>
          </table:table-cell>
          <table:table-cell office:value-type="float" office:value="363.4585" calcext:value-type="float">
            <text:p>363.458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1807.82" calcext:value-type="float">
            <text:p>21807.82</text:p>
          </table:table-cell>
          <table:table-cell office:value-type="float" office:value="363.4636666667" calcext:value-type="float">
            <text:p>363.4636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807.92" calcext:value-type="float">
            <text:p>21807.92</text:p>
          </table:table-cell>
          <table:table-cell office:value-type="float" office:value="363.4653333333" calcext:value-type="float">
            <text:p>363.465333333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1808.54" calcext:value-type="float">
            <text:p>21808.54</text:p>
          </table:table-cell>
          <table:table-cell office:value-type="float" office:value="363.4756666667" calcext:value-type="float">
            <text:p>363.475666666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1808.64" calcext:value-type="float">
            <text:p>21808.64</text:p>
          </table:table-cell>
          <table:table-cell office:value-type="float" office:value="363.4773333333" calcext:value-type="float">
            <text:p>363.477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1808.75" calcext:value-type="float">
            <text:p>21808.75</text:p>
          </table:table-cell>
          <table:table-cell office:value-type="float" office:value="363.4791666667" calcext:value-type="float">
            <text:p>363.479166666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1808.85" calcext:value-type="float">
            <text:p>21808.85</text:p>
          </table:table-cell>
          <table:table-cell office:value-type="float" office:value="363.4808333333" calcext:value-type="float">
            <text:p>363.480833333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21808.95" calcext:value-type="float">
            <text:p>21808.95</text:p>
          </table:table-cell>
          <table:table-cell office:value-type="float" office:value="363.4825" calcext:value-type="float">
            <text:p>363.482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21809.06" calcext:value-type="float">
            <text:p>21809.06</text:p>
          </table:table-cell>
          <table:table-cell office:value-type="float" office:value="363.4843333333" calcext:value-type="float">
            <text:p>363.484333333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21809.19" calcext:value-type="float">
            <text:p>21809.19</text:p>
          </table:table-cell>
          <table:table-cell office:value-type="float" office:value="363.4865" calcext:value-type="float">
            <text:p>363.486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21809.26" calcext:value-type="float">
            <text:p>21809.26</text:p>
          </table:table-cell>
          <table:table-cell office:value-type="float" office:value="363.4876666667" calcext:value-type="float">
            <text:p>363.487666666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1809.97" calcext:value-type="float">
            <text:p>21809.97</text:p>
          </table:table-cell>
          <table:table-cell office:value-type="float" office:value="363.4995" calcext:value-type="float">
            <text:p>363.499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1810.07" calcext:value-type="float">
            <text:p>21810.07</text:p>
          </table:table-cell>
          <table:table-cell office:value-type="float" office:value="363.5011666667" calcext:value-type="float">
            <text:p>363.5011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1810.38" calcext:value-type="float">
            <text:p>21810.38</text:p>
          </table:table-cell>
          <table:table-cell office:value-type="float" office:value="363.5063333333" calcext:value-type="float">
            <text:p>363.506333333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1810.48" calcext:value-type="float">
            <text:p>21810.48</text:p>
          </table:table-cell>
          <table:table-cell office:value-type="float" office:value="363.508" calcext:value-type="float">
            <text:p>363.50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1810.69" calcext:value-type="float">
            <text:p>21810.69</text:p>
          </table:table-cell>
          <table:table-cell office:value-type="float" office:value="363.5115" calcext:value-type="float">
            <text:p>363.511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1810.79" calcext:value-type="float">
            <text:p>21810.79</text:p>
          </table:table-cell>
          <table:table-cell office:value-type="float" office:value="363.5131666667" calcext:value-type="float">
            <text:p>363.5131666667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21810.89" calcext:value-type="float">
            <text:p>21810.89</text:p>
          </table:table-cell>
          <table:table-cell office:value-type="float" office:value="363.5148333333" calcext:value-type="float">
            <text:p>363.514833333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21810.99" calcext:value-type="float">
            <text:p>21810.99</text:p>
          </table:table-cell>
          <table:table-cell office:value-type="float" office:value="363.5165" calcext:value-type="float">
            <text:p>363.516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21811.1" calcext:value-type="float">
            <text:p>21811.1</text:p>
          </table:table-cell>
          <table:table-cell office:value-type="float" office:value="363.5183333333" calcext:value-type="float">
            <text:p>363.5183333333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21811.2" calcext:value-type="float">
            <text:p>21811.2</text:p>
          </table:table-cell>
          <table:table-cell office:value-type="float" office:value="363.52" calcext:value-type="float">
            <text:p>363.52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21811.4" calcext:value-type="float">
            <text:p>21811.4</text:p>
          </table:table-cell>
          <table:table-cell office:value-type="float" office:value="363.5233333333" calcext:value-type="float">
            <text:p>363.5233333333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21811.51" calcext:value-type="float">
            <text:p>21811.51</text:p>
          </table:table-cell>
          <table:table-cell office:value-type="float" office:value="363.5251666667" calcext:value-type="float">
            <text:p>363.5251666667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1811.61" calcext:value-type="float">
            <text:p>21811.61</text:p>
          </table:table-cell>
          <table:table-cell office:value-type="float" office:value="363.5268333333" calcext:value-type="float">
            <text:p>363.526833333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1811.73" calcext:value-type="float">
            <text:p>21811.73</text:p>
          </table:table-cell>
          <table:table-cell office:value-type="float" office:value="363.5288333333" calcext:value-type="float">
            <text:p>363.528833333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1811.83" calcext:value-type="float">
            <text:p>21811.83</text:p>
          </table:table-cell>
          <table:table-cell office:value-type="float" office:value="363.5305" calcext:value-type="float">
            <text:p>363.530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1811.93" calcext:value-type="float">
            <text:p>21811.93</text:p>
          </table:table-cell>
          <table:table-cell office:value-type="float" office:value="363.5321666667" calcext:value-type="float">
            <text:p>363.53216666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1812.03" calcext:value-type="float">
            <text:p>21812.03</text:p>
          </table:table-cell>
          <table:table-cell office:value-type="float" office:value="363.5338333333" calcext:value-type="float">
            <text:p>363.533833333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1812.54" calcext:value-type="float">
            <text:p>21812.54</text:p>
          </table:table-cell>
          <table:table-cell office:value-type="float" office:value="363.5423333333" calcext:value-type="float">
            <text:p>363.5423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1812.85" calcext:value-type="float">
            <text:p>21812.85</text:p>
          </table:table-cell>
          <table:table-cell office:value-type="float" office:value="363.5475" calcext:value-type="float">
            <text:p>363.547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1812.95" calcext:value-type="float">
            <text:p>21812.95</text:p>
          </table:table-cell>
          <table:table-cell office:value-type="float" office:value="363.5491666667" calcext:value-type="float">
            <text:p>363.549166666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1813.05" calcext:value-type="float">
            <text:p>21813.05</text:p>
          </table:table-cell>
          <table:table-cell office:value-type="float" office:value="363.5508333333" calcext:value-type="float">
            <text:p>363.5508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1813.15" calcext:value-type="float">
            <text:p>21813.15</text:p>
          </table:table-cell>
          <table:table-cell office:value-type="float" office:value="363.5525" calcext:value-type="float">
            <text:p>363.552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1813.46" calcext:value-type="float">
            <text:p>21813.46</text:p>
          </table:table-cell>
          <table:table-cell office:value-type="float" office:value="363.5576666667" calcext:value-type="float">
            <text:p>363.5576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1813.56" calcext:value-type="float">
            <text:p>21813.56</text:p>
          </table:table-cell>
          <table:table-cell office:value-type="float" office:value="363.5593333333" calcext:value-type="float">
            <text:p>363.559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813.67" calcext:value-type="float">
            <text:p>21813.67</text:p>
          </table:table-cell>
          <table:table-cell office:value-type="float" office:value="363.5611666667" calcext:value-type="float">
            <text:p>363.561166666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1813.77" calcext:value-type="float">
            <text:p>21813.77</text:p>
          </table:table-cell>
          <table:table-cell office:value-type="float" office:value="363.5628333333" calcext:value-type="float">
            <text:p>363.562833333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1813.87" calcext:value-type="float">
            <text:p>21813.87</text:p>
          </table:table-cell>
          <table:table-cell office:value-type="float" office:value="363.5645" calcext:value-type="float">
            <text:p>363.564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1813.97" calcext:value-type="float">
            <text:p>21813.97</text:p>
          </table:table-cell>
          <table:table-cell office:value-type="float" office:value="363.5661666667" calcext:value-type="float">
            <text:p>363.566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1814.08" calcext:value-type="float">
            <text:p>21814.08</text:p>
          </table:table-cell>
          <table:table-cell office:value-type="float" office:value="363.568" calcext:value-type="float">
            <text:p>363.56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1814.49" calcext:value-type="float">
            <text:p>21814.49</text:p>
          </table:table-cell>
          <table:table-cell office:value-type="float" office:value="363.5748333333" calcext:value-type="float">
            <text:p>363.574833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1814.59" calcext:value-type="float">
            <text:p>21814.59</text:p>
          </table:table-cell>
          <table:table-cell office:value-type="float" office:value="363.5765" calcext:value-type="float">
            <text:p>363.576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817.87" calcext:value-type="float">
            <text:p>21817.87</text:p>
          </table:table-cell>
          <table:table-cell office:value-type="float" office:value="363.6311666667" calcext:value-type="float">
            <text:p>363.631166666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1909.3" calcext:value-type="float">
            <text:p>21909.3</text:p>
          </table:table-cell>
          <table:table-cell office:value-type="float" office:value="365.155" calcext:value-type="float">
            <text:p>365.15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2029.3" calcext:value-type="float">
            <text:p>22029.3</text:p>
          </table:table-cell>
          <table:table-cell office:value-type="float" office:value="367.155" calcext:value-type="float">
            <text:p>367.15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2753.18" calcext:value-type="float">
            <text:p>22753.18</text:p>
          </table:table-cell>
          <table:table-cell office:value-type="float" office:value="379.2196666667" calcext:value-type="float">
            <text:p>379.2196666667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2753.18" calcext:value-type="float">
            <text:p>22753.18</text:p>
          </table:table-cell>
          <table:table-cell office:value-type="float" office:value="379.2196666667" calcext:value-type="float">
            <text:p>379.21966666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2771.8" calcext:value-type="float">
            <text:p>22771.8</text:p>
          </table:table-cell>
          <table:table-cell office:value-type="float" office:value="379.53" calcext:value-type="float">
            <text:p>379.5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2772.05" calcext:value-type="float">
            <text:p>22772.05</text:p>
          </table:table-cell>
          <table:table-cell office:value-type="float" office:value="379.5341666667" calcext:value-type="float">
            <text:p>379.534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2808.43" calcext:value-type="float">
            <text:p>22808.43</text:p>
          </table:table-cell>
          <table:table-cell office:value-type="float" office:value="380.1405" calcext:value-type="float">
            <text:p>380.140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2809.76" calcext:value-type="float">
            <text:p>22809.76</text:p>
          </table:table-cell>
          <table:table-cell office:value-type="float" office:value="380.1626666667" calcext:value-type="float">
            <text:p>380.16266666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058.05" calcext:value-type="float">
            <text:p>23058.05</text:p>
          </table:table-cell>
          <table:table-cell office:value-type="float" office:value="384.3008333333" calcext:value-type="float">
            <text:p>384.3008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3058.13" calcext:value-type="float">
            <text:p>23058.13</text:p>
          </table:table-cell>
          <table:table-cell office:value-type="float" office:value="384.3021666667" calcext:value-type="float">
            <text:p>384.3021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3058.24" calcext:value-type="float">
            <text:p>23058.24</text:p>
          </table:table-cell>
          <table:table-cell office:value-type="float" office:value="384.304" calcext:value-type="float">
            <text:p>384.304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3058.85" calcext:value-type="float">
            <text:p>23058.85</text:p>
          </table:table-cell>
          <table:table-cell office:value-type="float" office:value="384.3141666667" calcext:value-type="float">
            <text:p>384.314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3058.96" calcext:value-type="float">
            <text:p>23058.96</text:p>
          </table:table-cell>
          <table:table-cell office:value-type="float" office:value="384.316" calcext:value-type="float">
            <text:p>384.31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3059.07" calcext:value-type="float">
            <text:p>23059.07</text:p>
          </table:table-cell>
          <table:table-cell office:value-type="float" office:value="384.3178333333" calcext:value-type="float">
            <text:p>384.3178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3060.81" calcext:value-type="float">
            <text:p>23060.81</text:p>
          </table:table-cell>
          <table:table-cell office:value-type="float" office:value="384.3468333333" calcext:value-type="float">
            <text:p>384.346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3060.91" calcext:value-type="float">
            <text:p>23060.91</text:p>
          </table:table-cell>
          <table:table-cell office:value-type="float" office:value="384.3485" calcext:value-type="float">
            <text:p>384.348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3061.01" calcext:value-type="float">
            <text:p>23061.01</text:p>
          </table:table-cell>
          <table:table-cell office:value-type="float" office:value="384.3501666667" calcext:value-type="float">
            <text:p>384.350166666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3061.11" calcext:value-type="float">
            <text:p>23061.11</text:p>
          </table:table-cell>
          <table:table-cell office:value-type="float" office:value="384.3518333333" calcext:value-type="float">
            <text:p>384.35183333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3061.21" calcext:value-type="float">
            <text:p>23061.21</text:p>
          </table:table-cell>
          <table:table-cell office:value-type="float" office:value="384.3535" calcext:value-type="float">
            <text:p>384.353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3061.31" calcext:value-type="float">
            <text:p>23061.31</text:p>
          </table:table-cell>
          <table:table-cell office:value-type="float" office:value="384.3551666667" calcext:value-type="float">
            <text:p>384.355166666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3061.42" calcext:value-type="float">
            <text:p>23061.42</text:p>
          </table:table-cell>
          <table:table-cell office:value-type="float" office:value="384.357" calcext:value-type="float">
            <text:p>384.35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3061.72" calcext:value-type="float">
            <text:p>23061.72</text:p>
          </table:table-cell>
          <table:table-cell office:value-type="float" office:value="384.362" calcext:value-type="float">
            <text:p>384.36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3061.83" calcext:value-type="float">
            <text:p>23061.83</text:p>
          </table:table-cell>
          <table:table-cell office:value-type="float" office:value="384.3638333333" calcext:value-type="float">
            <text:p>384.363833333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3061.93" calcext:value-type="float">
            <text:p>23061.93</text:p>
          </table:table-cell>
          <table:table-cell office:value-type="float" office:value="384.3655" calcext:value-type="float">
            <text:p>384.365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3062.05" calcext:value-type="float">
            <text:p>23062.05</text:p>
          </table:table-cell>
          <table:table-cell office:value-type="float" office:value="384.3675" calcext:value-type="float">
            <text:p>384.367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3062.14" calcext:value-type="float">
            <text:p>23062.14</text:p>
          </table:table-cell>
          <table:table-cell office:value-type="float" office:value="384.369" calcext:value-type="float">
            <text:p>384.369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3062.24" calcext:value-type="float">
            <text:p>23062.24</text:p>
          </table:table-cell>
          <table:table-cell office:value-type="float" office:value="384.3706666667" calcext:value-type="float">
            <text:p>384.3706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3062.34" calcext:value-type="float">
            <text:p>23062.34</text:p>
          </table:table-cell>
          <table:table-cell office:value-type="float" office:value="384.3723333333" calcext:value-type="float">
            <text:p>384.372333333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3062.75" calcext:value-type="float">
            <text:p>23062.75</text:p>
          </table:table-cell>
          <table:table-cell office:value-type="float" office:value="384.3791666667" calcext:value-type="float">
            <text:p>384.379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3062.85" calcext:value-type="float">
            <text:p>23062.85</text:p>
          </table:table-cell>
          <table:table-cell office:value-type="float" office:value="384.3808333333" calcext:value-type="float">
            <text:p>384.380833333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3062.96" calcext:value-type="float">
            <text:p>23062.96</text:p>
          </table:table-cell>
          <table:table-cell office:value-type="float" office:value="384.3826666667" calcext:value-type="float">
            <text:p>384.382666666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3063.06" calcext:value-type="float">
            <text:p>23063.06</text:p>
          </table:table-cell>
          <table:table-cell office:value-type="float" office:value="384.3843333333" calcext:value-type="float">
            <text:p>384.384333333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3063.67" calcext:value-type="float">
            <text:p>23063.67</text:p>
          </table:table-cell>
          <table:table-cell office:value-type="float" office:value="384.3945" calcext:value-type="float">
            <text:p>384.394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3063.78" calcext:value-type="float">
            <text:p>23063.78</text:p>
          </table:table-cell>
          <table:table-cell office:value-type="float" office:value="384.3963333333" calcext:value-type="float">
            <text:p>384.39633333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064.31" calcext:value-type="float">
            <text:p>23064.31</text:p>
          </table:table-cell>
          <table:table-cell office:value-type="float" office:value="384.4051666667" calcext:value-type="float">
            <text:p>384.4051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3065.32" calcext:value-type="float">
            <text:p>23065.32</text:p>
          </table:table-cell>
          <table:table-cell office:value-type="float" office:value="384.422" calcext:value-type="float">
            <text:p>384.42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3066.65" calcext:value-type="float">
            <text:p>23066.65</text:p>
          </table:table-cell>
          <table:table-cell office:value-type="float" office:value="384.4441666667" calcext:value-type="float">
            <text:p>384.444166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3069.85" calcext:value-type="float">
            <text:p>23069.85</text:p>
          </table:table-cell>
          <table:table-cell office:value-type="float" office:value="384.4975" calcext:value-type="float">
            <text:p>384.497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069.93" calcext:value-type="float">
            <text:p>23069.93</text:p>
          </table:table-cell>
          <table:table-cell office:value-type="float" office:value="384.4988333333" calcext:value-type="float">
            <text:p>384.4988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3070.14" calcext:value-type="float">
            <text:p>23070.14</text:p>
          </table:table-cell>
          <table:table-cell office:value-type="float" office:value="384.5023333333" calcext:value-type="float">
            <text:p>384.50233333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3070.24" calcext:value-type="float">
            <text:p>23070.24</text:p>
          </table:table-cell>
          <table:table-cell office:value-type="float" office:value="384.504" calcext:value-type="float">
            <text:p>384.50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3237.18" calcext:value-type="float">
            <text:p>23237.18</text:p>
          </table:table-cell>
          <table:table-cell office:value-type="float" office:value="387.2863333333" calcext:value-type="float">
            <text:p>387.28633333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3265.56" calcext:value-type="float">
            <text:p>23265.56</text:p>
          </table:table-cell>
          <table:table-cell office:value-type="float" office:value="387.7593333333" calcext:value-type="float">
            <text:p>387.759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3265.61" calcext:value-type="float">
            <text:p>23265.61</text:p>
          </table:table-cell>
          <table:table-cell office:value-type="float" office:value="387.7601666667" calcext:value-type="float">
            <text:p>387.760166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3313.31" calcext:value-type="float">
            <text:p>23313.31</text:p>
          </table:table-cell>
          <table:table-cell office:value-type="float" office:value="388.5551666667" calcext:value-type="float">
            <text:p>388.555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3361.18" calcext:value-type="float">
            <text:p>23361.18</text:p>
          </table:table-cell>
          <table:table-cell office:value-type="float" office:value="389.353" calcext:value-type="float">
            <text:p>389.35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3389.44" calcext:value-type="float">
            <text:p>23389.44</text:p>
          </table:table-cell>
          <table:table-cell office:value-type="float" office:value="389.824" calcext:value-type="float">
            <text:p>389.8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3573.44" calcext:value-type="float">
            <text:p>23573.44</text:p>
          </table:table-cell>
          <table:table-cell office:value-type="float" office:value="392.8906666667" calcext:value-type="float">
            <text:p>392.8906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3573.54" calcext:value-type="float">
            <text:p>23573.54</text:p>
          </table:table-cell>
          <table:table-cell office:value-type="float" office:value="392.8923333333" calcext:value-type="float">
            <text:p>392.892333333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3923.56" calcext:value-type="float">
            <text:p>23923.56</text:p>
          </table:table-cell>
          <table:table-cell office:value-type="float" office:value="398.726" calcext:value-type="float">
            <text:p>398.72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3924.17" calcext:value-type="float">
            <text:p>23924.17</text:p>
          </table:table-cell>
          <table:table-cell office:value-type="float" office:value="398.7361666667" calcext:value-type="float">
            <text:p>398.736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3925.8" calcext:value-type="float">
            <text:p>23925.8</text:p>
          </table:table-cell>
          <table:table-cell office:value-type="float" office:value="398.7633333333" calcext:value-type="float">
            <text:p>398.763333333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3925.9" calcext:value-type="float">
            <text:p>23925.9</text:p>
          </table:table-cell>
          <table:table-cell office:value-type="float" office:value="398.765" calcext:value-type="float">
            <text:p>398.76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3926.01" calcext:value-type="float">
            <text:p>23926.01</text:p>
          </table:table-cell>
          <table:table-cell office:value-type="float" office:value="398.7668333333" calcext:value-type="float">
            <text:p>398.766833333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3926.62" calcext:value-type="float">
            <text:p>23926.62</text:p>
          </table:table-cell>
          <table:table-cell office:value-type="float" office:value="398.777" calcext:value-type="float">
            <text:p>398.77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3926.72" calcext:value-type="float">
            <text:p>23926.72</text:p>
          </table:table-cell>
          <table:table-cell office:value-type="float" office:value="398.7786666667" calcext:value-type="float">
            <text:p>398.778666666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23926.93" calcext:value-type="float">
            <text:p>23926.93</text:p>
          </table:table-cell>
          <table:table-cell office:value-type="float" office:value="398.7821666667" calcext:value-type="float">
            <text:p>398.782166666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23927.03" calcext:value-type="float">
            <text:p>23927.03</text:p>
          </table:table-cell>
          <table:table-cell office:value-type="float" office:value="398.7838333333" calcext:value-type="float">
            <text:p>398.783833333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3927.13" calcext:value-type="float">
            <text:p>23927.13</text:p>
          </table:table-cell>
          <table:table-cell office:value-type="float" office:value="398.7855" calcext:value-type="float">
            <text:p>398.785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3927.24" calcext:value-type="float">
            <text:p>23927.24</text:p>
          </table:table-cell>
          <table:table-cell office:value-type="float" office:value="398.7873333333" calcext:value-type="float">
            <text:p>398.787333333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3927.34" calcext:value-type="float">
            <text:p>23927.34</text:p>
          </table:table-cell>
          <table:table-cell office:value-type="float" office:value="398.789" calcext:value-type="float">
            <text:p>398.78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3928.57" calcext:value-type="float">
            <text:p>23928.57</text:p>
          </table:table-cell>
          <table:table-cell office:value-type="float" office:value="398.8095" calcext:value-type="float">
            <text:p>398.809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3928.88" calcext:value-type="float">
            <text:p>23928.88</text:p>
          </table:table-cell>
          <table:table-cell office:value-type="float" office:value="398.8146666667" calcext:value-type="float">
            <text:p>398.814666666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3929.08" calcext:value-type="float">
            <text:p>23929.08</text:p>
          </table:table-cell>
          <table:table-cell office:value-type="float" office:value="398.818" calcext:value-type="float">
            <text:p>398.818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23929.18" calcext:value-type="float">
            <text:p>23929.18</text:p>
          </table:table-cell>
          <table:table-cell office:value-type="float" office:value="398.8196666667" calcext:value-type="float">
            <text:p>398.819666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3929.28" calcext:value-type="float">
            <text:p>23929.28</text:p>
          </table:table-cell>
          <table:table-cell office:value-type="float" office:value="398.8213333333" calcext:value-type="float">
            <text:p>398.821333333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3929.49" calcext:value-type="float">
            <text:p>23929.49</text:p>
          </table:table-cell>
          <table:table-cell office:value-type="float" office:value="398.8248333333" calcext:value-type="float">
            <text:p>398.8248333333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3929.59" calcext:value-type="float">
            <text:p>23929.59</text:p>
          </table:table-cell>
          <table:table-cell office:value-type="float" office:value="398.8265" calcext:value-type="float">
            <text:p>398.826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3929.69" calcext:value-type="float">
            <text:p>23929.69</text:p>
          </table:table-cell>
          <table:table-cell office:value-type="float" office:value="398.8281666667" calcext:value-type="float">
            <text:p>398.828166666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3929.8" calcext:value-type="float">
            <text:p>23929.8</text:p>
          </table:table-cell>
          <table:table-cell office:value-type="float" office:value="398.83" calcext:value-type="float">
            <text:p>398.8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3930" calcext:value-type="float">
            <text:p>23930</text:p>
          </table:table-cell>
          <table:table-cell office:value-type="float" office:value="398.8333333333" calcext:value-type="float">
            <text:p>398.833333333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3930.11" calcext:value-type="float">
            <text:p>23930.11</text:p>
          </table:table-cell>
          <table:table-cell office:value-type="float" office:value="398.8351666667" calcext:value-type="float">
            <text:p>398.835166666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3930.42" calcext:value-type="float">
            <text:p>23930.42</text:p>
          </table:table-cell>
          <table:table-cell office:value-type="float" office:value="398.8403333333" calcext:value-type="float">
            <text:p>398.840333333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3930.62" calcext:value-type="float">
            <text:p>23930.62</text:p>
          </table:table-cell>
          <table:table-cell office:value-type="float" office:value="398.8436666667" calcext:value-type="float">
            <text:p>398.843666666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3930.82" calcext:value-type="float">
            <text:p>23930.82</text:p>
          </table:table-cell>
          <table:table-cell office:value-type="float" office:value="398.847" calcext:value-type="float">
            <text:p>398.84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3930.95" calcext:value-type="float">
            <text:p>23930.95</text:p>
          </table:table-cell>
          <table:table-cell office:value-type="float" office:value="398.8491666667" calcext:value-type="float">
            <text:p>398.8491666667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23931.03" calcext:value-type="float">
            <text:p>23931.03</text:p>
          </table:table-cell>
          <table:table-cell office:value-type="float" office:value="398.8505" calcext:value-type="float">
            <text:p>398.850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23931.13" calcext:value-type="float">
            <text:p>23931.13</text:p>
          </table:table-cell>
          <table:table-cell office:value-type="float" office:value="398.8521666667" calcext:value-type="float">
            <text:p>398.852166666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3931.24" calcext:value-type="float">
            <text:p>23931.24</text:p>
          </table:table-cell>
          <table:table-cell office:value-type="float" office:value="398.854" calcext:value-type="float">
            <text:p>398.85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3931.44" calcext:value-type="float">
            <text:p>23931.44</text:p>
          </table:table-cell>
          <table:table-cell office:value-type="float" office:value="398.8573333333" calcext:value-type="float">
            <text:p>398.857333333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3931.54" calcext:value-type="float">
            <text:p>23931.54</text:p>
          </table:table-cell>
          <table:table-cell office:value-type="float" office:value="398.859" calcext:value-type="float">
            <text:p>398.85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3931.64" calcext:value-type="float">
            <text:p>23931.64</text:p>
          </table:table-cell>
          <table:table-cell office:value-type="float" office:value="398.8606666667" calcext:value-type="float">
            <text:p>398.860666666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3931.75" calcext:value-type="float">
            <text:p>23931.75</text:p>
          </table:table-cell>
          <table:table-cell office:value-type="float" office:value="398.8625" calcext:value-type="float">
            <text:p>398.862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3931.85" calcext:value-type="float">
            <text:p>23931.85</text:p>
          </table:table-cell>
          <table:table-cell office:value-type="float" office:value="398.8641666667" calcext:value-type="float">
            <text:p>398.864166666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3931.96" calcext:value-type="float">
            <text:p>23931.96</text:p>
          </table:table-cell>
          <table:table-cell office:value-type="float" office:value="398.866" calcext:value-type="float">
            <text:p>398.866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23932.06" calcext:value-type="float">
            <text:p>23932.06</text:p>
          </table:table-cell>
          <table:table-cell office:value-type="float" office:value="398.8676666667" calcext:value-type="float">
            <text:p>398.867666666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23932.27" calcext:value-type="float">
            <text:p>23932.27</text:p>
          </table:table-cell>
          <table:table-cell office:value-type="float" office:value="398.8711666667" calcext:value-type="float">
            <text:p>398.871166666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3932.37" calcext:value-type="float">
            <text:p>23932.37</text:p>
          </table:table-cell>
          <table:table-cell office:value-type="float" office:value="398.8728333333" calcext:value-type="float">
            <text:p>398.872833333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3932.47" calcext:value-type="float">
            <text:p>23932.47</text:p>
          </table:table-cell>
          <table:table-cell office:value-type="float" office:value="398.8745" calcext:value-type="float">
            <text:p>398.874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3932.67" calcext:value-type="float">
            <text:p>23932.67</text:p>
          </table:table-cell>
          <table:table-cell office:value-type="float" office:value="398.8778333333" calcext:value-type="float">
            <text:p>398.877833333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3932.88" calcext:value-type="float">
            <text:p>23932.88</text:p>
          </table:table-cell>
          <table:table-cell office:value-type="float" office:value="398.8813333333" calcext:value-type="float">
            <text:p>398.881333333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3932.98" calcext:value-type="float">
            <text:p>23932.98</text:p>
          </table:table-cell>
          <table:table-cell office:value-type="float" office:value="398.883" calcext:value-type="float">
            <text:p>398.88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3933.09" calcext:value-type="float">
            <text:p>23933.09</text:p>
          </table:table-cell>
          <table:table-cell office:value-type="float" office:value="398.8848333333" calcext:value-type="float">
            <text:p>398.884833333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3934.94" calcext:value-type="float">
            <text:p>23934.94</text:p>
          </table:table-cell>
          <table:table-cell office:value-type="float" office:value="398.9156666667" calcext:value-type="float">
            <text:p>398.9156666667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23935.04" calcext:value-type="float">
            <text:p>23935.04</text:p>
          </table:table-cell>
          <table:table-cell office:value-type="float" office:value="398.9173333333" calcext:value-type="float">
            <text:p>398.9173333333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23935.14" calcext:value-type="float">
            <text:p>23935.14</text:p>
          </table:table-cell>
          <table:table-cell office:value-type="float" office:value="398.919" calcext:value-type="float">
            <text:p>398.91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3935.24" calcext:value-type="float">
            <text:p>23935.24</text:p>
          </table:table-cell>
          <table:table-cell office:value-type="float" office:value="398.9206666667" calcext:value-type="float">
            <text:p>398.920666666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3935.35" calcext:value-type="float">
            <text:p>23935.35</text:p>
          </table:table-cell>
          <table:table-cell office:value-type="float" office:value="398.9225" calcext:value-type="float">
            <text:p>398.922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3935.45" calcext:value-type="float">
            <text:p>23935.45</text:p>
          </table:table-cell>
          <table:table-cell office:value-type="float" office:value="398.9241666667" calcext:value-type="float">
            <text:p>398.9241666667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3935.55" calcext:value-type="float">
            <text:p>23935.55</text:p>
          </table:table-cell>
          <table:table-cell office:value-type="float" office:value="398.9258333333" calcext:value-type="float">
            <text:p>398.925833333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3935.65" calcext:value-type="float">
            <text:p>23935.65</text:p>
          </table:table-cell>
          <table:table-cell office:value-type="float" office:value="398.9275" calcext:value-type="float">
            <text:p>398.927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3935.75" calcext:value-type="float">
            <text:p>23935.75</text:p>
          </table:table-cell>
          <table:table-cell office:value-type="float" office:value="398.9291666667" calcext:value-type="float">
            <text:p>398.9291666667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3936.38" calcext:value-type="float">
            <text:p>23936.38</text:p>
          </table:table-cell>
          <table:table-cell office:value-type="float" office:value="398.9396666667" calcext:value-type="float">
            <text:p>398.9396666667</text:p>
          </table:table-cell>
          <table:table-cell office:value-type="float" office:value="0.33" calcext:value-type="float">
            <text:p>0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20:34:11.427638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23:14:15.077672789</dc:date>
    <meta:editing-duration>PT3H20M2S</meta:editing-duration>
    <meta:editing-cycles>2</meta:editing-cycles>
    <meta:generator>LibreOffice/5.1.6.2$Linux_X86_64 LibreOffice_project/10m0$Build-2</meta:generator>
    <meta:document-statistic meta:table-count="1" meta:cell-count="62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804cm" svg:height="15.195cm" xlink:href=".." xlink:type="simple" chart:class="chart:scatter" chart:style-name="ch1">
        <chart:legend chart:legend-position="end" svg:x="25.952cm" svg:y="7.298cm" style:legend-expansion="high" chart:style-name="ch2"/>
        <chart:plot-area chart:style-name="ch3" table:cell-range-address="data.B1:data.C2073" svg:x="0.576cm" svg:y="0.303cm" svg:width="24.8cm" svg:height="14.589cm">
          <chartooo:coordinate-region svg:x="1.012cm" svg:y="0.502cm" svg:width="24.085cm" svg:height="13.7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C1:data.C2073" chart:class="chart:scatter">
            <chart:domain table:cell-range-address="data.B1:data.B2073"/>
            <chart:data-point chart:repeated="20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65">
                <text:p>0.9665</text:p>
                <draw:g>
                  <svg:desc>data.B1:data.B2073</svg:desc>
                </draw:g>
              </table:table-cell>
              <table:table-cell office:value-type="float" office:value="2.28">
                <text:p>2.28</text:p>
                <draw:g>
                  <svg:desc>data.C1:data.C20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8">
                <text:p>0.968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13333333">
                <text:p>0.971333333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48333333">
                <text:p>0.974833333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66666667">
                <text:p>0.976666666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83333333">
                <text:p>0.9783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01666667">
                <text:p>0.980166666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18333333">
                <text:p>0.9818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4">
                <text:p>0.98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51666667">
                <text:p>0.985166666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85">
                <text:p>0.988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03333333">
                <text:p>0.990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2">
                <text:p>0.992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36666667">
                <text:p>0.993666666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55">
                <text:p>0.995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71666667">
                <text:p>0.9971666667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88333333">
                <text:p>0.998833333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05">
                <text:p>1.000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21666667">
                <text:p>1.00216666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4">
                <text:p>1.00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61666667">
                <text:p>1.0061666667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73333333">
                <text:p>1.007333333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91666667">
                <text:p>1.009166666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08333333">
                <text:p>1.0108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25">
                <text:p>1.0125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43333333">
                <text:p>1.0143333333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6">
                <text:p>1.01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176666667">
                <text:p>1.017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195">
                <text:p>1.019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211666667">
                <text:p>1.021166666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228333333">
                <text:p>1.022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245">
                <text:p>1.024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261666667">
                <text:p>1.0261666667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28">
                <text:p>1.028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96666667">
                <text:p>1.029666666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313333333">
                <text:p>1.031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348333333">
                <text:p>1.034833333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365">
                <text:p>1.036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398333333">
                <text:p>1.0398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416666667">
                <text:p>1.041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451666667">
                <text:p>1.045166666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468333333">
                <text:p>1.046833333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485">
                <text:p>1.04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501666667">
                <text:p>1.050166666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52">
                <text:p>1.05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536666667">
                <text:p>1.0536666667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553333333">
                <text:p>1.055333333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573333333">
                <text:p>1.05733333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593333333">
                <text:p>1.059333333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606666667">
                <text:p>1.060666666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623333333">
                <text:p>1.062333333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656666667">
                <text:p>1.065666666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675">
                <text:p>1.067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91666667">
                <text:p>1.069166666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708333333">
                <text:p>1.070833333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725">
                <text:p>1.072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741666667">
                <text:p>1.0741666667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76">
                <text:p>1.0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776666667">
                <text:p>1.0776666667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793333333">
                <text:p>1.079333333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81">
                <text:p>1.08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828333333">
                <text:p>1.082833333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845">
                <text:p>1.084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896666667">
                <text:p>1.0896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018333333">
                <text:p>1.1018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035">
                <text:p>1.103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066666667">
                <text:p>1.106666666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085">
                <text:p>1.108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238333333">
                <text:p>1.123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29">
                <text:p>1.1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323333333">
                <text:p>1.132333333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34">
                <text:p>1.13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356666667">
                <text:p>1.1356666667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375">
                <text:p>1.137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391666667">
                <text:p>1.139166666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408333333">
                <text:p>1.140833333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428333333">
                <text:p>1.142833333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478333333">
                <text:p>1.1478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511666667">
                <text:p>1.15116666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53">
                <text:p>1.15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563333333">
                <text:p>1.156333333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598333333">
                <text:p>1.1598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615">
                <text:p>1.16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7">
                <text:p>1.1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716666667">
                <text:p>1.171666666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733333333">
                <text:p>1.17333333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75">
                <text:p>1.17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768333333">
                <text:p>1.176833333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82">
                <text:p>1.1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838333333">
                <text:p>1.1838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855">
                <text:p>1.185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873333333">
                <text:p>1.187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923333333">
                <text:p>1.1923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94">
                <text:p>1.19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145">
                <text:p>1.21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161666667">
                <text:p>1.2161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538333333">
                <text:p>1.2538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556666667">
                <text:p>1.255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573333333">
                <text:p>1.257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59">
                <text:p>1.25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02">
                <text:p>1.50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215">
                <text:p>1.521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231666667">
                <text:p>1.52316666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251666667">
                <text:p>1.525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266666667">
                <text:p>1.52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371666667">
                <text:p>1.537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455">
                <text:p>1.545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471666667">
                <text:p>1.5471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56">
                <text:p>1.55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593333333">
                <text:p>1.559333333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626666667">
                <text:p>1.562666666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643333333">
                <text:p>1.564333333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66">
                <text:p>1.56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678333333">
                <text:p>1.567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966666667">
                <text:p>1.596666666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983333333">
                <text:p>1.598333333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035">
                <text:p>1.603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051666667">
                <text:p>1.6051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27">
                <text:p>1.8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811666667">
                <text:p>2.181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818333333">
                <text:p>2.1818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835">
                <text:p>2.18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99">
                <text:p>2.19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091666667">
                <text:p>2.209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2245">
                <text:p>2.224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2261666667">
                <text:p>2.2261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278333333">
                <text:p>2.227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52">
                <text:p>3.25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7833333333">
                <text:p>3.783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8811666667">
                <text:p>4.881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1228333333">
                <text:p>5.122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1941666667">
                <text:p>5.194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2311666667">
                <text:p>7.2311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2311666667">
                <text:p>7.231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2668333333">
                <text:p>7.266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4853333333">
                <text:p>7.485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0708333333">
                <text:p>10.070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.1605">
                <text:p>11.160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229">
                <text:p>12.22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5895">
                <text:p>12.58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5895">
                <text:p>12.58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9228333333">
                <text:p>12.922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1603333333">
                <text:p>13.160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2008333333">
                <text:p>13.200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2061666667">
                <text:p>15.2061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2803333333">
                <text:p>15.280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8666666667">
                <text:p>15.86666666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867">
                <text:p>15.8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7125">
                <text:p>16.712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8375">
                <text:p>16.837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9056666667">
                <text:p>16.9056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9075">
                <text:p>16.907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9091666667">
                <text:p>16.90916666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0228333333">
                <text:p>17.022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4333333333">
                <text:p>17.433333333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4346666667">
                <text:p>17.4346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4856666667">
                <text:p>17.485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4873333333">
                <text:p>17.48733333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4891666667">
                <text:p>17.489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2708333333">
                <text:p>18.270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.2721666667">
                <text:p>18.272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.6811666667">
                <text:p>18.681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.8208333333">
                <text:p>18.8208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.9436666667">
                <text:p>18.943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5853333333">
                <text:p>19.585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5873333333">
                <text:p>19.58733333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6233333333">
                <text:p>19.623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625">
                <text:p>19.62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.6538333333">
                <text:p>19.653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436666667">
                <text:p>21.143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7728333333">
                <text:p>21.772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.9311666667">
                <text:p>22.931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.0561666667">
                <text:p>23.056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.2728333333">
                <text:p>23.272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.6688333333">
                <text:p>23.668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.2">
                <text:p>24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.523">
                <text:p>24.52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.2228333333">
                <text:p>25.222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.673">
                <text:p>25.67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.0103333333">
                <text:p>26.010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.0658333333">
                <text:p>26.06583333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.0675">
                <text:p>26.067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.0693333333">
                <text:p>26.0693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071">
                <text:p>26.07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726666667">
                <text:p>26.07266666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0743333333">
                <text:p>26.074333333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0761666667">
                <text:p>26.0761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778333333">
                <text:p>26.0778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813333333">
                <text:p>26.08133333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.083">
                <text:p>26.08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.0846666667">
                <text:p>26.08466666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.0865">
                <text:p>26.086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.0881666667">
                <text:p>26.088166666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.0916666667">
                <text:p>26.091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.0933333333">
                <text:p>26.093333333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0955">
                <text:p>26.095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.0968333333">
                <text:p>26.096833333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.1001666667">
                <text:p>26.100166666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.1018333333">
                <text:p>26.10183333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.1036666667">
                <text:p>26.103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.1053333333">
                <text:p>26.105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107">
                <text:p>26.10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112">
                <text:p>26.11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.1136666667">
                <text:p>26.1136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.1155">
                <text:p>26.115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.1188333333">
                <text:p>26.118833333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.1206666667">
                <text:p>26.1206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1241666667">
                <text:p>26.12416666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1258333333">
                <text:p>26.125833333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291666667">
                <text:p>26.129166666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1308333333">
                <text:p>26.130833333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1618333333">
                <text:p>26.16183333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1636666667">
                <text:p>26.163666666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1666666667">
                <text:p>26.166666666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1685">
                <text:p>26.168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1701666667">
                <text:p>26.170166666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.1718333333">
                <text:p>26.171833333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.1753333333">
                <text:p>26.17533333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.177">
                <text:p>26.17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1786666667">
                <text:p>26.178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1976666667">
                <text:p>26.1976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.1993333333">
                <text:p>26.199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2026666667">
                <text:p>26.202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2043333333">
                <text:p>26.20433333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2061666667">
                <text:p>26.2061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25">
                <text:p>28.1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6708333333">
                <text:p>30.6708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0.6715">
                <text:p>30.67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89">
                <text:p>30.8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.523">
                <text:p>31.5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.7916666667">
                <text:p>32.791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.9423333333">
                <text:p>32.942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.5001666667">
                <text:p>34.500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.6478333333">
                <text:p>37.647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6973333333">
                <text:p>37.697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.8351666667">
                <text:p>37.835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.3165">
                <text:p>38.316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.6606666667">
                <text:p>39.660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.0563333333">
                <text:p>40.056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.3668333333">
                <text:p>40.366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.9373333333">
                <text:p>41.937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3.3435">
                <text:p>43.343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.3445">
                <text:p>43.344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.7665">
                <text:p>44.766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.5018333333">
                <text:p>46.50183333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8.902">
                <text:p>48.90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1371666667">
                <text:p>49.137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.5748333333">
                <text:p>50.574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.6293333333">
                <text:p>50.62933333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.631">
                <text:p>50.63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6326666667">
                <text:p>50.63266666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6365">
                <text:p>50.636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6448333333">
                <text:p>50.64483333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6466666667">
                <text:p>50.646666666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.6483333333">
                <text:p>50.648333333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.65">
                <text:p>50.6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.6516666667">
                <text:p>50.651666666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.6533333333">
                <text:p>50.653333333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.655">
                <text:p>50.65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.6566666667">
                <text:p>50.656666666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.6585">
                <text:p>50.6585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.6601666667">
                <text:p>50.660166666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.6618333333">
                <text:p>50.66183333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.6635">
                <text:p>50.663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.6653333333">
                <text:p>50.665333333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.667">
                <text:p>50.667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.6686666667">
                <text:p>50.668666666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.6703333333">
                <text:p>50.670333333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.6721666667">
                <text:p>50.672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.6755">
                <text:p>50.675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.6791666667">
                <text:p>50.679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0.6808333333">
                <text:p>50.680833333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.6841666667">
                <text:p>50.684166666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.686">
                <text:p>50.68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.6876666667">
                <text:p>50.687666666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.6893333333">
                <text:p>50.689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0.691">
                <text:p>50.69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.6926666667">
                <text:p>50.692666666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.6943333333">
                <text:p>50.694333333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0.6961666667">
                <text:p>50.696166666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.6978333333">
                <text:p>50.697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.7013333333">
                <text:p>50.701333333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.703">
                <text:p>50.70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0.7063333333">
                <text:p>50.7063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0.7678333333">
                <text:p>50.767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0.8601666667">
                <text:p>50.8601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0.8603333333">
                <text:p>50.860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1.179">
                <text:p>51.17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2.2728333333">
                <text:p>52.272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.3133333333">
                <text:p>52.313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.3748333333">
                <text:p>52.3748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2.4261666667">
                <text:p>52.426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.4278333333">
                <text:p>52.427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.5896666667">
                <text:p>52.589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4.0291666667">
                <text:p>54.029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4.0551666667">
                <text:p>54.055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4.1813333333">
                <text:p>54.181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4.2018333333">
                <text:p>54.201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.2411666667">
                <text:p>54.241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5.0666666667">
                <text:p>55.066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5.0666666667">
                <text:p>55.066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5.0801666667">
                <text:p>55.080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5.0956666667">
                <text:p>55.095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5.0973333333">
                <text:p>55.097333333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.099">
                <text:p>55.09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5.1008333333">
                <text:p>55.100833333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5.1058333333">
                <text:p>55.1058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5.1075">
                <text:p>55.107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5.1196666667">
                <text:p>55.1196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5.1313333333">
                <text:p>55.131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5.1365">
                <text:p>55.136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5.1381666667">
                <text:p>55.1381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5.14">
                <text:p>55.1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5.1416666667">
                <text:p>55.141666666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5.1435">
                <text:p>55.143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.1468333333">
                <text:p>55.146833333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5.1485">
                <text:p>55.148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5.1536666667">
                <text:p>55.153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5.2375">
                <text:p>55.237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5.2408333333">
                <text:p>55.2408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5.5125">
                <text:p>55.51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5.8561666667">
                <text:p>55.856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5.8565">
                <text:p>55.85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8.8688333333">
                <text:p>58.868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0.9521666667">
                <text:p>60.952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1.7146666667">
                <text:p>61.714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1.9855">
                <text:p>61.985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.3835">
                <text:p>62.383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2.4815">
                <text:p>62.48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2.4988333333">
                <text:p>62.498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2.504">
                <text:p>62.50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.54">
                <text:p>62.5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2.5605">
                <text:p>62.56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2.5655">
                <text:p>62.565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2.5671666667">
                <text:p>62.567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2.5911666667">
                <text:p>62.591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2.5931666667">
                <text:p>62.593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.5978333333">
                <text:p>62.5978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2.5995">
                <text:p>62.599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.6011666667">
                <text:p>62.601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2.6048333333">
                <text:p>62.6048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2.6065">
                <text:p>62.60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2.627">
                <text:p>62.62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2.6303333333">
                <text:p>62.630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2.6321666667">
                <text:p>62.63216666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2.6338333333">
                <text:p>62.63383333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2.6355">
                <text:p>62.635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2.6371666667">
                <text:p>62.6371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3.2065">
                <text:p>63.206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3.4231666667">
                <text:p>63.4231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3.8981666667">
                <text:p>63.898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4.0293333333">
                <text:p>64.029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4.4315">
                <text:p>64.431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4.9856666667">
                <text:p>64.985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5.2275">
                <text:p>65.227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6.1316666667">
                <text:p>66.131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6.3358333333">
                <text:p>66.3358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6.4983333333">
                <text:p>66.4983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6.8276666667">
                <text:p>66.827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8.1191666667">
                <text:p>68.1191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9.6776666667">
                <text:p>69.677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0.5798333333">
                <text:p>70.5798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.759">
                <text:p>70.75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0.9923333333">
                <text:p>70.992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1.263">
                <text:p>71.26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2.0358333333">
                <text:p>72.035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2.4358333333">
                <text:p>72.435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3815">
                <text:p>73.381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5835">
                <text:p>73.583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5.475">
                <text:p>75.47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5.4751666667">
                <text:p>75.475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5.9061666667">
                <text:p>75.906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7.4208333333">
                <text:p>77.420833333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7.4213333333">
                <text:p>77.421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7.423">
                <text:p>77.42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7.4248333333">
                <text:p>77.4248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.4265">
                <text:p>77.426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7.4298333333">
                <text:p>77.42983333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7.4333333333">
                <text:p>77.43333333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7.435">
                <text:p>77.43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7.4366666667">
                <text:p>77.43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7.4383333333">
                <text:p>77.438333333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7.4505">
                <text:p>77.450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.4521666667">
                <text:p>77.452166666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.4536666667">
                <text:p>77.45366666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4555">
                <text:p>77.455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4571666667">
                <text:p>77.457166666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4588333333">
                <text:p>77.458833333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4623333333">
                <text:p>77.462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.464">
                <text:p>77.46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7.4658333333">
                <text:p>77.46583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7.4675">
                <text:p>77.46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7.471">
                <text:p>77.47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7.4726666667">
                <text:p>77.472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7.4743333333">
                <text:p>77.474333333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7.476">
                <text:p>77.47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7.4776666667">
                <text:p>77.4776666667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7.4795">
                <text:p>77.479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7.4811666667">
                <text:p>77.4811666667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7.4833333333">
                <text:p>77.4833333333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7.4846666667">
                <text:p>77.484666666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7.4863333333">
                <text:p>77.4863333333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7.488">
                <text:p>77.48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7.4898333333">
                <text:p>77.489833333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7.4915">
                <text:p>77.491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7.4931666667">
                <text:p>77.493166666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7.4948333333">
                <text:p>77.49483333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7.4968333333">
                <text:p>77.496833333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7.4985">
                <text:p>77.498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.5001666667">
                <text:p>77.50016666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7.5018333333">
                <text:p>77.501833333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7.5036666667">
                <text:p>77.503666666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7.5053333333">
                <text:p>77.50533333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7.5086666667">
                <text:p>77.508666666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7.5103333333">
                <text:p>77.510333333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7.5188333333">
                <text:p>77.518833333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7.5205">
                <text:p>77.520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7.5256666667">
                <text:p>77.5256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7.5273333333">
                <text:p>77.527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7.5291666667">
                <text:p>77.529166666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7.536">
                <text:p>77.53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7.5393333333">
                <text:p>77.539333333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7.541">
                <text:p>77.54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7.5428333333">
                <text:p>77.542833333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7.5445">
                <text:p>77.544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7.5461666667">
                <text:p>77.546166666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7.5513333333">
                <text:p>77.551333333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7.553">
                <text:p>77.55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7.5546666667">
                <text:p>77.554666666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7.5581666667">
                <text:p>77.55816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7.5598333333">
                <text:p>77.559833333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7.5633333333">
                <text:p>77.563333333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7.5666666667">
                <text:p>77.56666666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7.5755">
                <text:p>77.575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7.577">
                <text:p>77.57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7.6298333333">
                <text:p>77.629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.1895">
                <text:p>80.18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2.975">
                <text:p>82.9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3.0385">
                <text:p>83.03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6.6188333333">
                <text:p>86.6188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.3438333333">
                <text:p>90.343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1.652">
                <text:p>91.6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1.8603333333">
                <text:p>91.860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5.5833333333">
                <text:p>95.583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9.8103333333">
                <text:p>99.810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9.8133333333">
                <text:p>99.813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9.8186666667">
                <text:p>99.818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9.8203333333">
                <text:p>99.820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.832">
                <text:p>99.83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9.8388333333">
                <text:p>99.838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9.8473333333">
                <text:p>99.847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9.8491666667">
                <text:p>99.849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9.8543333333">
                <text:p>99.854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9.8628333333">
                <text:p>99.862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9.8661666667">
                <text:p>99.8661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9.8678333333">
                <text:p>99.86783333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8696666667">
                <text:p>99.869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885">
                <text:p>99.88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8866666667">
                <text:p>99.88666666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8918333333">
                <text:p>99.891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9.9021666667">
                <text:p>99.90216666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9.9073333333">
                <text:p>99.907333333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9.9123333333">
                <text:p>99.912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9.9156666667">
                <text:p>99.91566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9.9175">
                <text:p>99.917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9.9191666667">
                <text:p>99.91916666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9.9208333333">
                <text:p>99.9208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9.9225">
                <text:p>99.9225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9.9243333333">
                <text:p>99.924333333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9.926">
                <text:p>99.9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.9276666667">
                <text:p>99.927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9.9295">
                <text:p>99.929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9.9328333333">
                <text:p>99.9328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9.9346666667">
                <text:p>99.9346666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9.9363333333">
                <text:p>99.936333333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9.938">
                <text:p>99.93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9.9398333333">
                <text:p>99.939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9.9415">
                <text:p>99.941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9.9431666667">
                <text:p>99.943166666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9.9448333333">
                <text:p>99.944833333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.9465">
                <text:p>99.946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9.9481666667">
                <text:p>99.94816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9.95">
                <text:p>99.9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9.9516666667">
                <text:p>99.9516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9.9551666667">
                <text:p>99.955166666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9.9568333333">
                <text:p>99.956833333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9.9585">
                <text:p>99.958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9.962">
                <text:p>99.96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9.9636666667">
                <text:p>99.963666666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9.9653333333">
                <text:p>99.965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.9671666667">
                <text:p>99.967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9.9723333333">
                <text:p>99.972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9.9773333333">
                <text:p>99.97733333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.986">
                <text:p>99.98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.9928333333">
                <text:p>99.9928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9945">
                <text:p>99.994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9996666667">
                <text:p>99.9996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0.0013333333">
                <text:p>100.001333333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0.003">
                <text:p>100.00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.0046666667">
                <text:p>100.004666666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.0065">
                <text:p>100.006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.0081666667">
                <text:p>100.008166666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.01">
                <text:p>100.0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.0133333333">
                <text:p>100.013333333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.015">
                <text:p>100.01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0.0168333333">
                <text:p>100.01683333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0.0185">
                <text:p>100.018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0.0201666667">
                <text:p>100.0201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0.0235">
                <text:p>100.02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0.0253333333">
                <text:p>100.025333333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0.0286666667">
                <text:p>100.02866666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0.0456666667">
                <text:p>100.0456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0.0475">
                <text:p>100.047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0.0491666667">
                <text:p>100.0491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0.0681666667">
                <text:p>100.068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1.5853333333">
                <text:p>101.585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1.9103333333">
                <text:p>101.910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2.0938333333">
                <text:p>102.093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2.7646666667">
                <text:p>102.764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2.7651666667">
                <text:p>102.7651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5.3291666667">
                <text:p>105.329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5.573">
                <text:p>105.57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5.6753333333">
                <text:p>105.67533333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5.6771666667">
                <text:p>105.6771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6.0688333333">
                <text:p>106.0688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6.5043333333">
                <text:p>106.504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7.0021666667">
                <text:p>107.002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8.2835">
                <text:p>108.283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0.6001666667">
                <text:p>110.600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1.7313333333">
                <text:p>111.731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1.7315">
                <text:p>111.731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1.7498333333">
                <text:p>111.749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1.7516666667">
                <text:p>111.7516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1.7701666667">
                <text:p>111.770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1.7718333333">
                <text:p>111.77183333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1.8876666667">
                <text:p>111.887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1.888">
                <text:p>111.88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1.8913333333">
                <text:p>111.891333333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11.8931666667">
                <text:p>111.8931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1.8965">
                <text:p>111.896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1.9015">
                <text:p>111.90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1.905">
                <text:p>111.90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1.9085">
                <text:p>111.908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1.9271666667">
                <text:p>111.9271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1.9291666667">
                <text:p>111.92916666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1.9308333333">
                <text:p>111.930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1.9325">
                <text:p>111.932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1.936">
                <text:p>111.9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1.9376666667">
                <text:p>111.9376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1.9393333333">
                <text:p>111.939333333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1.941">
                <text:p>111.94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1.9495">
                <text:p>111.949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1.9615">
                <text:p>111.961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1.9631666667">
                <text:p>111.963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.9666666667">
                <text:p>111.96666666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.9683333333">
                <text:p>111.9683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3.4231666667">
                <text:p>113.423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5.394">
                <text:p>115.39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8.5461666667">
                <text:p>118.5461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3.1941666667">
                <text:p>123.194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3.195">
                <text:p>123.19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5.969">
                <text:p>125.96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6.792">
                <text:p>126.79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7.9793333333">
                <text:p>127.979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28.4396666667">
                <text:p>128.439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9.1646666667">
                <text:p>129.1646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0.4541666667">
                <text:p>130.4541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2.223">
                <text:p>132.22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2.2318333333">
                <text:p>132.231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2.2346666667">
                <text:p>132.234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2.25">
                <text:p>132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2.2533333333">
                <text:p>132.253333333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2.2568333333">
                <text:p>132.2568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2.2706666667">
                <text:p>132.270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2.2723333333">
                <text:p>132.272333333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2.274">
                <text:p>132.27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2.2756666667">
                <text:p>132.275666666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2.279">
                <text:p>132.27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2.2806666667">
                <text:p>132.280666666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2.2841666667">
                <text:p>132.284166666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2.2858333333">
                <text:p>132.2858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2.2945">
                <text:p>132.294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2.2961666667">
                <text:p>132.29616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2.298">
                <text:p>132.2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2.303">
                <text:p>132.30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2.3063333333">
                <text:p>132.3063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2.308">
                <text:p>132.30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2.3098333333">
                <text:p>132.309833333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2.3166666667">
                <text:p>132.316666666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2.3183333333">
                <text:p>132.318333333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2.32">
                <text:p>132.3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2.3218333333">
                <text:p>132.321833333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2.3236666667">
                <text:p>132.323666666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2.3253333333">
                <text:p>132.325333333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2.327">
                <text:p>132.32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2.3286666667">
                <text:p>132.328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2.3355">
                <text:p>132.33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2.3405">
                <text:p>132.340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2.3423333333">
                <text:p>132.342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2.344">
                <text:p>132.3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2.3475">
                <text:p>132.347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2.3491666667">
                <text:p>132.34916666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2.3508333333">
                <text:p>132.350833333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2.356">
                <text:p>132.35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2.3576666667">
                <text:p>132.357666666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2.3646666667">
                <text:p>132.364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2.3663333333">
                <text:p>132.3663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2.3715">
                <text:p>132.371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2.3731666667">
                <text:p>132.3731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2.3748333333">
                <text:p>132.374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2.3765">
                <text:p>132.376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2.3816666667">
                <text:p>132.381666666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2.3833333333">
                <text:p>132.383333333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2.3866666667">
                <text:p>132.386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2.3885">
                <text:p>132.388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2.3951666667">
                <text:p>132.395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2.3971666667">
                <text:p>132.397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2.4006666667">
                <text:p>132.4006666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2.4023333333">
                <text:p>132.402333333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2.4056666667">
                <text:p>132.405666666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2.4073333333">
                <text:p>132.407333333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2.4091666667">
                <text:p>132.409166666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2.4113333333">
                <text:p>132.411333333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2.4125">
                <text:p>132.412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2.4141666667">
                <text:p>132.414166666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2.416">
                <text:p>132.41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2.4176666667">
                <text:p>132.417666666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2.4193333333">
                <text:p>132.419333333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2.4226666667">
                <text:p>132.422666666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2.4243333333">
                <text:p>132.424333333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2.4261666667">
                <text:p>132.426166666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2.4278333333">
                <text:p>132.4278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2.4295">
                <text:p>132.429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2.4311666667">
                <text:p>132.43116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2.433">
                <text:p>132.43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2.4381666667">
                <text:p>132.4381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2.4398333333">
                <text:p>132.43983333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2.4638333333">
                <text:p>132.463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2.474">
                <text:p>132.47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2.5583333333">
                <text:p>132.558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5.5561666667">
                <text:p>135.556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6.875">
                <text:p>136.87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8.925">
                <text:p>138.92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8.925">
                <text:p>138.92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2.075">
                <text:p>142.07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2.142">
                <text:p>142.14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1575">
                <text:p>142.157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.1608333333">
                <text:p>142.160833333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.1625">
                <text:p>142.16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.1726666667">
                <text:p>142.172666666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.176">
                <text:p>142.1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.1778333333">
                <text:p>142.1778333333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2.1796666667">
                <text:p>142.179666666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2.1813333333">
                <text:p>142.181333333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2.183">
                <text:p>142.18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2.1863333333">
                <text:p>142.186333333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2.1898333333">
                <text:p>142.189833333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2.195">
                <text:p>142.19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2.1966666667">
                <text:p>142.196666666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2.1983333333">
                <text:p>142.19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2.2016666667">
                <text:p>142.20166666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2.2051666667">
                <text:p>142.2051666667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2.207">
                <text:p>142.20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2.2103333333">
                <text:p>142.2103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2.212">
                <text:p>142.2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2.2136666667">
                <text:p>142.213666666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2.2155">
                <text:p>142.215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2.2188333333">
                <text:p>142.2188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2.2206666667">
                <text:p>142.2206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2.2225">
                <text:p>142.222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2.2241666667">
                <text:p>142.224166666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2.2325">
                <text:p>142.232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2.2343333333">
                <text:p>142.2343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2.2393333333">
                <text:p>142.239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2.2411666667">
                <text:p>142.241166666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2.2428333333">
                <text:p>142.24283333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2.2445">
                <text:p>142.244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2.2461666667">
                <text:p>142.246166666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2.248">
                <text:p>142.24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2.2496666667">
                <text:p>142.249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2.2513333333">
                <text:p>142.251333333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2.253">
                <text:p>142.25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2.2548333333">
                <text:p>142.254833333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2.2565">
                <text:p>142.256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2.2583333333">
                <text:p>142.258333333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2.26">
                <text:p>142.26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2.2616666667">
                <text:p>142.261666666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2.2633333333">
                <text:p>142.263333333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2.2651666667">
                <text:p>142.265166666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2.398">
                <text:p>142.39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2.752">
                <text:p>142.75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3.5061666667">
                <text:p>143.506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3.5105">
                <text:p>143.510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3.5121666667">
                <text:p>143.51216666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.7333333333">
                <text:p>143.733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4.077">
                <text:p>144.0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4.1501666667">
                <text:p>144.1501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5.548">
                <text:p>145.54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5.576">
                <text:p>145.57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5.5778333333">
                <text:p>145.577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5.7418333333">
                <text:p>145.741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6.75">
                <text:p>146.7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6.8355">
                <text:p>146.83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7.3771666667">
                <text:p>147.377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7.8791666667">
                <text:p>147.879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8.3541666667">
                <text:p>148.354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9.15">
                <text:p>149.1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9.4061666667">
                <text:p>149.406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9.5625">
                <text:p>149.56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9.75">
                <text:p>149.7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9.9103333333">
                <text:p>149.910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.6563333333">
                <text:p>150.656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0.6575">
                <text:p>150.657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1.6561666667">
                <text:p>151.6561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3.325">
                <text:p>153.32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3.7646666667">
                <text:p>153.764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4.0166666667">
                <text:p>154.01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4.4916666667">
                <text:p>154.491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4.4923333333">
                <text:p>154.492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4.8521666667">
                <text:p>154.852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4.971">
                <text:p>154.97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5.1251666667">
                <text:p>155.125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5.4313333333">
                <text:p>155.431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5.598">
                <text:p>155.59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5.975">
                <text:p>155.9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6.4793333333">
                <text:p>156.479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6.4811666667">
                <text:p>156.481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6.6063333333">
                <text:p>156.606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6.725">
                <text:p>156.72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6.7676666667">
                <text:p>156.767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7.2646666667">
                <text:p>157.2646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7.2656666667">
                <text:p>157.265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7.3321666667">
                <text:p>157.332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7.3836666667">
                <text:p>157.383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8.0125">
                <text:p>158.012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8.1958333333">
                <text:p>158.195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8.1958333333">
                <text:p>158.195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8.4186666667">
                <text:p>158.418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8.6958333333">
                <text:p>158.695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9.1063333333">
                <text:p>159.106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9.2561666667">
                <text:p>159.256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9.4686666667">
                <text:p>159.468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9.4695">
                <text:p>159.469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9.5811666667">
                <text:p>159.581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9.6161666667">
                <text:p>159.6161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0.227">
                <text:p>160.22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0.5021666667">
                <text:p>160.502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0.977">
                <text:p>160.97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1.627">
                <text:p>161.62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2.0831666667">
                <text:p>162.083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2.1288333333">
                <text:p>162.128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2.1305">
                <text:p>162.130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2.2248333333">
                <text:p>162.224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2.979">
                <text:p>162.97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3.0915">
                <text:p>163.09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3.6645">
                <text:p>163.66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3.8978333333">
                <text:p>163.8978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4.4248333333">
                <text:p>164.424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4.652">
                <text:p>164.65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4.6533333333">
                <text:p>164.65333333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4.655">
                <text:p>164.65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4.662">
                <text:p>164.66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4.6636666667">
                <text:p>164.663666666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4.6653333333">
                <text:p>164.665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4.6721666667">
                <text:p>164.6721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4.6738333333">
                <text:p>164.6738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4.6771666667">
                <text:p>164.6771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4.679">
                <text:p>164.67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4.6876666667">
                <text:p>164.687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4.6893333333">
                <text:p>164.689333333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4.7011666667">
                <text:p>164.70116666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4.7028333333">
                <text:p>164.702833333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4.7115">
                <text:p>164.711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4.7148333333">
                <text:p>164.7148333333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4.7165">
                <text:p>164.716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4.7181666667">
                <text:p>164.7181666667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4.72">
                <text:p>164.7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4.7218333333">
                <text:p>164.721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4.7235">
                <text:p>164.723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4.7251666667">
                <text:p>164.725166666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4.7268333333">
                <text:p>164.7268333333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4.7286666667">
                <text:p>164.728666666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4.732">
                <text:p>164.7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4.7338333333">
                <text:p>164.733833333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4.7355">
                <text:p>164.7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4.7371666667">
                <text:p>164.7371666667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4.7388333333">
                <text:p>164.738833333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4.7405">
                <text:p>164.740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4.7423333333">
                <text:p>164.742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4.744">
                <text:p>164.74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4.7456666667">
                <text:p>164.745666666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4.7473333333">
                <text:p>164.747333333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4.7491666667">
                <text:p>164.749166666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4.7508333333">
                <text:p>164.7508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4.7525">
                <text:p>164.752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4.756">
                <text:p>164.75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4.7578333333">
                <text:p>164.7578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4.7595">
                <text:p>164.759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4.7611666667">
                <text:p>164.761166666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4.7665">
                <text:p>164.766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4.7681666667">
                <text:p>164.768166666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4.8003333333">
                <text:p>164.80033333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4.8021666667">
                <text:p>164.802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4.8158333333">
                <text:p>164.815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4.821">
                <text:p>164.82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4.826">
                <text:p>164.8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4.8278333333">
                <text:p>164.8278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4.8311666667">
                <text:p>164.831166666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4.8328333333">
                <text:p>164.832833333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4.8346666667">
                <text:p>164.834666666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4.8363333333">
                <text:p>164.836333333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4.838">
                <text:p>164.83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4.8398333333">
                <text:p>164.83983333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4.8415">
                <text:p>164.841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4.8431666667">
                <text:p>164.843166666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4.8465">
                <text:p>164.846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4.8481666667">
                <text:p>164.8481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4.8533333333">
                <text:p>164.85333333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4.8555">
                <text:p>164.855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.8568333333">
                <text:p>164.8568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.8858333333">
                <text:p>164.885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.8875">
                <text:p>164.887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.8926666667">
                <text:p>164.892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5.9601666667">
                <text:p>165.960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6.0168333333">
                <text:p>166.016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8.2248333333">
                <text:p>168.224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8.8623333333">
                <text:p>168.862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9.3915">
                <text:p>169.39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0.1018333333">
                <text:p>170.101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0.3101666667">
                <text:p>170.310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0.3678333333">
                <text:p>170.367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1.7435">
                <text:p>171.743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2.1976666667">
                <text:p>172.197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2.1981666667">
                <text:p>172.1981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2.1998333333">
                <text:p>172.1998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2.2031666667">
                <text:p>172.203166666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2.205">
                <text:p>172.20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2.2066666667">
                <text:p>172.2066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2.2116666667">
                <text:p>172.211666666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2.2133333333">
                <text:p>172.213333333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2.2151666667">
                <text:p>172.215166666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2.2185">
                <text:p>172.218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2.2201666667">
                <text:p>172.22016666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2.222">
                <text:p>172.22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2.2236666667">
                <text:p>172.223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2.2271666667">
                <text:p>172.227166666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2.2288333333">
                <text:p>172.228833333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2.2321666667">
                <text:p>172.232166666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2.234">
                <text:p>172.23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2.2528333333">
                <text:p>172.252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2.2545">
                <text:p>172.254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2.2903333333">
                <text:p>172.290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4.7811666667">
                <text:p>174.781166666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4.7825">
                <text:p>174.782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4.7841666667">
                <text:p>174.7841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4.7908333333">
                <text:p>174.7908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4.8046666667">
                <text:p>174.80466666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4.808">
                <text:p>174.8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4.8146666667">
                <text:p>174.814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4.8163333333">
                <text:p>174.8163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4.8181666667">
                <text:p>174.818166666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4.8421666667">
                <text:p>174.8421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4.8438333333">
                <text:p>174.8438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4.8455">
                <text:p>174.845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4.8471666667">
                <text:p>174.847166666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4.8488333333">
                <text:p>174.848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4.8506666667">
                <text:p>174.850666666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4.8523333333">
                <text:p>174.852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4.854">
                <text:p>174.85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.8556666667">
                <text:p>174.855666666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.8575">
                <text:p>174.85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.8608333333">
                <text:p>174.8608333333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.8626666667">
                <text:p>174.862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.8643333333">
                <text:p>174.864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.866">
                <text:p>174.86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4.8678333333">
                <text:p>174.867833333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4.8695">
                <text:p>174.869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4.8761666667">
                <text:p>174.87616666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4.878">
                <text:p>174.87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4.8813333333">
                <text:p>174.88133333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4.9873333333">
                <text:p>174.987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5.7415">
                <text:p>175.74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5.9581666667">
                <text:p>175.958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.7581666667">
                <text:p>176.758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.906">
                <text:p>176.90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.7143333333">
                <text:p>177.714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.7438333333">
                <text:p>177.743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9.2185">
                <text:p>179.21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9.2551666667">
                <text:p>179.255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9.6415">
                <text:p>179.641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0.2831666667">
                <text:p>180.283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0.531">
                <text:p>180.53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0.5345">
                <text:p>180.534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0.5365">
                <text:p>180.536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0.5483333333">
                <text:p>180.5483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0.55">
                <text:p>180.5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0.6098333333">
                <text:p>180.609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0.6116666667">
                <text:p>180.611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0.6658333333">
                <text:p>180.665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.6865">
                <text:p>180.686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.6881666667">
                <text:p>180.6881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.6933333333">
                <text:p>180.693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.7001666667">
                <text:p>180.700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.7018333333">
                <text:p>180.7018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.7343333333">
                <text:p>180.73433333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0.736">
                <text:p>180.7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0.8601666667">
                <text:p>180.860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5.0268333333">
                <text:p>185.026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6.6395">
                <text:p>186.639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6.64">
                <text:p>186.6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6.6416666667">
                <text:p>186.641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6.6433333333">
                <text:p>186.64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6.6466666667">
                <text:p>186.646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6.6928333333">
                <text:p>186.692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7.1415">
                <text:p>187.141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8.1643333333">
                <text:p>188.164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9.9373333333">
                <text:p>189.937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1.2206666667">
                <text:p>191.220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1.3145">
                <text:p>191.314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3.3416666667">
                <text:p>193.341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5.2103333333">
                <text:p>195.210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5.5333333333">
                <text:p>195.533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5.7271666667">
                <text:p>195.727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5.7271666667">
                <text:p>195.727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6.5436666667">
                <text:p>196.543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6.7728333333">
                <text:p>196.772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8.3291666667">
                <text:p>198.329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8.9563333333">
                <text:p>198.9563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8.9581666667">
                <text:p>198.958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9.2291666667">
                <text:p>199.229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0.8833333333">
                <text:p>200.883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1.1083333333">
                <text:p>201.108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1.3375">
                <text:p>201.337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3.325">
                <text:p>203.3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3.871">
                <text:p>203.87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3.9793333333">
                <text:p>203.979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4.3396666667">
                <text:p>204.339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4.3451666667">
                <text:p>204.345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4.3468333333">
                <text:p>204.346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6.2938333333">
                <text:p>206.293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6.324">
                <text:p>206.3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7.2938333333">
                <text:p>207.293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8.1501666667">
                <text:p>208.150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9.469">
                <text:p>209.4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9.9626666667">
                <text:p>209.962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10.2335">
                <text:p>210.23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10.2848333333">
                <text:p>210.284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11.4148333333">
                <text:p>211.41483333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11.4158333333">
                <text:p>211.415833333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11.5335">
                <text:p>211.53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11.8168333333">
                <text:p>211.816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11.8185">
                <text:p>211.818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12.0793333333">
                <text:p>212.079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2.3356666667">
                <text:p>212.3356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12.3438333333">
                <text:p>212.343833333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12.3591666667">
                <text:p>212.359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12.361">
                <text:p>212.36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12.3865">
                <text:p>212.386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2.3881666667">
                <text:p>212.388166666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12.3898333333">
                <text:p>212.389833333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12.3933333333">
                <text:p>212.39333333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2.395">
                <text:p>212.3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2.3966666667">
                <text:p>212.396666666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2.4001666667">
                <text:p>212.400166666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2.4018333333">
                <text:p>212.401833333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2.4035">
                <text:p>212.403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2.4053333333">
                <text:p>212.40533333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12.4105">
                <text:p>212.410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12.4193333333">
                <text:p>212.41933333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2.4206666667">
                <text:p>212.420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12.4241666667">
                <text:p>212.424166666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12.4258333333">
                <text:p>212.425833333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12.4275">
                <text:p>212.427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12.4293333333">
                <text:p>212.429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12.431">
                <text:p>212.43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2.4326666667">
                <text:p>212.43266666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12.4465">
                <text:p>212.44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2.4533333333">
                <text:p>212.45333333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2.4566666667">
                <text:p>212.4566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2.4701666667">
                <text:p>212.470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12.477">
                <text:p>212.47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2.4788333333">
                <text:p>212.47883333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12.4958333333">
                <text:p>212.4958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2.5043333333">
                <text:p>212.5043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2.5095">
                <text:p>212.509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12.518">
                <text:p>212.51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12.5266666667">
                <text:p>212.52666666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12.5283333333">
                <text:p>212.528333333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12.53">
                <text:p>212.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12.5316666667">
                <text:p>212.53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2.5333333333">
                <text:p>212.533333333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12.5368333333">
                <text:p>212.5368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12.5386666667">
                <text:p>212.538666666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12.5403333333">
                <text:p>212.540333333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12.542">
                <text:p>212.54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12.5438333333">
                <text:p>212.543833333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2.5455">
                <text:p>212.545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12.5471666667">
                <text:p>212.547166666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12.5488333333">
                <text:p>212.5488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2.556">
                <text:p>212.55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2.8085">
                <text:p>212.808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2.8268333333">
                <text:p>212.826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3.2753333333">
                <text:p>213.275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3.337">
                <text:p>213.33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3.354">
                <text:p>213.35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3.3641666667">
                <text:p>213.364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3.3693333333">
                <text:p>213.369333333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3.371">
                <text:p>213.37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3.395">
                <text:p>213.39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3.3966666667">
                <text:p>213.396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4.0585">
                <text:p>214.058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7.0356666667">
                <text:p>217.035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9.6981666667">
                <text:p>219.698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20.9585">
                <text:p>220.95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25.2045">
                <text:p>225.204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25.4523333333">
                <text:p>225.452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26.0356666667">
                <text:p>226.035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27.1065">
                <text:p>227.106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28.269">
                <text:p>228.2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28.2836666667">
                <text:p>228.283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8.3816666667">
                <text:p>228.3816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28.3825">
                <text:p>228.38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28.386">
                <text:p>228.386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8.388">
                <text:p>228.38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28.3896666667">
                <text:p>228.389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28.3913333333">
                <text:p>228.391333333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28.393">
                <text:p>228.3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28.3948333333">
                <text:p>228.394833333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28.3965">
                <text:p>228.396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28.3981666667">
                <text:p>228.398166666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28.3998333333">
                <text:p>228.399833333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28.4015">
                <text:p>228.401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28.4031666667">
                <text:p>228.403166666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28.405">
                <text:p>228.40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28.4066666667">
                <text:p>228.406666666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28.4083333333">
                <text:p>228.408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28.41">
                <text:p>228.4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28.4116666667">
                <text:p>228.41166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28.4133333333">
                <text:p>228.41333333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28.4151666667">
                <text:p>228.415166666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28.4168333333">
                <text:p>228.4168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28.4186666667">
                <text:p>228.4186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28.4203333333">
                <text:p>228.420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28.422">
                <text:p>228.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28.4236666667">
                <text:p>228.423666666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28.4341666667">
                <text:p>228.434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28.4358333333">
                <text:p>228.4358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28.4441666667">
                <text:p>228.4441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28.4476666667">
                <text:p>228.447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28.4598333333">
                <text:p>228.459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28.4615">
                <text:p>228.461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28.4716666667">
                <text:p>228.471666666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28.4733333333">
                <text:p>228.473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28.4835">
                <text:p>228.483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28.4851666667">
                <text:p>228.48516666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28.492">
                <text:p>228.49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28.4955">
                <text:p>228.495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28.4971666667">
                <text:p>228.497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8.5298333333">
                <text:p>228.529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8.5315">
                <text:p>228.531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28.5331666667">
                <text:p>228.533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28.5381666667">
                <text:p>228.538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28.5433333333">
                <text:p>228.5433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8.5535">
                <text:p>228.55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28.5551666667">
                <text:p>228.5551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28.5586666667">
                <text:p>228.558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31.0356666667">
                <text:p>231.035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31.037">
                <text:p>231.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31.073">
                <text:p>231.07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31.0746666667">
                <text:p>231.07466666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31.0763333333">
                <text:p>231.076333333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31.0781666667">
                <text:p>231.078166666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31.0798333333">
                <text:p>231.0798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31.0815">
                <text:p>231.0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31.0848333333">
                <text:p>231.084833333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31.0865">
                <text:p>231.086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31.0881666667">
                <text:p>231.088166666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31.09">
                <text:p>231.0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31.0916666667">
                <text:p>231.091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31.0933333333">
                <text:p>231.093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31.0968333333">
                <text:p>231.0968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31.0985">
                <text:p>231.098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31.1005">
                <text:p>231.10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31.1123333333">
                <text:p>231.112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31.1173333333">
                <text:p>231.117333333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31.119">
                <text:p>231.11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31.16">
                <text:p>231.1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32.1565">
                <text:p>232.156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32.7815">
                <text:p>232.781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32.7825">
                <text:p>232.782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35.4816666667">
                <text:p>235.481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37.74">
                <text:p>237.7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8.0545">
                <text:p>238.05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38.2211666667">
                <text:p>238.221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38.8816666667">
                <text:p>238.881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38.8821666667">
                <text:p>238.882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39.2108333333">
                <text:p>239.210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39.69">
                <text:p>239.6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39.69">
                <text:p>239.6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39.7196666667">
                <text:p>239.719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9.9128333333">
                <text:p>239.912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9.9721666667">
                <text:p>239.972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40.3856666667">
                <text:p>240.385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40.402">
                <text:p>240.40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40.4036666667">
                <text:p>240.403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44.24">
                <text:p>244.2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44.7941666667">
                <text:p>244.794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45.2211666667">
                <text:p>245.221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45.294">
                <text:p>245.29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45.465">
                <text:p>245.46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45.5465">
                <text:p>245.546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45.5961666667">
                <text:p>245.5961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45.598">
                <text:p>245.59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45.5996666667">
                <text:p>245.599666666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45.6013333333">
                <text:p>245.601333333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45.603">
                <text:p>245.60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45.608">
                <text:p>245.60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45.6285">
                <text:p>245.62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45.6301666667">
                <text:p>245.630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45.637">
                <text:p>245.63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45.6386666667">
                <text:p>245.638666666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45.6421666667">
                <text:p>245.642166666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45.6438333333">
                <text:p>245.6438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45.6455">
                <text:p>245.645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45.649">
                <text:p>245.64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45.6523333333">
                <text:p>245.652333333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45.654">
                <text:p>245.65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45.6558333333">
                <text:p>245.655833333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45.6591666667">
                <text:p>245.65916666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45.661">
                <text:p>245.66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45.6643333333">
                <text:p>245.664333333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5.6678333333">
                <text:p>245.667833333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45.6695">
                <text:p>245.669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45.6711666667">
                <text:p>245.671166666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45.6728333333">
                <text:p>245.672833333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45.6746666667">
                <text:p>245.674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45.6763333333">
                <text:p>245.67633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45.6796666667">
                <text:p>245.679666666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45.6815">
                <text:p>245.681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45.6831666667">
                <text:p>245.68316666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45.685">
                <text:p>245.685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45.6866666667">
                <text:p>245.6866666667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45.6883333333">
                <text:p>245.6883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45.69">
                <text:p>245.6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45.6951666667">
                <text:p>245.695166666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45.6968333333">
                <text:p>245.696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45.6986666667">
                <text:p>245.698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45.7003333333">
                <text:p>245.7003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45.702">
                <text:p>245.70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45.7036666667">
                <text:p>245.703666666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5.7055">
                <text:p>245.705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5.709">
                <text:p>245.7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5.7125">
                <text:p>245.712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5.7158333333">
                <text:p>245.7158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5.7311666667">
                <text:p>245.731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5.7448333333">
                <text:p>245.7448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5.7465">
                <text:p>245.746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5.7498333333">
                <text:p>245.74983333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5.7533333333">
                <text:p>245.753333333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5.755">
                <text:p>245.75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5.7566666667">
                <text:p>245.756666666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5.7601666667">
                <text:p>245.76016666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5.7618333333">
                <text:p>245.7618333333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5.7635">
                <text:p>245.763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5.7653333333">
                <text:p>245.7653333333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5.7721666667">
                <text:p>245.77216666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5.7806666667">
                <text:p>245.780666666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5.7823333333">
                <text:p>245.7823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5.784">
                <text:p>245.78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5.7858333333">
                <text:p>245.785833333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5.7893333333">
                <text:p>245.789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5.791">
                <text:p>245.79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5.7926666667">
                <text:p>245.792666666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5.7945">
                <text:p>245.79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5.7961666667">
                <text:p>245.796166666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5.7996666667">
                <text:p>245.799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5.832">
                <text:p>245.83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5.8371666667">
                <text:p>245.837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56.4733333333">
                <text:p>256.473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57.4046666667">
                <text:p>257.404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57.8713333333">
                <text:p>257.871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57.8893333333">
                <text:p>257.889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57.891">
                <text:p>257.89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57.9011666667">
                <text:p>257.901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57.908">
                <text:p>257.90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57.9148333333">
                <text:p>257.914833333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57.932">
                <text:p>257.93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57.9455">
                <text:p>257.94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57.9506666667">
                <text:p>257.950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57.9595">
                <text:p>257.959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57.9611666667">
                <text:p>257.961166666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57.9645">
                <text:p>257.964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57.9661666667">
                <text:p>257.96616666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57.9711666667">
                <text:p>257.971166666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57.9728333333">
                <text:p>257.972833333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57.9746666667">
                <text:p>257.9746666667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57.9763333333">
                <text:p>257.976333333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57.9781666667">
                <text:p>257.978166666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57.9798333333">
                <text:p>257.979833333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57.9815">
                <text:p>257.9815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57.9831666667">
                <text:p>257.9831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57.9848333333">
                <text:p>257.984833333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57.987">
                <text:p>257.987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57.9883333333">
                <text:p>257.98833333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57.99">
                <text:p>257.9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57.9916666667">
                <text:p>257.9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57.9935">
                <text:p>257.993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57.9951666667">
                <text:p>257.995166666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57.9968333333">
                <text:p>257.996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57.9988333333">
                <text:p>257.998833333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58.0021666667">
                <text:p>258.002166666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58.0071666667">
                <text:p>258.00716666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58.0088333333">
                <text:p>258.008833333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58.0105">
                <text:p>258.010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58.0141666667">
                <text:p>258.014166666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58.0175">
                <text:p>258.017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58.0191666667">
                <text:p>258.019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58.0208333333">
                <text:p>258.020833333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58.0225">
                <text:p>258.02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58.0243333333">
                <text:p>258.024333333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58.0276666667">
                <text:p>258.027666666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58.0295">
                <text:p>258.029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58.0328333333">
                <text:p>258.032833333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58.0345">
                <text:p>258.034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58.043">
                <text:p>258.04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58.0448333333">
                <text:p>258.044833333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58.0465">
                <text:p>258.046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58.0481666667">
                <text:p>258.0481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58.05">
                <text:p>258.0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58.0516666667">
                <text:p>258.05166666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58.0551666667">
                <text:p>258.0551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58.0568333333">
                <text:p>258.0568333333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58.0585">
                <text:p>258.0585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58.0601666667">
                <text:p>258.060166666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58.0618333333">
                <text:p>258.0618333333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58.0636666667">
                <text:p>258.0636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58.0653333333">
                <text:p>258.06533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58.0688333333">
                <text:p>258.068833333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58.0721666667">
                <text:p>258.072166666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58.074">
                <text:p>258.07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58.0825">
                <text:p>258.08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8.0926666667">
                <text:p>258.09266666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58.0943333333">
                <text:p>258.0943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58.1496666667">
                <text:p>258.1496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58.1866666667">
                <text:p>258.186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58.1883333333">
                <text:p>258.188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60.763">
                <text:p>260.76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61.3546666667">
                <text:p>261.354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62.3316666667">
                <text:p>262.331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63.3816666667">
                <text:p>263.3816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63.4185">
                <text:p>263.418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63.4203333333">
                <text:p>263.420333333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63.422">
                <text:p>263.42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63.4236666667">
                <text:p>263.4236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63.4253333333">
                <text:p>263.42533333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63.4288333333">
                <text:p>263.428833333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63.4305">
                <text:p>263.430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63.432">
                <text:p>263.43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63.4355">
                <text:p>263.435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63.4371666667">
                <text:p>263.437166666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63.4388333333">
                <text:p>263.4388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63.444">
                <text:p>263.44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63.4475">
                <text:p>263.447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63.4491666667">
                <text:p>263.449166666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63.4833333333">
                <text:p>263.4833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63.485">
                <text:p>263.48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63.4885">
                <text:p>263.488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63.4901666667">
                <text:p>263.4901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63.4918333333">
                <text:p>263.491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63.4936666667">
                <text:p>263.493666666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63.4953333333">
                <text:p>263.495333333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63.497">
                <text:p>263.49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63.4986666667">
                <text:p>263.498666666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63.5005">
                <text:p>263.500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63.5021666667">
                <text:p>263.5021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63.5056666667">
                <text:p>263.50566666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63.5073333333">
                <text:p>263.507333333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63.509">
                <text:p>263.50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3.5106666667">
                <text:p>263.510666666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63.5125">
                <text:p>263.51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63.5141666667">
                <text:p>263.514166666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63.5158333333">
                <text:p>263.5158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63.5193333333">
                <text:p>263.519333333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63.521">
                <text:p>263.52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63.5226666667">
                <text:p>263.522666666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63.5261666667">
                <text:p>263.526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63.54">
                <text:p>263.5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63.5416666667">
                <text:p>263.54166666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63.5433333333">
                <text:p>263.543333333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63.545">
                <text:p>263.54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63.5466666667">
                <text:p>263.54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63.5483333333">
                <text:p>263.548333333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63.5501666667">
                <text:p>263.550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63.5518333333">
                <text:p>263.55183333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63.5535">
                <text:p>263.55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63.5586666667">
                <text:p>263.5586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63.5603333333">
                <text:p>263.560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63.5743333333">
                <text:p>263.574333333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63.576">
                <text:p>263.57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63.5776666667">
                <text:p>263.5776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63.5793333333">
                <text:p>263.57933333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3.5911666667">
                <text:p>263.591166666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3.5928333333">
                <text:p>263.5928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5.365">
                <text:p>265.36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68.3921666667">
                <text:p>268.392166666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68.3928333333">
                <text:p>268.3928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68.3961666667">
                <text:p>268.396166666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68.3995">
                <text:p>268.399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68.4046666667">
                <text:p>268.404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68.4063333333">
                <text:p>268.4063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68.408">
                <text:p>268.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68.4098333333">
                <text:p>268.409833333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68.4115">
                <text:p>268.41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68.4131666667">
                <text:p>268.41316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68.4148333333">
                <text:p>268.414833333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68.4166666667">
                <text:p>268.4166666667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68.4185">
                <text:p>268.4185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68.4201666667">
                <text:p>268.4201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68.4286666667">
                <text:p>268.4286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68.4456666667">
                <text:p>268.4456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68.4561666667">
                <text:p>268.456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68.4578333333">
                <text:p>268.457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68.4611666667">
                <text:p>268.461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68.4833333333">
                <text:p>268.483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68.4935">
                <text:p>268.49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68.4951666667">
                <text:p>268.495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68.5003333333">
                <text:p>268.50033333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68.5036666667">
                <text:p>268.503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68.5071666667">
                <text:p>268.5071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68.5088333333">
                <text:p>268.5088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68.5105">
                <text:p>268.510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68.5123333333">
                <text:p>268.512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68.5276666667">
                <text:p>268.527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68.5481666667">
                <text:p>268.548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68.5503333333">
                <text:p>268.550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68.6441666667">
                <text:p>268.644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68.6505">
                <text:p>268.650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69.5005">
                <text:p>269.500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69.5858333333">
                <text:p>269.585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71.413">
                <text:p>271.41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71.738">
                <text:p>271.73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73.9316666667">
                <text:p>273.931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74.0443333333">
                <text:p>274.044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75.5588333333">
                <text:p>275.558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75.9213333333">
                <text:p>275.921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76.0713333333">
                <text:p>276.071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76.0713333333">
                <text:p>276.071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76.0976666667">
                <text:p>276.097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76.6858333333">
                <text:p>276.685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77.142">
                <text:p>277.14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78.5608333333">
                <text:p>278.5608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79.5046666667">
                <text:p>279.5046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80.5338333333">
                <text:p>280.533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82.0235">
                <text:p>282.023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82.5483333333">
                <text:p>282.548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82.8005">
                <text:p>282.800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84.8963333333">
                <text:p>284.896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86.8255">
                <text:p>286.82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87.4005">
                <text:p>287.400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87.863">
                <text:p>287.8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87.9305">
                <text:p>287.930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88.4088333333">
                <text:p>288.408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88.8858333333">
                <text:p>288.885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90.6985">
                <text:p>290.698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90.7228333333">
                <text:p>290.7228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91.4255">
                <text:p>291.425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91.4255">
                <text:p>291.425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92.0358333333">
                <text:p>292.035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93.336">
                <text:p>293.33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93.8796666667">
                <text:p>293.879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93.8816666667">
                <text:p>293.8816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95.3171666667">
                <text:p>295.317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95.5421666667">
                <text:p>295.542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95.6463333333">
                <text:p>295.646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96.338">
                <text:p>296.33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97.5235">
                <text:p>297.523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99.4671666667">
                <text:p>299.467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00.2088333333">
                <text:p>300.208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00.386">
                <text:p>300.38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00.8756666667">
                <text:p>300.8756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00.8773333333">
                <text:p>300.877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00.8823333333">
                <text:p>300.882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00.8908333333">
                <text:p>300.890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00.8958333333">
                <text:p>300.895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00.908">
                <text:p>300.90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00.9096666667">
                <text:p>300.909666666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00.9113333333">
                <text:p>300.911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00.9131666667">
                <text:p>300.9131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00.9165">
                <text:p>300.916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00.9181666667">
                <text:p>300.918166666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00.925">
                <text:p>300.9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00.9371666667">
                <text:p>300.9371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00.9405">
                <text:p>300.940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00.9438333333">
                <text:p>300.943833333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00.9506666667">
                <text:p>300.950666666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00.9523333333">
                <text:p>300.9523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00.9591666667">
                <text:p>300.95916666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00.9608333333">
                <text:p>300.960833333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00.9643333333">
                <text:p>300.964333333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00.966">
                <text:p>300.96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00.968">
                <text:p>300.96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00.9693333333">
                <text:p>300.969333333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00.973">
                <text:p>300.97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00.9746666667">
                <text:p>300.97466666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00.9763333333">
                <text:p>300.976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00.978">
                <text:p>300.97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00.9796666667">
                <text:p>300.979666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00.9848333333">
                <text:p>300.984833333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00.9865">
                <text:p>300.986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00.9916666667">
                <text:p>300.99166666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00.9933333333">
                <text:p>300.993333333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00.9966666667">
                <text:p>300.996666666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01.0036666667">
                <text:p>301.00366666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01.007">
                <text:p>301.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01.0086666667">
                <text:p>301.00866666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01.0103333333">
                <text:p>301.010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01.0121666667">
                <text:p>301.012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01.0173333333">
                <text:p>301.017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01.0208333333">
                <text:p>301.0208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01.0225">
                <text:p>301.022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01.0293333333">
                <text:p>301.02933333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01.0361666667">
                <text:p>301.036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01.0651666667">
                <text:p>301.065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01.0668333333">
                <text:p>301.0668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01.106">
                <text:p>301.10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02.5026666667">
                <text:p>302.502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04.2901666667">
                <text:p>304.290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04.34">
                <text:p>304.3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07.9693333333">
                <text:p>307.969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08.5776666667">
                <text:p>308.577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09.438">
                <text:p>309.43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10.1693333333">
                <text:p>310.169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10.9965">
                <text:p>310.996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11.9485">
                <text:p>311.948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11.9485">
                <text:p>311.948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12.0088333333">
                <text:p>312.008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12.3921666667">
                <text:p>312.392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15.2798333333">
                <text:p>315.279833333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15.2803333333">
                <text:p>315.280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15.282">
                <text:p>315.28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15.2836666667">
                <text:p>315.283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15.2855">
                <text:p>315.285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15.2871666667">
                <text:p>315.2871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15.2941666667">
                <text:p>315.294166666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15.2958333333">
                <text:p>315.29583333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15.3041666667">
                <text:p>315.3041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15.313">
                <text:p>315.31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15.3146666667">
                <text:p>315.314666666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15.3165">
                <text:p>315.316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15.3215">
                <text:p>315.321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15.3266666667">
                <text:p>315.326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15.3316666667">
                <text:p>315.3316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15.3335">
                <text:p>315.333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15.3351666667">
                <text:p>315.335166666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15.3368333333">
                <text:p>315.3368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15.3385">
                <text:p>315.338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15.3401666667">
                <text:p>315.340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15.3418333333">
                <text:p>315.3418333333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15.3436666667">
                <text:p>315.343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15.3453333333">
                <text:p>315.345333333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15.347">
                <text:p>315.34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15.3486666667">
                <text:p>315.348666666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15.3503333333">
                <text:p>315.35033333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15.3555">
                <text:p>315.355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15.3573333333">
                <text:p>315.357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5.3626666667">
                <text:p>315.362666666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15.3643333333">
                <text:p>315.364333333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15.366">
                <text:p>315.3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15.3676666667">
                <text:p>315.367666666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15.3693333333">
                <text:p>315.369333333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15.371">
                <text:p>315.37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15.3728333333">
                <text:p>315.3728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15.3745">
                <text:p>315.374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15.3761666667">
                <text:p>315.3761666667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15.3778333333">
                <text:p>315.3778333333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15.3795">
                <text:p>315.379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15.3813333333">
                <text:p>315.381333333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15.3846666667">
                <text:p>315.384666666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15.3871666667">
                <text:p>315.387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15.3885">
                <text:p>315.3885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15.3898333333">
                <text:p>315.3898333333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15.3931666667">
                <text:p>315.39316666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15.395">
                <text:p>315.39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15.3966666667">
                <text:p>315.39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15.3983333333">
                <text:p>315.398333333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15.4">
                <text:p>315.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15.4035">
                <text:p>315.403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15.4053333333">
                <text:p>315.4053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15.412">
                <text:p>315.41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15.4138333333">
                <text:p>315.4138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15.4171666667">
                <text:p>315.417166666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15.419">
                <text:p>315.4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15.4206666667">
                <text:p>315.420666666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15.4241666667">
                <text:p>315.424166666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15.4258333333">
                <text:p>315.425833333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15.4275">
                <text:p>315.427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15.4291666667">
                <text:p>315.429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15.4313333333">
                <text:p>315.431333333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15.4463333333">
                <text:p>315.446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15.4496666667">
                <text:p>315.449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15.4531666667">
                <text:p>315.453166666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15.4583333333">
                <text:p>315.4583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15.46">
                <text:p>315.4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15.4616666667">
                <text:p>315.461666666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15.465">
                <text:p>315.46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15.4685">
                <text:p>315.468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15.4703333333">
                <text:p>315.4703333333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15.472">
                <text:p>315.47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15.4736666667">
                <text:p>315.4736666667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15.4771666667">
                <text:p>315.4771666667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15.4788333333">
                <text:p>315.478833333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15.4805">
                <text:p>315.480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15.4821666667">
                <text:p>315.4821666667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15.484">
                <text:p>315.48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15.4856666667">
                <text:p>315.485666666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15.4945">
                <text:p>315.494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15.4961666667">
                <text:p>315.49616666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15.4978333333">
                <text:p>315.497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15.5011666667">
                <text:p>315.50116666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15.5045">
                <text:p>315.504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15.5063333333">
                <text:p>315.506333333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15.5438333333">
                <text:p>315.543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18.459">
                <text:p>318.45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19.8486666667">
                <text:p>319.848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19.8695">
                <text:p>319.869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19.8778333333">
                <text:p>319.8778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19.883">
                <text:p>319.88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19.8846666667">
                <text:p>319.88466666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19.8883333333">
                <text:p>319.888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19.8915">
                <text:p>319.89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19.895">
                <text:p>319.89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19.9">
                <text:p>319.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19.9093333333">
                <text:p>319.90933333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19.9105">
                <text:p>319.910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19.9121666667">
                <text:p>319.9121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19.9173333333">
                <text:p>319.91733333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19.919">
                <text:p>319.91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19.9428333333">
                <text:p>319.942833333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19.9445">
                <text:p>319.944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19.9463333333">
                <text:p>319.946333333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19.948">
                <text:p>319.94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19.9496666667">
                <text:p>319.949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19.9513333333">
                <text:p>319.95133333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19.953">
                <text:p>319.95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19.9548333333">
                <text:p>319.954833333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19.9565">
                <text:p>319.956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19.9581666667">
                <text:p>319.958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19.9598333333">
                <text:p>319.959833333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19.9736666667">
                <text:p>319.973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19.9771666667">
                <text:p>319.977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19.9805">
                <text:p>319.98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19.9855">
                <text:p>319.985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19.9871666667">
                <text:p>319.9871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23.0715">
                <text:p>323.07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23.0728333333">
                <text:p>323.07283333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23.1086666667">
                <text:p>323.108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23.5215">
                <text:p>323.521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23.5231666667">
                <text:p>323.523166666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23.525">
                <text:p>323.52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23.5266666667">
                <text:p>323.5266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23.5283333333">
                <text:p>323.528333333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24.6966666667">
                <text:p>324.6966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24.7546666667">
                <text:p>324.754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25.4985">
                <text:p>325.498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26.8173333333">
                <text:p>326.817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26.9776666667">
                <text:p>326.977666666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26.9788333333">
                <text:p>326.9788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26.9805">
                <text:p>326.980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26.9841666667">
                <text:p>326.984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26.9858333333">
                <text:p>326.985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26.9875">
                <text:p>326.987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26.9941666667">
                <text:p>326.99416666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27.0198333333">
                <text:p>327.019833333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27.0215">
                <text:p>327.021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27.0231666667">
                <text:p>327.02316666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27.0248333333">
                <text:p>327.02483333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27.0266666667">
                <text:p>327.02666666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27.0285">
                <text:p>327.028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27.0335">
                <text:p>327.033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27.0351666667">
                <text:p>327.03516666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27.0403333333">
                <text:p>327.040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27.0488333333">
                <text:p>327.048833333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27.0505">
                <text:p>327.050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27.0523333333">
                <text:p>327.052333333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27.054">
                <text:p>327.05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27.0556666667">
                <text:p>327.0556666667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27.0573333333">
                <text:p>327.0573333333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27.0591666667">
                <text:p>327.059166666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27.0608333333">
                <text:p>327.0608333333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27.0625">
                <text:p>327.0625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27.0643333333">
                <text:p>327.064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27.0676666667">
                <text:p>327.067666666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27.0693333333">
                <text:p>327.069333333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27.0711666667">
                <text:p>327.071166666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27.0728333333">
                <text:p>327.0728333333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27.0748333333">
                <text:p>327.074833333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27.0765">
                <text:p>327.076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27.0781666667">
                <text:p>327.078166666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27.0815">
                <text:p>327.081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27.0831666667">
                <text:p>327.08316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27.0848333333">
                <text:p>327.084833333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27.0866666667">
                <text:p>327.0866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27.0883333333">
                <text:p>327.088333333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27.09">
                <text:p>327.0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27.0933333333">
                <text:p>327.09333333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27.0951666667">
                <text:p>327.09516666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27.0968333333">
                <text:p>327.0968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27.1053333333">
                <text:p>327.105333333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27.107">
                <text:p>327.10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27.1088333333">
                <text:p>327.108833333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27.1121666667">
                <text:p>327.112166666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27.1156666667">
                <text:p>327.115666666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27.119">
                <text:p>327.11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27.1206666667">
                <text:p>327.120666666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27.1225">
                <text:p>327.122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27.1241666667">
                <text:p>327.124166666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27.1275">
                <text:p>327.127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27.1293333333">
                <text:p>327.129333333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27.1311666667">
                <text:p>327.13116666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27.1328333333">
                <text:p>327.132833333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27.1345">
                <text:p>327.134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27.1361666667">
                <text:p>327.13616666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27.138">
                <text:p>327.1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27.1396666667">
                <text:p>327.139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27.1413333333">
                <text:p>327.141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27.1446666667">
                <text:p>327.144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27.15">
                <text:p>327.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27.1516666667">
                <text:p>327.151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27.1585">
                <text:p>327.158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27.1635">
                <text:p>327.163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27.167">
                <text:p>327.1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27.1721666667">
                <text:p>327.1721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27.1755">
                <text:p>327.175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27.1771666667">
                <text:p>327.1771666667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27.179">
                <text:p>327.17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27.1806666667">
                <text:p>327.180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27.1823333333">
                <text:p>327.18233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27.1841666667">
                <text:p>327.18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27.1858333333">
                <text:p>327.185833333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27.1895">
                <text:p>327.189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28.1695">
                <text:p>328.169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28.1703333333">
                <text:p>328.17033333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28.172">
                <text:p>328.17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28.1736666667">
                <text:p>328.173666666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28.1753333333">
                <text:p>328.175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28.177">
                <text:p>328.17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28.1805">
                <text:p>328.180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28.1821666667">
                <text:p>328.182166666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28.184">
                <text:p>328.18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28.1873333333">
                <text:p>328.187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28.1925">
                <text:p>328.1925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28.1941666667">
                <text:p>328.1941666667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28.1958333333">
                <text:p>328.19583333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28.1991666667">
                <text:p>328.1991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28.2008333333">
                <text:p>328.20083333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28.2025">
                <text:p>328.202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28.2076666667">
                <text:p>328.207666666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28.2093333333">
                <text:p>328.209333333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28.2145">
                <text:p>328.214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28.2161666667">
                <text:p>328.21616666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28.218">
                <text:p>328.218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28.2196666667">
                <text:p>328.219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28.2213333333">
                <text:p>328.221333333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28.2231666667">
                <text:p>328.223166666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28.2248333333">
                <text:p>328.22483333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28.2266666667">
                <text:p>328.226666666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28.23">
                <text:p>328.2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28.2318333333">
                <text:p>328.2318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28.2368333333">
                <text:p>328.2368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328.2385">
                <text:p>328.238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28.2401666667">
                <text:p>328.240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28.2436666667">
                <text:p>328.243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28.247">
                <text:p>328.2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28.2488333333">
                <text:p>328.248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30.7613333333">
                <text:p>330.761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31.1006666667">
                <text:p>331.100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33.657">
                <text:p>333.65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34.2278333333">
                <text:p>334.227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35.8903333333">
                <text:p>335.890333333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35.8903333333">
                <text:p>335.89033333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35.9141666667">
                <text:p>335.91416666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35.9158333333">
                <text:p>335.915833333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35.9175">
                <text:p>335.917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35.9346666667">
                <text:p>335.9346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35.9481666667">
                <text:p>335.9481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35.95">
                <text:p>335.9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35.955">
                <text:p>335.95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35.9635">
                <text:p>335.96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35.9653333333">
                <text:p>335.9653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35.9841666667">
                <text:p>335.984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35.9943333333">
                <text:p>335.99433333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35.996">
                <text:p>335.99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35.9995">
                <text:p>335.999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36.0011666667">
                <text:p>336.001166666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36.0096666667">
                <text:p>336.00966666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36.0118333333">
                <text:p>336.011833333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336.013">
                <text:p>336.01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36.0148333333">
                <text:p>336.0148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36.0165">
                <text:p>336.016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36.0216666667">
                <text:p>336.02166666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36.0233333333">
                <text:p>336.023333333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36.0255">
                <text:p>336.025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36.0268333333">
                <text:p>336.02683333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36.0285">
                <text:p>336.028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36.0301666667">
                <text:p>336.030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36.0336666667">
                <text:p>336.033666666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36.0353333333">
                <text:p>336.035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36.0388333333">
                <text:p>336.03883333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36.0421666667">
                <text:p>336.0421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36.044">
                <text:p>336.04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36.0456666667">
                <text:p>336.0456666667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36.0473333333">
                <text:p>336.0473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36.049">
                <text:p>336.04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36.0506666667">
                <text:p>336.0506666667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336.0525">
                <text:p>336.052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36.0541666667">
                <text:p>336.054166666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36.0576666667">
                <text:p>336.0576666667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36.0593333333">
                <text:p>336.059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36.061">
                <text:p>336.06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36.0628333333">
                <text:p>336.062833333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36.0645">
                <text:p>336.06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36.0661666667">
                <text:p>336.066166666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36.068">
                <text:p>336.068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36.0713333333">
                <text:p>336.071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36.0765">
                <text:p>336.07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36.0953333333">
                <text:p>336.09533333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36.097">
                <text:p>336.09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36.102">
                <text:p>336.10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36.1038333333">
                <text:p>336.103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36.1125">
                <text:p>336.112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36.1141666667">
                <text:p>336.114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36.1158333333">
                <text:p>336.1158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36.1176666667">
                <text:p>336.1176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36.121">
                <text:p>336.12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36.1243333333">
                <text:p>336.124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36.126">
                <text:p>336.126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36.1278333333">
                <text:p>336.127833333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36.1295">
                <text:p>336.129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36.1311666667">
                <text:p>336.131166666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36.1328333333">
                <text:p>336.132833333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36.1345">
                <text:p>336.1345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36.1363333333">
                <text:p>336.136333333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36.138">
                <text:p>336.13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36.1396666667">
                <text:p>336.13966666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36.1415">
                <text:p>336.141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36.1448333333">
                <text:p>336.14483333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36.1466666667">
                <text:p>336.14666666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36.15">
                <text:p>336.1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336.1516666667">
                <text:p>336.151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36.1585">
                <text:p>336.158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36.162">
                <text:p>336.1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36.1653333333">
                <text:p>336.1653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36.167">
                <text:p>336.1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36.1721666667">
                <text:p>336.172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36.9758333333">
                <text:p>336.975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37.4466666667">
                <text:p>337.446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37.9028333333">
                <text:p>337.902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38.7486666667">
                <text:p>338.748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38.8361666667">
                <text:p>338.8361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38.8366666667">
                <text:p>338.836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39.1528333333">
                <text:p>339.152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41.4548333333">
                <text:p>341.454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42.6298333333">
                <text:p>342.629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43.834">
                <text:p>343.83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44.7883333333">
                <text:p>344.788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45.0111666667">
                <text:p>345.011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46.6236666667">
                <text:p>346.623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46.6695">
                <text:p>346.669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46.6713333333">
                <text:p>346.6713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46.673">
                <text:p>346.67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48.1965">
                <text:p>348.196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48.6945">
                <text:p>348.694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49.182">
                <text:p>349.18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49.182">
                <text:p>349.18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49.1823333333">
                <text:p>349.182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51.6863333333">
                <text:p>351.686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53.0508333333">
                <text:p>353.0508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53.0526666667">
                <text:p>353.052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53.0576666667">
                <text:p>353.057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53.0595">
                <text:p>353.059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53.0611666667">
                <text:p>353.061166666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53.0628333333">
                <text:p>353.0628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53.0663333333">
                <text:p>353.066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53.068">
                <text:p>353.0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53.0768333333">
                <text:p>353.076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53.0801666667">
                <text:p>353.080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53.1073333333">
                <text:p>353.107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53.109">
                <text:p>353.10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53.1141666667">
                <text:p>353.1141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53.1193333333">
                <text:p>353.119333333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53.121">
                <text:p>353.12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53.1228333333">
                <text:p>353.1228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53.1261666667">
                <text:p>353.12616666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53.128">
                <text:p>353.128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53.1296666667">
                <text:p>353.129666666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53.1313333333">
                <text:p>353.1313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53.133">
                <text:p>353.13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53.1346666667">
                <text:p>353.134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53.1363333333">
                <text:p>353.136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53.138">
                <text:p>353.13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53.1398333333">
                <text:p>353.1398333333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53.1431666667">
                <text:p>353.143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53.145">
                <text:p>353.14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53.15">
                <text:p>353.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53.1518333333">
                <text:p>353.1518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53.1535">
                <text:p>353.153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53.1551666667">
                <text:p>353.15516666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53.157">
                <text:p>353.15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53.1586666667">
                <text:p>353.1586666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53.1603333333">
                <text:p>353.1603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53.1621666667">
                <text:p>353.162166666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53.1671666667">
                <text:p>353.167166666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53.1723333333">
                <text:p>353.1723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53.174">
                <text:p>353.17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53.1791666667">
                <text:p>353.179166666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53.1808333333">
                <text:p>353.180833333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53.1826666667">
                <text:p>353.182666666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53.186">
                <text:p>353.18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53.1895">
                <text:p>353.189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53.1911666667">
                <text:p>353.1911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53.1928333333">
                <text:p>353.1928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53.198">
                <text:p>353.19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53.1996666667">
                <text:p>353.199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53.2015">
                <text:p>353.201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53.2031666667">
                <text:p>353.203166666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53.2048333333">
                <text:p>353.20483333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53.2066666667">
                <text:p>353.20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53.2085">
                <text:p>353.20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53.2106666667">
                <text:p>353.210666666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53.2118333333">
                <text:p>353.211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53.2136666667">
                <text:p>353.2136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53.2153333333">
                <text:p>353.2153333333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53.217">
                <text:p>353.21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53.2186666667">
                <text:p>353.218666666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53.2203333333">
                <text:p>353.2203333333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53.222">
                <text:p>353.22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53.2238333333">
                <text:p>353.223833333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53.2255">
                <text:p>353.225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53.2288333333">
                <text:p>353.228833333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53.2323333333">
                <text:p>353.232333333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53.234">
                <text:p>353.23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53.2358333333">
                <text:p>353.23583333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53.2375">
                <text:p>353.237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53.2391666667">
                <text:p>353.239166666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53.2413333333">
                <text:p>353.241333333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53.2426666667">
                <text:p>353.2426666667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53.2443333333">
                <text:p>353.244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53.246">
                <text:p>353.24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53.2476666667">
                <text:p>353.247666666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53.2493333333">
                <text:p>353.249333333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53.2511666667">
                <text:p>353.251166666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53.2528333333">
                <text:p>353.252833333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53.2545">
                <text:p>353.254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53.2563333333">
                <text:p>353.256333333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53.258">
                <text:p>353.25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53.2596666667">
                <text:p>353.2596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53.2648333333">
                <text:p>353.264833333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53.2665">
                <text:p>353.266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53.2683333333">
                <text:p>353.268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53.27">
                <text:p>353.2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53.2716666667">
                <text:p>353.27166666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53.2751666667">
                <text:p>353.275166666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53.2768333333">
                <text:p>353.276833333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53.2785">
                <text:p>353.278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53.2803333333">
                <text:p>353.280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53.282">
                <text:p>353.2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53.2836666667">
                <text:p>353.28366666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53.2853333333">
                <text:p>353.2853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53.2905">
                <text:p>353.290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53.2923333333">
                <text:p>353.292333333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53.294">
                <text:p>353.29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53.2956666667">
                <text:p>353.295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53.2973333333">
                <text:p>353.2973333333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53.2991666667">
                <text:p>353.299166666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53.3008333333">
                <text:p>353.300833333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56.4051666667">
                <text:p>356.405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58.5341666667">
                <text:p>358.5341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59.4153333333">
                <text:p>359.415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60.68">
                <text:p>360.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60.7393333333">
                <text:p>360.739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60.7903333333">
                <text:p>360.790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60.8196666667">
                <text:p>360.8196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60.8213333333">
                <text:p>360.821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60.8608333333">
                <text:p>360.860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61.2528333333">
                <text:p>361.252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61.9611666667">
                <text:p>361.961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63.3508333333">
                <text:p>363.350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63.3508333333">
                <text:p>363.350833333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63.3541666667">
                <text:p>363.354166666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63.356">
                <text:p>363.35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63.3576666667">
                <text:p>363.35766666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63.3628333333">
                <text:p>363.36283333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63.3643333333">
                <text:p>363.364333333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63.3728333333">
                <text:p>363.372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63.3761666667">
                <text:p>363.3761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63.3885">
                <text:p>363.388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63.3901666667">
                <text:p>363.390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63.3918333333">
                <text:p>363.3918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63.3968333333">
                <text:p>363.39683333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63.4003333333">
                <text:p>363.40033333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63.402">
                <text:p>363.4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63.4036666667">
                <text:p>363.403666666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63.4055">
                <text:p>363.405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63.4071666667">
                <text:p>363.407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63.409">
                <text:p>363.409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63.4106666667">
                <text:p>363.410666666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63.4123333333">
                <text:p>363.412333333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63.414">
                <text:p>363.41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63.4175">
                <text:p>363.417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63.4191666667">
                <text:p>363.4191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63.4208333333">
                <text:p>363.4208333333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63.4225">
                <text:p>363.42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63.4241666667">
                <text:p>363.4241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63.4258333333">
                <text:p>363.4258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63.4276666667">
                <text:p>363.42766666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63.4293333333">
                <text:p>363.429333333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63.4328333333">
                <text:p>363.432833333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63.4345">
                <text:p>363.43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63.4396666667">
                <text:p>363.4396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63.4448333333">
                <text:p>363.4448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63.4465">
                <text:p>363.446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63.4481666667">
                <text:p>363.448166666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63.45">
                <text:p>363.4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63.4516666667">
                <text:p>363.451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63.4533333333">
                <text:p>363.453333333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63.455">
                <text:p>363.45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63.4566666667">
                <text:p>363.456666666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63.4585">
                <text:p>363.45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63.4636666667">
                <text:p>363.463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63.4653333333">
                <text:p>363.46533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63.4756666667">
                <text:p>363.47566666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63.4773333333">
                <text:p>363.477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63.4791666667">
                <text:p>363.479166666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63.4808333333">
                <text:p>363.4808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63.4825">
                <text:p>363.48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63.4843333333">
                <text:p>363.484333333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63.4865">
                <text:p>363.486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63.4876666667">
                <text:p>363.487666666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63.4995">
                <text:p>363.499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63.5011666667">
                <text:p>363.5011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63.5063333333">
                <text:p>363.506333333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63.508">
                <text:p>363.50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63.5115">
                <text:p>363.51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63.5131666667">
                <text:p>363.5131666667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63.5148333333">
                <text:p>363.5148333333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63.5165">
                <text:p>363.516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63.5183333333">
                <text:p>363.518333333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63.52">
                <text:p>363.52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63.5233333333">
                <text:p>363.52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63.5251666667">
                <text:p>363.525166666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63.5268333333">
                <text:p>363.526833333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63.5288333333">
                <text:p>363.528833333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63.5305">
                <text:p>363.530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63.5321666667">
                <text:p>363.532166666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63.5338333333">
                <text:p>363.533833333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63.5423333333">
                <text:p>363.5423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63.5475">
                <text:p>363.547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63.5491666667">
                <text:p>363.549166666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63.5508333333">
                <text:p>363.5508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63.5525">
                <text:p>363.55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63.5576666667">
                <text:p>363.557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63.5593333333">
                <text:p>363.559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63.5611666667">
                <text:p>363.56116666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63.5628333333">
                <text:p>363.562833333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63.5645">
                <text:p>363.564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63.5661666667">
                <text:p>363.566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63.568">
                <text:p>363.56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63.5748333333">
                <text:p>363.5748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63.5765">
                <text:p>363.576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63.6311666667">
                <text:p>363.631166666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65.155">
                <text:p>365.15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67.155">
                <text:p>367.1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79.2196666667">
                <text:p>379.21966666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79.2196666667">
                <text:p>379.21966666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79.53">
                <text:p>379.5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79.5341666667">
                <text:p>379.534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80.1405">
                <text:p>380.14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80.1626666667">
                <text:p>380.162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84.3008333333">
                <text:p>384.3008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84.3021666667">
                <text:p>384.3021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84.304">
                <text:p>384.30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84.3141666667">
                <text:p>384.314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84.316">
                <text:p>384.31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84.3178333333">
                <text:p>384.3178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84.3468333333">
                <text:p>384.346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84.3485">
                <text:p>384.348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84.3501666667">
                <text:p>384.350166666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84.3518333333">
                <text:p>384.3518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84.3535">
                <text:p>384.353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84.3551666667">
                <text:p>384.355166666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84.357">
                <text:p>384.35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84.362">
                <text:p>384.36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84.3638333333">
                <text:p>384.36383333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84.3655">
                <text:p>384.36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84.3675">
                <text:p>384.367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84.369">
                <text:p>384.36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84.3706666667">
                <text:p>384.370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84.3723333333">
                <text:p>384.372333333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84.3791666667">
                <text:p>384.379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84.3808333333">
                <text:p>384.38083333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84.3826666667">
                <text:p>384.38266666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84.3843333333">
                <text:p>384.384333333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84.3945">
                <text:p>384.394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84.3963333333">
                <text:p>384.39633333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4.4051666667">
                <text:p>384.405166666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84.422">
                <text:p>384.4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84.4441666667">
                <text:p>384.4441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84.4975">
                <text:p>384.49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84.4988333333">
                <text:p>384.4988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84.5023333333">
                <text:p>384.50233333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84.504">
                <text:p>384.50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87.2863333333">
                <text:p>387.286333333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87.7593333333">
                <text:p>387.75933333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87.7601666667">
                <text:p>387.7601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88.5551666667">
                <text:p>388.555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89.353">
                <text:p>389.35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89.824">
                <text:p>389.82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92.8906666667">
                <text:p>392.8906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92.8923333333">
                <text:p>392.89233333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98.726">
                <text:p>398.72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98.7361666667">
                <text:p>398.736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98.7633333333">
                <text:p>398.76333333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398.765">
                <text:p>398.76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98.7668333333">
                <text:p>398.76683333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98.777">
                <text:p>398.77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98.7786666667">
                <text:p>398.778666666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98.7821666667">
                <text:p>398.782166666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398.7838333333">
                <text:p>398.7838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398.7855">
                <text:p>398.785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398.7873333333">
                <text:p>398.787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98.789">
                <text:p>398.78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98.8095">
                <text:p>398.809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98.8146666667">
                <text:p>398.814666666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98.818">
                <text:p>398.81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398.8196666667">
                <text:p>398.81966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398.8213333333">
                <text:p>398.821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398.8248333333">
                <text:p>398.824833333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398.8265">
                <text:p>398.826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398.8281666667">
                <text:p>398.8281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398.83">
                <text:p>398.8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98.8333333333">
                <text:p>398.83333333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398.8351666667">
                <text:p>398.835166666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398.8403333333">
                <text:p>398.84033333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398.8436666667">
                <text:p>398.84366666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98.847">
                <text:p>398.84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398.8491666667">
                <text:p>398.849166666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98.8505">
                <text:p>398.850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98.8521666667">
                <text:p>398.852166666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398.854">
                <text:p>398.85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98.8573333333">
                <text:p>398.857333333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398.859">
                <text:p>398.85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398.8606666667">
                <text:p>398.86066666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98.8625">
                <text:p>398.862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398.8641666667">
                <text:p>398.86416666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398.866">
                <text:p>398.86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398.8676666667">
                <text:p>398.867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398.8711666667">
                <text:p>398.8711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98.8728333333">
                <text:p>398.872833333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98.8745">
                <text:p>398.87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98.8778333333">
                <text:p>398.877833333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398.8813333333">
                <text:p>398.881333333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398.883">
                <text:p>398.88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398.8848333333">
                <text:p>398.884833333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398.9156666667">
                <text:p>398.915666666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398.9173333333">
                <text:p>398.917333333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98.919">
                <text:p>398.9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398.9206666667">
                <text:p>398.920666666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398.9225">
                <text:p>398.922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398.9241666667">
                <text:p>398.924166666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398.9258333333">
                <text:p>398.925833333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398.9275">
                <text:p>398.927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398.9291666667">
                <text:p>398.92916666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398.9396666667">
                <text:p>398.9396666667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